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94000003164D3CD95DD6455B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9cm" fo:margin-left="0.988cm" table:align="left" style:writing-mode="lr-tb"/>
    </style:style>
    <style:style style:name="Table1.A" style:family="table-column">
      <style:table-column-properties style:column-width="4.239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0.589cm" fo:margin-left="0.988cm" table:align="left" style:writing-mode="lr-tb"/>
    </style:style>
    <style:style style:name="Table4.A" style:family="table-column">
      <style:table-column-properties style:column-width="3.5cm"/>
    </style:style>
    <style:style style:name="Table4.B" style:family="table-column">
      <style:table-column-properties style:column-width="7.08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6.275cm" fo:margin-left="-0.136cm" table:align="left" style:writing-mode="lr-tb"/>
    </style:style>
    <style:style style:name="Table6.A" style:family="table-column">
      <style:table-column-properties style:column-width="5.625cm"/>
    </style:style>
    <style:style style:name="Table6.B" style:family="table-column">
      <style:table-column-properties style:column-width="10.65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7" style:family="table">
      <style:table-properties style:width="9.393cm" fo:margin-left="1.099cm" table:align="left" style:writing-mode="lr-tb"/>
    </style:style>
    <style:style style:name="Table7.A" style:family="table-column">
      <style:table-column-properties style:column-width="2.064cm"/>
    </style:style>
    <style:style style:name="Table7.B" style:family="table-column">
      <style:table-column-properties style:column-width="4.604cm"/>
    </style:style>
    <style:style style:name="Table7.C" style:family="table-column">
      <style:table-column-properties style:column-width="2.725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C1" style:family="table-cell">
      <style:table-cell-properties style:vertical-align="top" fo:padding-left="0.123cm" fo:padding-right="0.123cm" fo:padding-top="0cm" fo:padding-bottom="0cm" fo:border="0.75pt solid #000000" style:writing-mode="lr-tb"/>
    </style:style>
    <style:style style:name="Table8" style:family="table">
      <style:table-properties style:width="16.272cm" fo:margin-left="-0.136cm" table:align="left" style:writing-mode="lr-tb"/>
    </style:style>
    <style:style style:name="Table8.A" style:family="table-column">
      <style:table-column-properties style:column-width="2.981cm"/>
    </style:style>
    <style:style style:name="Table8.B" style:family="table-column">
      <style:table-column-properties style:column-width="13.291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23cm" fo:padding-right="0.123cm" fo:padding-top="0cm" fo:padding-bottom="0cm" fo:border="0.75pt solid #000000" style:writing-mode="lr-tb"/>
    </style:style>
    <style:style style:name="Table9" style:family="table">
      <style:table-properties style:width="16.272cm" fo:margin-left="-0.136cm" table:align="left" style:writing-mode="lr-tb"/>
    </style:style>
    <style:style style:name="Table9.A" style:family="table-column">
      <style:table-column-properties style:column-width="2.981cm"/>
    </style:style>
    <style:style style:name="Table9.B" style:family="table-column">
      <style:table-column-properties style:column-width="13.29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B1" style:family="table-cell">
      <style:table-cell-properties style:vertical-align="top" fo:padding-left="0.123cm" fo:padding-right="0.123cm" fo:padding-top="0cm" fo:padding-bottom="0cm" fo:border="0.75pt solid #000000" style:writing-mode="lr-tb"/>
    </style:style>
    <style:style style:name="Table10" style:family="table">
      <style:table-properties style:width="16.272cm" fo:margin-left="-0.136cm" table:align="left" style:writing-mode="lr-tb"/>
    </style:style>
    <style:style style:name="Table10.A" style:family="table-column">
      <style:table-column-properties style:column-width="2.981cm"/>
    </style:style>
    <style:style style:name="Table10.B" style:family="table-column">
      <style:table-column-properties style:column-width="13.29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B1" style:family="table-cell">
      <style:table-cell-properties style:vertical-align="top" fo:padding-left="0.123cm" fo:padding-right="0.123cm" fo:padding-top="0cm" fo:padding-bottom="0cm" fo:border="0.75pt solid #000000" style:writing-mode="lr-tb"/>
    </style:style>
    <style:style style:name="Table11" style:family="table">
      <style:table-properties style:width="16.272cm" fo:margin-left="-0.136cm" table:align="left" style:writing-mode="lr-tb"/>
    </style:style>
    <style:style style:name="Table11.A" style:family="table-column">
      <style:table-column-properties style:column-width="3.616cm"/>
    </style:style>
    <style:style style:name="Table11.B" style:family="table-column">
      <style:table-column-properties style:column-width="12.65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1"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6.272cm" fo:margin-left="-0.136cm" table:align="left" style:writing-mode="lr-tb"/>
    </style:style>
    <style:style style:name="Table12.A" style:family="table-column">
      <style:table-column-properties style:column-width="3.616cm"/>
    </style:style>
    <style:style style:name="Table12.B" style:family="table-column">
      <style:table-column-properties style:column-width="12.656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2cm" fo:margin-left="-0.136cm" table:align="left" style:writing-mode="lr-tb"/>
    </style:style>
    <style:style style:name="Table13.A" style:family="table-column">
      <style:table-column-properties style:column-width="3.616cm"/>
    </style:style>
    <style:style style:name="Table13.B" style:family="table-column">
      <style:table-column-properties style:column-width="12.656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B1" style:family="table-cell">
      <style:table-cell-properties style:vertical-align="top" fo:padding-left="0.123cm" fo:padding-right="0.123cm" fo:padding-top="0cm" fo:padding-bottom="0cm" fo:border="0.7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 fo:font-size="36pt" fo:font-weight="bold" style:font-name-asian="Arial" style:font-size-asian="36pt" style:font-weight-asian="bold" style:font-name-complex="Arial" style:font-size-complex="36pt" style:font-weight-complex="bold"/>
    </style:style>
    <style:style style:name="P3" style:family="paragraph" style:parent-style-name="Standard">
      <style:paragraph-properties fo:text-align="center" style:justify-single-word="false"/>
      <style:text-properties style:font-name="Arial" fo:font-size="36pt" fo:font-weight="bold" style:font-name-asian="Arial" style:font-size-asian="36pt" style:font-weight-asian="bold" style:font-name-complex="Arial" style:font-size-complex="36pt" style:font-weight-complex="bold"/>
    </style:style>
    <style:style style:name="P4" style:family="paragraph" style:parent-style-name="Standard">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fo:font-size="24pt" style:font-name-asian="Arial" style:font-size-asian="24pt" style:font-name-complex="Arial" style:font-size-complex="24pt"/>
    </style:style>
    <style:style style:name="P6" style:family="paragraph" style:parent-style-name="Standard" style:list-style-name="L1"/>
    <style:style style:name="P7" style:family="paragraph" style:parent-style-name="Standard">
      <style:text-properties style:font-name="Courier" style:font-name-asian="Courier" style:font-name-complex="Courier"/>
    </style:style>
    <style:style style:name="P8" style:family="paragraph" style:parent-style-name="Standard" style:list-style-name="L10">
      <style:text-properties style:font-name="Courier" style:font-name-asian="Courier" style:font-name-complex="Courier"/>
    </style:style>
    <style:style style:name="P9" style:family="paragraph" style:parent-style-name="Standard" style:list-style-name="L2"/>
    <style:style style:name="P10" style:family="paragraph" style:parent-style-name="Standard" style:list-style-name="L4"/>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7"/>
    <style:style style:name="P22" style:family="paragraph" style:parent-style-name="Standard" style:list-style-name="L19"/>
    <style:style style:name="P23" style:family="paragraph" style:parent-style-name="Standard">
      <style:paragraph-properties fo:text-align="center" style:justify-single-word="false"/>
    </style:style>
    <style:style style:name="P24" style:family="paragraph" style:parent-style-name="Standard" style:list-style-name="L1">
      <style:paragraph-properties fo:margin-left="1.501cm" fo:margin-right="0cm" fo:text-indent="-0.501cm" style:auto-text-indent="false"/>
    </style:style>
    <style:style style:name="P25" style:family="paragraph" style:parent-style-name="Standard" style:list-style-name="L2">
      <style:paragraph-properties fo:margin-left="1.501cm" fo:margin-right="0cm" fo:text-indent="-0.501cm" style:auto-text-indent="false"/>
    </style:style>
    <style:style style:name="P26" style:family="paragraph" style:parent-style-name="Standard" style:list-style-name="L3">
      <style:paragraph-properties fo:margin-left="1.501cm" fo:margin-right="0cm" fo:text-indent="-0.501cm" style:auto-text-indent="false"/>
    </style:style>
    <style:style style:name="P27" style:family="paragraph" style:parent-style-name="Standard" style:list-style-name="L4">
      <style:paragraph-properties fo:margin-left="1.501cm" fo:margin-right="0cm" fo:text-indent="-0.501cm" style:auto-text-indent="false"/>
    </style:style>
    <style:style style:name="P28" style:family="paragraph" style:parent-style-name="Standard" style:list-style-name="L8">
      <style:paragraph-properties fo:margin-left="1.501cm" fo:margin-right="0cm" fo:text-indent="-0.501cm" style:auto-text-indent="false"/>
    </style:style>
    <style:style style:name="P29" style:family="paragraph" style:parent-style-name="Standard" style:list-style-name="L9">
      <style:paragraph-properties fo:margin-left="1.501cm" fo:margin-right="0cm" fo:text-indent="-0.501cm" style:auto-text-indent="false"/>
    </style:style>
    <style:style style:name="P30" style:family="paragraph" style:parent-style-name="Standard" style:list-style-name="L17">
      <style:paragraph-properties fo:margin-left="1.501cm" fo:margin-right="0cm" fo:text-indent="-0.501cm" style:auto-text-indent="false"/>
    </style:style>
    <style:style style:name="P31" style:family="paragraph" style:parent-style-name="Standard" style:list-style-name="L19">
      <style:paragraph-properties fo:margin-left="1.501cm" fo:margin-right="0cm" fo:text-indent="-0.501cm" style:auto-text-indent="false"/>
    </style:style>
    <style:style style:name="P32" style:family="paragraph" style:parent-style-name="Standard">
      <style:paragraph-properties fo:margin-left="0.079cm" fo:margin-right="0cm" fo:text-indent="0cm" style:auto-text-indent="false"/>
    </style:style>
    <style:style style:name="P33" style:family="paragraph" style:parent-style-name="Standard" style:list-style-name="L4">
      <style:paragraph-properties fo:margin-left="1.501cm" fo:margin-right="0cm" fo:text-indent="-0.499cm" style:auto-text-indent="false"/>
    </style:style>
    <style:style style:name="P34" style:family="paragraph" style:parent-style-name="Standard" style:list-style-name="L5">
      <style:paragraph-properties fo:margin-left="1.501cm" fo:margin-right="0cm" fo:text-indent="-0.499cm" style:auto-text-indent="false"/>
    </style:style>
    <style:style style:name="P35" style:family="paragraph" style:parent-style-name="Standard" style:list-style-name="L4">
      <style:paragraph-properties fo:margin-left="1.002cm" fo:margin-right="0cm" fo:text-indent="0cm" style:auto-text-indent="false"/>
    </style:style>
    <style:style style:name="P36" style:family="paragraph" style:parent-style-name="Standard" style:list-style-name="L5">
      <style:paragraph-properties fo:margin-left="1.002cm" fo:margin-right="0cm" fo:text-indent="0cm" style:auto-text-indent="false"/>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ext-properties fo:font-weight="bold" style:font-weight-asian="bold" style:font-weight-complex="bold"/>
    </style:style>
    <style:style style:name="P39" style:family="paragraph" style:parent-style-name="Standard" style:list-style-name="L11">
      <style:paragraph-properties fo:margin-left="0cm" fo:margin-right="0cm" fo:text-indent="0cm" style:auto-text-indent="false"/>
    </style:style>
    <style:style style:name="P40" style:family="paragraph" style:parent-style-name="Standard">
      <style:paragraph-properties fo:margin-left="1.501cm" fo:margin-right="0cm" fo:text-indent="0cm" style:auto-text-indent="false"/>
    </style:style>
    <style:style style:name="P41" style:family="paragraph" style:parent-style-name="Standard" style:list-style-name="L6">
      <style:paragraph-properties fo:margin-left="1.499cm" fo:margin-right="0cm" fo:text-indent="-0.499cm" style:auto-text-indent="false"/>
    </style:style>
    <style:style style:name="P42" style:family="paragraph" style:parent-style-name="Standard" style:list-style-name="L7">
      <style:paragraph-properties fo:margin-left="1.499cm" fo:margin-right="0cm" fo:text-indent="-0.499cm" style:auto-text-indent="false"/>
    </style:style>
    <style:style style:name="P43" style:family="paragraph" style:parent-style-name="Standard" style:list-style-name="L10">
      <style:paragraph-properties fo:margin-left="1.499cm" fo:margin-right="0cm" fo:text-indent="-0.499cm" style:auto-text-indent="false"/>
    </style:style>
    <style:style style:name="P44" style:family="paragraph" style:parent-style-name="Standard" style:list-style-name="L12">
      <style:paragraph-properties fo:margin-left="1.499cm" fo:margin-right="0cm" fo:text-indent="-0.499cm" style:auto-text-indent="false"/>
    </style:style>
    <style:style style:name="P45" style:family="paragraph" style:parent-style-name="Standard" style:list-style-name="L13">
      <style:paragraph-properties fo:margin-left="1.499cm" fo:margin-right="0cm" fo:text-indent="-0.499cm" style:auto-text-indent="false"/>
    </style:style>
    <style:style style:name="P46" style:family="paragraph" style:parent-style-name="Standard" style:list-style-name="L14">
      <style:paragraph-properties fo:margin-left="1.499cm" fo:margin-right="0cm" fo:text-indent="-0.499cm" style:auto-text-indent="false"/>
    </style:style>
    <style:style style:name="P47" style:family="paragraph" style:parent-style-name="Standard" style:list-style-name="L15">
      <style:paragraph-properties fo:margin-left="1.499cm" fo:margin-right="0cm" fo:text-indent="-0.499cm" style:auto-text-indent="false"/>
    </style:style>
    <style:style style:name="P48" style:family="paragraph" style:parent-style-name="Standard" style:list-style-name="L16">
      <style:paragraph-properties fo:margin-left="1.499cm" fo:margin-right="0cm" fo:text-indent="-0.499cm" style:auto-text-indent="false"/>
    </style:style>
    <style:style style:name="P49" style:family="paragraph" style:parent-style-name="Standard">
      <style:paragraph-properties fo:margin-left="6.9cm" fo:margin-right="0cm" fo:text-indent="2.3cm" style:auto-text-indent="false"/>
    </style:style>
    <style:style style:name="P50" style:family="paragraph" style:parent-style-name="Standard" style:list-style-name="L11">
      <style:paragraph-properties fo:margin-left="1.249cm" fo:margin-right="0cm" fo:text-indent="-1.249cm" style:auto-text-indent="false"/>
    </style:style>
    <style:style style:name="P51" style:family="paragraph" style:parent-style-name="Standard" style:list-style-name="L11">
      <style:paragraph-properties fo:margin-left="2.498cm" fo:margin-right="0cm" fo:text-indent="-1.249cm" style:auto-text-indent="false"/>
    </style:style>
    <style:style style:name="P52" style:family="paragraph" style:parent-style-name="Standard">
      <style:paragraph-properties fo:margin-left="2.164cm" fo:margin-right="0cm" fo:text-indent="0cm" style:auto-text-indent="false"/>
    </style:style>
    <style:style style:name="P53" style:family="paragraph" style:parent-style-name="Standard" style:list-style-name="L18">
      <style:paragraph-properties fo:margin-left="1.49cm" fo:margin-right="0cm" fo:text-indent="-0.499cm" style:auto-text-indent="false"/>
    </style:style>
    <style:style style:name="P54" style:family="paragraph" style:parent-style-name="Standard" style:list-style-name="L18">
      <style:paragraph-properties fo:margin-left="0.991cm" fo:margin-right="0cm" fo:text-indent="0cm" style:auto-text-indent="false"/>
    </style:style>
    <style:style style:name="P55" style:family="paragraph" style:parent-style-name="Standard">
      <style:paragraph-properties fo:margin-left="4.6cm" fo:margin-right="0cm" fo:text-indent="2.3cm" style:auto-text-indent="false"/>
    </style:style>
    <style:style style:name="P56" style:family="paragraph" style:parent-style-name="Standard">
      <style:paragraph-properties fo:margin-left="6.9cm" fo:margin-right="0cm" fo:text-indent="0cm" style:auto-text-indent="false"/>
    </style:style>
    <style:style style:name="P57" style:family="paragraph" style:parent-style-name="Standard" style:master-page-name="Standard">
      <style:paragraph-properties style:page-number="auto"/>
    </style:style>
    <style:style style:name="P58" style:family="paragraph" style:parent-style-name="Heading_20_4">
      <style:text-properties fo:language="sv" fo:country="SE" fo:font-weight="normal" style:font-weight-asian="normal" style:font-weight-complex="normal"/>
    </style:style>
    <style:style style:name="P59" style:family="paragraph" style:parent-style-name="Heading_20_2" style:list-style-name="L4"/>
    <style:style style:name="P60" style:family="paragraph" style:parent-style-name="Heading_20_1" style:list-style-name="L4"/>
    <style:style style:name="P61" style:family="paragraph" style:parent-style-name="Footer">
      <style:paragraph-properties fo:margin-left="1cm" fo:margin-right="0.635cm" fo:text-indent="0cm" style:auto-text-indent="false"/>
    </style:style>
    <style:style style:name="P62" style:family="paragraph" style:parent-style-name="Tabell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sv" fo:country="SE"/>
    </style:style>
    <style:style style:name="T3" style:family="text">
      <style:text-properties style:font-name="Courier" style:font-name-asian="Courier" style:font-name-complex="Courier"/>
    </style:style>
    <style:style style:name="T4" style:family="text">
      <style:text-properties fo:font-style="italic" style:font-style-asian="italic" style:font-style-complex="italic"/>
    </style:style>
    <style:style style:name="T5" style:family="text">
      <style:text-properties officeooo:rsid="001b6d15"/>
    </style:style>
    <style:style style:name="T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1.249cm"/>
      </text:list-level-style-number>
      <text:list-level-style-number text:level="2" style:num-prefix="•" style:num-format="1">
        <style:list-level-properties text:min-label-width="1.249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draw:frame draw:style-name="fr2" draw:name="graphics75" text:anchor-type="paragraph" svg:x="0.557cm" svg:y="0.787cm" svg:width="15.372cm" svg:height="4.882cm" draw:z-index="120"><draw:image xlink:href="Pictures/1000000000000994000003164D3CD95DD6455B94.png" xlink:type="simple" xlink:show="embed" xlink:actuate="onLoad"/></draw:frame></text:p>
      <text:p text:style-name="Standard"/>
      <text:p text:style-name="Standard"/>
      <text:p text:style-name="Standard"/>
      <text:p text:style-name="Standard"/>
      <text:p text:style-name="Standard"/>
      <text:p text:style-name="P2"/>
      <text:p text:style-name="P2"/>
      <text:p text:style-name="P3"/>
      <text:p text:style-name="P3"><text:span text:style-name="T5">rt_rtt</text:span></text:p>
      <text:p text:style-name="P23"/>
      <text:p text:style-name="P5"/>
      <text:p text:style-name="P5"/>
      <text:p text:style-name="P5">Användarhandledning</text:p>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P4"><text:s text:c="26"/>Revision:<text:tab/><text:tab/> 99 02 18</text:p>
      <text:p text:style-name="P4"><text:s text:c="26"/>Version:<text:tab/><text:tab/> V4.0-1</text:p>
      <text:p text:style-name="P4"/>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Contents_20_1"><text:span text:style-name="T2">Inledning<text:tab/></text:span><field:fieldmark-start text:name="__Fieldmark__0_1253006337" field:type="vnd.oasis.opendocument.field.UNHANDLED"><field:param field:name="vnd.oasis.opendocument.field.code" field:value=" GOTOBUTTON _Toc465579571  "/><field:param field:name="vnd.oasis.opendocument.field.id" field:value="50"/></field:fieldmark-start><field:fieldmark-end/></text:p>
          <text:p text:style-name="Contents_20_1"><text:span text:style-name="T2">Start av rtt<text:tab/></text:span><field:fieldmark-start text:name="__Fieldmark__1_1253006337" field:type="vnd.oasis.opendocument.field.UNHANDLED"><field:param field:name="vnd.oasis.opendocument.field.code" field:value=" GOTOBUTTON _Toc465579572  "/><field:param field:name="vnd.oasis.opendocument.field.id" field:value="50"/></field:fieldmark-start><field:fieldmark-end/></text:p>
          <text:p text:style-name="Contents_20_2"><text:span text:style-name="T2">Argument<text:tab/></text:span><field:fieldmark-start text:name="__Fieldmark__2_1253006337" field:type="vnd.oasis.opendocument.field.UNHANDLED"><field:param field:name="vnd.oasis.opendocument.field.code" field:value=" GOTOBUTTON _Toc465579573  "/><field:param field:name="vnd.oasis.opendocument.field.id" field:value="50"/></field:fieldmark-start><field:fieldmark-end/></text:p>
          <text:p text:style-name="Contents_20_1"><text:span text:style-name="T2">Objekts hierarki<text:tab/></text:span><field:fieldmark-start text:name="__Fieldmark__3_1253006337" field:type="vnd.oasis.opendocument.field.UNHANDLED"><field:param field:name="vnd.oasis.opendocument.field.code" field:value=" GOTOBUTTON _Toc465579574  "/><field:param field:name="vnd.oasis.opendocument.field.id" field:value="50"/></field:fieldmark-start><field:fieldmark-end/></text:p>
          <text:p text:style-name="Contents_20_2"><text:span text:style-name="T2">Visa objekt<text:tab/></text:span><field:fieldmark-start text:name="__Fieldmark__4_1253006337" field:type="vnd.oasis.opendocument.field.UNHANDLED"><field:param field:name="vnd.oasis.opendocument.field.code" field:value=" GOTOBUTTON _Toc465579575  "/><field:param field:name="vnd.oasis.opendocument.field.id" field:value="50"/></field:fieldmark-start><field:fieldmark-end/></text:p>
          <text:p text:style-name="Contents_20_2"><text:span text:style-name="T2">Debug bild<text:tab/></text:span><field:fieldmark-start text:name="__Fieldmark__5_1253006337" field:type="vnd.oasis.opendocument.field.UNHANDLED"><field:param field:name="vnd.oasis.opendocument.field.code" field:value=" GOTOBUTTON _Toc465579576  "/><field:param field:name="vnd.oasis.opendocument.field.id" field:value="50"/></field:fieldmark-start><field:fieldmark-end/></text:p>
          <text:p text:style-name="Contents_20_2"><text:span text:style-name="T2">Collection picture<text:tab/></text:span><field:fieldmark-start text:name="__Fieldmark__6_1253006337" field:type="vnd.oasis.opendocument.field.UNHANDLED"><field:param field:name="vnd.oasis.opendocument.field.code" field:value=" GOTOBUTTON _Toc465579577  "/><field:param field:name="vnd.oasis.opendocument.field.id" field:value="50"/></field:fieldmark-start><field:fieldmark-end/></text:p>
          <text:p text:style-name="Contents_20_1"><text:span text:style-name="T2">System bilder<text:tab/></text:span><field:fieldmark-start text:name="__Fieldmark__7_1253006337" field:type="vnd.oasis.opendocument.field.UNHANDLED"><field:param field:name="vnd.oasis.opendocument.field.code" field:value=" GOTOBUTTON _Toc465579578  "/><field:param field:name="vnd.oasis.opendocument.field.id" field:value="50"/></field:fieldmark-start><field:fieldmark-end/></text:p>
          <text:p text:style-name="Contents_20_2"><text:span text:style-name="T2">SHOW SYSTEM<text:tab/></text:span><field:fieldmark-start text:name="__Fieldmark__8_1253006337" field:type="vnd.oasis.opendocument.field.UNHANDLED"><field:param field:name="vnd.oasis.opendocument.field.code" field:value=" GOTOBUTTON _Toc465579579  "/><field:param field:name="vnd.oasis.opendocument.field.id" field:value="50"/></field:fieldmark-start><field:fieldmark-end/></text:p>
          <text:p text:style-name="Contents_20_2"><text:span text:style-name="T2">PLCPGM<text:tab/></text:span><field:fieldmark-start text:name="__Fieldmark__9_1253006337" field:type="vnd.oasis.opendocument.field.UNHANDLED"><field:param field:name="vnd.oasis.opendocument.field.code" field:value=" GOTOBUTTON _Toc465579580  "/><field:param field:name="vnd.oasis.opendocument.field.id" field:value="50"/></field:fieldmark-start><field:fieldmark-end/></text:p>
          <text:p text:style-name="Contents_20_2"><text:span text:style-name="T2">GRAFCET<text:tab/></text:span><field:fieldmark-start text:name="__Fieldmark__10_1253006337" field:type="vnd.oasis.opendocument.field.UNHANDLED"><field:param field:name="vnd.oasis.opendocument.field.code" field:value=" GOTOBUTTON _Toc465579581  "/><field:param field:name="vnd.oasis.opendocument.field.id" field:value="50"/></field:fieldmark-start><field:fieldmark-end/></text:p>
          <text:p text:style-name="Contents_20_2"><text:span text:style-name="T2">DEVICE<text:tab/></text:span><field:fieldmark-start text:name="__Fieldmark__11_1253006337" field:type="vnd.oasis.opendocument.field.UNHANDLED"><field:param field:name="vnd.oasis.opendocument.field.code" field:value=" GOTOBUTTON _Toc465579582  "/><field:param field:name="vnd.oasis.opendocument.field.id" field:value="50"/></field:fieldmark-start><field:fieldmark-end/></text:p>
          <text:p text:style-name="Contents_20_2"><text:span text:style-name="T2">WATCHDOG<text:tab/></text:span><field:fieldmark-start text:name="__Fieldmark__12_1253006337" field:type="vnd.oasis.opendocument.field.UNHANDLED"><field:param field:name="vnd.oasis.opendocument.field.code" field:value=" GOTOBUTTON _Toc465579583  "/><field:param field:name="vnd.oasis.opendocument.field.id" field:value="50"/></field:fieldmark-start><field:fieldmark-end/></text:p>
          <text:p text:style-name="Contents_20_2"><text:span text:style-name="T2">PID<text:tab/></text:span><field:fieldmark-start text:name="__Fieldmark__13_1253006337" field:type="vnd.oasis.opendocument.field.UNHANDLED"><field:param field:name="vnd.oasis.opendocument.field.code" field:value=" GOTOBUTTON _Toc465579584  "/><field:param field:name="vnd.oasis.opendocument.field.id" field:value="50"/></field:fieldmark-start><field:fieldmark-end/></text:p>
          <text:p text:style-name="Contents_20_2"><text:span text:style-name="T2">LOGGNING<text:tab/></text:span><field:fieldmark-start text:name="__Fieldmark__14_1253006337" field:type="vnd.oasis.opendocument.field.UNHANDLED"><field:param field:name="vnd.oasis.opendocument.field.code" field:value=" GOTOBUTTON _Toc465579585  "/><field:param field:name="vnd.oasis.opendocument.field.id" field:value="50"/></field:fieldmark-start><field:fieldmark-end/></text:p>
          <text:p text:style-name="Contents_20_2"><text:span text:style-name="T2">NETHANDLER<text:tab/></text:span><field:fieldmark-start text:name="__Fieldmark__15_1253006337" field:type="vnd.oasis.opendocument.field.UNHANDLED"><field:param field:name="vnd.oasis.opendocument.field.code" field:value=" GOTOBUTTON _Toc465579586  "/><field:param field:name="vnd.oasis.opendocument.field.id" field:value="50"/></field:fieldmark-start><field:fieldmark-end/></text:p>
          <text:p text:style-name="Contents_20_2"><text:span text:style-name="T2">SHOW NODES<text:tab/></text:span><field:fieldmark-start text:name="__Fieldmark__16_1253006337" field:type="vnd.oasis.opendocument.field.UNHANDLED"><field:param field:name="vnd.oasis.opendocument.field.code" field:value=" GOTOBUTTON _Toc465579587  "/><field:param field:name="vnd.oasis.opendocument.field.id" field:value="50"/></field:fieldmark-start><field:fieldmark-end/></text:p>
          <text:p text:style-name="Contents_20_2"><text:span text:style-name="T2">SHOW SUBCLIENT<text:tab/></text:span><field:fieldmark-start text:name="__Fieldmark__17_1253006337" field:type="vnd.oasis.opendocument.field.UNHANDLED"><field:param field:name="vnd.oasis.opendocument.field.code" field:value=" GOTOBUTTON _Toc465579588  "/><field:param field:name="vnd.oasis.opendocument.field.id" field:value="50"/></field:fieldmark-start><field:fieldmark-end/></text:p>
          <text:p text:style-name="Contents_20_2"><text:span text:style-name="T2">SHOW SUBSERVER<text:tab/></text:span><field:fieldmark-start text:name="__Fieldmark__18_1253006337" field:type="vnd.oasis.opendocument.field.UNHANDLED"><field:param field:name="vnd.oasis.opendocument.field.code" field:value=" GOTOBUTTON _Toc465579589  "/><field:param field:name="vnd.oasis.opendocument.field.id" field:value="50"/></field:fieldmark-start><field:fieldmark-end/></text:p>
          <text:p text:style-name="Contents_20_1"><text:span text:style-name="T2">Store<text:tab/></text:span><field:fieldmark-start text:name="__Fieldmark__19_1253006337" field:type="vnd.oasis.opendocument.field.UNHANDLED"><field:param field:name="vnd.oasis.opendocument.field.code" field:value=" GOTOBUTTON _Toc465579590  "/><field:param field:name="vnd.oasis.opendocument.field.id" field:value="50"/></field:fieldmark-start><field:fieldmark-end/></text:p>
          <text:p text:style-name="Contents_20_1"><text:span text:style-name="T2">Loggning<text:tab/></text:span><field:fieldmark-start text:name="__Fieldmark__20_1253006337" field:type="vnd.oasis.opendocument.field.UNHANDLED"><field:param field:name="vnd.oasis.opendocument.field.code" field:value=" GOTOBUTTON _Toc465579591  "/><field:param field:name="vnd.oasis.opendocument.field.id" field:value="50"/></field:fieldmark-start><field:fieldmark-end/></text:p>
          <text:p text:style-name="Contents_20_2"><text:span text:style-name="T2">Kontinuerlig loggning<text:tab/></text:span><field:fieldmark-start text:name="__Fieldmark__21_1253006337" field:type="vnd.oasis.opendocument.field.UNHANDLED"><field:param field:name="vnd.oasis.opendocument.field.code" field:value=" GOTOBUTTON _Toc465579592  "/><field:param field:name="vnd.oasis.opendocument.field.id" field:value="50"/></field:fieldmark-start><field:fieldmark-end/></text:p>
          <text:p text:style-name="Contents_20_2"><text:span text:style-name="T2">Händelse loggning<text:tab/></text:span><field:fieldmark-start text:name="__Fieldmark__22_1253006337" field:type="vnd.oasis.opendocument.field.UNHANDLED"><field:param field:name="vnd.oasis.opendocument.field.code" field:value=" GOTOBUTTON _Toc465579593  "/><field:param field:name="vnd.oasis.opendocument.field.id" field:value="50"/></field:fieldmark-start><field:fieldmark-end/></text:p>
          <text:p text:style-name="Contents_20_2"><text:span text:style-name="T2">Prioritet<text:tab/></text:span><field:fieldmark-start text:name="__Fieldmark__23_1253006337" field:type="vnd.oasis.opendocument.field.UNHANDLED"><field:param field:name="vnd.oasis.opendocument.field.code" field:value=" GOTOBUTTON _Toc465579594  "/><field:param field:name="vnd.oasis.opendocument.field.id" field:value="50"/></field:fieldmark-start><field:fieldmark-end/></text:p>
          <text:p text:style-name="Contents_20_1"><text:span text:style-name="T2">Kommandofiler i rtt<text:tab/></text:span><field:fieldmark-start text:name="__Fieldmark__24_1253006337" field:type="vnd.oasis.opendocument.field.UNHANDLED"><field:param field:name="vnd.oasis.opendocument.field.code" field:value=" GOTOBUTTON _Toc465579595  "/><field:param field:name="vnd.oasis.opendocument.field.id" field:value="50"/></field:fieldmark-start><field:fieldmark-end/></text:p>
          <text:p text:style-name="Contents_20_2"><text:span text:style-name="T2">Skapa en kommandofil<text:tab/></text:span><field:fieldmark-start text:name="__Fieldmark__25_1253006337" field:type="vnd.oasis.opendocument.field.UNHANDLED"><field:param field:name="vnd.oasis.opendocument.field.code" field:value=" GOTOBUTTON _Toc465579596  "/><field:param field:name="vnd.oasis.opendocument.field.id" field:value="50"/></field:fieldmark-start><field:fieldmark-end/></text:p>
          <text:p text:style-name="Contents_20_2"><text:span text:style-name="T2">Exekvera en kommandofil<text:tab/></text:span><field:fieldmark-start text:name="__Fieldmark__26_1253006337" field:type="vnd.oasis.opendocument.field.UNHANDLED"><field:param field:name="vnd.oasis.opendocument.field.code" field:value=" GOTOBUTTON _Toc465579597  "/><field:param field:name="vnd.oasis.opendocument.field.id" field:value="50"/></field:fieldmark-start><field:fieldmark-end/></text:p>
          <text:p text:style-name="Contents_20_2"><text:span text:style-name="T2">Start av rtt med kommandofil<text:tab/></text:span><field:fieldmark-start text:name="__Fieldmark__27_1253006337" field:type="vnd.oasis.opendocument.field.UNHANDLED"><field:param field:name="vnd.oasis.opendocument.field.code" field:value=" GOTOBUTTON _Toc465579598  "/><field:param field:name="vnd.oasis.opendocument.field.id" field:value="50"/></field:fieldmark-start><field:fieldmark-end/></text:p>
          <text:p text:style-name="Contents_20_1"><text:span text:style-name="T2">Konfigurering av rtt<text:tab/></text:span><field:fieldmark-start text:name="__Fieldmark__28_1253006337" field:type="vnd.oasis.opendocument.field.UNHANDLED"><field:param field:name="vnd.oasis.opendocument.field.code" field:value=" GOTOBUTTON _Toc465579599  "/><field:param field:name="vnd.oasis.opendocument.field.id" field:value="50"/></field:fieldmark-start><field:fieldmark-end/></text:p>
          <text:p text:style-name="Contents_20_2"><text:span text:style-name="T2">Konfigureringsobjekt<text:tab/></text:span><field:fieldmark-start text:name="__Fieldmark__29_1253006337" field:type="vnd.oasis.opendocument.field.UNHANDLED"><field:param field:name="vnd.oasis.opendocument.field.code" field:value=" GOTOBUTTON _Toc465579600  "/><field:param field:name="vnd.oasis.opendocument.field.id" field:value="50"/></field:fieldmark-start><field:fieldmark-end/></text:p>
          <text:p text:style-name="Contents_20_3"><text:span text:style-name="T2">DefaultVMSNode<text:tab/></text:span><field:fieldmark-start text:name="__Fieldmark__30_1253006337" field:type="vnd.oasis.opendocument.field.UNHANDLED"><field:param field:name="vnd.oasis.opendocument.field.code" field:value=" GOTOBUTTON _Toc465579601  "/><field:param field:name="vnd.oasis.opendocument.field.id" field:value="50"/></field:fieldmark-start><field:fieldmark-end/></text:p>
          <text:p text:style-name="Contents_20_3"><text:span text:style-name="T2">UserObject<text:tab/></text:span><field:fieldmark-start text:name="__Fieldmark__31_1253006337" field:type="vnd.oasis.opendocument.field.UNHANDLED"><field:param field:name="vnd.oasis.opendocument.field.code" field:value=" GOTOBUTTON _Toc465579602  "/><field:param field:name="vnd.oasis.opendocument.field.id" field:value="50"/></field:fieldmark-start><field:fieldmark-end/></text:p>
          <text:p text:style-name="Contents_20_3"><text:span text:style-name="T2">AlarmAutoLoad<text:tab/></text:span><field:fieldmark-start text:name="__Fieldmark__32_1253006337" field:type="vnd.oasis.opendocument.field.UNHANDLED"><field:param field:name="vnd.oasis.opendocument.field.code" field:value=" GOTOBUTTON _Toc465579603  "/><field:param field:name="vnd.oasis.opendocument.field.id" field:value="50"/></field:fieldmark-start><field:fieldmark-end/></text:p>
          <text:p text:style-name="Contents_20_3"><text:span text:style-name="T2">AlarmMessage<text:tab/></text:span><field:fieldmark-start text:name="__Fieldmark__33_1253006337" field:type="vnd.oasis.opendocument.field.UNHANDLED"><field:param field:name="vnd.oasis.opendocument.field.code" field:value=" GOTOBUTTON _Toc465579604  "/><field:param field:name="vnd.oasis.opendocument.field.id" field:value="50"/></field:fieldmark-start><field:fieldmark-end/></text:p>
          <text:p text:style-name="Contents_20_3"><text:span text:style-name="T2">AlarmBeep<text:tab/></text:span><field:fieldmark-start text:name="__Fieldmark__34_1253006337" field:type="vnd.oasis.opendocument.field.UNHANDLED"><field:param field:name="vnd.oasis.opendocument.field.code" field:value=" GOTOBUTTON _Toc465579605  "/><field:param field:name="vnd.oasis.opendocument.field.id" field:value="50"/></field:fieldmark-start><field:fieldmark-end/></text:p>
          <text:p text:style-name="Contents_20_3"><text:span text:style-name="T2">AlarmReturn<text:tab/></text:span><field:fieldmark-start text:name="__Fieldmark__35_1253006337" field:type="vnd.oasis.opendocument.field.UNHANDLED"><field:param field:name="vnd.oasis.opendocument.field.code" field:value=" GOTOBUTTON _Toc465579606  "/><field:param field:name="vnd.oasis.opendocument.field.id" field:value="50"/></field:fieldmark-start><field:fieldmark-end/></text:p>
          <text:p text:style-name="Contents_20_3"><text:span text:style-name="T2">AlarmAck<text:tab/></text:span><field:fieldmark-start text:name="__Fieldmark__36_1253006337" field:type="vnd.oasis.opendocument.field.UNHANDLED"><field:param field:name="vnd.oasis.opendocument.field.code" field:value=" GOTOBUTTON _Toc465579607  "/><field:param field:name="vnd.oasis.opendocument.field.id" field:value="50"/></field:fieldmark-start><field:fieldmark-end/></text:p>
          <text:p text:style-name="Contents_20_3"><text:span text:style-name="T2">DescriptionOff<text:tab/></text:span><field:fieldmark-start text:name="__Fieldmark__37_1253006337" field:type="vnd.oasis.opendocument.field.UNHANDLED"><field:param field:name="vnd.oasis.opendocument.field.code" field:value=" GOTOBUTTON _Toc465579608  "/><field:param field:name="vnd.oasis.opendocument.field.id" field:value="50"/></field:fieldmark-start><field:fieldmark-end/></text:p>
          <text:p text:style-name="Contents_20_3"><text:span text:style-name="T2">DefaultDirectory<text:tab/></text:span><field:fieldmark-start text:name="__Fieldmark__38_1253006337" field:type="vnd.oasis.opendocument.field.UNHANDLED"><field:param field:name="vnd.oasis.opendocument.field.code" field:value=" GOTOBUTTON _Toc465579609  "/><field:param field:name="vnd.oasis.opendocument.field.id" field:value="50"/></field:fieldmark-start><field:fieldmark-end/></text:p>
          <text:p text:style-name="Contents_20_3"><text:span text:style-name="T2">SymbolFileName<text:tab/></text:span><field:fieldmark-start text:name="__Fieldmark__39_1253006337" field:type="vnd.oasis.opendocument.field.UNHANDLED"><field:param field:name="vnd.oasis.opendocument.field.code" field:value=" GOTOBUTTON _Toc465579610  "/><field:param field:name="vnd.oasis.opendocument.field.id" field:value="50"/></field:fieldmark-start><field:fieldmark-end/></text:p>
          <text:p text:style-name="Contents_20_3"><text:span text:style-name="T2">ScanTime<text:tab/></text:span><field:fieldmark-start text:name="__Fieldmark__40_1253006337" field:type="vnd.oasis.opendocument.field.UNHANDLED"><field:param field:name="vnd.oasis.opendocument.field.code" field:value=" GOTOBUTTON _Toc465579611  "/><field:param field:name="vnd.oasis.opendocument.field.id" field:value="50"/></field:fieldmark-start><field:fieldmark-end/></text:p>
          <text:p text:style-name="Contents_20_2"><text:span text:style-name="T2">Konfigurering av larmlista<text:tab/></text:span><field:fieldmark-start text:name="__Fieldmark__41_1253006337" field:type="vnd.oasis.opendocument.field.UNHANDLED"><field:param field:name="vnd.oasis.opendocument.field.code" field:value=" GOTOBUTTON _Toc465579612  "/><field:param field:name="vnd.oasis.opendocument.field.id" field:value="50"/></field:fieldmark-start><field:fieldmark-end/></text:p>
          <text:p text:style-name="Contents_20_2"><text:soft-page-break/><text:span text:style-name="T2">Tolkning av transbuffrar<text:tab/></text:span><field:fieldmark-start text:name="__Fieldmark__42_1253006337" field:type="vnd.oasis.opendocument.field.UNHANDLED"><field:param field:name="vnd.oasis.opendocument.field.code" field:value=" GOTOBUTTON _Toc465579613  "/><field:param field:name="vnd.oasis.opendocument.field.id" field:value="50"/></field:fieldmark-start><field:fieldmark-end/></text:p>
          <text:p text:style-name="Contents_20_2"><text:span text:style-name="T2">Distribution av filer till processtationer<text:tab/></text:span><field:fieldmark-start text:name="__Fieldmark__43_1253006337" field:type="vnd.oasis.opendocument.field.UNHANDLED"><field:param field:name="vnd.oasis.opendocument.field.code" field:value=" GOTOBUTTON _Toc465579614  "/><field:param field:name="vnd.oasis.opendocument.field.id" field:value="50"/></field:fieldmark-start><field:fieldmark-end/></text:p>
          <text:p text:style-name="Contents_20_2"><text:span text:style-name="T2">Symbolfil<text:tab/></text:span><field:fieldmark-start text:name="__Fieldmark__44_1253006337" field:type="vnd.oasis.opendocument.field.UNHANDLED"><field:param field:name="vnd.oasis.opendocument.field.code" field:value=" GOTOBUTTON _Toc465579615  "/><field:param field:name="vnd.oasis.opendocument.field.id" field:value="50"/></field:fieldmark-start><field:fieldmark-end/></text:p>
          <text:p text:style-name="Contents_20_1"><text:span text:style-name="T2">Skapa menyer<text:tab/></text:span><field:fieldmark-start text:name="__Fieldmark__45_1253006337" field:type="vnd.oasis.opendocument.field.UNHANDLED"><field:param field:name="vnd.oasis.opendocument.field.code" field:value=" GOTOBUTTON _Toc465579616  "/><field:param field:name="vnd.oasis.opendocument.field.id" field:value="50"/></field:fieldmark-start><field:fieldmark-end/></text:p>
          <text:p text:style-name="Contents_20_1"><text:span text:style-name="T2">Rtt som operatörsterminal<text:tab/></text:span><field:fieldmark-start text:name="__Fieldmark__46_1253006337" field:type="vnd.oasis.opendocument.field.UNHANDLED"><field:param field:name="vnd.oasis.opendocument.field.code" field:value=" GOTOBUTTON _Toc465579617  "/><field:param field:name="vnd.oasis.opendocument.field.id" field:value="50"/></field:fieldmark-start><field:fieldmark-end/></text:p>
          <text:p text:style-name="Contents_20_2"><text:span text:style-name="T2">Terminal på seriell port<text:tab/></text:span><field:fieldmark-start text:name="__Fieldmark__47_1253006337" field:type="vnd.oasis.opendocument.field.UNHANDLED"><field:param field:name="vnd.oasis.opendocument.field.code" field:value=" GOTOBUTTON _Toc465579618  "/><field:param field:name="vnd.oasis.opendocument.field.id" field:value="50"/></field:fieldmark-start><field:fieldmark-end/></text:p>
          <text:p text:style-name="Contents_20_2"><text:span text:style-name="T2">Terminal på terminal server<text:tab/></text:span><field:fieldmark-start text:name="__Fieldmark__48_1253006337" field:type="vnd.oasis.opendocument.field.UNHANDLED"><field:param field:name="vnd.oasis.opendocument.field.code" field:value=" GOTOBUTTON _Toc465579619  "/><field:param field:name="vnd.oasis.opendocument.field.id" field:value="50"/></field:fieldmark-start><field:fieldmark-end/></text:p>
          <text:p text:style-name="Contents_20_1"><text:span text:style-name="T2">Learn<text:tab/></text:span><field:fieldmark-start text:name="__Fieldmark__49_1253006337" field:type="vnd.oasis.opendocument.field.UNHANDLED"><field:param field:name="vnd.oasis.opendocument.field.code" field:value=" GOTOBUTTON _Toc465579620  "/><field:param field:name="vnd.oasis.opendocument.field.id" field:value="50"/></field:fieldmark-start><field:fieldmark-end/></text:p>
          <text:p text:style-name="Contents_20_1"><text:span text:style-name="T2">Korsreferenser<text:tab/></text:span><field:fieldmark-start text:name="__Fieldmark__50_1253006337" field:type="vnd.oasis.opendocument.field.UNHANDLED"><field:param field:name="vnd.oasis.opendocument.field.code" field:value=" GOTOBUTTON _Toc465579621  "/><field:param field:name="vnd.oasis.opendocument.field.id" field:value="50"/></field:fieldmark-start><field:fieldmark-end/></text:p>
          <text:p text:style-name="Contents_20_2"><text:span text:style-name="T2">Signaler<text:tab/></text:span><field:fieldmark-start text:name="__Fieldmark__51_1253006337" field:type="vnd.oasis.opendocument.field.UNHANDLED"><field:param field:name="vnd.oasis.opendocument.field.code" field:value=" GOTOBUTTON _Toc465579622  "/><field:param field:name="vnd.oasis.opendocument.field.id" field:value="50"/></field:fieldmark-start><field:fieldmark-end/></text:p>
          <text:p text:style-name="Contents_20_2"><text:span text:style-name="T2">Övriga objekt<text:tab/></text:span><field:fieldmark-start text:name="__Fieldmark__52_1253006337" field:type="vnd.oasis.opendocument.field.UNHANDLED"><field:param field:name="vnd.oasis.opendocument.field.code" field:value=" GOTOBUTTON _Toc465579623  "/><field:param field:name="vnd.oasis.opendocument.field.id" field:value="50"/></field:fieldmark-start><field:fieldmark-end/></text:p>
          <text:p text:style-name="Contents_20_2"><text:span text:style-name="T2">Arithm-kod<text:tab/></text:span><field:fieldmark-start text:name="__Fieldmark__53_1253006337" field:type="vnd.oasis.opendocument.field.UNHANDLED"><field:param field:name="vnd.oasis.opendocument.field.code" field:value=" GOTOBUTTON _Toc465579624  "/><field:param field:name="vnd.oasis.opendocument.field.id" field:value="50"/></field:fieldmark-start><field:fieldmark-end/></text:p>
          <text:p text:style-name="Contents_20_1"><text:span text:style-name="T2">Kommandon<text:tab/></text:span><field:fieldmark-start text:name="__Fieldmark__54_1253006337" field:type="vnd.oasis.opendocument.field.UNHANDLED"><field:param field:name="vnd.oasis.opendocument.field.code" field:value=" GOTOBUTTON _Toc465579625  "/><field:param field:name="vnd.oasis.opendocument.field.id" field:value="50"/></field:fieldmark-start><field:fieldmark-end/></text:p>
          <text:p text:style-name="Contents_20_2"><text:span text:style-name="T2">Allmänt<text:tab/></text:span><field:fieldmark-start text:name="__Fieldmark__55_1253006337" field:type="vnd.oasis.opendocument.field.UNHANDLED"><field:param field:name="vnd.oasis.opendocument.field.code" field:value=" GOTOBUTTON _Toc465579626  "/><field:param field:name="vnd.oasis.opendocument.field.id" field:value="50"/></field:fieldmark-start><field:fieldmark-end/></text:p>
          <text:p text:style-name="Contents_20_1"><text:span text:style-name="T2">add<text:tab/></text:span><field:fieldmark-start text:name="__Fieldmark__56_1253006337" field:type="vnd.oasis.opendocument.field.UNHANDLED"><field:param field:name="vnd.oasis.opendocument.field.code" field:value=" GOTOBUTTON _Toc465579627  "/><field:param field:name="vnd.oasis.opendocument.field.id" field:value="50"/></field:fieldmark-start><field:fieldmark-end/></text:p>
          <text:p text:style-name="Contents_20_2"><text:span text:style-name="T2">add parameter<text:tab/></text:span><field:fieldmark-start text:name="__Fieldmark__57_1253006337" field:type="vnd.oasis.opendocument.field.UNHANDLED"><field:param field:name="vnd.oasis.opendocument.field.code" field:value=" GOTOBUTTON _Toc465579628  "/><field:param field:name="vnd.oasis.opendocument.field.id" field:value="50"/></field:fieldmark-start><field:fieldmark-end/></text:p>
          <text:p text:style-name="Contents_20_2"><text:span text:style-name="T2">add debug<text:tab/></text:span><field:fieldmark-start text:name="__Fieldmark__58_1253006337" field:type="vnd.oasis.opendocument.field.UNHANDLED"><field:param field:name="vnd.oasis.opendocument.field.code" field:value=" GOTOBUTTON _Toc465579629  "/><field:param field:name="vnd.oasis.opendocument.field.id" field:value="50"/></field:fieldmark-start><field:fieldmark-end/></text:p>
          <text:p text:style-name="Contents_20_2"><text:span text:style-name="T2">add menu<text:tab/></text:span><field:fieldmark-start text:name="__Fieldmark__59_1253006337" field:type="vnd.oasis.opendocument.field.UNHANDLED"><field:param field:name="vnd.oasis.opendocument.field.code" field:value=" GOTOBUTTON _Toc465579630  "/><field:param field:name="vnd.oasis.opendocument.field.id" field:value="50"/></field:fieldmark-start><field:fieldmark-end/></text:p>
          <text:p text:style-name="Contents_20_1"><text:span text:style-name="T2">alarm<text:tab/></text:span><field:fieldmark-start text:name="__Fieldmark__60_1253006337" field:type="vnd.oasis.opendocument.field.UNHANDLED"><field:param field:name="vnd.oasis.opendocument.field.code" field:value=" GOTOBUTTON _Toc465579631  "/><field:param field:name="vnd.oasis.opendocument.field.id" field:value="50"/></field:fieldmark-start><field:fieldmark-end/></text:p>
          <text:p text:style-name="Contents_20_2"><text:span text:style-name="T2">alarm list<text:tab/></text:span><field:fieldmark-start text:name="__Fieldmark__61_1253006337" field:type="vnd.oasis.opendocument.field.UNHANDLED"><field:param field:name="vnd.oasis.opendocument.field.code" field:value=" GOTOBUTTON _Toc465579632  "/><field:param field:name="vnd.oasis.opendocument.field.id" field:value="50"/></field:fieldmark-start><field:fieldmark-end/></text:p>
          <text:p text:style-name="Contents_20_2"><text:span text:style-name="T2">alarm show<text:tab/></text:span><field:fieldmark-start text:name="__Fieldmark__62_1253006337" field:type="vnd.oasis.opendocument.field.UNHANDLED"><field:param field:name="vnd.oasis.opendocument.field.code" field:value=" GOTOBUTTON _Toc465579633  "/><field:param field:name="vnd.oasis.opendocument.field.id" field:value="50"/></field:fieldmark-start><field:fieldmark-end/></text:p>
          <text:p text:style-name="Contents_20_2"><text:span text:style-name="T2">alarm print<text:tab/></text:span><field:fieldmark-start text:name="__Fieldmark__63_1253006337" field:type="vnd.oasis.opendocument.field.UNHANDLED"><field:param field:name="vnd.oasis.opendocument.field.code" field:value=" GOTOBUTTON _Toc465579634  "/><field:param field:name="vnd.oasis.opendocument.field.id" field:value="50"/></field:fieldmark-start><field:fieldmark-end/></text:p>
          <text:p text:style-name="Contents_20_2"><text:span text:style-name="T2">alarm send<text:tab/></text:span><field:fieldmark-start text:name="__Fieldmark__64_1253006337" field:type="vnd.oasis.opendocument.field.UNHANDLED"><field:param field:name="vnd.oasis.opendocument.field.code" field:value=" GOTOBUTTON _Toc465579635  "/><field:param field:name="vnd.oasis.opendocument.field.id" field:value="50"/></field:fieldmark-start><field:fieldmark-end/></text:p>
          <text:p text:style-name="Contents_20_1"><text:span text:style-name="T2">classhier<text:tab/></text:span><field:fieldmark-start text:name="__Fieldmark__65_1253006337" field:type="vnd.oasis.opendocument.field.UNHANDLED"><field:param field:name="vnd.oasis.opendocument.field.code" field:value=" GOTOBUTTON _Toc465579636  "/><field:param field:name="vnd.oasis.opendocument.field.id" field:value="50"/></field:fieldmark-start><field:fieldmark-end/></text:p>
          <text:p text:style-name="Contents_20_1"><text:span text:style-name="T2">collect<text:tab/></text:span><field:fieldmark-start text:name="__Fieldmark__66_1253006337" field:type="vnd.oasis.opendocument.field.UNHANDLED"><field:param field:name="vnd.oasis.opendocument.field.code" field:value=" GOTOBUTTON _Toc465579637  "/><field:param field:name="vnd.oasis.opendocument.field.id" field:value="50"/></field:fieldmark-start><field:fieldmark-end/></text:p>
          <text:p text:style-name="Contents_20_2"><text:span text:style-name="T2">collect<text:tab/></text:span><field:fieldmark-start text:name="__Fieldmark__67_1253006337" field:type="vnd.oasis.opendocument.field.UNHANDLED"><field:param field:name="vnd.oasis.opendocument.field.code" field:value=" GOTOBUTTON _Toc465579638  "/><field:param field:name="vnd.oasis.opendocument.field.id" field:value="50"/></field:fieldmark-start><field:fieldmark-end/></text:p>
          <text:p text:style-name="Contents_20_2"><text:span text:style-name="T2">collect clear<text:tab/></text:span><field:fieldmark-start text:name="__Fieldmark__68_1253006337" field:type="vnd.oasis.opendocument.field.UNHANDLED"><field:param field:name="vnd.oasis.opendocument.field.code" field:value=" GOTOBUTTON _Toc465579639  "/><field:param field:name="vnd.oasis.opendocument.field.id" field:value="50"/></field:fieldmark-start><field:fieldmark-end/></text:p>
          <text:p text:style-name="Contents_20_2"><text:span text:style-name="T2">collect show<text:tab/></text:span><field:fieldmark-start text:name="__Fieldmark__69_1253006337" field:type="vnd.oasis.opendocument.field.UNHANDLED"><field:param field:name="vnd.oasis.opendocument.field.code" field:value=" GOTOBUTTON _Toc465579640  "/><field:param field:name="vnd.oasis.opendocument.field.id" field:value="50"/></field:fieldmark-start><field:fieldmark-end/></text:p>
          <text:p text:style-name="Contents_20_1"><text:span text:style-name="T2">create<text:tab/></text:span><field:fieldmark-start text:name="__Fieldmark__70_1253006337" field:type="vnd.oasis.opendocument.field.UNHANDLED"><field:param field:name="vnd.oasis.opendocument.field.code" field:value=" GOTOBUTTON _Toc465579641  "/><field:param field:name="vnd.oasis.opendocument.field.id" field:value="50"/></field:fieldmark-start><field:fieldmark-end/></text:p>
          <text:p text:style-name="Contents_20_2"><text:span text:style-name="T2">create object<text:tab/></text:span><field:fieldmark-start text:name="__Fieldmark__71_1253006337" field:type="vnd.oasis.opendocument.field.UNHANDLED"><field:param field:name="vnd.oasis.opendocument.field.code" field:value=" GOTOBUTTON _Toc465579642  "/><field:param field:name="vnd.oasis.opendocument.field.id" field:value="50"/></field:fieldmark-start><field:fieldmark-end/></text:p>
          <text:p text:style-name="Contents_20_1"><text:span text:style-name="T2">crossreference<text:tab/></text:span><field:fieldmark-start text:name="__Fieldmark__72_1253006337" field:type="vnd.oasis.opendocument.field.UNHANDLED"><field:param field:name="vnd.oasis.opendocument.field.code" field:value=" GOTOBUTTON _Toc465579643  "/><field:param field:name="vnd.oasis.opendocument.field.id" field:value="50"/></field:fieldmark-start><field:fieldmark-end/></text:p>
          <text:p text:style-name="Contents_20_1"><text:span text:style-name="T2">debug<text:tab/></text:span><field:fieldmark-start text:name="__Fieldmark__73_1253006337" field:type="vnd.oasis.opendocument.field.UNHANDLED"><field:param field:name="vnd.oasis.opendocument.field.code" field:value=" GOTOBUTTON _Toc465579644  "/><field:param field:name="vnd.oasis.opendocument.field.id" field:value="50"/></field:fieldmark-start><field:fieldmark-end/></text:p>
          <text:p text:style-name="Contents_20_2"><text:span text:style-name="T2">debug object<text:tab/></text:span><field:fieldmark-start text:name="__Fieldmark__74_1253006337" field:type="vnd.oasis.opendocument.field.UNHANDLED"><field:param field:name="vnd.oasis.opendocument.field.code" field:value=" GOTOBUTTON _Toc465579645  "/><field:param field:name="vnd.oasis.opendocument.field.id" field:value="50"/></field:fieldmark-start><field:fieldmark-end/></text:p>
          <text:p text:style-name="Contents_20_2"><text:span text:style-name="T2">debug children<text:tab/></text:span><field:fieldmark-start text:name="__Fieldmark__75_1253006337" field:type="vnd.oasis.opendocument.field.UNHANDLED"><field:param field:name="vnd.oasis.opendocument.field.code" field:value=" GOTOBUTTON _Toc465579646  "/><field:param field:name="vnd.oasis.opendocument.field.id" field:value="50"/></field:fieldmark-start><field:fieldmark-end/></text:p>
          <text:p text:style-name="Contents_20_1"><text:span text:style-name="T2">define<text:tab/></text:span><field:fieldmark-start text:name="__Fieldmark__76_1253006337" field:type="vnd.oasis.opendocument.field.UNHANDLED"><field:param field:name="vnd.oasis.opendocument.field.code" field:value=" GOTOBUTTON _Toc465579647  "/><field:param field:name="vnd.oasis.opendocument.field.id" field:value="50"/></field:fieldmark-start><field:fieldmark-end/></text:p>
          <text:p text:style-name="Contents_20_2"><text:span text:style-name="T2">System symboler<text:tab/></text:span><field:fieldmark-start text:name="__Fieldmark__77_1253006337" field:type="vnd.oasis.opendocument.field.UNHANDLED"><field:param field:name="vnd.oasis.opendocument.field.code" field:value=" GOTOBUTTON _Toc465579648  "/><field:param field:name="vnd.oasis.opendocument.field.id" field:value="50"/></field:fieldmark-start><field:fieldmark-end/></text:p>
          <text:p text:style-name="Contents_20_2"><text:span text:style-name="T2">Tilldelning av ett värde<text:tab/></text:span><field:fieldmark-start text:name="__Fieldmark__78_1253006337" field:type="vnd.oasis.opendocument.field.UNHANDLED"><field:param field:name="vnd.oasis.opendocument.field.code" field:value=" GOTOBUTTON _Toc465579649  "/><field:param field:name="vnd.oasis.opendocument.field.id" field:value="50"/></field:fieldmark-start><field:fieldmark-end/></text:p>
          <text:p text:style-name="Contents_20_2"><text:span text:style-name="T2">Hämta värden på attribute från rtdb<text:tab/></text:span><field:fieldmark-start text:name="__Fieldmark__79_1253006337" field:type="vnd.oasis.opendocument.field.UNHANDLED"><field:param field:name="vnd.oasis.opendocument.field.code" field:value=" GOTOBUTTON _Toc465579650  "/><field:param field:name="vnd.oasis.opendocument.field.id" field:value="50"/></field:fieldmark-start><field:fieldmark-end/></text:p>
          <text:p text:style-name="Contents_20_1"><text:span text:style-name="T2">delete<text:tab/></text:span><field:fieldmark-start text:name="__Fieldmark__80_1253006337" field:type="vnd.oasis.opendocument.field.UNHANDLED"><field:param field:name="vnd.oasis.opendocument.field.code" field:value=" GOTOBUTTON _Toc465579651  "/><field:param field:name="vnd.oasis.opendocument.field.id" field:value="50"/></field:fieldmark-start><field:fieldmark-end/></text:p>
          <text:p text:style-name="Contents_20_2"><text:span text:style-name="T2">delete object<text:tab/></text:span><field:fieldmark-start text:name="__Fieldmark__81_1253006337" field:type="vnd.oasis.opendocument.field.UNHANDLED"><field:param field:name="vnd.oasis.opendocument.field.code" field:value=" GOTOBUTTON _Toc465579652  "/><field:param field:name="vnd.oasis.opendocument.field.id" field:value="50"/></field:fieldmark-start><field:fieldmark-end/></text:p>
          <text:p text:style-name="Contents_20_1"><text:span text:style-name="T2">exit<text:tab/></text:span><field:fieldmark-start text:name="__Fieldmark__82_1253006337" field:type="vnd.oasis.opendocument.field.UNHANDLED"><field:param field:name="vnd.oasis.opendocument.field.code" field:value=" GOTOBUTTON _Toc465579653  "/><field:param field:name="vnd.oasis.opendocument.field.id" field:value="50"/></field:fieldmark-start><field:fieldmark-end/></text:p>
          <text:p text:style-name="Contents_20_1"><text:span text:style-name="T2">get clock<text:tab/></text:span><field:fieldmark-start text:name="__Fieldmark__83_1253006337" field:type="vnd.oasis.opendocument.field.UNHANDLED"><field:param field:name="vnd.oasis.opendocument.field.code" field:value=" GOTOBUTTON _Toc465579654  "/><field:param field:name="vnd.oasis.opendocument.field.id" field:value="50"/></field:fieldmark-start><field:fieldmark-end/></text:p>
          <text:p text:style-name="Contents_20_1"><text:span text:style-name="T2">help<text:tab/></text:span><field:fieldmark-start text:name="__Fieldmark__84_1253006337" field:type="vnd.oasis.opendocument.field.UNHANDLED"><field:param field:name="vnd.oasis.opendocument.field.code" field:value=" GOTOBUTTON _Toc465579655  "/><field:param field:name="vnd.oasis.opendocument.field.id" field:value="50"/></field:fieldmark-start><field:fieldmark-end/></text:p>
          <text:p text:style-name="Contents_20_1"><text:span text:style-name="T2">learn<text:tab/></text:span><field:fieldmark-start text:name="__Fieldmark__85_1253006337" field:type="vnd.oasis.opendocument.field.UNHANDLED"><field:param field:name="vnd.oasis.opendocument.field.code" field:value=" GOTOBUTTON _Toc465579656  "/><field:param field:name="vnd.oasis.opendocument.field.id" field:value="50"/></field:fieldmark-start><field:fieldmark-end/></text:p>
          <text:p text:style-name="Contents_20_2"><text:span text:style-name="T2">learn start<text:tab/></text:span><field:fieldmark-start text:name="__Fieldmark__86_1253006337" field:type="vnd.oasis.opendocument.field.UNHANDLED"><field:param field:name="vnd.oasis.opendocument.field.code" field:value=" GOTOBUTTON _Toc465579657  "/><field:param field:name="vnd.oasis.opendocument.field.id" field:value="50"/></field:fieldmark-start><field:fieldmark-end/></text:p>
          <text:p text:style-name="Contents_20_2"><text:span text:style-name="T2">learn stop<text:tab/></text:span><field:fieldmark-start text:name="__Fieldmark__87_1253006337" field:type="vnd.oasis.opendocument.field.UNHANDLED"><field:param field:name="vnd.oasis.opendocument.field.code" field:value=" GOTOBUTTON _Toc465579658  "/><field:param field:name="vnd.oasis.opendocument.field.id" field:value="50"/></field:fieldmark-start><field:fieldmark-end/></text:p>
          <text:p text:style-name="Contents_20_1"><text:span text:style-name="T2">logging<text:tab/></text:span><field:fieldmark-start text:name="__Fieldmark__88_1253006337" field:type="vnd.oasis.opendocument.field.UNHANDLED"><field:param field:name="vnd.oasis.opendocument.field.code" field:value=" GOTOBUTTON _Toc465579659  "/><field:param field:name="vnd.oasis.opendocument.field.id" field:value="50"/></field:fieldmark-start><field:fieldmark-end/></text:p>
          <text:p text:style-name="Contents_20_2"><text:span text:style-name="T2">logging create<text:tab/></text:span><field:fieldmark-start text:name="__Fieldmark__89_1253006337" field:type="vnd.oasis.opendocument.field.UNHANDLED"><field:param field:name="vnd.oasis.opendocument.field.code" field:value=" GOTOBUTTON _Toc465579660  "/><field:param field:name="vnd.oasis.opendocument.field.id" field:value="50"/></field:fieldmark-start><field:fieldmark-end/></text:p>
          <text:p text:style-name="Contents_20_2"><text:span text:style-name="T2">logging set<text:tab/></text:span><field:fieldmark-start text:name="__Fieldmark__90_1253006337" field:type="vnd.oasis.opendocument.field.UNHANDLED"><field:param field:name="vnd.oasis.opendocument.field.code" field:value=" GOTOBUTTON _Toc465579661  "/><field:param field:name="vnd.oasis.opendocument.field.id" field:value="50"/></field:fieldmark-start><field:fieldmark-end/></text:p>
          <text:p text:style-name="Contents_20_2"><text:span text:style-name="T2">logging delete<text:tab/></text:span><field:fieldmark-start text:name="__Fieldmark__91_1253006337" field:type="vnd.oasis.opendocument.field.UNHANDLED"><field:param field:name="vnd.oasis.opendocument.field.code" field:value=" GOTOBUTTON _Toc465579662  "/><field:param field:name="vnd.oasis.opendocument.field.id" field:value="50"/></field:fieldmark-start><field:fieldmark-end/></text:p>
          <text:p text:style-name="Contents_20_2"><text:span text:style-name="T2">logging start<text:tab/></text:span><field:fieldmark-start text:name="__Fieldmark__92_1253006337" field:type="vnd.oasis.opendocument.field.UNHANDLED"><field:param field:name="vnd.oasis.opendocument.field.code" field:value=" GOTOBUTTON _Toc465579663  "/><field:param field:name="vnd.oasis.opendocument.field.id" field:value="50"/></field:fieldmark-start><field:fieldmark-end/></text:p>
          <text:p text:style-name="Contents_20_2"><text:span text:style-name="T2">logging stop<text:tab/></text:span><field:fieldmark-start text:name="__Fieldmark__93_1253006337" field:type="vnd.oasis.opendocument.field.UNHANDLED"><field:param field:name="vnd.oasis.opendocument.field.code" field:value=" GOTOBUTTON _Toc465579664  "/><field:param field:name="vnd.oasis.opendocument.field.id" field:value="50"/></field:fieldmark-start><field:fieldmark-end/></text:p>
          <text:p text:style-name="Contents_20_2"><text:span text:style-name="T2">logging store<text:tab/></text:span><field:fieldmark-start text:name="__Fieldmark__94_1253006337" field:type="vnd.oasis.opendocument.field.UNHANDLED"><field:param field:name="vnd.oasis.opendocument.field.code" field:value=" GOTOBUTTON _Toc465579665  "/><field:param field:name="vnd.oasis.opendocument.field.id" field:value="50"/></field:fieldmark-start><field:fieldmark-end/></text:p>
          <text:p text:style-name="Contents_20_2"><text:span text:style-name="T2">logging show<text:tab/></text:span><field:fieldmark-start text:name="__Fieldmark__95_1253006337" field:type="vnd.oasis.opendocument.field.UNHANDLED"><field:param field:name="vnd.oasis.opendocument.field.code" field:value=" GOTOBUTTON _Toc465579666  "/><field:param field:name="vnd.oasis.opendocument.field.id" field:value="50"/></field:fieldmark-start><field:fieldmark-end/></text:p>
          <text:p text:style-name="Contents_20_1"><text:span text:style-name="T2">page<text:tab/></text:span><field:fieldmark-start text:name="__Fieldmark__96_1253006337" field:type="vnd.oasis.opendocument.field.UNHANDLED"><field:param field:name="vnd.oasis.opendocument.field.code" field:value=" GOTOBUTTON _Toc465579667  "/><field:param field:name="vnd.oasis.opendocument.field.id" field:value="50"/></field:fieldmark-start><field:fieldmark-end/></text:p>
          <text:p text:style-name="Contents_20_1"><text:span text:style-name="T2">plcscan<text:tab/></text:span><field:fieldmark-start text:name="__Fieldmark__97_1253006337" field:type="vnd.oasis.opendocument.field.UNHANDLED"><field:param field:name="vnd.oasis.opendocument.field.code" field:value=" GOTOBUTTON _Toc465579668  "/><field:param field:name="vnd.oasis.opendocument.field.id" field:value="50"/></field:fieldmark-start><field:fieldmark-end/></text:p>
          <text:p text:style-name="Contents_20_1"><text:span text:style-name="T2">print<text:tab/></text:span><field:fieldmark-start text:name="__Fieldmark__98_1253006337" field:type="vnd.oasis.opendocument.field.UNHANDLED"><field:param field:name="vnd.oasis.opendocument.field.code" field:value=" GOTOBUTTON _Toc465579669  "/><field:param field:name="vnd.oasis.opendocument.field.id" field:value="50"/></field:fieldmark-start><field:fieldmark-end/></text:p>
          <text:p text:style-name="Contents_20_1"><text:span text:style-name="T2">say<text:tab/></text:span><field:fieldmark-start text:name="__Fieldmark__99_1253006337" field:type="vnd.oasis.opendocument.field.UNHANDLED"><field:param field:name="vnd.oasis.opendocument.field.code" field:value=" GOTOBUTTON _Toc465579670  "/><field:param field:name="vnd.oasis.opendocument.field.id" field:value="50"/></field:fieldmark-start><field:fieldmark-end/></text:p>
          <text:p text:style-name="Contents_20_1"><text:span text:style-name="T2">search<text:tab/></text:span><field:fieldmark-start text:name="__Fieldmark__100_1253006337" field:type="vnd.oasis.opendocument.field.UNHANDLED"><field:param field:name="vnd.oasis.opendocument.field.code" field:value=" GOTOBUTTON _Toc465579671  "/><field:param field:name="vnd.oasis.opendocument.field.id" field:value="50"/></field:fieldmark-start><field:fieldmark-end/></text:p>
          <text:p text:style-name="Contents_20_1"><text:span text:style-name="T2">set<text:tab/></text:span><field:fieldmark-start text:name="__Fieldmark__101_1253006337" field:type="vnd.oasis.opendocument.field.UNHANDLED"><field:param field:name="vnd.oasis.opendocument.field.code" field:value=" GOTOBUTTON _Toc465579672  "/><field:param field:name="vnd.oasis.opendocument.field.id" field:value="50"/></field:fieldmark-start><field:fieldmark-end/></text:p>
          <text:p text:style-name="Contents_20_2"><text:span text:style-name="T2">set conversion<text:tab/></text:span><field:fieldmark-start text:name="__Fieldmark__102_1253006337" field:type="vnd.oasis.opendocument.field.UNHANDLED"><field:param field:name="vnd.oasis.opendocument.field.code" field:value=" GOTOBUTTON _Toc465579673  "/><field:param field:name="vnd.oasis.opendocument.field.id" field:value="50"/></field:fieldmark-start><field:fieldmark-end/></text:p>
          <text:p text:style-name="Contents_20_2"><text:span text:style-name="T2">set clock<text:tab/></text:span><field:fieldmark-start text:name="__Fieldmark__103_1253006337" field:type="vnd.oasis.opendocument.field.UNHANDLED"><field:param field:name="vnd.oasis.opendocument.field.code" field:value=" GOTOBUTTON _Toc465579674  "/><field:param field:name="vnd.oasis.opendocument.field.id" field:value="50"/></field:fieldmark-start><field:fieldmark-end/></text:p>
          <text:p text:style-name="Contents_20_2"><text:span text:style-name="T2">set draw<text:tab/></text:span><field:fieldmark-start text:name="__Fieldmark__104_1253006337" field:type="vnd.oasis.opendocument.field.UNHANDLED"><field:param field:name="vnd.oasis.opendocument.field.code" field:value=" GOTOBUTTON _Toc465579675  "/><field:param field:name="vnd.oasis.opendocument.field.id" field:value="50"/></field:fieldmark-start><field:fieldmark-end/></text:p>
          <text:p text:style-name="Contents_20_2"><text:soft-page-break/><text:span text:style-name="T2">set file<text:tab/></text:span><field:fieldmark-start text:name="__Fieldmark__105_1253006337" field:type="vnd.oasis.opendocument.field.UNHANDLED"><field:param field:name="vnd.oasis.opendocument.field.code" field:value=" GOTOBUTTON _Toc465579676  "/><field:param field:name="vnd.oasis.opendocument.field.id" field:value="50"/></field:fieldmark-start><field:fieldmark-end/></text:p>
          <text:p text:style-name="Contents_20_2"><text:span text:style-name="T2">set invert<text:tab/></text:span><field:fieldmark-start text:name="__Fieldmark__106_1253006337" field:type="vnd.oasis.opendocument.field.UNHANDLED"><field:param field:name="vnd.oasis.opendocument.field.code" field:value=" GOTOBUTTON _Toc465579677  "/><field:param field:name="vnd.oasis.opendocument.field.id" field:value="50"/></field:fieldmark-start><field:fieldmark-end/></text:p>
          <text:p text:style-name="Contents_20_2"><text:span text:style-name="T2">set parameter<text:tab/></text:span><field:fieldmark-start text:name="__Fieldmark__107_1253006337" field:type="vnd.oasis.opendocument.field.UNHANDLED"><field:param field:name="vnd.oasis.opendocument.field.code" field:value=" GOTOBUTTON _Toc465579678  "/><field:param field:name="vnd.oasis.opendocument.field.id" field:value="50"/></field:fieldmark-start><field:fieldmark-end/></text:p>
          <text:p text:style-name="Contents_20_2"><text:span text:style-name="T2">set priority<text:tab/></text:span><field:fieldmark-start text:name="__Fieldmark__108_1253006337" field:type="vnd.oasis.opendocument.field.UNHANDLED"><field:param field:name="vnd.oasis.opendocument.field.code" field:value=" GOTOBUTTON _Toc465579679  "/><field:param field:name="vnd.oasis.opendocument.field.id" field:value="50"/></field:fieldmark-start><field:fieldmark-end/></text:p>
          <text:p text:style-name="Contents_20_2"><text:span text:style-name="T2">set mode<text:tab/></text:span><field:fieldmark-start text:name="__Fieldmark__109_1253006337" field:type="vnd.oasis.opendocument.field.UNHANDLED"><field:param field:name="vnd.oasis.opendocument.field.code" field:value=" GOTOBUTTON _Toc465579680  "/><field:param field:name="vnd.oasis.opendocument.field.id" field:value="50"/></field:fieldmark-start><field:fieldmark-end/></text:p>
          <text:p text:style-name="Contents_20_2"><text:span text:style-name="T2">set mode address<text:tab/></text:span><field:fieldmark-start text:name="__Fieldmark__110_1253006337" field:type="vnd.oasis.opendocument.field.UNHANDLED"><field:param field:name="vnd.oasis.opendocument.field.code" field:value=" GOTOBUTTON _Toc465579681  "/><field:param field:name="vnd.oasis.opendocument.field.id" field:value="50"/></field:fieldmark-start><field:fieldmark-end/></text:p>
          <text:p text:style-name="Contents_20_2"><text:span text:style-name="T2">set mode noaddress<text:tab/></text:span><field:fieldmark-start text:name="__Fieldmark__111_1253006337" field:type="vnd.oasis.opendocument.field.UNHANDLED"><field:param field:name="vnd.oasis.opendocument.field.code" field:value=" GOTOBUTTON _Toc465579682  "/><field:param field:name="vnd.oasis.opendocument.field.id" field:value="50"/></field:fieldmark-start><field:fieldmark-end/></text:p>
          <text:p text:style-name="Contents_20_2"><text:span text:style-name="T2">set rtdb_offset<text:tab/></text:span><field:fieldmark-start text:name="__Fieldmark__112_1253006337" field:type="vnd.oasis.opendocument.field.UNHANDLED"><field:param field:name="vnd.oasis.opendocument.field.code" field:value=" GOTOBUTTON _Toc465579683  "/><field:param field:name="vnd.oasis.opendocument.field.id" field:value="50"/></field:fieldmark-start><field:fieldmark-end/></text:p>
          <text:p text:style-name="Contents_20_2"><text:span text:style-name="T2">set time<text:tab/></text:span><field:fieldmark-start text:name="__Fieldmark__113_1253006337" field:type="vnd.oasis.opendocument.field.UNHANDLED"><field:param field:name="vnd.oasis.opendocument.field.code" field:value=" GOTOBUTTON _Toc465579684  "/><field:param field:name="vnd.oasis.opendocument.field.id" field:value="50"/></field:fieldmark-start><field:fieldmark-end/></text:p>
          <text:p text:style-name="Contents_20_2"><text:span text:style-name="T2">set verify<text:tab/></text:span><field:fieldmark-start text:name="__Fieldmark__114_1253006337" field:type="vnd.oasis.opendocument.field.UNHANDLED"><field:param field:name="vnd.oasis.opendocument.field.code" field:value=" GOTOBUTTON _Toc465579685  "/><field:param field:name="vnd.oasis.opendocument.field.id" field:value="50"/></field:fieldmark-start><field:fieldmark-end/></text:p>
          <text:p text:style-name="Contents_20_2"><text:span text:style-name="T2">set noverify<text:tab/></text:span><field:fieldmark-start text:name="__Fieldmark__115_1253006337" field:type="vnd.oasis.opendocument.field.UNHANDLED"><field:param field:name="vnd.oasis.opendocument.field.code" field:value=" GOTOBUTTON _Toc465579686  "/><field:param field:name="vnd.oasis.opendocument.field.id" field:value="50"/></field:fieldmark-start><field:fieldmark-end/></text:p>
          <text:p text:style-name="Contents_20_1"><text:span text:style-name="T2">setup<text:tab/></text:span><field:fieldmark-start text:name="__Fieldmark__116_1253006337" field:type="vnd.oasis.opendocument.field.UNHANDLED"><field:param field:name="vnd.oasis.opendocument.field.code" field:value=" GOTOBUTTON _Toc465579687  "/><field:param field:name="vnd.oasis.opendocument.field.id" field:value="50"/></field:fieldmark-start><field:fieldmark-end/></text:p>
          <text:p text:style-name="Contents_20_1"><text:span text:style-name="T2">show<text:tab/></text:span><field:fieldmark-start text:name="__Fieldmark__117_1253006337" field:type="vnd.oasis.opendocument.field.UNHANDLED"><field:param field:name="vnd.oasis.opendocument.field.code" field:value=" GOTOBUTTON _Toc465579688  "/><field:param field:name="vnd.oasis.opendocument.field.id" field:value="50"/></field:fieldmark-start><field:fieldmark-end/></text:p>
          <text:p text:style-name="Contents_20_2"><text:span text:style-name="T2">show conversion<text:tab/></text:span><field:fieldmark-start text:name="__Fieldmark__118_1253006337" field:type="vnd.oasis.opendocument.field.UNHANDLED"><field:param field:name="vnd.oasis.opendocument.field.code" field:value=" GOTOBUTTON _Toc465579689  "/><field:param field:name="vnd.oasis.opendocument.field.id" field:value="50"/></field:fieldmark-start><field:fieldmark-end/></text:p>
          <text:p text:style-name="Contents_20_2"><text:span text:style-name="T2">show file<text:tab/></text:span><field:fieldmark-start text:name="__Fieldmark__119_1253006337" field:type="vnd.oasis.opendocument.field.UNHANDLED"><field:param field:name="vnd.oasis.opendocument.field.code" field:value=" GOTOBUTTON _Toc465579690  "/><field:param field:name="vnd.oasis.opendocument.field.id" field:value="50"/></field:fieldmark-start><field:fieldmark-end/></text:p>
          <text:p text:style-name="Contents_20_2"><text:span text:style-name="T2">show invert<text:tab/></text:span><field:fieldmark-start text:name="__Fieldmark__120_1253006337" field:type="vnd.oasis.opendocument.field.UNHANDLED"><field:param field:name="vnd.oasis.opendocument.field.code" field:value=" GOTOBUTTON _Toc465579691  "/><field:param field:name="vnd.oasis.opendocument.field.id" field:value="50"/></field:fieldmark-start><field:fieldmark-end/></text:p>
          <text:p text:style-name="Contents_20_2"><text:span text:style-name="T2">show object<text:tab/></text:span><field:fieldmark-start text:name="__Fieldmark__121_1253006337" field:type="vnd.oasis.opendocument.field.UNHANDLED"><field:param field:name="vnd.oasis.opendocument.field.code" field:value=" GOTOBUTTON _Toc465579692  "/><field:param field:name="vnd.oasis.opendocument.field.id" field:value="50"/></field:fieldmark-start><field:fieldmark-end/></text:p>
          <text:p text:style-name="Contents_20_2"><text:span text:style-name="T2">show parameter<text:tab/></text:span><field:fieldmark-start text:name="__Fieldmark__122_1253006337" field:type="vnd.oasis.opendocument.field.UNHANDLED"><field:param field:name="vnd.oasis.opendocument.field.code" field:value=" GOTOBUTTON _Toc465579693  "/><field:param field:name="vnd.oasis.opendocument.field.id" field:value="50"/></field:fieldmark-start><field:fieldmark-end/></text:p>
          <text:p text:style-name="Contents_20_2"><text:span text:style-name="T2">show class<text:tab/></text:span><field:fieldmark-start text:name="__Fieldmark__123_1253006337" field:type="vnd.oasis.opendocument.field.UNHANDLED"><field:param field:name="vnd.oasis.opendocument.field.code" field:value=" GOTOBUTTON _Toc465579694  "/><field:param field:name="vnd.oasis.opendocument.field.id" field:value="50"/></field:fieldmark-start><field:fieldmark-end/></text:p>
          <text:p text:style-name="Contents_20_2"><text:span text:style-name="T2">show clock<text:tab/></text:span><field:fieldmark-start text:name="__Fieldmark__124_1253006337" field:type="vnd.oasis.opendocument.field.UNHANDLED"><field:param field:name="vnd.oasis.opendocument.field.code" field:value=" GOTOBUTTON _Toc465579695  "/><field:param field:name="vnd.oasis.opendocument.field.id" field:value="50"/></field:fieldmark-start><field:fieldmark-end/></text:p>
          <text:p text:style-name="Contents_20_2"><text:span text:style-name="T2">show hierarchy<text:tab/></text:span><field:fieldmark-start text:name="__Fieldmark__125_1253006337" field:type="vnd.oasis.opendocument.field.UNHANDLED"><field:param field:name="vnd.oasis.opendocument.field.code" field:value=" GOTOBUTTON _Toc465579696  "/><field:param field:name="vnd.oasis.opendocument.field.id" field:value="50"/></field:fieldmark-start><field:fieldmark-end/></text:p>
          <text:p text:style-name="Contents_20_2"><text:span text:style-name="T2">show signals<text:tab/></text:span><field:fieldmark-start text:name="__Fieldmark__126_1253006337" field:type="vnd.oasis.opendocument.field.UNHANDLED"><field:param field:name="vnd.oasis.opendocument.field.code" field:value=" GOTOBUTTON _Toc465579697  "/><field:param field:name="vnd.oasis.opendocument.field.id" field:value="50"/></field:fieldmark-start><field:fieldmark-end/></text:p>
          <text:p text:style-name="Contents_20_2"><text:span text:style-name="T2">show symbol<text:tab/></text:span><field:fieldmark-start text:name="__Fieldmark__127_1253006337" field:type="vnd.oasis.opendocument.field.UNHANDLED"><field:param field:name="vnd.oasis.opendocument.field.code" field:value=" GOTOBUTTON _Toc465579698  "/><field:param field:name="vnd.oasis.opendocument.field.id" field:value="50"/></field:fieldmark-start><field:fieldmark-end/></text:p>
          <text:p text:style-name="Contents_20_2"><text:span text:style-name="T2">show time<text:tab/></text:span><field:fieldmark-start text:name="__Fieldmark__128_1253006337" field:type="vnd.oasis.opendocument.field.UNHANDLED"><field:param field:name="vnd.oasis.opendocument.field.code" field:value=" GOTOBUTTON _Toc465579699  "/><field:param field:name="vnd.oasis.opendocument.field.id" field:value="50"/></field:fieldmark-start><field:fieldmark-end/></text:p>
          <text:p text:style-name="Contents_20_2"><text:span text:style-name="T2">show version<text:tab/></text:span><field:fieldmark-start text:name="__Fieldmark__129_1253006337" field:type="vnd.oasis.opendocument.field.UNHANDLED"><field:param field:name="vnd.oasis.opendocument.field.code" field:value=" GOTOBUTTON _Toc465579700  "/><field:param field:name="vnd.oasis.opendocument.field.id" field:value="50"/></field:fieldmark-start><field:fieldmark-end/></text:p>
          <text:p text:style-name="Contents_20_1"><text:span text:style-name="T2">store<text:tab/></text:span><field:fieldmark-start text:name="__Fieldmark__130_1253006337" field:type="vnd.oasis.opendocument.field.UNHANDLED"><field:param field:name="vnd.oasis.opendocument.field.code" field:value=" GOTOBUTTON _Toc465579701  "/><field:param field:name="vnd.oasis.opendocument.field.id" field:value="50"/></field:fieldmark-start><field:fieldmark-end/></text:p>
          <text:p text:style-name="Contents_20_1"><text:span text:style-name="T2">top<text:tab/></text:span><field:fieldmark-start text:name="__Fieldmark__131_1253006337" field:type="vnd.oasis.opendocument.field.UNHANDLED"><field:param field:name="vnd.oasis.opendocument.field.code" field:value=" GOTOBUTTON _Toc465579702  "/><field:param field:name="vnd.oasis.opendocument.field.id" field:value="50"/></field:fieldmark-start><field:fieldmark-end/></text:p>
          <text:p text:style-name="Contents_20_1"><text:span text:style-name="T2">wait<text:tab/></text:span><field:fieldmark-start text:name="__Fieldmark__132_1253006337" field:type="vnd.oasis.opendocument.field.UNHANDLED"><field:param field:name="vnd.oasis.opendocument.field.code" field:value=" GOTOBUTTON _Toc465579703  "/><field:param field:name="vnd.oasis.opendocument.field.id" field:value="50"/></field:fieldmark-start><field:fieldmark-end/></text:p>
          <text:p text:style-name="Contents_20_1"><text:span text:style-name="T2">Script<text:tab/></text:span><field:fieldmark-start text:name="__Fieldmark__133_1253006337" field:type="vnd.oasis.opendocument.field.UNHANDLED"><field:param field:name="vnd.oasis.opendocument.field.code" field:value=" GOTOBUTTON _Toc465579704  "/><field:param field:name="vnd.oasis.opendocument.field.id" field:value="50"/></field:fieldmark-start><field:fieldmark-end/></text:p>
          <text:p text:style-name="Contents_20_2"><text:span text:style-name="T2">Programsatser<text:tab/></text:span><field:fieldmark-start text:name="__Fieldmark__134_1253006337" field:type="vnd.oasis.opendocument.field.UNHANDLED"><field:param field:name="vnd.oasis.opendocument.field.code" field:value=" GOTOBUTTON _Toc465579705  "/><field:param field:name="vnd.oasis.opendocument.field.id" field:value="50"/></field:fieldmark-start><field:fieldmark-end/></text:p>
          <text:p text:style-name="Contents_20_2"><text:span text:style-name="T2">Include<text:tab/></text:span><field:fieldmark-start text:name="__Fieldmark__135_1253006337" field:type="vnd.oasis.opendocument.field.UNHANDLED"><field:param field:name="vnd.oasis.opendocument.field.code" field:value=" GOTOBUTTON _Toc465579706  "/><field:param field:name="vnd.oasis.opendocument.field.id" field:value="50"/></field:fieldmark-start><field:fieldmark-end/></text:p>
          <text:p text:style-name="Contents_20_2"><text:span text:style-name="T2">Datatyper<text:tab/></text:span><field:fieldmark-start text:name="__Fieldmark__136_1253006337" field:type="vnd.oasis.opendocument.field.UNHANDLED"><field:param field:name="vnd.oasis.opendocument.field.code" field:value=" GOTOBUTTON _Toc465579707  "/><field:param field:name="vnd.oasis.opendocument.field.id" field:value="50"/></field:fieldmark-start><field:fieldmark-end/></text:p>
          <text:p text:style-name="Contents_20_2"><text:span text:style-name="T2">Deklaration av variabler<text:tab/></text:span><field:fieldmark-start text:name="__Fieldmark__137_1253006337" field:type="vnd.oasis.opendocument.field.UNHANDLED"><field:param field:name="vnd.oasis.opendocument.field.code" field:value=" GOTOBUTTON _Toc465579708  "/><field:param field:name="vnd.oasis.opendocument.field.id" field:value="50"/></field:fieldmark-start><field:fieldmark-end/></text:p>
          <text:p text:style-name="Contents_20_2"><text:span text:style-name="T2">Datatypkonvertering<text:tab/></text:span><field:fieldmark-start text:name="__Fieldmark__138_1253006337" field:type="vnd.oasis.opendocument.field.UNHANDLED"><field:param field:name="vnd.oasis.opendocument.field.code" field:value=" GOTOBUTTON _Toc465579709  "/><field:param field:name="vnd.oasis.opendocument.field.id" field:value="50"/></field:fieldmark-start><field:fieldmark-end/></text:p>
          <text:p text:style-name="Contents_20_2"><text:span text:style-name="T2">Konstanter<text:tab/></text:span><field:fieldmark-start text:name="__Fieldmark__139_1253006337" field:type="vnd.oasis.opendocument.field.UNHANDLED"><field:param field:name="vnd.oasis.opendocument.field.code" field:value=" GOTOBUTTON _Toc465579710  "/><field:param field:name="vnd.oasis.opendocument.field.id" field:value="50"/></field:fieldmark-start><field:fieldmark-end/></text:p>
          <text:p text:style-name="Contents_20_2"><text:span text:style-name="T2">Uttryck<text:tab/></text:span><field:fieldmark-start text:name="__Fieldmark__140_1253006337" field:type="vnd.oasis.opendocument.field.UNHANDLED"><field:param field:name="vnd.oasis.opendocument.field.code" field:value=" GOTOBUTTON _Toc465579711  "/><field:param field:name="vnd.oasis.opendocument.field.id" field:value="50"/></field:fieldmark-start><field:fieldmark-end/></text:p>
          <text:p text:style-name="Contents_20_2"><text:span text:style-name="T2">Funktioner<text:tab/></text:span><field:fieldmark-start text:name="__Fieldmark__141_1253006337" field:type="vnd.oasis.opendocument.field.UNHANDLED"><field:param field:name="vnd.oasis.opendocument.field.code" field:value=" GOTOBUTTON _Toc465579712  "/><field:param field:name="vnd.oasis.opendocument.field.id" field:value="50"/></field:fieldmark-start><field:fieldmark-end/></text:p>
          <text:p text:style-name="Contents_20_2"><text:span text:style-name="T2">main<text:tab/></text:span><field:fieldmark-start text:name="__Fieldmark__142_1253006337" field:type="vnd.oasis.opendocument.field.UNHANDLED"><field:param field:name="vnd.oasis.opendocument.field.code" field:value=" GOTOBUTTON _Toc465579713  "/><field:param field:name="vnd.oasis.opendocument.field.id" field:value="50"/></field:fieldmark-start><field:fieldmark-end/></text:p>
          <text:p text:style-name="Contents_20_2"><text:span text:style-name="T2">Argument<text:tab/></text:span><field:fieldmark-start text:name="__Fieldmark__143_1253006337" field:type="vnd.oasis.opendocument.field.UNHANDLED"><field:param field:name="vnd.oasis.opendocument.field.code" field:value=" GOTOBUTTON _Toc465579714  "/><field:param field:name="vnd.oasis.opendocument.field.id" field:value="50"/></field:fieldmark-start><field:fieldmark-end/></text:p>
          <text:p text:style-name="Contents_20_2"><text:span text:style-name="T2">Villkors-satser<text:tab/></text:span><field:fieldmark-start text:name="__Fieldmark__144_1253006337" field:type="vnd.oasis.opendocument.field.UNHANDLED"><field:param field:name="vnd.oasis.opendocument.field.code" field:value=" GOTOBUTTON _Toc465579715  "/><field:param field:name="vnd.oasis.opendocument.field.id" field:value="50"/></field:fieldmark-start><field:fieldmark-end/></text:p>
          <text:p text:style-name="Contents_20_2"><text:span text:style-name="T2">Loop-satser<text:tab/></text:span><field:fieldmark-start text:name="__Fieldmark__145_1253006337" field:type="vnd.oasis.opendocument.field.UNHANDLED"><field:param field:name="vnd.oasis.opendocument.field.code" field:value=" GOTOBUTTON _Toc465579716  "/><field:param field:name="vnd.oasis.opendocument.field.id" field:value="50"/></field:fieldmark-start><field:fieldmark-end/></text:p>
          <text:p text:style-name="Contents_20_2"><text:span text:style-name="T2">Hoppsatser<text:tab/></text:span><field:fieldmark-start text:name="__Fieldmark__146_1253006337" field:type="vnd.oasis.opendocument.field.UNHANDLED"><field:param field:name="vnd.oasis.opendocument.field.code" field:value=" GOTOBUTTON _Toc465579717  "/><field:param field:name="vnd.oasis.opendocument.field.id" field:value="50"/></field:fieldmark-start><field:fieldmark-end/></text:p>
          <text:p text:style-name="Contents_20_2"><text:span text:style-name="T2">Rtt-kommandon<text:tab/></text:span><field:fieldmark-start text:name="__Fieldmark__147_1253006337" field:type="vnd.oasis.opendocument.field.UNHANDLED"><field:param field:name="vnd.oasis.opendocument.field.code" field:value=" GOTOBUTTON _Toc465579718  "/><field:param field:name="vnd.oasis.opendocument.field.id" field:value="50"/></field:fieldmark-start><field:fieldmark-end/></text:p>
          <text:p text:style-name="Contents_20_2"><text:span text:style-name="T2">Simulering av tangenttryckningar<text:tab/></text:span><field:fieldmark-start text:name="__Fieldmark__148_1253006337" field:type="vnd.oasis.opendocument.field.UNHANDLED"><field:param field:name="vnd.oasis.opendocument.field.code" field:value=" GOTOBUTTON _Toc465579719  "/><field:param field:name="vnd.oasis.opendocument.field.id" field:value="50"/></field:fieldmark-start><field:fieldmark-end/></text:p>
          <text:p text:style-name="Contents_20_2"><text:span text:style-name="T2">Symboler<text:tab/></text:span><field:fieldmark-start text:name="__Fieldmark__149_1253006337" field:type="vnd.oasis.opendocument.field.UNHANDLED"><field:param field:name="vnd.oasis.opendocument.field.code" field:value=" GOTOBUTTON _Toc465579720  "/><field:param field:name="vnd.oasis.opendocument.field.id" field:value="50"/></field:fieldmark-start><field:fieldmark-end/></text:p>
          <text:p text:style-name="Contents_20_2"><text:span text:style-name="T2">Sammanfattning<text:tab/></text:span><field:fieldmark-start text:name="__Fieldmark__150_1253006337" field:type="vnd.oasis.opendocument.field.UNHANDLED"><field:param field:name="vnd.oasis.opendocument.field.code" field:value=" GOTOBUTTON _Toc465579721  "/><field:param field:name="vnd.oasis.opendocument.field.id" field:value="50"/></field:fieldmark-start><field:fieldmark-end/></text:p>
          <text:p text:style-name="Contents_20_1"><text:span text:style-name="T2">Inbyggda funktioner<text:tab/></text:span><field:fieldmark-start text:name="__Fieldmark__151_1253006337" field:type="vnd.oasis.opendocument.field.UNHANDLED"><field:param field:name="vnd.oasis.opendocument.field.code" field:value=" GOTOBUTTON _Toc465579722  "/><field:param field:name="vnd.oasis.opendocument.field.id" field:value="50"/></field:fieldmark-start><field:fieldmark-end/></text:p>
          <text:p text:style-name="Contents_20_3"><text:span text:style-name="T2">In och utmatning<text:tab/></text:span><field:fieldmark-start text:name="__Fieldmark__152_1253006337" field:type="vnd.oasis.opendocument.field.UNHANDLED"><field:param field:name="vnd.oasis.opendocument.field.code" field:value=" GOTOBUTTON _Toc465579723  "/><field:param field:name="vnd.oasis.opendocument.field.id" field:value="50"/></field:fieldmark-start><field:fieldmark-end/></text:p>
          <text:p text:style-name="Contents_20_3"><text:span text:style-name="T2">Filhantering<text:tab/></text:span><field:fieldmark-start text:name="__Fieldmark__153_1253006337" field:type="vnd.oasis.opendocument.field.UNHANDLED"><field:param field:name="vnd.oasis.opendocument.field.code" field:value=" GOTOBUTTON _Toc465579724  "/><field:param field:name="vnd.oasis.opendocument.field.id" field:value="50"/></field:fieldmark-start><field:fieldmark-end/></text:p>
          <text:p text:style-name="Contents_20_3"><text:span text:style-name="T2">Hantering av strängar<text:tab/></text:span><field:fieldmark-start text:name="__Fieldmark__154_1253006337" field:type="vnd.oasis.opendocument.field.UNHANDLED"><field:param field:name="vnd.oasis.opendocument.field.code" field:value=" GOTOBUTTON _Toc465579725  "/><field:param field:name="vnd.oasis.opendocument.field.id" field:value="50"/></field:fieldmark-start><field:fieldmark-end/></text:p>
          <text:p text:style-name="Contents_20_3"><text:span text:style-name="T2">Databas funktioner<text:tab/></text:span><field:fieldmark-start text:name="__Fieldmark__155_1253006337" field:type="vnd.oasis.opendocument.field.UNHANDLED"><field:param field:name="vnd.oasis.opendocument.field.code" field:value=" GOTOBUTTON _Toc465579726  "/><field:param field:name="vnd.oasis.opendocument.field.id" field:value="50"/></field:fieldmark-start><field:fieldmark-end/></text:p>
          <text:p text:style-name="Contents_20_3"><text:span text:style-name="T2">Bildhanterings funktioner<text:tab/></text:span><field:fieldmark-start text:name="__Fieldmark__156_1253006337" field:type="vnd.oasis.opendocument.field.UNHANDLED"><field:param field:name="vnd.oasis.opendocument.field.code" field:value=" GOTOBUTTON _Toc465579727  "/><field:param field:name="vnd.oasis.opendocument.field.id" field:value="50"/></field:fieldmark-start><field:fieldmark-end/></text:p>
          <text:p text:style-name="Contents_20_3"><text:span text:style-name="T2">System funktioner<text:tab/></text:span><field:fieldmark-start text:name="__Fieldmark__157_1253006337" field:type="vnd.oasis.opendocument.field.UNHANDLED"><field:param field:name="vnd.oasis.opendocument.field.code" field:value=" GOTOBUTTON _Toc465579728  "/><field:param field:name="vnd.oasis.opendocument.field.id" field:value="50"/></field:fieldmark-start><field:fieldmark-end/></text:p>
          <text:p text:style-name="Contents_20_1"><text:span text:style-name="T2">CutObjectName()<text:tab/></text:span><field:fieldmark-start text:name="__Fieldmark__158_1253006337" field:type="vnd.oasis.opendocument.field.UNHANDLED"><field:param field:name="vnd.oasis.opendocument.field.code" field:value=" GOTOBUTTON _Toc465579729  "/><field:param field:name="vnd.oasis.opendocument.field.id" field:value="50"/></field:fieldmark-start><field:fieldmark-end/></text:p>
          <text:p text:style-name="Contents_20_1"><text:span text:style-name="T2">GetAttribute()<text:tab/></text:span><field:fieldmark-start text:name="__Fieldmark__159_1253006337" field:type="vnd.oasis.opendocument.field.UNHANDLED"><field:param field:name="vnd.oasis.opendocument.field.code" field:value=" GOTOBUTTON _Toc465579730  "/><field:param field:name="vnd.oasis.opendocument.field.id" field:value="50"/></field:fieldmark-start><field:fieldmark-end/></text:p>
          <text:p text:style-name="Contents_20_1"><text:span text:style-name="T2">GetChild()<text:tab/></text:span><field:fieldmark-start text:name="__Fieldmark__160_1253006337" field:type="vnd.oasis.opendocument.field.UNHANDLED"><field:param field:name="vnd.oasis.opendocument.field.code" field:value=" GOTOBUTTON _Toc465579731  "/><field:param field:name="vnd.oasis.opendocument.field.id" field:value="50"/></field:fieldmark-start><field:fieldmark-end/></text:p>
          <text:p text:style-name="Contents_20_1"><text:span text:style-name="T2">GetClassList()<text:tab/></text:span><field:fieldmark-start text:name="__Fieldmark__161_1253006337" field:type="vnd.oasis.opendocument.field.UNHANDLED"><field:param field:name="vnd.oasis.opendocument.field.code" field:value=" GOTOBUTTON _Toc465579732  "/><field:param field:name="vnd.oasis.opendocument.field.id" field:value="50"/></field:fieldmark-start><field:fieldmark-end/></text:p>
          <text:p text:style-name="Contents_20_1"><text:span text:style-name="T2">GetCurrentObject()<text:tab/></text:span><field:fieldmark-start text:name="__Fieldmark__162_1253006337" field:type="vnd.oasis.opendocument.field.UNHANDLED"><field:param field:name="vnd.oasis.opendocument.field.code" field:value=" GOTOBUTTON _Toc465579733  "/><field:param field:name="vnd.oasis.opendocument.field.id" field:value="50"/></field:fieldmark-start><field:fieldmark-end/></text:p>
          <text:p text:style-name="Contents_20_1"><text:span text:style-name="T2">GetCurrentText()<text:tab/></text:span><field:fieldmark-start text:name="__Fieldmark__163_1253006337" field:type="vnd.oasis.opendocument.field.UNHANDLED"><field:param field:name="vnd.oasis.opendocument.field.code" field:value=" GOTOBUTTON _Toc465579734  "/><field:param field:name="vnd.oasis.opendocument.field.id" field:value="50"/></field:fieldmark-start><field:fieldmark-end/></text:p>
          <text:p text:style-name="Contents_20_1"><text:span text:style-name="T2">GetCurrentTitle()<text:tab/></text:span><field:fieldmark-start text:name="__Fieldmark__164_1253006337" field:type="vnd.oasis.opendocument.field.UNHANDLED"><field:param field:name="vnd.oasis.opendocument.field.code" field:value=" GOTOBUTTON _Toc465579735  "/><field:param field:name="vnd.oasis.opendocument.field.id" field:value="50"/></field:fieldmark-start><field:fieldmark-end/></text:p>
          <text:p text:style-name="Contents_20_1"><text:span text:style-name="T2">GetInput()<text:tab/></text:span><field:fieldmark-start text:name="__Fieldmark__165_1253006337" field:type="vnd.oasis.opendocument.field.UNHANDLED"><field:param field:name="vnd.oasis.opendocument.field.code" field:value=" GOTOBUTTON _Toc465579736  "/><field:param field:name="vnd.oasis.opendocument.field.id" field:value="50"/></field:fieldmark-start><field:fieldmark-end/></text:p>
          <text:p text:style-name="Contents_20_1"><text:span text:style-name="T2">GetNextObject()<text:tab/></text:span><field:fieldmark-start text:name="__Fieldmark__166_1253006337" field:type="vnd.oasis.opendocument.field.UNHANDLED"><field:param field:name="vnd.oasis.opendocument.field.code" field:value=" GOTOBUTTON _Toc465579737  "/><field:param field:name="vnd.oasis.opendocument.field.id" field:value="50"/></field:fieldmark-start><field:fieldmark-end/></text:p>
          <text:p text:style-name="Contents_20_1"><text:span text:style-name="T2">GetNextSibling()<text:tab/></text:span><field:fieldmark-start text:name="__Fieldmark__167_1253006337" field:type="vnd.oasis.opendocument.field.UNHANDLED"><field:param field:name="vnd.oasis.opendocument.field.code" field:value=" GOTOBUTTON _Toc465579738  "/><field:param field:name="vnd.oasis.opendocument.field.id" field:value="50"/></field:fieldmark-start><field:fieldmark-end/></text:p>
          <text:p text:style-name="Contents_20_1"><text:soft-page-break/><text:span text:style-name="T2">GetNodeObject()<text:tab/></text:span><field:fieldmark-start text:name="__Fieldmark__168_1253006337" field:type="vnd.oasis.opendocument.field.UNHANDLED"><field:param field:name="vnd.oasis.opendocument.field.code" field:value=" GOTOBUTTON _Toc465579739  "/><field:param field:name="vnd.oasis.opendocument.field.id" field:value="50"/></field:fieldmark-start><field:fieldmark-end/></text:p>
          <text:p text:style-name="Contents_20_1"><text:span text:style-name="T2">GetObjectClass()<text:tab/></text:span><field:fieldmark-start text:name="__Fieldmark__169_1253006337" field:type="vnd.oasis.opendocument.field.UNHANDLED"><field:param field:name="vnd.oasis.opendocument.field.code" field:value=" GOTOBUTTON _Toc465579740  "/><field:param field:name="vnd.oasis.opendocument.field.id" field:value="50"/></field:fieldmark-start><field:fieldmark-end/></text:p>
          <text:p text:style-name="Contents_20_1"><text:span text:style-name="T2">GetParent()<text:tab/></text:span><field:fieldmark-start text:name="__Fieldmark__170_1253006337" field:type="vnd.oasis.opendocument.field.UNHANDLED"><field:param field:name="vnd.oasis.opendocument.field.code" field:value=" GOTOBUTTON _Toc465579741  "/><field:param field:name="vnd.oasis.opendocument.field.id" field:value="50"/></field:fieldmark-start><field:fieldmark-end/></text:p>
          <text:p text:style-name="Contents_20_1"><text:span text:style-name="T2">GetRootList()<text:tab/></text:span><field:fieldmark-start text:name="__Fieldmark__171_1253006337" field:type="vnd.oasis.opendocument.field.UNHANDLED"><field:param field:name="vnd.oasis.opendocument.field.code" field:value=" GOTOBUTTON _Toc465579742  "/><field:param field:name="vnd.oasis.opendocument.field.id" field:value="50"/></field:fieldmark-start><field:fieldmark-end/></text:p>
          <text:p text:style-name="Contents_20_1"><text:span text:style-name="T2">LineErase()<text:tab/></text:span><field:fieldmark-start text:name="__Fieldmark__172_1253006337" field:type="vnd.oasis.opendocument.field.UNHANDLED"><field:param field:name="vnd.oasis.opendocument.field.code" field:value=" GOTOBUTTON _Toc465579743  "/><field:param field:name="vnd.oasis.opendocument.field.id" field:value="50"/></field:fieldmark-start><field:fieldmark-end/></text:p>
          <text:p text:style-name="Contents_20_1"><text:span text:style-name="T2">MessageError()<text:tab/></text:span><field:fieldmark-start text:name="__Fieldmark__173_1253006337" field:type="vnd.oasis.opendocument.field.UNHANDLED"><field:param field:name="vnd.oasis.opendocument.field.code" field:value=" GOTOBUTTON _Toc465579744  "/><field:param field:name="vnd.oasis.opendocument.field.id" field:value="50"/></field:fieldmark-start><field:fieldmark-end/></text:p>
          <text:p text:style-name="Contents_20_1"><text:span text:style-name="T2">MessageInfo()<text:tab/></text:span><field:fieldmark-start text:name="__Fieldmark__174_1253006337" field:type="vnd.oasis.opendocument.field.UNHANDLED"><field:param field:name="vnd.oasis.opendocument.field.code" field:value=" GOTOBUTTON _Toc465579745  "/><field:param field:name="vnd.oasis.opendocument.field.id" field:value="50"/></field:fieldmark-start><field:fieldmark-end/></text:p>
          <text:p text:style-name="Contents_20_1"><text:span text:style-name="T2">PlaceCursor()<text:tab/></text:span><field:fieldmark-start text:name="__Fieldmark__175_1253006337" field:type="vnd.oasis.opendocument.field.UNHANDLED"><field:param field:name="vnd.oasis.opendocument.field.code" field:value=" GOTOBUTTON _Toc465579746  "/><field:param field:name="vnd.oasis.opendocument.field.id" field:value="50"/></field:fieldmark-start><field:fieldmark-end/></text:p>
          <text:p text:style-name="Contents_20_1"><text:span text:style-name="T2">edit()<text:tab/></text:span><field:fieldmark-start text:name="__Fieldmark__176_1253006337" field:type="vnd.oasis.opendocument.field.UNHANDLED"><field:param field:name="vnd.oasis.opendocument.field.code" field:value=" GOTOBUTTON _Toc465579747  "/><field:param field:name="vnd.oasis.opendocument.field.id" field:value="50"/></field:fieldmark-start><field:fieldmark-end/></text:p>
          <text:p text:style-name="Contents_20_1"><text:span text:style-name="T2">element()<text:tab/></text:span><field:fieldmark-start text:name="__Fieldmark__177_1253006337" field:type="vnd.oasis.opendocument.field.UNHANDLED"><field:param field:name="vnd.oasis.opendocument.field.code" field:value=" GOTOBUTTON _Toc465579748  "/><field:param field:name="vnd.oasis.opendocument.field.id" field:value="50"/></field:fieldmark-start><field:fieldmark-end/></text:p>
          <text:p text:style-name="Contents_20_1"><text:span text:style-name="T2">exit()<text:tab/></text:span><field:fieldmark-start text:name="__Fieldmark__178_1253006337" field:type="vnd.oasis.opendocument.field.UNHANDLED"><field:param field:name="vnd.oasis.opendocument.field.code" field:value=" GOTOBUTTON _Toc465579749  "/><field:param field:name="vnd.oasis.opendocument.field.id" field:value="50"/></field:fieldmark-start><field:fieldmark-end/></text:p>
          <text:p text:style-name="Contents_20_1"><text:span text:style-name="T2">extract()<text:tab/></text:span><field:fieldmark-start text:name="__Fieldmark__179_1253006337" field:type="vnd.oasis.opendocument.field.UNHANDLED"><field:param field:name="vnd.oasis.opendocument.field.code" field:value=" GOTOBUTTON _Toc465579750  "/><field:param field:name="vnd.oasis.opendocument.field.id" field:value="50"/></field:fieldmark-start><field:fieldmark-end/></text:p>
          <text:p text:style-name="Contents_20_1"><text:span text:style-name="T2">fclose()<text:tab/></text:span><field:fieldmark-start text:name="__Fieldmark__180_1253006337" field:type="vnd.oasis.opendocument.field.UNHANDLED"><field:param field:name="vnd.oasis.opendocument.field.code" field:value=" GOTOBUTTON _Toc465579751  "/><field:param field:name="vnd.oasis.opendocument.field.id" field:value="50"/></field:fieldmark-start><field:fieldmark-end/></text:p>
          <text:p text:style-name="Contents_20_1"><text:span text:style-name="T2">felement()<text:tab/></text:span><field:fieldmark-start text:name="__Fieldmark__181_1253006337" field:type="vnd.oasis.opendocument.field.UNHANDLED"><field:param field:name="vnd.oasis.opendocument.field.code" field:value=" GOTOBUTTON _Toc465579752  "/><field:param field:name="vnd.oasis.opendocument.field.id" field:value="50"/></field:fieldmark-start><field:fieldmark-end/></text:p>
          <text:p text:style-name="Contents_20_1"><text:span text:style-name="T2">fgets()<text:tab/></text:span><field:fieldmark-start text:name="__Fieldmark__182_1253006337" field:type="vnd.oasis.opendocument.field.UNHANDLED"><field:param field:name="vnd.oasis.opendocument.field.code" field:value=" GOTOBUTTON _Toc465579753  "/><field:param field:name="vnd.oasis.opendocument.field.id" field:value="50"/></field:fieldmark-start><field:fieldmark-end/></text:p>
          <text:p text:style-name="Contents_20_1"><text:span text:style-name="T2">fopen()<text:tab/></text:span><field:fieldmark-start text:name="__Fieldmark__183_1253006337" field:type="vnd.oasis.opendocument.field.UNHANDLED"><field:param field:name="vnd.oasis.opendocument.field.code" field:value=" GOTOBUTTON _Toc465579754  "/><field:param field:name="vnd.oasis.opendocument.field.id" field:value="50"/></field:fieldmark-start><field:fieldmark-end/></text:p>
          <text:p text:style-name="Contents_20_1"><text:span text:style-name="T2">fprintf()<text:tab/></text:span><field:fieldmark-start text:name="__Fieldmark__184_1253006337" field:type="vnd.oasis.opendocument.field.UNHANDLED"><field:param field:name="vnd.oasis.opendocument.field.code" field:value=" GOTOBUTTON _Toc465579755  "/><field:param field:name="vnd.oasis.opendocument.field.id" field:value="50"/></field:fieldmark-start><field:fieldmark-end/></text:p>
          <text:p text:style-name="Contents_20_1"><text:span text:style-name="T2">printf()<text:tab/></text:span><field:fieldmark-start text:name="__Fieldmark__185_1253006337" field:type="vnd.oasis.opendocument.field.UNHANDLED"><field:param field:name="vnd.oasis.opendocument.field.code" field:value=" GOTOBUTTON _Toc465579756  "/><field:param field:name="vnd.oasis.opendocument.field.id" field:value="50"/></field:fieldmark-start><field:fieldmark-end/></text:p>
          <text:p text:style-name="Contents_20_1"><text:span text:style-name="T2">scanf()<text:tab/></text:span><field:fieldmark-start text:name="__Fieldmark__186_1253006337" field:type="vnd.oasis.opendocument.field.UNHANDLED"><field:param field:name="vnd.oasis.opendocument.field.code" field:value=" GOTOBUTTON _Toc465579757  "/><field:param field:name="vnd.oasis.opendocument.field.id" field:value="50"/></field:fieldmark-start><field:fieldmark-end/></text:p>
          <text:p text:style-name="Contents_20_1"><text:span text:style-name="T2">sprintf()<text:tab/></text:span><field:fieldmark-start text:name="__Fieldmark__187_1253006337" field:type="vnd.oasis.opendocument.field.UNHANDLED"><field:param field:name="vnd.oasis.opendocument.field.code" field:value=" GOTOBUTTON _Toc465579758  "/><field:param field:name="vnd.oasis.opendocument.field.id" field:value="50"/></field:fieldmark-start><field:fieldmark-end/></text:p>
          <text:p text:style-name="Contents_20_1"><text:span text:style-name="T2">strchr()<text:tab/></text:span><field:fieldmark-start text:name="__Fieldmark__188_1253006337" field:type="vnd.oasis.opendocument.field.UNHANDLED"><field:param field:name="vnd.oasis.opendocument.field.code" field:value=" GOTOBUTTON _Toc465579759  "/><field:param field:name="vnd.oasis.opendocument.field.id" field:value="50"/></field:fieldmark-start><field:fieldmark-end/></text:p>
          <text:p text:style-name="Contents_20_1"><text:span text:style-name="T2">strlen()<text:tab/></text:span><field:fieldmark-start text:name="__Fieldmark__189_1253006337" field:type="vnd.oasis.opendocument.field.UNHANDLED"><field:param field:name="vnd.oasis.opendocument.field.code" field:value=" GOTOBUTTON _Toc465579760  "/><field:param field:name="vnd.oasis.opendocument.field.id" field:value="50"/></field:fieldmark-start><field:fieldmark-end/></text:p>
          <text:p text:style-name="Contents_20_1"><text:span text:style-name="T2">strrchr()<text:tab/></text:span><field:fieldmark-start text:name="__Fieldmark__190_1253006337" field:type="vnd.oasis.opendocument.field.UNHANDLED"><field:param field:name="vnd.oasis.opendocument.field.code" field:value=" GOTOBUTTON _Toc465579761  "/><field:param field:name="vnd.oasis.opendocument.field.id" field:value="50"/></field:fieldmark-start><field:fieldmark-end/></text:p>
          <text:p text:style-name="Contents_20_1"><text:span text:style-name="T2">strstr()<text:tab/></text:span><field:fieldmark-start text:name="__Fieldmark__191_1253006337" field:type="vnd.oasis.opendocument.field.UNHANDLED"><field:param field:name="vnd.oasis.opendocument.field.code" field:value=" GOTOBUTTON _Toc465579762  "/><field:param field:name="vnd.oasis.opendocument.field.id" field:value="50"/></field:fieldmark-start><field:fieldmark-end/></text:p>
          <text:p text:style-name="Contents_20_1"><text:span text:style-name="T2">say()<text:tab/></text:span><field:fieldmark-start text:name="__Fieldmark__192_1253006337" field:type="vnd.oasis.opendocument.field.UNHANDLED"><field:param field:name="vnd.oasis.opendocument.field.code" field:value=" GOTOBUTTON _Toc465579763  "/><field:param field:name="vnd.oasis.opendocument.field.id" field:value="50"/></field:fieldmark-start><field:fieldmark-end/></text:p>
          <text:p text:style-name="Contents_20_1"><text:span text:style-name="T2">system()<text:tab/></text:span><field:fieldmark-start text:name="__Fieldmark__193_1253006337" field:type="vnd.oasis.opendocument.field.UNHANDLED"><field:param field:name="vnd.oasis.opendocument.field.code" field:value=" GOTOBUTTON _Toc465579764  "/><field:param field:name="vnd.oasis.opendocument.field.id" field:value="50"/></field:fieldmark-start><field:fieldmark-end/></text:p>
          <text:p text:style-name="Contents_20_1"><text:span text:style-name="T2">time()<text:tab/></text:span><field:fieldmark-start text:name="__Fieldmark__194_1253006337" field:type="vnd.oasis.opendocument.field.UNHANDLED"><field:param field:name="vnd.oasis.opendocument.field.code" field:value=" GOTOBUTTON _Toc465579765  "/><field:param field:name="vnd.oasis.opendocument.field.id" field:value="50"/></field:fieldmark-start><field:fieldmark-end/></text:p>
          <text:p text:style-name="Contents_20_1"><text:span text:style-name="T2">toupper()<text:tab/></text:span><field:fieldmark-start text:name="__Fieldmark__195_1253006337" field:type="vnd.oasis.opendocument.field.UNHANDLED"><field:param field:name="vnd.oasis.opendocument.field.code" field:value=" GOTOBUTTON _Toc465579766  "/><field:param field:name="vnd.oasis.opendocument.field.id" field:value="50"/></field:fieldmark-start><field:fieldmark-end/></text:p>
          <text:p text:style-name="Contents_20_1"><text:span text:style-name="T2">Kända fel<text:tab/></text:span><field:fieldmark-start text:name="__Fieldmark__196_1253006337" field:type="vnd.oasis.opendocument.field.UNHANDLED"><field:param field:name="vnd.oasis.opendocument.field.code" field:value=" GOTOBUTTON _Toc465579767  "/><field:param field:name="vnd.oasis.opendocument.field.id" field:value="50"/></field:fieldmark-start><field:fieldmark-end/></text:p>
          <text:p text:style-name="Contents_20_3"><text:span text:style-name="T2">Start av rtt från ECL med kommandofil utan /wait<text:tab/></text:span><field:fieldmark-start text:name="__Fieldmark__197_1253006337" field:type="vnd.oasis.opendocument.field.UNHANDLED"><field:param field:name="vnd.oasis.opendocument.field.code" field:value=" GOTOBUTTON _Toc465579768  "/><field:param field:name="vnd.oasis.opendocument.field.id" field:value="50"/></field:fieldmark-start><field:fieldmark-end/></text:p>
          <text:p text:style-name="Contents_20_3"><text:span text:style-name="T2">Pil vänster i rtt-bild på position rad 1 kolumn 2<text:tab/></text:span><field:fieldmark-start text:name="__Fieldmark__198_1253006337" field:type="vnd.oasis.opendocument.field.UNHANDLED"><field:param field:name="vnd.oasis.opendocument.field.code" field:value=" GOTOBUTTON _Toc465579769  "/><field:param field:name="vnd.oasis.opendocument.field.id" field:value="50"/></field:fieldmark-start><field:fieldmark-end/></text:p>
          <text:p text:style-name="Contents_20_3"><text:span text:style-name="T2">Larmhantering ej tidssorterad<text:tab/></text:span><field:fieldmark-start text:name="__Fieldmark__199_1253006337" field:type="vnd.oasis.opendocument.field.UNHANDLED"><field:param field:name="vnd.oasis.opendocument.field.code" field:value=" GOTOBUTTON _Toc465579770  "/><field:param field:name="vnd.oasis.opendocument.field.id" field:value="50"/></field:fieldmark-start><field:fieldmark-end/></text:p>
          <text:p text:style-name="Contents_20_1"><text:span text:style-name="T2">Appendix A<text:tab/></text:span><field:fieldmark-start text:name="__Fieldmark__200_1253006337" field:type="vnd.oasis.opendocument.field.UNHANDLED"><field:param field:name="vnd.oasis.opendocument.field.code" field:value=" GOTOBUTTON _Toc465579771  "/><field:param field:name="vnd.oasis.opendocument.field.id" field:value="50"/></field:fieldmark-start><field:fieldmark-end/></text:p>
          <text:p text:style-name="Contents_20_2"><text:span text:style-name="T2">Användning av DECchart<text:tab/></text:span><field:fieldmark-start text:name="__Fieldmark__201_1253006337" field:type="vnd.oasis.opendocument.field.UNHANDLED"><field:param field:name="vnd.oasis.opendocument.field.code" field:value=" GOTOBUTTON _Toc465579772  "/><field:param field:name="vnd.oasis.opendocument.field.id" field:value="50"/></field:fieldmark-start><field:fieldmark-end/></text:p>
          <text:p text:style-name="Contents_20_1"><text:span text:style-name="T2">Appendix B<text:tab/></text:span><field:fieldmark-start text:name="__Fieldmark__202_1253006337" field:type="vnd.oasis.opendocument.field.UNHANDLED"><field:param field:name="vnd.oasis.opendocument.field.code" field:value=" GOTOBUTTON _Toc465579773  "/><field:param field:name="vnd.oasis.opendocument.field.id" field:value="50"/></field:fieldmark-start><field:fieldmark-end/></text:p>
          <text:p text:style-name="Contents_20_2"><text:span text:style-name="T2">Exempel på loggning<text:tab/></text:span><field:fieldmark-start text:name="__Fieldmark__203_1253006337" field:type="vnd.oasis.opendocument.field.UNHANDLED"><field:param field:name="vnd.oasis.opendocument.field.code" field:value=" GOTOBUTTON _Toc465579774  "/><field:param field:name="vnd.oasis.opendocument.field.id" field:value="50"/></field:fieldmark-start><field:fieldmark-end/></text:p>
          <text:p text:style-name="Contents_20_1"><text:span text:style-name="T2">Appendix C<text:tab/></text:span><field:fieldmark-start text:name="__Fieldmark__204_1253006337" field:type="vnd.oasis.opendocument.field.UNHANDLED"><field:param field:name="vnd.oasis.opendocument.field.code" field:value=" GOTOBUTTON _Toc465579775  "/><field:param field:name="vnd.oasis.opendocument.field.id" field:value="50"/></field:fieldmark-start><field:fieldmark-end/></text:p>
          <text:p text:style-name="Contents_20_2"><text:span text:style-name="T2">Exempel på kommandofiler<text:tab/></text:span><field:fieldmark-start text:name="__Fieldmark__205_1253006337" field:type="vnd.oasis.opendocument.field.UNHANDLED"><field:param field:name="vnd.oasis.opendocument.field.code" field:value=" GOTOBUTTON _Toc465579776  "/><field:param field:name="vnd.oasis.opendocument.field.id" field:value="50"/></field:fieldmark-start><field:fieldmark-end/></text:p>
        </text:index-body>
      </text:table-of-content>
      <text:h text:style-name="P58" text:outline-level="4"/>
      <text:p text:style-name="Standard"/>
      <text:p text:style-name="Standard"/>
      <text:h text:style-name="Heading_20_1" text:outline-level="1">Inledning</text:h>
      <text:p text:style-name="Standard"/>
      <text:p text:style-name="Standard"/>
      <text:p text:style-name="Standard"/>
      <text:p text:style-name="Standard"/>
      <text:p text:style-name="Standard"/>
      <text:p text:style-name="Standard"/>
      <text:p text:style-name="Standard">pwr_rtt är ett hjälpmedel för att felsöka i ett Proview/R system eller för enklare operatörskommunikation.</text:p>
      <text:p text:style-name="Standard"/>
      <text:p text:style-name="Standard">pwr_rtt innehåller</text:p>
      <text:p text:style-name="Standard"/>
      <text:list xml:id="list500509574543242100" text:style-name="L1">
        <text:list-item>
          <text:p text:style-name="P24">ett verktyg för att navigera i databasens anläggnings och nod hierarki och visa innehållet i objekt.</text:p>
        </text:list-item>
        <text:list-item>
          <text:p text:style-name="P24">ett antal kommandon för att visa objekt, korsreferenser, hantera tid, logga, skapa/ta bort objekt mm.</text:p>
        </text:list-item>
        <text:list-item>
          <text:p text:style-name="P24">en kommandotolk för att kunna exekvera kommandon i ett script.</text:p>
        </text:list-item>
        <text:list-item>
          <text:p text:style-name="P24">ett antal systembilder för att visa status för job/processer, io-kort, näthanterare, watchdog, grafcet-sekvenser, remotetransar och NMps, samt för att logga attribut i databasen på fil.</text:p>
        </text:list-item>
        <text:list-item>
          <text:p text:style-name="P24">en editor för att bygga menyer och bilder för operatörer och underhåll.</text:p>
        </text:list-item>
        <text:list-item>
          <text:p text:style-name="P6">ett funktionstangentbord för operatörskommunikation.</text:p>
        </text:list-item>
      </text:list>
      <text:p text:style-name="Standard"/>
      <text:p text:style-name="Standard">pwr_rtt finns för OpenVMS på Alpha och VAX, och för VAXELN.</text:p>
      <text:p text:style-name="Standard"/>
      <text:p text:style-name="Standard">Det finns ett generellt rtt-program som tillhör proview’s bassystem. Mha rtt-editorn kan ett projekt bygga en egen variant av detta, välja ut vissa delar av standard-programmet och bygga nya menyer och bilder. </text:p>
      <text:p text:style-name="Standard"/>
      <text:h text:style-name="Heading_20_1" text:outline-level="1">Start av rtt</text:h>
      <text:p text:style-name="Standard"/>
      <text:p text:style-name="Standard"/>
      <text:p text:style-name="Standard"/>
      <text:h text:style-name="Heading_20_4" text:outline-level="4"/>
      <text:p text:style-name="Standard"/>
      <text:p text:style-name="Standard">Standardversionen av rtt ligger i proview’s bassystem på pwr_exe för aktuell platform.</text:p>
      <text:p text:style-name="Standard"/>
      <text:p text:style-name="Standard">pwr_rtt kräver normalt att proview’s näthanterare är startad i aktuell dator .</text:p>
      <text:p text:style-name="Standard"/>
      <text:p text:style-name="Standard">ELN versionen (pwrb_root:[os_eln.hw_vax.exp.exe]rt_rtt.exe_eln) läggs med i EBUILD eller laddas ned för hand, och startas från ECL med</text:p>
      <text:p text:style-name="Standard"/>
      <text:p text:style-name="P7">ECL&gt; ex/w rt_rtt</text:p>
      <text:p text:style-name="P7"/>
      <text:p text:style-name="Standard">VMS versionen (pwr_exe:rt_rtt.exe) startas med symbolen pwr_rtt.</text:p>
      <text:p text:style-name="Standard"/>
      <text:p text:style-name="P7">$ pwr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Argument</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Standard"/>
      <text:h text:style-name="Heading_20_4" text:outline-level="4">Argument 4</text:h>
      <text:p text:style-name="Standard"/>
      <text:p text:style-name="Standard">Titeln i huvudmenyn. </text:p>
      <text:h text:style-name="Heading_20_1" text:outline-level="1">Objekts hierarki</text:h>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Tabelltext"/>
      <table:table table:name="Table1" table:style-name="Table1">
        <table:table-column table:style-name="Table1.A"/>
        <table:table-column table:style-name="Table1.B"/>
        <table:table-row table:style-name="Table1.1">
          <table:table-cell table:style-name="Table1.A1" office:value-type="string">
            <text:p text:style-name="P62">Tangent</text:p>
          </table:table-cell>
          <table:table-cell table:style-name="Table1.B1" office:value-type="string">
            <text:p text:style-name="P62">Funktion</text:p>
          </table:table-cell>
        </table:table-row>
        <table:table-row table:style-name="Table1.1">
          <table:table-cell table:style-name="Table1.A1" office:value-type="string">
            <text:p text:style-name="Tabelltext">PILTANGENTER</text:p>
          </table:table-cell>
          <table:table-cell table:style-name="Table1.B1" office:value-type="string">
            <text:p text:style-name="Tabelltext">Välj ut ett objekt.</text:p>
          </table:table-cell>
        </table:table-row>
        <table:table-row table:style-name="Table1.1">
          <table:table-cell table:style-name="Table1.A1" office:value-type="string">
            <text:p text:style-name="Tabelltext">RETURN</text:p>
          </table:table-cell>
          <table:table-cell table:style-name="Table1.B1" office:value-type="string">
            <text:p text:style-name="Tabelltext">Visa nästa nivå i hierarkin (barnen till utvalt objekt).</text:p>
          </table:table-cell>
        </table:table-row>
        <table:table-row table:style-name="Table1.1">
          <table:table-cell table:style-name="Table1.A1" office:value-type="string">
            <text:p text:style-name="Tabelltext">PF1</text:p>
          </table:table-cell>
          <table:table-cell table:style-name="Table1.B1" office:value-type="string">
            <text:p text:style-name="Tabelltext">Visa innehållet i utvalt objekt.</text:p>
          </table:table-cell>
        </table:table-row>
        <table:table-row table:style-name="Table1.1">
          <table:table-cell table:style-name="Table1.A1" office:value-type="string">
            <text:p text:style-name="Tabelltext">PF2</text:p>
          </table:table-cell>
          <table:table-cell table:style-name="Table1.B1" office:value-type="string">
            <text:p text:style-name="Tabelltext">Debugga barnen till utvalt objekt.</text:p>
          </table:table-cell>
        </table:table-row>
        <table:table-row table:style-name="Table1.1">
          <table:table-cell table:style-name="Table1.A1" office:value-type="string">
            <text:p text:style-name="Tabelltext">PF4 el CTRL/R</text:p>
          </table:table-cell>
          <table:table-cell table:style-name="Table1.B1" office:value-type="string">
            <text:p text:style-name="Tabelltext">Återvänd till föregående bild.</text:p>
          </table:table-cell>
        </table:table-row>
        <table:table-row table:style-name="Table1.1">
          <table:table-cell table:style-name="Table1.A1" office:value-type="string">
            <text:p text:style-name="Tabelltext">NEXT PAGE el CTRL/F</text:p>
          </table:table-cell>
          <table:table-cell table:style-name="Table1.B1" office:value-type="string">
            <text:p text:style-name="Tabelltext">Visa nästa sida.</text:p>
          </table:table-cell>
        </table:table-row>
        <table:table-row table:style-name="Table1.1">
          <table:table-cell table:style-name="Table1.A1" office:value-type="string">
            <text:p text:style-name="Tabelltext">PREV PAGE el CTRL/D</text:p>
          </table:table-cell>
          <table:table-cell table:style-name="Table1.B1" office:value-type="string">
            <text:p text:style-name="Tabelltext">Visa föregående sida.</text:p>
          </table:table-cell>
        </table:table-row>
        <table:table-row table:style-name="Table1.1">
          <table:table-cell table:style-name="Table1.A1" office:value-type="string">
            <text:p text:style-name="Contents_20_1">CTRL/Z</text:p>
          </table:table-cell>
          <table:table-cell table:style-name="Table1.B1" office:value-type="string">
            <text:p text:style-name="Tabelltext">Återvänd till rotmenyn</text:p>
          </table:table-cell>
        </table:table-row>
        <table:table-row table:style-name="Table1.1">
          <table:table-cell table:style-name="Table1.A1" office:value-type="string">
            <text:p text:style-name="Tabelltext">HELP</text:p>
          </table:table-cell>
          <table:table-cell table:style-name="Table1.B1" office:value-type="string">
            <text:p text:style-name="Tabelltext">Hjälp</text:p>
          </table:table-cell>
        </table:table-row>
        <table:table-row table:style-name="Table1.1">
          <table:table-cell table:style-name="Table1.A1" office:value-type="string">
            <text:p text:style-name="Tabelltext">DELETE</text:p>
          </table:table-cell>
          <table:table-cell table:style-name="Table1.B1" office:value-type="string">
            <text:p text:style-name="Tabelltext">Ta bort ett meny entry.</text:p>
          </table:table-cell>
        </table:table-row>
        <table:table-row table:style-name="Table1.1">
          <table:table-cell table:style-name="Table1.A1" office:value-type="string">
            <text:p text:style-name="Tabelltext">DO el CTRL/B</text:p>
          </table:table-cell>
          <table:table-cell table:style-name="Table1.B1" office:value-type="string">
            <text:p text:style-name="Tabelltext">Kommando mode.</text:p>
          </table:table-cell>
        </table:table-row>
        <table:table-row table:style-name="Table1.1">
          <table:table-cell table:style-name="Table1.A1" office:value-type="string">
            <text:p text:style-name="Tabelltext">CTRL/V</text:p>
          </table:table-cell>
          <table:table-cell table:style-name="Table1.B1" office:value-type="string">
            <text:p text:style-name="Tabelltext">Lägg in utvalt objekt i 'collection picture'.</text:p>
          </table:table-cell>
        </table:table-row>
        <table:table-row table:style-name="Table1.1">
          <table:table-cell table:style-name="Table1.A1" office:value-type="string">
            <text:p text:style-name="Tabelltext">CTRL/N</text:p>
          </table:table-cell>
          <table:table-cell table:style-name="Table1.B1" office:value-type="string">
            <text:p text:style-name="Tabelltext">Visa 'collection picture'.</text:p>
          </table:table-cell>
        </table:table-row>
        <table:table-row table:style-name="Table1.1">
          <table:table-cell table:style-name="Table1.A1" office:value-type="string">
            <text:p text:style-name="Tabelltext">CTRL/K</text:p>
          </table:table-cell>
          <table:table-cell table:style-name="Table1.B1" office:value-type="string">
            <text:p text:style-name="Tabelltext">Kvittera senaste okvitterade larm.</text:p>
          </table:table-cell>
        </table:table-row>
        <table:table-row table:style-name="Table1.1">
          <table:table-cell table:style-name="Table1.A1" office:value-type="string">
            <text:p text:style-name="Tabelltext">CTRL/L</text:p>
          </table:table-cell>
          <table:table-cell table:style-name="Table1.B1" office:value-type="string">
            <text:p text:style-name="Tabelltext">Toggla mellan att visa Description-attributet för ett objekt eller ej.</text:p>
          </table:table-cell>
        </table:table-row>
      </table:table>
      <text:p text:style-name="Standard"/>
      <text:h text:style-name="Heading_20_2" text:outline-level="2">Visa objekt</text:h>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style-name="Table2.1">
          <table:table-cell table:style-name="Table2.A1" office:value-type="string">
            <text:p text:style-name="P62">Tangent</text:p>
          </table:table-cell>
          <table:table-cell table:style-name="Table2.B1" office:value-type="string">
            <text:p text:style-name="P62">Funktion</text:p>
          </table:table-cell>
        </table:table-row>
        <table:table-row table:style-name="Table2.1">
          <table:table-cell table:style-name="Table2.A1" office:value-type="string">
            <text:p text:style-name="Tabelltext">PILTANGENTER</text:p>
          </table:table-cell>
          <table:table-cell table:style-name="Table2.B1" office:value-type="string">
            <text:p text:style-name="Tabelltext">Välj ut en parameter.</text:p>
          </table:table-cell>
        </table:table-row>
        <table:table-row table:style-name="Table2.1">
          <table:table-cell table:style-name="Table2.A1" office:value-type="string">
            <text:p text:style-name="Tabelltext">PF1</text:p>
          </table:table-cell>
          <table:table-cell table:style-name="Table2.B1" office:value-type="string">
            <text:p text:style-name="Tabelltext">Om innehållet i parametern är en referens till ett annat objekt visas innehållet i detta objekt.</text:p>
          </table:table-cell>
        </table:table-row>
        <table:table-row table:style-name="Table2.1">
          <table:table-cell table:style-name="Table2.A1" office:value-type="string">
            <text:p text:style-name="Tabelltext">PF3</text:p>
          </table:table-cell>
          <table:table-cell table:style-name="Table2.B1" office:value-type="string">
            <text:p text:style-name="Tabelltext">Ändra värdet på en parameter.</text:p>
          </table:table-cell>
        </table:table-row>
        <table:table-row table:style-name="Table2.1">
          <table:table-cell table:style-name="Table2.A1" office:value-type="string">
            <text:p text:style-name="Tabelltext">PF4 el CTRL/R</text:p>
          </table:table-cell>
          <table:table-cell table:style-name="Table2.B1" office:value-type="string">
            <text:p text:style-name="Tabelltext">Återvänd till föregående bild.</text:p>
          </table:table-cell>
        </table:table-row>
        <table:table-row table:style-name="Table2.1">
          <table:table-cell table:style-name="Table2.A1" office:value-type="string">
            <text:p text:style-name="Tabelltext">NEXT SIDE el CTRL/F</text:p>
          </table:table-cell>
          <table:table-cell table:style-name="Table2.B1" office:value-type="string">
            <text:p text:style-name="Tabelltext">Visa nästa sida.</text:p>
          </table:table-cell>
        </table:table-row>
        <table:table-row table:style-name="Table2.1">
          <table:table-cell table:style-name="Table2.A1" office:value-type="string">
            <text:p text:style-name="Tabelltext">PREV SIDE el CTRL/D</text:p>
          </table:table-cell>
          <table:table-cell table:style-name="Table2.B1" office:value-type="string">
            <text:p text:style-name="Tabelltext">Visa föregående sida.</text:p>
          </table:table-cell>
        </table:table-row>
        <table:table-row table:style-name="Table2.1">
          <table:table-cell table:style-name="Table2.A1" office:value-type="string">
            <text:p text:style-name="Tabelltext">CTRL/Z</text:p>
          </table:table-cell>
          <table:table-cell table:style-name="Table2.B1" office:value-type="string">
            <text:p text:style-name="Tabelltext">Återvänd till rotmenyn.</text:p>
          </table:table-cell>
        </table:table-row>
        <table:table-row table:style-name="Table2.1">
          <table:table-cell table:style-name="Table2.A1" office:value-type="string">
            <text:p text:style-name="Tabelltext">HELP</text:p>
          </table:table-cell>
          <table:table-cell table:style-name="Table2.B1" office:value-type="string">
            <text:p text:style-name="Tabelltext">Hjälp</text:p>
          </table:table-cell>
        </table:table-row>
        <table:table-row table:style-name="Table2.1">
          <table:table-cell table:style-name="Table2.A1" office:value-type="string">
            <text:p text:style-name="Tabelltext">DELETE</text:p>
          </table:table-cell>
          <table:table-cell table:style-name="Table2.B1" office:value-type="string">
            <text:p text:style-name="Tabelltext">Ta bort ett meny entry.</text:p>
          </table:table-cell>
        </table:table-row>
        <text:soft-page-break/>
        <table:table-row table:style-name="Table2.1">
          <table:table-cell table:style-name="Table2.A1" office:value-type="string">
            <text:p text:style-name="Tabelltext">DO el CTRL/B</text:p>
          </table:table-cell>
          <table:table-cell table:style-name="Table2.B1" office:value-type="string">
            <text:p text:style-name="Tabelltext">Kommando mode.</text:p>
          </table:table-cell>
        </table:table-row>
        <table:table-row table:style-name="Table2.1">
          <table:table-cell table:style-name="Table2.A1" office:value-type="string">
            <text:p text:style-name="Tabelltext">CTRL/V</text:p>
          </table:table-cell>
          <table:table-cell table:style-name="Table2.B1" office:value-type="string">
            <text:p text:style-name="Tabelltext">Lägg in utvald parameter i 'collection picture'.</text:p>
          </table:table-cell>
        </table:table-row>
        <table:table-row table:style-name="Table2.1">
          <table:table-cell table:style-name="Table2.A1" office:value-type="string">
            <text:p text:style-name="Tabelltext">CTRL/N</text:p>
          </table:table-cell>
          <table:table-cell table:style-name="Table2.B1" office:value-type="string">
            <text:p text:style-name="Tabelltext">Visa 'collection picture'.</text:p>
          </table:table-cell>
        </table:table-row>
        <table:table-row table:style-name="Table2.1">
          <table:table-cell table:style-name="Table2.A1" office:value-type="string">
            <text:p text:style-name="Tabelltext">CTRL/K</text:p>
          </table:table-cell>
          <table:table-cell table:style-name="Table2.B1" office:value-type="string">
            <text:p text:style-name="Tabelltext">Kvittera senaste okvitterade larm.</text:p>
          </table:table-cell>
        </table:table-row>
      </table:table>
      <text:p text:style-name="Standard"/>
      <text:p text:style-name="Standard"/>
      <text:h text:style-name="Heading_20_2" text:outline-level="2">Debug bild</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style-name="Table3.1">
          <table:table-cell table:style-name="Table3.A1" office:value-type="string">
            <text:p text:style-name="P62">Tangent</text:p>
          </table:table-cell>
          <table:table-cell table:style-name="Table3.B1" office:value-type="string">
            <text:p text:style-name="P62">Funktion</text:p>
          </table:table-cell>
        </table:table-row>
        <table:table-row table:style-name="Table3.1">
          <table:table-cell table:style-name="Table3.A1" office:value-type="string">
            <text:p text:style-name="Tabelltext">PILTANGENTER</text:p>
          </table:table-cell>
          <table:table-cell table:style-name="Table3.B1" office:value-type="string">
            <text:p text:style-name="Tabelltext">Välj ut ett objekt.</text:p>
          </table:table-cell>
        </table:table-row>
        <table:table-row table:style-name="Table3.1">
          <table:table-cell table:style-name="Table3.A1" office:value-type="string">
            <text:p text:style-name="Tabelltext">RETURN</text:p>
          </table:table-cell>
          <table:table-cell table:style-name="Table3.B1" office:value-type="string">
            <text:p text:style-name="Tabelltext">Visa nästa nivå i hierarkin (barnen till utvalt objekt).</text:p>
          </table:table-cell>
        </table:table-row>
        <table:table-row table:style-name="Table3.1">
          <table:table-cell table:style-name="Table3.A1" office:value-type="string">
            <text:p text:style-name="Tabelltext">PF1</text:p>
          </table:table-cell>
          <table:table-cell table:style-name="Table3.B1" office:value-type="string">
            <text:p text:style-name="Tabelltext">Visa innehållet i utvalt objekt.</text:p>
          </table:table-cell>
        </table:table-row>
        <table:table-row table:style-name="Table3.1">
          <table:table-cell table:style-name="Table3.A1" office:value-type="string">
            <text:p text:style-name="Tabelltext">PF2</text:p>
          </table:table-cell>
          <table:table-cell table:style-name="Table3.B1" office:value-type="string">
            <text:p text:style-name="Tabelltext">Debugga barnen till utvalt objekt.</text:p>
          </table:table-cell>
        </table:table-row>
        <table:table-row table:style-name="Table3.1">
          <table:table-cell table:style-name="Table3.A1" office:value-type="string">
            <text:p text:style-name="Tabelltext">PF3</text:p>
          </table:table-cell>
          <table:table-cell table:style-name="Table3.B1" office:value-type="string">
            <text:p text:style-name="Tabelltext">Ändra värdet på debug attributet.</text:p>
          </table:table-cell>
        </table:table-row>
        <table:table-row table:style-name="Table3.1">
          <table:table-cell table:style-name="Table3.A1" office:value-type="string">
            <text:p text:style-name="Tabelltext">PF4 el CTRL/R</text:p>
          </table:table-cell>
          <table:table-cell table:style-name="Table3.B1" office:value-type="string">
            <text:p text:style-name="Tabelltext">Återvänd till föregående bild.</text:p>
          </table:table-cell>
        </table:table-row>
        <table:table-row table:style-name="Table3.1">
          <table:table-cell table:style-name="Table3.A1" office:value-type="string">
            <text:p text:style-name="Tabelltext">NEXT PAGE el CTRL/F</text:p>
          </table:table-cell>
          <table:table-cell table:style-name="Table3.B1" office:value-type="string">
            <text:p text:style-name="Tabelltext">Visa nästa sida.</text:p>
          </table:table-cell>
        </table:table-row>
        <table:table-row table:style-name="Table3.1">
          <table:table-cell table:style-name="Table3.A1" office:value-type="string">
            <text:p text:style-name="Tabelltext">PREV PAGE el CTRL/D</text:p>
          </table:table-cell>
          <table:table-cell table:style-name="Table3.B1" office:value-type="string">
            <text:p text:style-name="Tabelltext">Visa föregående sida.</text:p>
          </table:table-cell>
        </table:table-row>
        <table:table-row table:style-name="Table3.1">
          <table:table-cell table:style-name="Table3.A1" office:value-type="string">
            <text:p text:style-name="Tabelltext">CTRL / Z</text:p>
          </table:table-cell>
          <table:table-cell table:style-name="Table3.B1" office:value-type="string">
            <text:p text:style-name="Tabelltext">Återvänd till rotmenyn.</text:p>
          </table:table-cell>
        </table:table-row>
        <table:table-row table:style-name="Table3.1">
          <table:table-cell table:style-name="Table3.A1" office:value-type="string">
            <text:p text:style-name="Tabelltext">HELP</text:p>
          </table:table-cell>
          <table:table-cell table:style-name="Table3.B1" office:value-type="string">
            <text:p text:style-name="Tabelltext">Hjälp</text:p>
          </table:table-cell>
        </table:table-row>
        <table:table-row table:style-name="Table3.1">
          <table:table-cell table:style-name="Table3.A1" office:value-type="string">
            <text:p text:style-name="Tabelltext">DELETE</text:p>
          </table:table-cell>
          <table:table-cell table:style-name="Table3.B1" office:value-type="string">
            <text:p text:style-name="Tabelltext">Ta bort ett meny entry.</text:p>
          </table:table-cell>
        </table:table-row>
        <table:table-row table:style-name="Table3.1">
          <table:table-cell table:style-name="Table3.A1" office:value-type="string">
            <text:p text:style-name="Tabelltext">DO el CTRL/B</text:p>
          </table:table-cell>
          <table:table-cell table:style-name="Table3.B1" office:value-type="string">
            <text:p text:style-name="Tabelltext">Kommando mode.</text:p>
          </table:table-cell>
        </table:table-row>
        <table:table-row table:style-name="Table3.1">
          <table:table-cell table:style-name="Table3.A1" office:value-type="string">
            <text:p text:style-name="Tabelltext">CTRL/V</text:p>
          </table:table-cell>
          <table:table-cell table:style-name="Table3.B1" office:value-type="string">
            <text:p text:style-name="Tabelltext">Lägg in utvalt objekt i 'collection picture'.</text:p>
          </table:table-cell>
        </table:table-row>
        <table:table-row table:style-name="Table3.1">
          <table:table-cell table:style-name="Table3.A1" office:value-type="string">
            <text:p text:style-name="Tabelltext">CTRL/N</text:p>
          </table:table-cell>
          <table:table-cell table:style-name="Table3.B1" office:value-type="string">
            <text:p text:style-name="Tabelltext">Visa 'collection picture'.</text:p>
          </table:table-cell>
        </table:table-row>
        <table:table-row table:style-name="Table3.1">
          <table:table-cell table:style-name="Table3.A1" office:value-type="string">
            <text:p text:style-name="Tabelltext">CTRL/K</text:p>
          </table:table-cell>
          <table:table-cell table:style-name="Table3.B1" office:value-type="string">
            <text:p text:style-name="Tabelltext">Kvittera senaste okvitterade larm.</text:p>
          </table:table-cell>
        </table:table-row>
      </table:table>
      <text:p text:style-name="Standard"/>
      <text:p text:style-name="Standard"/>
      <text:h text:style-name="Heading_20_2" text:outline-level="2">Collection picture</text:h>
      <text:p text:style-name="Standard"/>
      <text:p text:style-name="Standard">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Följande funktioner finns i collection bilden.</text:p>
      <text:p text:style-name="Standard"/>
      <table:table table:name="Table4" table:style-name="Table4">
        <table:table-column table:style-name="Table4.A"/>
        <table:table-column table:style-name="Table4.B"/>
        <table:table-row table:style-name="Table4.1">
          <table:table-cell table:style-name="Table4.A1" office:value-type="string">
            <text:p text:style-name="P62">Tangent</text:p>
          </table:table-cell>
          <table:table-cell table:style-name="Table4.B1" office:value-type="string">
            <text:p text:style-name="P62">Funktion</text:p>
          </table:table-cell>
        </table:table-row>
        <table:table-row table:style-name="Table4.1">
          <table:table-cell table:style-name="Table4.A1" office:value-type="string">
            <text:p text:style-name="Tabelltext">PILTANGENTER</text:p>
          </table:table-cell>
          <table:table-cell table:style-name="Table4.B1" office:value-type="string">
            <text:p text:style-name="Tabelltext">Välj ut ett objekt.</text:p>
          </table:table-cell>
        </table:table-row>
        <table:table-row table:style-name="Table4.1">
          <table:table-cell table:style-name="Table4.A1" office:value-type="string">
            <text:p text:style-name="Tabelltext">RETURN</text:p>
          </table:table-cell>
          <table:table-cell table:style-name="Table4.B1" office:value-type="string">
            <text:p text:style-name="Tabelltext">Visa nästa nivå i hierarkin (barnen till utvalt objekt).</text:p>
          </table:table-cell>
        </table:table-row>
        <text:soft-page-break/>
        <table:table-row table:style-name="Table4.1">
          <table:table-cell table:style-name="Table4.A1" office:value-type="string">
            <text:p text:style-name="Tabelltext">PF1</text:p>
          </table:table-cell>
          <table:table-cell table:style-name="Table4.B1" office:value-type="string">
            <text:p text:style-name="Tabelltext">Visa innehållet i utvalt objekt.</text:p>
          </table:table-cell>
        </table:table-row>
        <table:table-row table:style-name="Table4.1">
          <table:table-cell table:style-name="Table4.A1" office:value-type="string">
            <text:p text:style-name="Tabelltext">PF2</text:p>
          </table:table-cell>
          <table:table-cell table:style-name="Table4.B1" office:value-type="string">
            <text:p text:style-name="Tabelltext">Debugga barnen till utvalt objekt.</text:p>
          </table:table-cell>
        </table:table-row>
        <table:table-row table:style-name="Table4.1">
          <table:table-cell table:style-name="Table4.A1" office:value-type="string">
            <text:p text:style-name="Tabelltext">PF3</text:p>
          </table:table-cell>
          <table:table-cell table:style-name="Table4.B1" office:value-type="string">
            <text:p text:style-name="Tabelltext">Ändra värdet på utvalt objekt.</text:p>
          </table:table-cell>
        </table:table-row>
        <table:table-row table:style-name="Table4.1">
          <table:table-cell table:style-name="Table4.A1" office:value-type="string">
            <text:p text:style-name="Tabelltext">PF4 el CTRL/R</text:p>
          </table:table-cell>
          <table:table-cell table:style-name="Table4.B1" office:value-type="string">
            <text:p text:style-name="Tabelltext">Återvänd till föregående bild.</text:p>
          </table:table-cell>
        </table:table-row>
        <table:table-row table:style-name="Table4.1">
          <table:table-cell table:style-name="Table4.A1" office:value-type="string">
            <text:p text:style-name="Tabelltext">NEXT PAGE el CTRL/F</text:p>
          </table:table-cell>
          <table:table-cell table:style-name="Table4.B1" office:value-type="string">
            <text:p text:style-name="Tabelltext">Visa nästa sida.</text:p>
          </table:table-cell>
        </table:table-row>
        <table:table-row table:style-name="Table4.1">
          <table:table-cell table:style-name="Table4.A1" office:value-type="string">
            <text:p text:style-name="Tabelltext">PREV PAGE el CTRL/D</text:p>
          </table:table-cell>
          <table:table-cell table:style-name="Table4.B1" office:value-type="string">
            <text:p text:style-name="Tabelltext">Visa föregående sida.</text:p>
          </table:table-cell>
        </table:table-row>
        <table:table-row table:style-name="Table4.1">
          <table:table-cell table:style-name="Table4.A1" office:value-type="string">
            <text:p text:style-name="Tabelltext">CTRL/Z</text:p>
          </table:table-cell>
          <table:table-cell table:style-name="Table4.B1" office:value-type="string">
            <text:p text:style-name="Tabelltext">Återvänd till rotmenyn.</text:p>
          </table:table-cell>
        </table:table-row>
        <table:table-row table:style-name="Table4.1">
          <table:table-cell table:style-name="Table4.A1" office:value-type="string">
            <text:p text:style-name="Tabelltext">HELP</text:p>
          </table:table-cell>
          <table:table-cell table:style-name="Table4.B1" office:value-type="string">
            <text:p text:style-name="Tabelltext">Hjälp</text:p>
          </table:table-cell>
        </table:table-row>
        <table:table-row table:style-name="Table4.1">
          <table:table-cell table:style-name="Table4.A1" office:value-type="string">
            <text:p text:style-name="Tabelltext">DELETE</text:p>
          </table:table-cell>
          <table:table-cell table:style-name="Table4.B1" office:value-type="string">
            <text:p text:style-name="Tabelltext">Ta bort ett objekt ur bilden.</text:p>
          </table:table-cell>
        </table:table-row>
        <table:table-row table:style-name="Table4.1">
          <table:table-cell table:style-name="Table4.A1" office:value-type="string">
            <text:p text:style-name="Tabelltext">DO el CTRL/B</text:p>
          </table:table-cell>
          <table:table-cell table:style-name="Table4.B1" office:value-type="string">
            <text:p text:style-name="Tabelltext">Kommando mode.</text:p>
          </table:table-cell>
        </table:table-row>
      </table:table>
      <text:p text:style-name="Standard"/>
      <text:p text:style-name="Standard"/>
      <text:h text:style-name="Heading_20_1" text:outline-level="1">System bilder</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SHOW SYSTEM</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PLCPGM</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GRAFCET</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DEVICE</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WATCHDOG</text:h>
      <text:p text:style-name="Standard">Watchdog visar innehållet i watchdog objekt på noden.</text:p>
      <text:p text:style-name="Standard">Watchdog objekten övervakar bla plcprogrammet och kontrollerar att det går med rätt frekvens. Se PROVEW/R Object Reference Manual fär mer information.</text:p>
      <text:p text:style-name="Standard"><text:soft-page-break/></text:p>
      <text:h text:style-name="Heading_20_2" text:outline-level="2">PID</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LOGGNING</text:h>
      <text:p text:style-name="Standard">Med loggningsbilden kan man logga attribut i databasen på en fil. Loggning på maximalt tio filer kan göras samtidigt.</text:p>
      <text:p text:style-name="Standard"/>
      <text:p text:style-name="Standard">Här följer en lathund:</text:p>
      <text:list xml:id="list4931767419315345660" text:style-name="L2">
        <text:list-item>
          <text:p text:style-name="P25">Samla ihop de attribut som ska loggas i collection bilden.</text:p>
        </text:list-item>
        <text:list-item>
          <text:p text:style-name="P25">Gå in i loggnings bilden. Om andra loggningar redan startats, välj ett ledigt entry med tangenterna 'Nästa' eller 'Föreg'.</text:p>
        </text:list-item>
        <text:list-item>
          <text:p text:style-name="P25">Mata in tid genom att välja ut 'Time' med piltangenteran och ändra värde med PF3. Tiden är i ms.</text:p>
        </text:list-item>
        <text:list-item>
          <text:p text:style-name="P25">Mata in filnamn. Om nodnr ej anges i filnamnet kommer filen att hamna på den node som är angiven i RttConfig objektet.</text:p>
        </text:list-item>
        <text:list-item>
          <text:p text:style-name="P25">Mata in typ av loggning under 'Type'. Typen kan vara 'Cont' elller 'Event'. Cont innebär att värden loggas kontinuerligt med angiven periodtid, Event innebär att värdena loggas när de ändrar värde.</text:p>
        </text:list-item>
        <text:list-item>
          <text:p text:style-name="P25">Välj ut 'INSERT' och tryck på PF1 för att lägga in de attribut som valts ut i collection bilden.</text:p>
        </text:list-item>
        <text:list-item>
          <text:p text:style-name="P25">Välj ut 'START' och tryck på PF1 för att starta loggningen. Att loggningen är startad markeras genom att texten '*** ACTIVE ***' blinkar i bilden.</text:p>
        </text:list-item>
        <text:list-item>
          <text:p text:style-name="P25">Stoppa loggningen genom att välja ut 'STOP' och trycka på PF1.</text:p>
        </text:list-item>
        <text:list-item>
          <text:p text:style-name="P9">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NETHANDLER</text:h>
      <text:p text:style-name="Standard"/>
      <text:p text:style-name="Standard">Nethandler är en undermeny som innehåller bilder som visar info om näthanteraren.</text:p>
      <text:p text:style-name="Standard"/>
      <text:h text:style-name="Heading_20_2" text:outline-level="2">SHOW NODES</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62">Parameter</text:p>
          </table:table-cell>
          <table:table-cell table:style-name="Table5.B1" office:value-type="string">
            <text:p text:style-name="P62">Beskrivning</text:p>
          </table:table-cell>
        </table:table-row>
        <table:table-row table:style-name="Table5.1">
          <table:table-cell table:style-name="Table5.A1" office:value-type="string">
            <text:p text:style-name="Tabelltext">Name</text:p>
          </table:table-cell>
          <table:table-cell table:style-name="Table5.B1" office:value-type="string">
            <text:p text:style-name="Tabelltext">Nodnamn</text:p>
          </table:table-cell>
        </table:table-row>
        <table:table-row table:style-name="Table5.1">
          <table:table-cell table:style-name="Table5.A1" office:value-type="string">
            <text:p text:style-name="Tabelltext">Group</text:p>
          </table:table-cell>
          <table:table-cell table:style-name="Table5.B1" office:value-type="string">
            <text:p text:style-name="Tabelltext">Pams index</text:p>
          </table:table-cell>
        </table:table-row>
        <table:table-row table:style-name="Table5.1">
          <table:table-cell table:style-name="Table5.A1" office:value-type="string">
            <text:p text:style-name="Tabelltext">Nodeid</text:p>
          </table:table-cell>
          <table:table-cell table:style-name="Table5.B1" office:value-type="string">
            <text:p text:style-name="Tabelltext">Proview nodindex</text:p>
          </table:table-cell>
        </table:table-row>
        <table:table-row table:style-name="Table5.1">
          <table:table-cell table:style-name="Table5.A1" office:value-type="string">
            <text:p text:style-name="Tabelltext">Link</text:p>
          </table:table-cell>
          <table:table-cell table:style-name="Table5.B1"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able:table-row table:style-name="Table5.1">
          <table:table-cell table:style-name="Table5.A1" office:value-type="string">
            <text:p text:style-name="Tabelltext">Time up</text:p>
          </table:table-cell>
          <table:table-cell table:style-name="Table5.B1" office:value-type="string">
            <text:p text:style-name="Tabelltext">Tid då näthanteraren startades</text:p>
          </table:table-cell>
        </table:table-row>
        <table:table-row table:style-name="Table5.1">
          <table:table-cell table:style-name="Table5.A1" office:value-type="string">
            <text:p text:style-name="Tabelltext">Sent</text:p>
          </table:table-cell>
          <table:table-cell table:style-name="Table5.B1" office:value-type="string">
            <text:p text:style-name="Tabelltext">Antal sända transaktioner</text:p>
          </table:table-cell>
        </table:table-row>
        <table:table-row table:style-name="Table5.1">
          <table:table-cell table:style-name="Table5.A1" office:value-type="string">
            <text:p text:style-name="Tabelltext">Rcvd</text:p>
          </table:table-cell>
          <table:table-cell table:style-name="Table5.B1" office:value-type="string">
            <text:p text:style-name="Tabelltext">Antal mottagna transaktioner</text:p>
          </table:table-cell>
        </table:table-row>
      </table:table>
      <text:p text:style-name="P32"><text:tab/></text:p>
      <text:p text:style-name="Standard"><text:soft-page-break/></text:p>
      <text:h text:style-name="Heading_20_2" text:outline-level="2">SHOW SUBCLIENT</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SHOW SUBSERVER</text:h>
      <text:p text:style-name="Standard">Visar subscription server, dvs prenumerationer som andra noder här begärt från akuell nod.</text:p>
      <text:p text:style-name="Standard"/>
      <text:p text:style-name="Standard"/>
      <text:h text:style-name="Heading_20_1" text:outline-level="1">Store</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416539420407442880" text:style-name="L3">
        <text:list-item>
          <text:p text:style-name="P26">Samla ihop ett antal parameterar i databasen i collection picture.</text:p>
        </text:list-item>
        <text:list-item>
          <text:p text:style-name="P26">Gå in i collection picture och skriv kommandot<text:tab/><text:tab/><text:tab/><text:tab/><text:span text:style-name="T3">pwr_rtt&gt; store sto1</text:span></text:p>
        </text:list-item>
      </text:list>
      <text:p text:style-name="Standard">eller<text:tab/><text:tab/><text:tab/><text:tab/><text:tab/><text:tab/><text:tab/><text:span text:style-name="T3">pwr_rtt&gt; store/collect sto1</text:span></text:p>
      <text:list xml:id="list8486199433855386747" text:style-name="L4">
        <text:list-item>
          <text:p text:style-name="P27">Collection bilden finns nu sparad under STO1.</text:p>
          <text:p text:style-name="P10"/>
          <text:p text:style-name="P10">Pss kan man spara bilder under valfritt namn. På VMS lagras och hämtas bilderna på den filkatalog man står på när man startar rtt. På ELN hämtas och lagras bilderna på rtt’s default-filkatalog.</text:p>
          <text:p text:style-name="P10"/>
          <text:h text:style-name="P60" text:outline-level="1">Loggning</text:h>
          <text:p text:style-name="P10"/>
          <text:p text:style-name="P10"/>
          <text:p text:style-name="P10">Loggnings funktionen i rtt gör det möjligt att logga parameterar i rtdb på en fil.</text:p>
          <text:p text:style-name="P10">Upp till tio loggfiler kan vara öppna samtidig och i varje loggfil kan hundra parametrar loggas. Initiering av loggningen görs genom att ge data till en loggtabell. Varje loggfil hanteras av ett entry i loggtabellen.</text:p>
          <text:p text:style-name="P10">Ett entry hanteras från LOGGING-bilden. Med ‘nästa sida’ och ‘föregående sida’ skiftar man entry. </text:p>
          <text:p text:style-name="P10"/>
          <text:p text:style-name="P10">Man kan även hantera ett entry mha kommandon med 'logging create' kommandot och datasätts eller ändras med 'logging set' eller 'logging delete'.</text:p>
          <text:p text:style-name="P10"/>
          <text:p text:style-name="P10">Loggningen startas med 'logging start' som skapar en process som cykliskt övervakar parameterarna.</text:p>
          <text:p text:style-name="P10"/>
          <text:p text:style-name="P10">Om en conditionparameter har angivits sker enbart loggningen om condition parametern är true.</text:p>
          <text:p text:style-name="P10"/>
          <text:p text:style-name="P10">Loggningen kan vara av två typer, antingen loggas värdet av parametrarna kontinuerligt med en viss frekvens, eller loggas en parameter varje gång dess värdet ändras.</text:p>
          <text:p text:style-name="P10"/>
          <text:p text:style-name="P10">Om loggningen sker under en längre tid är det lämligt att starta och stoppa loggningen med en rtt kommandofil,</text:p>
          <text:p text:style-name="P10">eftersom man då inte behöver köra rtt i interaktivt (se kommandofiler samt exempel 4 i appendix C). Rtt startas då upp med en kommandofil som parameter, varefter man kan logga ur ECL och låta rtt sköta sig själv.</text:p>
          <text:p text:style-name="P10"/>
          <text:h text:style-name="P59" text:outline-level="2">Kontinuerlig loggning</text:h>
          <text:p text:style-name="P10">Värdet på parametrarna i entryt loggas vid varje cykel. På filen skrivs dessutom tiden sedan loggningen startades. Filen kan läsas in i t ex DECchart eller Excel för grafisk presentation. Appendix A innehåller en lathund för att använda DECchart.</text:p>
          <text:h text:style-name="P59" text:outline-level="2">Händelse loggning</text:h>
          <text:p text:style-name="P10"/>
          <text:p text:style-name="P10">En parameter i entryt loggas om värdet på parametern har ändrats.</text:p>
          <text:p text:style-name="P10">På loggfilen skrivs tiden för ändringen och det nya värdet.</text:p>
          <text:p text:style-name="P10"/>
          <text:h text:style-name="P59" text:outline-level="2">Prioritet</text:h>
          <text:p text:style-name="P10">Prioriteten för loggningen kan påverkas i ELN, ej I VMS. </text:p>
          <text:p text:style-name="P10"/>
          <text:p text:style-name="P10">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P10"/>
          <text:p text:style-name="P10"/>
          <text:h text:style-name="P60" text:outline-level="1"><text:s/>Kommandofiler i rtt</text:h>
          <text:p text:style-name="P10"/>
          <text:p text:style-name="P10"/>
          <text:p text:style-name="P10">Rtt innehåller ett kommandofils-språk som används bl a för att lagra collection-picture och loggnings-entryn.</text:p>
          <text:p text:style-name="P10"/>
          <text:p text:style-name="P10">Man kan modifiera dessa filer en text-editor, eller skriva egna kommandoprocedurer t ex för att bygga upp olika test-fall.</text:p>
          <text:p text:style-name="P10"/>
          <text:h text:style-name="P59" text:outline-level="2">Skapa en kommandofil</text:h>
          <text:p text:style-name="P10">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P10"/>
          <text:p text:style-name="P10">Kommentarsraderna inleds med ett utropstecken i radens i fösta position på raden.</text:p>
          <text:p text:style-name="P10"/>
          <text:p text:style-name="P10">Kommandon för att hantera collection picture:</text:p>
          <text:p text:style-name="P10"/>
        </text:list-item>
        <text:list-item>
          <text:p text:style-name="P27">collect clear</text:p>
        </text:list-item>
        <text:list-item>
          <text:p text:style-name="P33">collect /name='objektsnamn'</text:p>
        </text:list-item>
        <text:list-item>
          <text:p text:style-name="P33">show collect</text:p>
        </text:list-item>
        <text:list-item>
          <text:p text:style-name="P33">add debug /name='objektsnamn1' [/class= /hierarchy=]</text:p>
        </text:list-item>
        <text:list-item>
          <text:p text:style-name="P35">add parameter/parameter='parameter'/name='objektsnamn3' [/class= /hierarchy=]</text:p>
        </text:list-item>
      </text:list>
      <text:p text:style-name="P37"/>
      <text:p text:style-name="Standard">Kommandon för att bygga en debugbild:</text:p>
      <text:p text:style-name="P40"/>
      <text:list xml:id="list4731967109335301827" text:style-name="L5">
        <text:list-item>
          <text:p text:style-name="P34">debug /name='objektsnamn1' [/class= /hierarchy=]</text:p>
        </text:list-item>
        <text:list-item>
          <text:p text:style-name="P34">show parameter/name=...[/class= /hierarchy=]</text:p>
        </text:list-item>
        <text:list-item>
          <text:p text:style-name="P34">add debug /name='objektsnamn1' [/class= /hierarchy=]</text:p>
        </text:list-item>
        <text:list-item>
          <text:p text:style-name="P36">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Exekvera en kommandofil</text:h>
      <text:p text:style-name="Standard">En kommandofil exekveras genom med ett '@' tecket följt av filnamnet. I en eln-nod krävs fullständigt filnamn med nod osv.</text:p>
      <text:p text:style-name="Standard"/>
      <text:h text:style-name="Heading_20_2" text:outline-level="2">Start av rtt med kommandofil</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3"><text:s/>pwr_rtt_test == "$ssab_exe:rs_rtt sys templogg"</text:span></text:p>
      <text:p text:style-name="P7"/>
      <text:p text:style-name="Standard">Kommando filen templog.rtt_com exekveras direkt vid uppstart av rtt.</text:p>
      <text:p text:style-name="Standard"/>
      <text:p text:style-name="Standard">För att starta från ECL skickar man med argument på följande sätt</text:p>
      <text:p text:style-name="Standard"/>
      <text:p text:style-name="P7">ECL&gt; ex/w rs_rtt /arg=(sys,3.98::test)</text:p>
      <text:p text:style-name="Standard"/>
      <text:p text:style-name="Standard"><text:soft-page-break/>Om man har en kommando fil som inte kräver något ingrepp från operatören, dvs avslutas med exit eller quit (se exempel 4 i appendix C), kan man starta rtt från ECL med execute utan /wait och sedan logga ur ECL</text:p>
      <text:p text:style-name="Standard"/>
      <text:p text:style-name="P7">ECL&gt; ex rs_rtt /arg=(sys,3.9::test)</text:p>
      <text:h text:style-name="Heading_20_1" text:outline-level="1">Konfigurering av rtt</text:h>
      <text:p text:style-name="Standard"/>
      <text:p text:style-name="Standard"/>
      <text:p text:style-name="Standard"/>
      <text:p text:style-name="Standard"/>
      <text:h text:style-name="Heading_20_2" text:outline-level="2">Konfigureringsobjekt</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DefaultVMSNode</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UserObject</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AlarmAutoLoad</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AlarmMessage</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AlarmBeep</text:h>
      <text:p text:style-name="Standard">Anger om förekomsten av okvitterade larm ska ge upphov till ljudsignal eller ej.</text:p>
      <text:p text:style-name="Standard"/>
      <text:p text:style-name="Standard"/>
      <text:h text:style-name="Heading_20_3" text:outline-level="3">AlarmReturn</text:h>
      <text:p text:style-name="Standard">Anger att händelselistan ska innehålla händelsen när ett larmtillstånd återställs (endast vid AlarmAutoLoad).</text:p>
      <text:p text:style-name="Standard"/>
      <text:h text:style-name="Heading_20_3" text:outline-level="3"><text:soft-page-break/>AlarmAck</text:h>
      <text:p text:style-name="Standard">Anger att händelselistan ska innehålla larmkvittenser (endast vid AlarmAutoLoad).</text:p>
      <text:h text:style-name="Heading_20_3" text:outline-level="3">DescriptionOff</text:h>
      <text:p text:style-name="Standard">Anger att description-attributet inte ska visas i objekts-hierarkin.</text:p>
      <text:h text:style-name="Heading_20_3" text:outline-level="3">DefaultDirectory</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SymbolFileName</text:h>
      <text:p text:style-name="Standard">Symboler för t ex kortkommandon kan laddas in vid start av rtt mha en symbolfil. Här anges namnet på den symbolfil som ska laddas.</text:p>
      <text:h text:style-name="Heading_20_3" text:outline-level="3">ScanTime</text:h>
      <text:p text:style-name="Standard">Scantiden för rtt. Scantiden bestämmer bl a uppdateringsfrekvensen i bilder. Minimumvärde 1 s.</text:p>
      <text:p text:style-name="Standard"/>
      <text:h text:style-name="Heading_20_2" text:outline-level="2">Konfigurering av larmlista</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olkning av transbuffrar</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Distribution av filer till processtationer</text:h>
      <text:p text:style-name="Standard">Distribution av filer från utvecklingsmiljön till process- och operatörsstationer konfigureras i projektvolymen. Följande filer har anknytning till rtt.</text:p>
      <text:p text:style-name="Standard"/>
      <text:list xml:id="list2900122586241511502" text:style-name="L6">
        <text:list-item>
          <text:p text:style-name="P41">Lagrade samlingsbilder, kommandofiler och eventuell symbolfil distribueras mha ett ApplDistr-objekt. Kopiera samtliga filer genom att använda wildcard i source-fil specifikationen (*.rtt_com).</text:p>
        </text:list-item>
        <text:list-item>
          <text:p text:style-name="P41">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41">Korsreferensfiler för rtt (som skapas från Utilities med ‘create rttfiles’) distribueras tillsammans med laddatafiler till den boot-nod som angivits i NodeConfig-objektet.</text:p>
        </text:list-item>
        <text:list-item>
          <text:p text:style-name="P11">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text:soft-page-break/>Symbolfil</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345303670333445123" text:style-name="L7">
        <text:list-item>
          <text:p text:style-name="P42">Definiera lämpliga symboler från rtt’s kommando-prompt, kontrollera dem med kommandot ‘show symbols’, och lagra dem med kommandot ‘store /symbols’.</text:p>
        </text:list-item>
        <text:list-item>
          <text:p text:style-name="P12">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7">show menu underhåll-motorer</text:p>
      <text:p text:style-name="Standard"/>
      <text:p text:style-name="Standard">Exempel på symbolfil</text:p>
      <text:p text:style-name="P7"/>
      <text:p text:style-name="P7">define FREKVENSOMRIKTARE "SHOW MENU UNDERHÅLL-FREKVENSOMRIKTARE"</text:p>
      <text:p text:style-name="P7">define PLÅTFÖLJNING "SHOW MENU UNDERHÅLL-PLÅTFÖLJNING"</text:p>
      <text:p text:style-name="P7">define HYDRAULIK "SHOW MENU \"UNDERHÅLL-HYDRAULIK PV15\""</text:p>
      <text:p text:style-name="P7">define VKVP15 "SHOW MENU \"UNDERHÅLL-VKVP15 KOMMUNIKATION\""</text:p>
      <text:p text:style-name="P7">define GIVARE "SHOW MENU UNDERHÅLL-GIVARE"</text:p>
      <text:p text:style-name="P7">define SEKTIONSOBJEKT "SHOW MENU \"UNDERHÅLL-SEKTIONS OBJEKT\""</text:p>
      <text:p text:style-name="P7">define GIVAROBJEKT "SHOW MENU \"UNDERHÅLL-GIVARE OBJEKT\""</text:p>
      <text:p text:style-name="P7">define END "SHOW CHILD/NAME=VKV-END"</text:p>
      <text:p text:style-name="P7">define SB15 "SHOW CHILD/NAME=VKV-END-SB15"</text:p>
      <text:p text:style-name="P7">define S0 "SHOW CHILD/NAME=VKV-END-SB15-S0"</text:p>
      <text:p text:style-name="P7">define S1 "SHOW CHILD/NAME=VKV-END-SB15-S1"</text:p>
      <text:p text:style-name="P7">define S2 "SHOW CHILD/NAME=VKV-END-SB15-S2"</text:p>
      <text:p text:style-name="P7">define S3 "SHOW CHILD/NAME=VKV-END-SB15-S3"</text:p>
      <text:p text:style-name="P7"/>
      <text:p text:style-name="Standard">Följande exempel innehåller ett script som automatisk definierar kortkommandon till samtliga $Planthier-objekt.</text:p>
      <text:p text:style-name="P7"/>
      <text:p text:style-name="P7">main()</text:p>
      <text:p text:style-name="P7"><text:s text:c="2"/>string name;</text:p>
      <text:p text:style-name="P7"><text:s text:c="2"/>string segment_name;</text:p>
      <text:p text:style-name="P7"/>
      <text:p text:style-name="P7"><text:s text:c="2"/>name = GetClassList("$PlantHier");</text:p>
      <text:p text:style-name="P7"><text:s text:c="2"/>while ( nname != "")</text:p>
      <text:p text:style-name="P7"><text:s text:c="4"/>segment_name = CutObjectName(name, 1);</text:p>
      <text:p text:style-name="P7"><text:s text:c="4"/>define 'segment_name' "show child/name='name'"</text:p>
      <text:p text:style-name="P7"><text:s text:c="4"/>nname = GetNextObject(name);</text:p>
      <text:p text:style-name="P7"><text:s text:c="2"/>endwhile</text:p>
      <text:p text:style-name="P7">endmain</text:p>
      <text:h text:style-name="Heading_20_1" text:outline-level="1">Skapa menyer</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7">string name;</text:p>
      <text:p text:style-name="P7">string attr;</text:p>
      <text:p text:style-name="P7">float langd;</text:p>
      <text:p text:style-name="P7">int <text:s/>first</text:p>
      <text:p text:style-name="P7"/>
      <text:p text:style-name="P7">name = GetChild("VKV-Plåtar");</text:p>
      <text:p text:style-name="P7">first = 1;</text:p>
      <text:p text:style-name="P7">while ( name != "")</text:p>
      <text:p text:style-name="P7"><text:s text:c="2"/>if ( GetObjectClass(name) == "END_Plat")</text:p>
      <text:p text:style-name="P7"><text:s text:c="4"/>attr = nname + "Langd";</text:p>
      <text:p text:style-name="P7"><text:s text:c="4"/>langd = GetAttribute( attr);</text:p>
      <text:p text:style-name="P7"><text:s text:c="4"/>if ( langd &gt;= 10 &amp;&amp; langd &lt; 15)</text:p>
      <text:p text:style-name="P7"><text:s text:c="6"/>if ( first)</text:p>
      <text:p text:style-name="P7"><text:s text:c="8"/>create menu/title="Plåtar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Rtt som operatörsterminal</text:h>
      <text:p text:style-name="Standard">Om man ska använda en fast terminal för rtt-bilder kan denna kopplas till datorn antingen via en terminal server eller till ett seriellt kort (DHV) som sätts i datorn.</text:p>
      <text:p text:style-name="Standard">Skapa dedicerade RttConfig-objekt dedicerade för terminalerna och skicka med detta som argument.</text:p>
      <text:p text:style-name="Standard"/>
      <text:h text:style-name="Heading_20_2" text:outline-level="2">Terminal på seriell port</text:h>
      <text:p text:style-name="Standard">Programmet rs_term <text:s/>startar och övervakar rtt-program på VAX_ELN. Programmet läggs in i EBUILD-filen. Som argument till rs_term skickas namn på program som ska startas, port, port för felutskrifter, argument till det startade programmet.</text:p>
      <text:p text:style-name="Standard"/>
      <text:p text:style-name="Standard">Exempel</text:p>
      <text:p text:style-name="Standard"/>
      <text:p text:style-name="P7">program SSABB_ROOT:&lt;VAX_ELN.EXE&gt;RS_TERM.EXE_ELN /argument=("""""", - """""", """""","""RS_RTT_HFLDS1""", """TTB0:""", -</text:p>
      <text:p text:style-name="P7">"""CONSOLE:""","""SYS""","""""","""Noder-HFLDS1-RttConfig_Oper1""")</text:p>
      <text:h text:style-name="Heading_20_2" text:outline-level="2">Terminal på terminal server</text:h>
      <text:p text:style-name="Standard">Här använder man programmet ssab_exe:rs_lat för att koppla upp en latport till en terminalserver samt starta och övervaka rtt-programmet. rs_lat startas av ett $Appl-objekt eller läggs in i EBUILD-filen. Som argument till rs_lat skickas med bla LAT-port, service-namn och port-namn på terminal servern, rtt-program som ska startas samt argument till detta. Porten på terminalservern ska sättas i remote läge.</text:p>
      <text:p text:style-name="Standard"/>
      <text:p text:style-name="Standard">Exempel</text:p>
      <text:p text:style-name="Standard"/>
      <text:p text:style-name="Standard">EBUILD fil för uppstart av rtt mot en terminal kopplad till en terminalserver.</text:p>
      <text:p text:style-name="Standard"/>
      <text:p text:style-name="P7">program SSABB_ROOT:&lt;VAX_ELN.EXE&gt;RS_LAT.EXE_ELN /warm_debug -</text:p>
      <text:p text:style-name="P7">/argument=("""""", """""", """""", """REVERSE""", """LTA1""", -</text:p>
      <text:p text:style-name="P7">"""VJRT04""", """PORT_7""", """RS_RTT_VKVSU1""", """OP""", """""", -</text:p>
      <text:p text:style-name="P7">"""Noder-VKVSU1-RttConfig_maskinskötare""")</text:p>
      <text:p text:style-name="P7"/>
      <text:h text:style-name="Heading_20_1" text:outline-level="1">Learn</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7">pwr_rtt&gt; learn start/file='filnamn'</text:p>
      <text:p text:style-name="P7"/>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7">pwr_rtt&gt; learn stop</text:p>
      <text:p text:style-name="P7"/>
      <text:p text:style-name="Standard">Upprepa den lagrade sekvensen med</text:p>
      <text:p text:style-name="Standard"/>
      <text:p text:style-name="P7">pwr_rtt&gt; @'filnamn'</text:p>
      <text:h text:style-name="Heading_20_1" text:outline-level="1">Korsreferenser</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Signaler</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Övriga objekt</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Arithm-kod</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7">pwr_rtt&gt; crossref /function=</text:p>
      <text:p text:style-name="P7"/>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7">pwr_rtt&gt; crossref /string=</text:p>
      <text:p text:style-name="P7"/>
      <text:h text:style-name="Heading_20_1" text:outline-level="1">Kommandon</text:h>
      <text:p text:style-name="Standard"/>
      <text:p text:style-name="Standard"/>
      <text:h text:style-name="Heading_20_2" text:outline-level="2">Allmänt</text:h>
      <text:p text:style-name="Standard">pwr_rtt går över från menymode till kommandomode med 'Utför'-tangenten eller CTRL/B och går tillbaka till menymode efter utfört kommando eller med PF4.</text:p>
      <text:p text:style-name="Standard"/>
      <text:h text:style-name="Heading_20_1" text:outline-level="1">add</text:h>
      <text:p text:style-name="Standard"/>
      <text:p text:style-name="Standard">Adderar objekt eller parameterar till aktuell bild.</text:p>
      <text:p text:style-name="Standard"/>
      <text:p text:style-name="Standard"/>
      <text:h text:style-name="Heading_20_2" text:outline-level="2">add parameter</text:h>
      <text:p text:style-name="Standard"/>
      <text:p text:style-name="Standard">Adderar objekt till aktuell bild och visar innehållet i specificerad parameter. Funktionen är densamma som 'show</text:p>
      <text:p text:style-name="Standard">parameter' med det undantaget att funna objekt adderas till nuvarande bild.</text:p>
      <text:p text:style-name="Standard"/>
      <text:p text:style-name="Standard">Objekt som passar in på klass, namn och hierarki beskrivningen visas på skärmen.</text:p>
      <text:p text:style-name="Standard"/>
      <text:p text:style-name="P7">pwr_rtt&gt; add parameter /parameter= /name= /class= /hierarchy=</text:p>
      <text:h text:style-name="Heading_20_4" text:outline-level="4">/parameter</text:h>
      <text:p text:style-name="Standard">Namn på parametern som ska visas.</text:p>
      <text:p text:style-name="Standard"/>
      <text:h text:style-name="Heading_20_4" text:outline-level="4">/name</text:h>
      <text:p text:style-name="Standard">Namn på ett objekt.</text:p>
      <text:p text:style-name="Standard">Wildcard är tillåtet. 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Standard"/>
      <text:h text:style-name="Heading_20_2" text:outline-level="2">add debug</text:h>
      <text:p text:style-name="Standard">Adderar objekt till aktuell bild och visar innehållet i debug parametern. Funktionen är densamma som 'debug object' med det undantaget att funna objekt adderas till nuvarande bild.</text:p>
      <text:p text:style-name="Standard"/>
      <text:p text:style-name="Standard">Objekt som passar in på klass, namn och hierarki beskrivningen visas på skärmen.</text:p>
      <text:p text:style-name="Standard"/>
      <text:p text:style-name="P7">pwr_rtt&gt; add debug /parameter= /name= /class= /hierarchy=</text:p>
      <text:p text:style-name="P7"/>
      <text:h text:style-name="Heading_20_4" text:outline-level="4">/local</text:h>
      <text:p text:style-name="Standard"/>
      <text:p text:style-name="Standard">Endast objekt på den egna noden adderas.</text:p>
      <text:h text:style-name="Heading_20_4" text:outline-level="4">/parameter</text:h>
      <text:p text:style-name="Standard"/>
      <text:p text:style-name="Standard">Namn på parametern som ska visas.</text:p>
      <text:p text:style-name="Standard"/>
      <text:h text:style-name="Heading_20_4" text:outline-level="4"><text:soft-page-break/>/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text:p>
      <text:p text:style-name="Standard">på aktuell bild som default ('show object /hierarchy').</text:p>
      <text:p text:style-name="P7">"</text:p>
      <text:h text:style-name="Heading_20_2" text:outline-level="2">add menu</text:h>
      <text:p text:style-name="Standard">Adderar ett meny-entry till en meny. Ett antal olika typer av menyentryn kan skapas. Default skapas ett meny-entry av typen menu, dvs som kan öppna en undermeny.</text:p>
      <text:h text:style-name="Heading_20_4" text:outline-level="4">/text</text:h>
      <text:p text:style-name="Standard">Text på menyentry.</text:p>
      <text:h text:style-name="Heading_20_4" text:outline-level="4">/object</text:h>
      <text:p text:style-name="Standard">Skapar ett meny-entry av typen object. Som värde till kvalifieraren ges namn på objekt som ska knytas till meny-entryt. Objektet kommer att kunna öppnas med PF1, objektets barn öppnas med RETURN och debug på barnen startas med PF2. </text:p>
      <text:h text:style-name="Heading_20_4" text:outline-level="4">/command</text:h>
      <text:p text:style-name="Standard">Skapar ett meny-entry av typen command. Som värde på kvalifierarn ges ettt rtt-kommando som kommer att exekveras när RETURN aktiveras.</text:p>
      <text:p text:style-name="Standard"/>
      <text:p text:style-name="P1">Exempel</text:p>
      <text:p text:style-name="P1"/>
      <text:p text:style-name="Standard">Skapa ett menyentry av typen menu</text:p>
      <text:p text:style-name="P7">pwr_rtt&gt; add menu/text=”SubMenu”</text:p>
      <text:p text:style-name="P7"/>
      <text:p text:style-name="Standard">Skapa ett menyentry av typen object</text:p>
      <text:p text:style-name="P7">pwr_rtt&gt; add menu/text=”SomeObj”/obj=Motor-Enable</text:p>
      <text:p text:style-name="P7"/>
      <text:p text:style-name="Standard">Skapa ett menyentry av typen command</text:p>
      <text:p text:style-name="P7">pwr_rtt&gt; add menu/text=”SomeCmd”/command=@mycmd</text:p>
      <text:p text:style-name="Standard"/>
      <text:h text:style-name="Heading_20_1" text:outline-level="1">alarm</text:h>
      <text:p text:style-name="Standard"/>
      <text:p text:style-name="Standard"/>
      <text:p text:style-name="Standard"/>
      <text:p text:style-name="Standard"/>
      <text:p text:style-name="Standard"/>
      <text:p text:style-name="Standard">Alarm visar larm och händelser, ger utskrift av händelselistan samt ger möjlighet att sända larm.</text:p>
      <text:p text:style-name="Standard"/>
      <text:p text:style-name="Standard"/>
      <text:h text:style-name="Heading_20_2" text:outline-level="2">alarm list</text:h>
      <text:p text:style-name="Standard"/>
      <text:p text:style-name="Standard">Visar händelselistan. Händelserna visas fn i omvänd ordning (sista händelsen sist). Aktuella larm och händelser laddas första gången man gör 'alarm show' eller 'alarm list'. Kvalifierarna påverkar endast laddningen och har inte någon funktion när larmen väl är laddade.</text:p>
      <text:p text:style-name="Standard"/>
      <text:h text:style-name="Heading_20_4" text:outline-level="4">/user</text:h>
      <text:p text:style-name="Standard">Namn på objekt av klassen User på aktuell node.</text:p>
      <text:p text:style-name="Standard">Default tas ett User objekt med namnet RttUser som ligger under aktuell nod.</text:p>
      <text:p text:style-name="Standard"/>
      <text:h text:style-name="Heading_20_4" text:outline-level="4">/maxalarm</text:h>
      <text:p text:style-name="Standard">Maximalt antal larm som visas i larmlistan. Default 200.</text:p>
      <text:p text:style-name="Standard"/>
      <text:h text:style-name="Heading_20_4" text:outline-level="4">/maxevent</text:h>
      <text:p text:style-name="Standard">Maximalt antal larm som visas i händelselistan. Default</text:p>
      <text:p text:style-name="Standard">500.</text:p>
      <text:p text:style-name="Standard"/>
      <text:h text:style-name="Heading_20_4" text:outline-level="4">/acknowledge</text:h>
      <text:p text:style-name="Standard"/>
      <text:p text:style-name="Standard">Kvittens av larm visas i händelselistan.</text:p>
      <text:h text:style-name="Heading_20_4" text:outline-level="4">/return</text:h>
      <text:p text:style-name="Standard"/>
      <text:p text:style-name="Standard">Retur av larmstatus visas i händelselistan.</text:p>
      <text:h text:style-name="Heading_20_4" text:outline-level="4">/bell</text:h>
      <text:p text:style-name="Standard"/>
      <text:p text:style-name="Standard">Om det finns okvitterade larm i larmlistan ges ljudsignal från terminalen.</text:p>
      <text:p text:style-name="Standard"/>
      <text:p text:style-name="P1">Exempel</text:p>
      <text:p text:style-name="P1"/>
      <text:p text:style-name="Standard"/>
      <text:p text:style-name="P7">pwr_rtt&gt; alarm list /maxalarm=40 /maxevent=100 /acknowledge /return</text:p>
      <text:p text:style-name="P7"/>
      <text:p text:style-name="Standard">I rtt program som är skapade med pwr_rtt_edit skapas lämpligen ett menyalternativ som visar händelselistan med kommandot</text:p>
      <text:p text:style-name="Standard"/>
      <text:p text:style-name="P7">crea/com="alarm list/maxal=40/maxev=100/bell/ret" /text="händelselista"</text:p>
      <text:p text:style-name="P7"/>
      <text:p text:style-name="Standard"/>
      <text:h text:style-name="Heading_20_2" text:outline-level="2"><text:soft-page-break/>alarm show</text:h>
      <text:p text:style-name="Standard">Visar aktuella larm. Larmen visas fn i omvänd ordning (sista larmet sist).</text:p>
      <text:p text:style-name="Standard">Aktiva larm markeras med '**' och okvitterade med '!!'.</text:p>
      <text:p text:style-name="Standard">Okvitterade larm kvitteras med PF3.</text:p>
      <text:p text:style-name="Standard">PF1 visar larm-namnet. Om larmnamnet är ett objekt öppnas objektet.</text:p>
      <text:p text:style-name="Standard">Aktuella larm och händelser laddas första gången man gör 'alarm show' eller 'alarm list'. Kvalifierarna påverkar endast laddningen och har inte någon funktion <text:s text:c="2"/>när larmen väl är laddade.</text:p>
      <text:p text:style-name="Standard">För att kunna ladda larmlistan krävs att det finns ett objekt <text:s/>av klassen User på den node där rtt körs.</text:p>
      <text:p text:style-name="Standard"/>
      <text:h text:style-name="Heading_20_4" text:outline-level="4">/user</text:h>
      <text:p text:style-name="Standard"/>
      <text:p text:style-name="Standard">Namn på object av klassen User på aktuell node.</text:p>
      <text:p text:style-name="Standard">Default tas ett User objekt med namnet RttUser som ligger under aktuell nod..</text:p>
      <text:h text:style-name="Heading_20_4" text:outline-level="4">/maxalarm</text:h>
      <text:p text:style-name="Standard"/>
      <text:p text:style-name="Standard">Maximalt antal larm som visas i larmlistan. Default 200.</text:p>
      <text:h text:style-name="Heading_20_4" text:outline-level="4">/maxevent</text:h>
      <text:p text:style-name="Standard"/>
      <text:p text:style-name="Standard">Maximalt antal larm som visas i händelselistan. Default 500.</text:p>
      <text:p text:style-name="Standard"/>
      <text:h text:style-name="Heading_20_4" text:outline-level="4">/acknowledge</text:h>
      <text:p text:style-name="Standard">Kvittens av larm visas i händelselistan.</text:p>
      <text:p text:style-name="Standard"/>
      <text:h text:style-name="Heading_20_4" text:outline-level="4">/return</text:h>
      <text:p text:style-name="Standard">Retur av larmstatus visas i händelselistan.</text:p>
      <text:p text:style-name="Standard"/>
      <text:h text:style-name="Heading_20_4" text:outline-level="4">/bell</text:h>
      <text:p text:style-name="Standard">Om det finns okvitterade larm i larmlistan ges ljudsignal från terminalen.</text:p>
      <text:p text:style-name="Standard"/>
      <text:p text:style-name="P1">Exempel</text:p>
      <text:p text:style-name="P1"/>
      <text:p text:style-name="P7">pwr_rtt&gt; alarm show /maxalarm=40 /maxevent=100 /acknowledge /return</text:p>
      <text:p text:style-name="P7"/>
      <text:p text:style-name="Standard">I rtt program som är skapade med pwr_rtt_edit skapas lämpligen ett menyalternativ som visar händelselistan med kommandot</text:p>
      <text:p text:style-name="Standard"/>
      <text:p text:style-name="P7">crea/command="alarm show/maxal=40/maxev=100/bell/ret" /text="larmlista"</text:p>
      <text:p text:style-name="P7"/>
      <text:h text:style-name="Heading_20_2" text:outline-level="2">alarm print</text:h>
      <text:p text:style-name="Standard"/>
      <text:p text:style-name="Standard">Skriver ut innehållet i händelselistan på fil.</text:p>
      <text:p text:style-name="Standard">Larmlistan måste först laddas med 'alarm show' eller 'alarm list'.</text:p>
      <text:p text:style-name="Standard">Observera att det kan upp till 30 sekunder att ladda larmlistan. För att vara säker på att få med hela listan bör man vänta ett tag innan man skriver ut den. Om kvittens och return av larmen ska tas med i händelselistan anges vid laddningen av larmen. Man kan ange om man vill skriva ut enbart larmtexten eller objektsnamnet.</text:p>
      <text:p text:style-name="Standard"/>
      <text:h text:style-name="Heading_20_4" text:outline-level="4"><text:soft-page-break/>/file</text:h>
      <text:p text:style-name="Standard">Filnamn.</text:p>
      <text:p text:style-name="Standard"/>
      <text:h text:style-name="Heading_20_4" text:outline-level="4">/notext</text:h>
      <text:p text:style-name="Standard">Larmtexten skrivs ej ut.</text:p>
      <text:p text:style-name="Standard"/>
      <text:h text:style-name="Heading_20_4" text:outline-level="4">/noname</text:h>
      <text:p text:style-name="Standard">Objektsnamnet skrivs ej ut.</text:p>
      <text:p text:style-name="Standard"/>
      <text:p text:style-name="Standard"/>
      <text:p text:style-name="P1">Exempel</text:p>
      <text:p text:style-name="P7">pwr_rtt&gt; alarm print /file=alarmlist.txt/noname</text:p>
      <text:p text:style-name="P7">pwr_rtt&gt; alarm print /file=3.9::alarmlist.txt</text:p>
      <text:p text:style-name="P7"/>
      <text:p text:style-name="Standard"/>
      <text:p text:style-name="Standard"/>
      <text:h text:style-name="Heading_20_2" text:outline-level="2">alarm send</text:h>
      <text:p text:style-name="Standard">Skickar ett larm till larmlistan med texten 'LARM FRÅN RTT 'larmtext''.</text:p>
      <text:p text:style-name="Standard"/>
      <text:p text:style-name="P7">pwr_rtt&gt; alarm send /text='larmtext' /priority=</text:p>
      <text:p text:style-name="P7"/>
      <text:h text:style-name="Heading_20_4" text:outline-level="4">/text</text:h>
      <text:p text:style-name="Standard">Larm text som ska skrivas ut.</text:p>
      <text:p text:style-name="Standard"/>
      <text:h text:style-name="Heading_20_4" text:outline-level="4">/prioritet</text:h>
      <text:p text:style-name="Standard">Larmets prioritet. Kan vara A, B, C eller D (A är default).</text:p>
      <text:p text:style-name="Standard"/>
      <text:p text:style-name="P1">Exempel</text:p>
      <text:p text:style-name="P1"/>
      <text:p text:style-name="P7">pwr_rtt&gt; alarm send /text="VKVAU1 bootar om 10 min!!" /priority=B</text:p>
      <text:p text:style-name="P7"/>
      <text:h text:style-name="Heading_20_1" text:outline-level="1">classhier</text:h>
      <text:p text:style-name="Standard"/>
      <text:p text:style-name="Standard"/>
      <text:p text:style-name="Standard">Visar klass hierarkien.</text:p>
      <text:p text:style-name="Standard"/>
      <text:p text:style-name="Standard"/>
      <text:h text:style-name="Heading_20_1" text:outline-level="1">collect</text:h>
      <text:p text:style-name="Standard"/>
      <text:h text:style-name="Heading_20_2" text:outline-level="2">collect</text:h>
      <text:p text:style-name="Standard">Adderar utvalt objekt till collection bilden, eller objekt med specificerat namn.</text:p>
      <text:p text:style-name="Standard"/>
      <text:p text:style-name="P7">pwr_rtt&gt; collect</text:p>
      <text:p text:style-name="P7">pwr_rtt&gt; collect /name=</text:p>
      <text:p text:style-name="P7"/>
      <text:h text:style-name="Heading_20_4" text:outline-level="4">/name</text:h>
      <text:p text:style-name="Standard">Namn på parameter som ska adderas till collection picture.</text:p>
      <text:p text:style-name="Standard"/>
      <text:p text:style-name="Standard"/>
      <text:p text:style-name="P1">Exempel</text:p>
      <text:p text:style-name="P7">pwr_rtt&gt; collect /name=sh-fsdn-varvtal.actualvalue</text:p>
      <text:p text:style-name="P7"/>
      <text:p text:style-name="Standard"/>
      <text:p text:style-name="Standard"/>
      <text:h text:style-name="Heading_20_2" text:outline-level="2">collect clear</text:h>
      <text:p text:style-name="Standard">Rensar collection bilden.</text:p>
      <text:p text:style-name="Standard">Kan endast utföras i collection bilden.</text:p>
      <text:p text:style-name="Standard"/>
      <text:p text:style-name="Standard"/>
      <text:h text:style-name="Heading_20_2" text:outline-level="2">collect show</text:h>
      <text:p text:style-name="Standard"/>
      <text:p text:style-name="Standard">Visar objekt som samlats ihop med collect funktionen (identiskt med CTRL/N).</text:p>
      <text:p text:style-name="Standard"/>
      <text:h text:style-name="Heading_20_1" text:outline-level="1">create</text:h>
      <text:p text:style-name="Standard"/>
      <text:p text:style-name="Standard"/>
      <text:h text:style-name="Heading_20_2" text:outline-level="2">create object</text:h>
      <text:p text:style-name="Standard">Skapar ett objekt i rtdb.</text:p>
      <text:p text:style-name="Standard">Rtt måste köras i den nod som objektet ska tillhöra.</text:p>
      <text:p text:style-name="Standard">Om man i rtt tittar på den objektshierarki där objektet ska skapas, kommer denna ej att uppdateras förrän man har gått ur den (med PF4).</text:p>
      <text:p text:style-name="Standard"/>
      <text:h text:style-name="Heading_20_4" text:outline-level="4">/class</text:h>
      <text:p text:style-name="Standard">Klass på det objekt som ska skapas.</text:p>
      <text:p text:style-name="Standard"/>
      <text:h text:style-name="Heading_20_4" text:outline-level="4">/name</text:h>
      <text:p text:style-name="Standard">Fullständigt namn på det objekt som ska skapas.</text:p>
      <text:p text:style-name="Standard">Om gemener ska ingå i objektsnamnet måste detta omges av 'dubbelfnuttar'.</text:p>
      <text:p text:style-name="Standard"/>
      <text:p text:style-name="P1">Exempel</text:p>
      <text:p text:style-name="P1"/>
      <text:p text:style-name="P7">pwr_rtt&gt; create object /class=Material /name="N2-UGN-PLÅTAR-Mtrl1</text:p>
      <text:p text:style-name="Standard"/>
      <text:h text:style-name="Heading_20_1" text:outline-level="1">crossreference</text:h>
      <text:p text:style-name="Standard"/>
      <text:p text:style-name="Standard"/>
      <text:p text:style-name="Standard"/>
      <text:p text:style-name="Standard"/>
      <text:p text:style-name="Standard"/>
      <text:p text:style-name="Standard">Crossreference visar korsreferenser till en signal (do, di, do, ai, ao, av eller pi) eller andra objekt som refereras i plc-programmet med GetDp, StoDp, GetAp, StoAp, GetData o dyl. Även funktioner, classer och attribut som används i arithm-objekt kan man få korreferenser på.</text:p>
      <text:p text:style-name="Standard">Informationen om korsreferenser finns ej i runtime databasen, därför hämtas korsreferenserna från den listfil som genereras på kommandot 'create rttfiles’ i pwr_cmd och Utilities. För att kunna fungera krävs att det finns en aktuella listfiler.</text:p>
      <text:p text:style-name="Standard">Om en annan listfil ska användas, eller en listfil på en annan node, kan detta anges med kvalifieraren /file.</text:p>
      <text:p text:style-name="Standard"/>
      <text:p text:style-name="Standard">Om /name utelämnas visas korsreferenser för utvald signal.</text:p>
      <text:p text:style-name="Standard"/>
      <text:p text:style-name="P7">pwr_rtt&gt; crossreference</text:p>
      <text:h text:style-name="Heading_20_4" text:outline-level="4">/file</text:h>
      <text:p text:style-name="Standard"/>
      <text:p text:style-name="Standard">Filnamn på listfilen.</text:p>
      <text:h text:style-name="Heading_20_4" text:outline-level="4">/name</text:h>
      <text:p text:style-name="Standard"/>
      <text:p text:style-name="Standard">Signal objekt eller annat objekt för vilket korsreferenser ska visas.</text:p>
      <text:p text:style-name="Standard">Wildcard är tillåtet.</text:p>
      <text:p text:style-name="Standard">Default det objekt som är utvalt.</text:p>
      <text:h text:style-name="Heading_20_4" text:outline-level="4">/function</text:h>
      <text:p text:style-name="Standard">Namn på den funktion, class, attribut eller dylikt som används i koden för objekt av typen AArithm, DArithm, CArithm och DataArithm. Namnet på arithm-objektet och den eller de kod-rader där funktionen förekommer visas (med /brief visas endast den första kodraden för varje objekt). Skillnaden mellan /funktion och /string är att /string tillåter alla tecken som avgränsningstecken, medan /funktion inte tillåter siffror eller bokstäver.</text:p>
      <text:p text:style-name="Standard"/>
      <text:p text:style-name="P7">pwr_rtt&gt; crossreference /function= [/brief] [/case_sensitive]</text:p>
      <text:h text:style-name="Heading_20_4" text:outline-level="4">/brief</text:h>
      <text:p text:style-name="Standard"><text:s/>Används vid sökning i koden för arithm-objekt. Med /brief visas endast kod-raden för den första förekomsten av funktionen.</text:p>
      <text:h text:style-name="Heading_20_4" text:outline-level="4">/case_sensitive</text:h>
      <text:p text:style-name="Standard">Används vid sökning i koden för arithm-objekt. Anger att sökningen ska vara känslig gemener och versaler. Om /case_sensitive används på en sträng med små bokstäver måste funktions-strängen omgärdas av ‘dubbelfnuttar’. </text:p>
      <text:p text:style-name="Standard"/>
      <text:p text:style-name="Standard">Om /case_sensitive utelämnas är sökningen känslig för gemener och versaler om söksträngen innehåller gemener och är omgärdad av ‘dubbelfnuttar’, annars är sökningen ej känslig. /case_sensitive behöver med andra ord endast användas vid sökning på en sträng med enbart versaler. </text:p>
      <text:p text:style-name="Standard"/>
      <text:p text:style-name="Standard">Observera att rtt’s kommandotolk översätter alla strängar till versaler som inte är omgärdade av ‘dubbelfnuttar’.</text:p>
      <text:p text:style-name="Standard"/>
      <text:p text:style-name="P1">Exempel</text:p>
      <text:p text:style-name="Standard"><text:span text:style-name="T3">pwr_rtt&gt; cross /function=MyFunc</text:span><text:tab/>Sökningen ej känslig för gemener och versaler.</text:p>
      <text:p text:style-name="P7"/>
      <text:p text:style-name="Standard"><text:soft-page-break/><text:span text:style-name="T3">pwr_rtt&gt; cross /function=”MyFunc”</text:span><text:tab/>Sökningen känslig för gemener och versaler.</text:p>
      <text:p text:style-name="P7"/>
      <text:p text:style-name="Standard"><text:span text:style-name="T3">pwr_rtt&gt; cross /function=MyFunc /case_sensitive</text:span><text:tab/></text:p>
      <text:p text:style-name="P49">Sökningen känslig för gemener och versaler.</text:p>
      <text:p text:style-name="P49">Söksträngen kommer att bli ‘MYFUNC’.</text:p>
      <text:p text:style-name="Standard"/>
      <text:h text:style-name="Heading_20_4" text:outline-level="4">/string</text:h>
      <text:p text:style-name="Standard">Sökning efter en sträng i koden för arithm-objekt.</text:p>
      <text:p text:style-name="Standard"/>
      <text:p text:style-name="P7">pwr_rtt&gt; crossreference /string= [/brief] [/case_sensitive]</text:p>
      <text:p text:style-name="P7"/>
      <text:p text:style-name="P7"/>
      <text:p text:style-name="Standard"/>
      <text:p text:style-name="Standard"/>
      <text:h text:style-name="Heading_20_1" text:outline-level="1">debug</text:h>
      <text:p text:style-name="Standard"/>
      <text:p text:style-name="Standard"/>
      <text:p text:style-name="Standard"/>
      <text:p text:style-name="Standard"/>
      <text:p text:style-name="Standard"/>
      <text:p text:style-name="Standard"/>
      <text:h text:style-name="Heading_20_2" text:outline-level="2">debug object</text:h>
      <text:p text:style-name="Standard"/>
      <text:p text:style-name="Standard">Visar värdet på debug parametern för ett eller flera objekt.</text:p>
      <text:p text:style-name="Standard">Objekt som passar in på klass, namn och hierarki beskrivningen visas på skärmen.</text:p>
      <text:p text:style-name="Standard"/>
      <text:p text:style-name="P7">pwr_rtt&gt; debug object /parameter= /name= /class= /hierarchy=</text:p>
      <text:h text:style-name="Heading_20_4" text:outline-level="4">/global</text:h>
      <text:p text:style-name="Standard"/>
      <text:p text:style-name="Standard">Även objekt i monterade volymer på andra noder visas.</text:p>
      <text:p text:style-name="Standard"/>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p text:style-name="Standard"/>
      <text:p text:style-name="Standard"/>
      <text:h text:style-name="Heading_20_2" text:outline-level="2">debug children</text:h>
      <text:p text:style-name="Standard">Visar värdet på debug parametern för barnen till ett objekt (även PF2). Om objektet endast har ett fönsterobjekt som barn visas barnen till fönsterobjektet.</text:p>
      <text:p text:style-name="Standard"/>
      <text:p text:style-name="P7">pwr_rtt&gt; debug children /name=</text:p>
      <text:h text:style-name="Heading_20_4" text:outline-level="4">/name</text:h>
      <text:p text:style-name="Standard"/>
      <text:p text:style-name="Standard">Namn på ett objekt</text:p>
      <text:p text:style-name="Standard">Namnet kan skrivas utan '/name='.</text:p>
      <text:p text:style-name="Standard"/>
      <text:h text:style-name="Heading_20_1" text:outline-level="1">define</text:h>
      <text:p text:style-name="Standard"/>
      <text:p text:style-name="Standard"/>
      <text:p text:style-name="Standard"/>
      <text:p text:style-name="Standard"/>
      <text:p text:style-name="Standard">Define kommandot använd för att tilldela värden till symboler.</text:p>
      <text:p text:style-name="Standard"/>
      <text:p text:style-name="Standard">Första argumentet är namnet på symbolen som ska tilldelas värdet. Namnet ska här skrivas utan enkelapostrofer.</text:p>
      <text:p text:style-name="Standard">Andra argumentet kan vara ett värde (flyttal, heltal eller sträng).</text:p>
      <text:p text:style-name="Standard"/>
      <text:h text:style-name="Heading_20_2" text:outline-level="2">System symboler</text:h>
      <text:p text:style-name="Standard"/>
      <text:p text:style-name="Standard">Det finns att antal symboler som är definierade av systemet</text:p>
      <text:p text:style-name="Standard">rtt_os <text:s text:c="2"/><text:tab/><text:tab/>innehåller aktuellt operativsystem (VMS eller ELN)</text:p>
      <text:p text:style-name="Standard">rtt_platform <text:s text:c="3"/><text:tab/>innehåller aktuell plattform (VAX_VMS, VAX_ELN ellerAXP_VMS)</text:p>
      <text:p text:style-name="Standard">rtt_time <text:s/><text:tab/>innehåller aktuell tid (i ascii format).</text:p>
      <text:p text:style-name="Standard"/>
      <text:h text:style-name="Heading_20_2" text:outline-level="2">Tilldelning av ett värde</text:h>
      <text:p text:style-name="Standard">Tilldelat värde kan vara en string, float, integer eller boolean.</text:p>
      <text:p text:style-name="Standard"/>
      <text:p text:style-name="Standard"/>
      <text:p text:style-name="P1">Exempel</text:p>
      <text:p text:style-name="Standard">Tilldelning av flyttal</text:p>
      <text:p text:style-name="Standard"/>
      <text:p text:style-name="P7">define num 3.22</text:p>
      <text:p text:style-name="P7">define num 3.22e-12</text:p>
      <text:p text:style-name="P7"/>
      <text:p text:style-name="Standard">Tilldelning av heltal</text:p>
      <text:p text:style-name="Standard"/>
      <text:p text:style-name="P7">define i 0</text:p>
      <text:p text:style-name="P7"/>
      <text:p text:style-name="Standard">Tilldelning av sträng</text:p>
      <text:p text:style-name="Standard"/>
      <text:p text:style-name="P7">define some_str "This is a string"</text:p>
      <text:p text:style-name="P7"/>
      <text:p text:style-name="Standard">Tilldelning av innehållet i en annan symbol</text:p>
      <text:p text:style-name="P7"/>
      <text:p text:style-name="P7">define a1 'a2'</text:p>
      <text:p text:style-name="P7"/>
      <text:p text:style-name="Standard">Addera två strängsymboler</text:p>
      <text:p text:style-name="Standard"/>
      <text:p text:style-name="P7">define a1 "MOTOR"</text:p>
      <text:p text:style-name="P7">define a2 " START"</text:p>
      <text:p text:style-name="P7">define a3 ‘a’’a2’</text:p>
      <text:p text:style-name="P7"/>
      <text:p text:style-name="P7">sho sym a3</text:p>
      <text:p text:style-name="P7">%RTT-I-MSG, Symbol a3 = MOTOR START</text:p>
      <text:h text:style-name="Heading_20_2" text:outline-level="2">Hämta värden på attribute från rtdb</text:h>
      <text:p text:style-name="Standard"/>
      <text:p text:style-name="Standard">Man kan hämat upp aktuella värden på attribut från databasen genom att framför attributnamnet skriva ett '#' tecken och omge # och namn med enkelapostrofer.</text:p>
      <text:p text:style-name="Standard"/>
      <text:p text:style-name="P1"><text:soft-page-break/>Exempel</text:p>
      <text:p text:style-name="P1"/>
      <text:p text:style-name="P7">define a '#rt-rtt-vax_vms-dv1.actualvalue'</text:p>
      <text:p text:style-name="P7">sho sym a</text:p>
      <text:p text:style-name="P7">%RTT-I-MSG, Symbol a = 0</text:p>
      <text:p text:style-name="P7"/>
      <text:p text:style-name="Standard">a tilldelas värdet av rt-rtt-vax_vms-dv1</text:p>
      <text:p text:style-name="Standard"/>
      <text:p text:style-name="P7">if '#rt-rtt-vax_vms-dv1.actualvalue' eq 0</text:p>
      <text:p text:style-name="P7"><text:s text:c="2"/>say/text="Dv1 är 0"</text:p>
      <text:p text:style-name="P7">endif</text:p>
      <text:h text:style-name="Heading_20_1" text:outline-level="1">delete</text:h>
      <text:p text:style-name="Standard"/>
      <text:p text:style-name="Standard"/>
      <text:p text:style-name="Standard"/>
      <text:p text:style-name="Standard"/>
      <text:p text:style-name="Standard"/>
      <text:h text:style-name="Heading_20_2" text:outline-level="2">delete object</text:h>
      <text:p text:style-name="Standard">Tar bort ett objekt ur i rtdb. Endast dynamiska objekt kan tas bort.</text:p>
      <text:p text:style-name="Standard"/>
      <text:p text:style-name="Standard">Rtt måste köras i den nod som objektet ska tillhöra. Om man i rtt tittar på den objektshierarki där objektet</text:p>
      <text:p text:style-name="Standard">ligger, kommer denna ej att uppdateras förrän man har gått ur den (med PF4).</text:p>
      <text:p text:style-name="Standard"/>
      <text:h text:style-name="Heading_20_4" text:outline-level="4">/name</text:h>
      <text:p text:style-name="Standard">Fullständigt namn på det objekt som ska tas bort.</text:p>
      <text:p text:style-name="Standard"/>
      <text:p text:style-name="P1">Exempel</text:p>
      <text:p text:style-name="P1"/>
      <text:p text:style-name="P7">pwr_rtt&gt; delete object /name=N2-UGN-PLÅTAR-Mtrl1</text:p>
      <text:p text:style-name="P7"/>
      <text:h text:style-name="Heading_20_1" text:outline-level="1">exit</text:h>
      <text:p text:style-name="Standard"/>
      <text:p text:style-name="Standard"/>
      <text:p text:style-name="Standard"/>
      <text:p text:style-name="Standard"/>
      <text:p text:style-name="Standard">Avslutar exekveringen.</text:p>
      <text:p text:style-name="Standard"/>
      <text:h text:style-name="Heading_20_1" text:outline-level="1">get clock</text:h>
      <text:p text:style-name="Standard"/>
      <text:p text:style-name="Standard"/>
      <text:p text:style-name="Standard"/>
      <text:p text:style-name="Standard"/>
      <text:p text:style-name="Standard"/>
      <text:p text:style-name="Standard">Sätt systemtiden till tiden på hårdvaruklockan (endast på VAXELN-system med installerad hårdvaruklocka).</text:p>
      <text:p text:style-name="Standard"/>
      <text:p text:style-name="P7">pwr_rtt&gt; get clock</text:p>
      <text:h text:style-name="Heading_20_1" text:outline-level="1">help</text:h>
      <text:p text:style-name="Standard">Visar hjälptexter. </text:p>
      <text:p text:style-name="Standard"/>
      <text:p text:style-name="Standard">Om kommandot ges utan parameter visas en lista på de hjälptexter som finns. <text:s/>Ett ämne kan väljas ut med piltangenterna, och med RETURN visas hjälptexten för utvalt ämne. </text:p>
      <text:p text:style-name="Standard"/>
      <text:p text:style-name="P7">pwr_rtt&gt; help</text:p>
      <text:p text:style-name="P7"/>
      <text:p text:style-name="Standard">Om ämne eller kommando skickas med som parameter visas hjälptexten för ämnet.</text:p>
      <text:p text:style-name="Standard"/>
      <text:p text:style-name="P7">pwr_rtt&gt; help ‘ämne’</text:p>
      <text:h text:style-name="Heading_20_1" text:outline-level="1">learn</text:h>
      <text:p text:style-name="Standard"/>
      <text:p text:style-name="Standard"/>
      <text:p text:style-name="Standard"/>
      <text:p text:style-name="Standard"/>
      <text:p text:style-name="Standard"/>
      <text:p text:style-name="Standard"/>
      <text:p text:style-name="Standard">Learn gör det möjlig att lagra en sekvens av knapptryckningar och rtt-kommandon som ofta upprepas.</text:p>
      <text:p text:style-name="Standard">Lagringen sker på en kommandofil av med namnet *.rtt_com. Sekvensen återupprepas genom att starta den skapade kommandofilen.</text:p>
      <text:p text:style-name="Standard"/>
      <text:p text:style-name="P7">pwr_rtt&gt; learn start /file=</text:p>
      <text:p text:style-name="P7">pwr_rtt&gt; learn stop</text:p>
      <text:p text:style-name="P7"/>
      <text:p text:style-name="P1">Exempel</text:p>
      <text:p text:style-name="P1"/>
      <text:p text:style-name="P7">pwr_rtt&gt; learn start /file=3.9::motorstart</text:p>
      <text:p text:style-name="Standard">...</text:p>
      <text:p text:style-name="Standard">diverse kommandon och knapptryckningar</text:p>
      <text:p text:style-name="Standard">...</text:p>
      <text:p text:style-name="P7">pwr_rtt&gt; learn stop</text:p>
      <text:p text:style-name="P7"/>
      <text:p text:style-name="Standard"/>
      <text:p text:style-name="P7">pwr_rtt&gt; @3.9::motorstart</text:p>
      <text:p text:style-name="P7"/>
      <text:p text:style-name="Standard"/>
      <text:p text:style-name="Standard"/>
      <text:h text:style-name="Heading_20_2" text:outline-level="2">learn start</text:h>
      <text:p text:style-name="Standard">Startar en learn session.</text:p>
      <text:p text:style-name="Standard">Efterföljande kommandon kommer att lagras på angiven fil.</text:p>
      <text:p text:style-name="Standard"/>
      <text:h text:style-name="Heading_20_4" text:outline-level="4">/file</text:h>
      <text:p text:style-name="Standard">Namn på kommandofil på vilken kommandona lagras</text:p>
      <text:p text:style-name="Standard"/>
      <text:p text:style-name="Standard"/>
      <text:p text:style-name="P1">Exempel</text:p>
      <text:p text:style-name="P7">pwr_rtt&gt; learn start /file=dosering</text:p>
      <text:p text:style-name="P7"/>
      <text:p text:style-name="Standard"/>
      <text:p text:style-name="Standard"/>
      <text:h text:style-name="Heading_20_2" text:outline-level="2">learn stop</text:h>
      <text:p text:style-name="Standard">Avslutar en learn session.</text:p>
      <text:p text:style-name="Standard"/>
      <text:h text:style-name="Heading_20_1" text:outline-level="1">logging</text:h>
      <text:p text:style-name="Standard"/>
      <text:p text:style-name="Standard"/>
      <text:p text:style-name="Standard"/>
      <text:p text:style-name="Standard"/>
      <text:p text:style-name="Standard"/>
      <text:p text:style-name="Standard"/>
      <text:p text:style-name="Standard">Loggings funktionen i rtt gör det möjligt att logga parameterar i rtdb på en fil. Loggningen kan vara av två typer, antingen loggas värdet av parametern kontinuerligt med en viss frekvens, eller loggas parametern varje gång värdet ändras. </text:p>
      <text:p text:style-name="Standard"/>
      <text:p text:style-name="P7">pwr_rtt&gt; logging create /insert/time= /parameter= /file=/condition=<text:tab/> /type=/buffer_size=</text:p>
      <text:p text:style-name="P7">pwr_rtt&gt; logging set /insert/entry= /time= /parameter= /file= /condition=<text:tab/> /type=/buffer_size=</text:p>
      <text:p text:style-name="P7">pwr_rtt&gt; logging delete /entry= /parameter=</text:p>
      <text:p text:style-name="P7">pwr_rtt&gt; logging start /entry=</text:p>
      <text:p text:style-name="P7">pwr_rtt&gt; logging stop /entry=</text:p>
      <text:p text:style-name="P7">pwr_rtt&gt; logging show /entry=</text:p>
      <text:p text:style-name="P7"/>
      <text:p text:style-name="Standard"/>
      <text:p text:style-name="P1">Exempel</text:p>
      <text:p text:style-name="Standard">Loggning av parametrarna uppsamlade i collection picture.</text:p>
      <text:p text:style-name="Standard"/>
      <text:p text:style-name="P7">pwr_rtt&gt;logging create /insert/file=3.9::test.dat</text:p>
      <text:p text:style-name="P7">pwr_rtt&gt;logging start /entry=1</text:p>
      <text:p text:style-name="P7">pwr_rtt&gt;logging stop /entry=1</text:p>
      <text:p text:style-name="P7"/>
      <text:p text:style-name="Standard"/>
      <text:p text:style-name="Standard"/>
      <text:h text:style-name="Heading_20_2" text:outline-level="2">logging create</text:h>
      <text:p text:style-name="Standard">Skapar ett entry i loggtabellen. Entry innehåller information om loggning på en loggfil. Maximalt 10 entryn kan finnas samtidigt. Vid 'logging create' kommandot erhålls ett entry nr som anges vid senare kommandon som påverkar entryt.</text:p>
      <text:h text:style-name="Heading_20_4" text:outline-level="4">/insert</text:h>
      <text:p text:style-name="Standard"/>
      <text:p text:style-name="Standard">Lägger in parametrarna i collection picture i entryt.</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namn.parameternamn').</text:p>
      <text:p text:style-name="Standard"/>
      <text:h text:style-name="Heading_20_4" text:outline-level="4">/condition</text:h>
      <text:p text:style-name="Standard">Namn på parameter av typen boolean om villkorlig loggning ska ske. Loggning sker endast då condition parametern är TRUE.</text:p>
      <text:p text:style-name="Standard"><text:soft-page-break/></text:p>
      <text:h text:style-name="Heading_20_4" text:outline-level="4">/type</text:h>
      <text:p text:style-name="Standard"/>
      <text:p text:style-name="Standard">Typ av loggning</text:p>
      <text:p text:style-name="Standard"/>
      <text:list xml:id="list1414774463248176929" text:style-name="L8">
        <text:list-item>
          <text:p text:style-name="P28">EVENT: varje gång värdet på en parameter i entryt ändras skrivs tid och värde på loggfilen.</text:p>
        </text:list-item>
        <text:list-item>
          <text:p text:style-name="P13">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logging set</text:h>
      <text:p text:style-name="Standard">Sätter eller ändrar värden i ett entry i loggtabellen.</text:p>
      <text:p text:style-name="Standard"/>
      <text:h text:style-name="Heading_20_4" text:outline-level="4">/insert</text:h>
      <text:p text:style-name="Standard">Lägger in parametrarna i collection picture i entryt.</text:p>
      <text:p text:style-name="Standard"/>
      <text:h text:style-name="Heading_20_4" text:outline-level="4">/entry</text:h>
      <text:p text:style-name="Standard">Entry nr.</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 namn.parameternamn'). <text:s/>Maximalt 10 parameterar per entry kan loggas.</text:p>
      <text:p text:style-name="Standard"/>
      <text:h text:style-name="Heading_20_4" text:outline-level="4">/condition</text:h>
      <text:p text:style-name="Standard">Namn på parameter av typen boolean om villkorlig loggning ska ske. Loggning sker endast då condition parametern är TRUE.</text:p>
      <text:p text:style-name="Standard"/>
      <text:h text:style-name="Heading_20_4" text:outline-level="4"><text:soft-page-break/>/type</text:h>
      <text:p text:style-name="Standard"/>
      <text:p text:style-name="Standard">Typ av loggning.</text:p>
      <text:list xml:id="list7811566801293471058" text:style-name="L9">
        <text:list-item>
          <text:p text:style-name="P29">EVENT: varje gång värdet på en parameter i entryt ändras skrivs tid och värde på loggfilen.</text:p>
        </text:list-item>
        <text:list-item>
          <text:p text:style-name="P14">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logging delete</text:h>
      <text:p text:style-name="Standard"/>
      <text:p text:style-name="Standard">Tar bort en entry i loggtabellen eller en parameter i ett entry. Om /parameter utelämnas tas hela entry bort.</text:p>
      <text:p text:style-name="Standard"/>
      <text:h text:style-name="Heading_20_4" text:outline-level="4">/entry</text:h>
      <text:p text:style-name="Standard">Entry <text:s/>nr.</text:p>
      <text:p text:style-name="Standard"/>
      <text:h text:style-name="Heading_20_4" text:outline-level="4">/parameter</text:h>
      <text:p text:style-name="Standard">Parameter som ska tas bort ur entryt.</text:p>
      <text:p text:style-name="Standard"/>
      <text:p text:style-name="Standard"/>
      <text:p text:style-name="Standard"/>
      <text:h text:style-name="Heading_20_2" text:outline-level="2">logging start</text:h>
      <text:p text:style-name="Standard">Startar loggningen för ett entry. Öppnar en fil och skapar en process som scannar över parametrarna i entryt med vald tidbas.</text:p>
      <text:h text:style-name="Heading_20_4" text:outline-level="4">/entry</text:h>
      <text:p text:style-name="Standard"/>
      <text:p text:style-name="Standard">Entry nr.</text:p>
      <text:p text:style-name="Standard"/>
      <text:p text:style-name="Standard"/>
      <text:h text:style-name="Heading_20_2" text:outline-level="2">logging stop</text:h>
      <text:p text:style-name="Standard"/>
      <text:p text:style-name="Standard">Stoppar loggningen för ett entry. Stänger filen och stoppar processen.</text:p>
      <text:h text:style-name="Heading_20_4" text:outline-level="4"><text:soft-page-break/>/entry</text:h>
      <text:p text:style-name="Standard"/>
      <text:p text:style-name="Standard">Entry nr.</text:p>
      <text:h text:style-name="Heading_20_2" text:outline-level="2">logging store</text:h>
      <text:p text:style-name="Standard"/>
      <text:p text:style-name="Standard">Lagra ett logg-entry eller samtliga logg-entryn på rtt-kommandofilsformat.</text:p>
      <text:p text:style-name="Standard">Lagrade entryn återskapas genom att exekvera kommandofilen.</text:p>
      <text:p text:style-name="Standard"/>
      <text:p text:style-name="P7">pwr_rtt&gt; logging store /entry=1/file=temperatur_logg</text:p>
      <text:h text:style-name="Heading_20_4" text:outline-level="4">/entry</text:h>
      <text:p text:style-name="Standard"/>
      <text:p text:style-name="Standard">Entry som ska lagras. Default det entry som visas i loggnings-bilden.</text:p>
      <text:h text:style-name="Heading_20_4" text:outline-level="4">/file</text:h>
      <text:p text:style-name="Standard">Namn på rtt kommandofilen som kommer att innehålla beskrivningen av logg-entryt.</text:p>
      <text:h text:style-name="Heading_20_4" text:outline-level="4">/all</text:h>
      <text:p text:style-name="Standard">Samtliga logg-entryn kommer att lagras i filen.</text:p>
      <text:h text:style-name="Heading_20_2" text:outline-level="2">logging show</text:h>
      <text:p text:style-name="Standard"/>
      <text:p text:style-name="Standard">Visar innehållet i ett entry loggtabellen. Om /entry utelämnas visas samtliga entryn.</text:p>
      <text:h text:style-name="Heading_20_4" text:outline-level="4">/entry</text:h>
      <text:p text:style-name="Standard"/>
      <text:p text:style-name="Standard">Entry nr.</text:p>
      <text:p text:style-name="Standard"/>
      <text:h text:style-name="Heading_20_1" text:outline-level="1">page</text:h>
      <text:p text:style-name="Standard"/>
      <text:p text:style-name="Standard"/>
      <text:p text:style-name="Standard"/>
      <text:p text:style-name="Standard"/>
      <text:p text:style-name="Standard">Visar specificerad sida.</text:p>
      <text:p text:style-name="Standard"/>
      <text:p text:style-name="P7">pwr_rtt&gt; page 'sidnummer'</text:p>
      <text:p text:style-name="P7"/>
      <text:p text:style-name="Standard"/>
      <text:h text:style-name="Heading_20_1" text:outline-level="1">plcscan</text:h>
      <text:p text:style-name="Standard"/>
      <text:p text:style-name="Standard"/>
      <text:p text:style-name="Standard"/>
      <text:p text:style-name="Standard"/>
      <text:p text:style-name="Standard"/>
      <text:p text:style-name="Standard">Plcscan gör det möjligt att stänga av exekveringen av ett eller flera plcfönster.</text:p>
      <text:p text:style-name="Standard">OBS!! Plcscan bör endast användas vid test och simuleringstillfällen.</text:p>
      <text:p text:style-name="Standard"/>
      <text:p text:style-name="Standard">Genom att stänga av exekveringen kan man göra modultester på enskilda plcpgm eller plc fönster på följande sätt.</text:p>
      <text:p text:style-name="Standard"/>
      <text:p text:style-name="Standard">Ladda systemet i rtvaxen utan io-hantering genom att sätta parametrarna IOSimulFlag och IOReadWriteFlag i $Node objektet. Stäng av exekveringen på samtliga plcprogram med plcscan/off/all. Sätt på exekveringen på enstaka plcprogram eller plc fönster med plcscan och använd simulate funktionen i Trace för att sätta och återställa signaler.</text:p>
      <text:h text:style-name="Heading_20_4" text:outline-level="4">/off</text:h>
      <text:p text:style-name="Standard"/>
      <text:p text:style-name="Standard">Stänger av exekveringen på utvalt plc fönster.</text:p>
      <text:h text:style-name="Heading_20_4" text:outline-level="4">/on</text:h>
      <text:p text:style-name="Standard"/>
      <text:p text:style-name="Standard">Sätter på exekveringen på utvalt plc fönster.</text:p>
      <text:p text:style-name="Standard"/>
      <text:h text:style-name="Heading_20_4" text:outline-level="4">/hierarchy</text:h>
      <text:p text:style-name="Standard">Sätter exekvering av eller på på samtliga plcfönster som ligger under utvalt objekt i hierarkin.</text:p>
      <text:p text:style-name="Standard"/>
      <text:h text:style-name="Heading_20_4" text:outline-level="4">/all</text:h>
      <text:p text:style-name="Standard">Sätter exekvering av eller på på samtliga plcfönster.</text:p>
      <text:p text:style-name="Standard"/>
      <text:h text:style-name="Heading_20_4" text:outline-level="4">/global</text:h>
      <text:p text:style-name="Standard">Vid /hierarchy och /all sker en sökning på plcfönster. Med /global sker sökningen i hela systemet. Default sker</text:p>
      <text:p text:style-name="Standard">sökningen enbart på aktuell nod.</text:p>
      <text:p text:style-name="Standard"/>
      <text:h text:style-name="Heading_20_1" text:outline-level="1">print</text:h>
      <text:p text:style-name="Standard"/>
      <text:p text:style-name="Standard"/>
      <text:p text:style-name="Standard"/>
      <text:p text:style-name="Standard"/>
      <text:p text:style-name="Standard"/>
      <text:p text:style-name="Standard">Skriver ut innehållet i en bild på fil.</text:p>
      <text:p text:style-name="Standard">Bilden kan vara en collection picture, objektsbild eller debug bild.</text:p>
      <text:h text:style-name="Heading_20_4" text:outline-level="4">/file</text:h>
      <text:p text:style-name="Standard"/>
      <text:p text:style-name="Standard">Filnamn. Default filtyp är .lis.</text:p>
      <text:p text:style-name="Standard"/>
      <text:p text:style-name="P1">Exempel</text:p>
      <text:p text:style-name="P1"/>
      <text:p text:style-name="P7">pwr_rtt&gt; print /file=rtt_picture</text:p>
      <text:p text:style-name="P7"/>
      <text:h text:style-name="Heading_20_1" text:outline-level="1">say</text:h>
      <text:p text:style-name="Standard"/>
      <text:p text:style-name="Standard"/>
      <text:p text:style-name="Standard"/>
      <text:p text:style-name="Standard"/>
      <text:p text:style-name="Standard"/>
      <text:p text:style-name="Standard">Skriver ut en text på sys$output</text:p>
      <text:p text:style-name="Standard"/>
      <text:h text:style-name="Heading_20_4" text:outline-level="4">/text</text:h>
      <text:p text:style-name="Standard">Text som skrivs ut.</text:p>
      <text:p text:style-name="Standard"/>
      <text:p text:style-name="P1">Exempel</text:p>
      <text:p text:style-name="P1"/>
      <text:p text:style-name="P7">say /text="Now I'm writing a text on sys$output"</text:p>
      <text:p text:style-name="P7"/>
      <text:h text:style-name="Heading_20_1" text:outline-level="1">search</text:h>
      <text:p text:style-name="Standard"/>
      <text:p text:style-name="Standard"/>
      <text:p text:style-name="Standard"/>
      <text:p text:style-name="Standard"/>
      <text:p text:style-name="Standard"/>
      <text:p text:style-name="Standard">Letar efter en sträng i den nuvarande bilden.</text:p>
      <text:p text:style-name="Standard">Sökriktningen är framåt och startar från utvalt objekt. Om inte någon söksträng ges som parameter tas senast inmatade söksträng.</text:p>
      <text:p text:style-name="Standard"/>
      <text:p text:style-name="P7">pwr_rtt&gt; search 'söksträng'</text:p>
      <text:p text:style-name="P7"/>
      <text:h text:style-name="Heading_20_1" text:outline-level="1">set</text:h>
      <text:p text:style-name="Standard"/>
      <text:p text:style-name="Standard"/>
      <text:p text:style-name="Standard"/>
      <text:h text:style-name="Heading_20_2" text:outline-level="2">set conversion</text:h>
      <text:p text:style-name="Standard">Sätter conversion av insignaler på eller av.</text:p>
      <text:p text:style-name="Standard">Kräver systemprivilegier.</text:p>
      <text:p text:style-name="Standard"/>
      <text:p text:style-name="P7">pwr_rtt&gt; set conversion /name= /on</text:p>
      <text:p text:style-name="P7">pwr_rtt&gt; set conversion /name= /off</text:p>
      <text:p text:style-name="P7"/>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conversion på.</text:p>
      <text:p text:style-name="Standard"/>
      <text:h text:style-name="Heading_20_4" text:outline-level="4">/off</text:h>
      <text:p text:style-name="Standard">Sätter conversion av.</text:p>
      <text:p text:style-name="Standard"/>
      <text:p text:style-name="Standard"/>
      <text:p text:style-name="Standard"/>
      <text:h text:style-name="Heading_20_2" text:outline-level="2">set clock</text:h>
      <text:p text:style-name="Standard">Sätter tiden på hårdvaruklockan till aktuell systemtid (endast på VAXELN system med installerad hårdvaruklocka).</text:p>
      <text:p text:style-name="Standard"/>
      <text:p text:style-name="Standard"/>
      <text:h text:style-name="Heading_20_2" text:outline-level="2">set draw</text:h>
      <text:p text:style-name="Standard">Uppdatera skärmen vid exekvering av ett script.</text:p>
      <text:p text:style-name="Standard">Normalt uppdateras inte skärmen vid exekvering av ett script utan bilden ritas om när skriptet avslutas. ‘set draw’ gör att bilden succesivt uppdateras och att den avslutande omritningen ej utförs.</text:p>
      <text:p text:style-name="Standard">‘set nodraw’ gör att uppdateringen upphör.</text:p>
      <text:p text:style-name="Standard"/>
      <text:p text:style-name="P7">pwr_rtt&gt; set draw</text:p>
      <text:p text:style-name="P7">pwr_rtt&gt; set nodraw</text:p>
      <text:p text:style-name="P7"/>
      <text:p text:style-name="Standard"/>
      <text:p text:style-name="Standard"/>
      <text:h text:style-name="Heading_20_2" text:outline-level="2">set file</text:h>
      <text:p text:style-name="Standard"/>
      <text:p text:style-name="Standard"/>
      <text:p text:style-name="Standard">Samtliga print kommandon, där fil ej specificeras, kommer att skrivas ut <text:s/>filen som anges i set file/on kommandot. Även meddelanden och kommandon kan skrivas i filen.</text:p>
      <text:h text:style-name="Heading_20_4" text:outline-level="4"><text:soft-page-break/>/on</text:h>
      <text:p text:style-name="Standard"/>
      <text:p text:style-name="Standard">Start av set file session.</text:p>
      <text:p text:style-name="Standard"/>
      <text:h text:style-name="Heading_20_4" text:outline-level="4"><text:s/>/off</text:h>
      <text:p text:style-name="Standard">Stopp av set file session.</text:p>
      <text:p text:style-name="Standard"/>
      <text:h text:style-name="Heading_20_4" text:outline-level="4">/name</text:h>
      <text:p text:style-name="Standard">Namn på fil.</text:p>
      <text:p text:style-name="Standard"/>
      <text:h text:style-name="Heading_20_4" text:outline-level="4">/message</text:h>
      <text:p text:style-name="Standard">Meddelanden från rtt kommer att skrivas i filen.</text:p>
      <text:p text:style-name="Standard"/>
      <text:h text:style-name="Heading_20_4" text:outline-level="4">/command</text:h>
      <text:p text:style-name="Standard"/>
      <text:p text:style-name="Standard">Kommandon som utförs kommer att skrivas i filen.</text:p>
      <text:p text:style-name="Standard"/>
      <text:p text:style-name="P1">Exempel</text:p>
      <text:p text:style-name="P7">set file/on/name=pwrp_lis:set_file_example.txt/message/command</text:p>
      <text:p text:style-name="P7">print/text="Start of set file example..."</text:p>
      <text:p text:style-name="P7">...</text:p>
      <text:p text:style-name="P7">set file/off</text:p>
      <text:p text:style-name="P7">quit</text:p>
      <text:p text:style-name="P7"/>
      <text:h text:style-name="Heading_20_2" text:outline-level="2">set invert</text:h>
      <text:p text:style-name="Standard">Sätter invertering av digitala signaler på eller av.</text:p>
      <text:p text:style-name="Standard">Kräver systemprivilegier.</text:p>
      <text:p text:style-name="Standard"/>
      <text:p text:style-name="P7">pwr_rtt&gt; set invert /name= /on</text:p>
      <text:p text:style-name="P7">pwr_rtt&gt; set invert /name= /off</text:p>
      <text:p text:style-name="P7"/>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invertering på.</text:p>
      <text:p text:style-name="Standard"/>
      <text:h text:style-name="Heading_20_4" text:outline-level="4">/off</text:h>
      <text:p text:style-name="Standard"/>
      <text:p text:style-name="Standard">Sätter invertering av.</text:p>
      <text:p text:style-name="Standard"/>
      <text:p text:style-name="Standard"/>
      <text:p text:style-name="Standard"/>
      <text:h text:style-name="Heading_20_2" text:outline-level="2"><text:soft-page-break/>set parameter</text:h>
      <text:p text:style-name="Standard">Sätter värde på en parameter i databasen.</text:p>
      <text:p text:style-name="Standard">Kräver system privilegier.</text:p>
      <text:p text:style-name="Standard"/>
      <text:p text:style-name="P7">pwr_rtt&gt; set parameter /name= /value=</text:p>
      <text:p text:style-name="P7"/>
      <text:h text:style-name="Heading_20_4" text:outline-level="4">/name</text:h>
      <text:p text:style-name="Standard"/>
      <text:p text:style-name="Standard"/>
      <text:p text:style-name="Standard">Fullständigt namn på parameterm ('objektsnamn'.'parameternamn').</text:p>
      <text:h text:style-name="Heading_20_4" text:outline-level="4">/value</text:h>
      <text:p text:style-name="Standard"/>
      <text:p text:style-name="Standard">Värde som parametern ska tilldelas.</text:p>
      <text:p text:style-name="Standard"/>
      <text:h text:style-name="Heading_20_4" text:outline-level="4">/bypass</text:h>
      <text:p text:style-name="Standard">Gör det möjligt att använda 'set parameter' trots att man inte har systemprivilegier.</text:p>
      <text:p text:style-name="Standard"/>
      <text:p text:style-name="P1">Exempel</text:p>
      <text:p text:style-name="P1"/>
      <text:p text:style-name="P7">pwr_rtt&gt; set par /name=sh-fsdn-motorstart.actualvalue /value=1</text:p>
      <text:p text:style-name="P7">pwr_rtt&gt; set par/name=sh-fsdn-varvtal.actualvalue /value=3.33</text:p>
      <text:p text:style-name="P7"/>
      <text:p text:style-name="Standard"/>
      <text:h text:style-name="Heading_20_2" text:outline-level="2">set priority</text:h>
      <text:p text:style-name="Standard">Ändrar prioriteten på rtt jobbet. Endast ELN.</text:p>
      <text:p text:style-name="Standard"/>
      <text:p text:style-name="P7">pwr_rtt&gt; set priority /priority=</text:p>
      <text:p text:style-name="P7"/>
      <text:h text:style-name="Heading_20_4" text:outline-level="4">/priority</text:h>
      <text:p text:style-name="Standard">ELN prioritet i området 1 till 31 (1 är högsta prioritet).</text:p>
      <text:p text:style-name="Standard"/>
      <text:p text:style-name="P1">Exempel</text:p>
      <text:p text:style-name="P1"/>
      <text:p text:style-name="P7">pwr_rtt&gt; set priority /priority=4</text:p>
      <text:p text:style-name="P7"/>
      <text:p text:style-name="Standard"/>
      <text:h text:style-name="Heading_20_2" text:outline-level="2">set mode</text:h>
      <text:p text:style-name="Standard"/>
      <text:p text:style-name="Standard">Sätt rtt i olika mode.</text:p>
      <text:p text:style-name="Standard"/>
      <text:p text:style-name="Standard"/>
      <text:h text:style-name="Heading_20_2" text:outline-level="2">set mode address</text:h>
      <text:p text:style-name="Standard"/>
      <text:p text:style-name="Standard">Kommando för att debugga plcprogrammet.</text:p>
      <text:p text:style-name="Standard">Man kan även patcha (peka om vissa kopplingar) i plcprogrammet. Funktionen är ganska krånglig fn och kräver insikter i hur plcprogrammet fungerar. Kommandot medför att addresser för pekare till ingångar på beräkningsobjekt kommer att visas i 'show object'. Adresserna i rtdb för parameterarna kommer också att visas.</text:p>
      <text:p text:style-name="Standard"/>
      <text:p text:style-name="Standard"><text:soft-page-break/>Adresserna är specifika för varje job, och beroende på var i jobbet som rtdb mappas. Addresserna som ligger i ingångarna har lagts in av plcprogrammet och kan ej direkt jämföras med de addresser som skrivs ut för</text:p>
      <text:p text:style-name="Standard">parameterarna i objektet, eftersom detta är addresserna i rtt jobbet. För att få dessa att överensstämma kan man ange en rtdb offset som förskjuter rtt addresserna. Titta på addressen på en ingång på ett beräkningsobjekt som ej är kopplad. InxP ska här peka på Inx. Ta skillnaden mellan innehållet i InxP och addressen förInx, mata</text:p>
      <text:p text:style-name="Standard">in den med kommandot</text:p>
      <text:p text:style-name="Standard"/>
      <text:p text:style-name="P7">pwr_rtt&gt; set rtdb_offset/offset='skillnaden'</text:p>
      <text:p text:style-name="P7"/>
      <text:p text:style-name="Standard">Gå ur och in i 'show object' bilden och kontrollera att addressen i InxP och addressen för Inx är samma. Man kan nu jämföra de addreser som ligger i pekarna med de addresser som skrivs ut för parameterarna.</text:p>
      <text:p text:style-name="Standard"/>
      <text:p text:style-name="Standard"/>
      <text:h text:style-name="Heading_20_2" text:outline-level="2">set mode noaddress</text:h>
      <text:p text:style-name="Standard">Lämnar address mode.</text:p>
      <text:p text:style-name="Standard"/>
      <text:p text:style-name="Standard"/>
      <text:p text:style-name="Standard"/>
      <text:h text:style-name="Heading_20_2" text:outline-level="2">set rtdb_offset</text:h>
      <text:p text:style-name="Standard">Detta fungarar ej i version X1-0T och senare...</text:p>
      <text:p text:style-name="Standard"/>
      <text:p text:style-name="Standard">Ger möjlighet att mata in skillnad i rtdb's basaddress mellan plcjobbet och rttjobbet, för att kunna debugga pekare i plcobjekt. Se 'set mode address' hur man kan lista ut skillnaden.</text:p>
      <text:p text:style-name="Standard"/>
      <text:h text:style-name="Heading_20_4" text:outline-level="4">/rtdb_offset</text:h>
      <text:p text:style-name="Standard">Skillnad i rtdb's basaddress mellan plcjobbet och rttjobbet.</text:p>
      <text:p text:style-name="Standard"/>
      <text:p text:style-name="Standard"/>
      <text:p text:style-name="Standard"/>
      <text:p text:style-name="Standard"/>
      <text:h text:style-name="Heading_20_2" text:outline-level="2">set time</text:h>
      <text:p text:style-name="Standard"/>
      <text:p text:style-name="Standard">Sätter systemtiden. Tiden anges på formatet 'dd-mmm-yyyy:hh:mm:ss'.</text:p>
      <text:p text:style-name="Standard"/>
      <text:p text:style-name="P7">pwr_rtt&gt; set time dd-mmm-yyyy:hh:mm:ss</text:p>
      <text:p text:style-name="P7"/>
      <text:p text:style-name="P1">Exempel</text:p>
      <text:p text:style-name="P7">pwr_rtt&gt; set time 30-APR-1997:14:07:00</text:p>
      <text:h text:style-name="Heading_20_2" text:outline-level="2">set verify</text:h>
      <text:p text:style-name="Standard"/>
      <text:p text:style-name="Standard"/>
      <text:p text:style-name="Standard"/>
      <text:p text:style-name="Standard"/>
      <text:p text:style-name="Standard"/>
      <text:p text:style-name="Standard">Alla kommandon i en kommandofil och alla meddelanden skrivs ut på skärmen.</text:p>
      <text:p text:style-name="Standard"/>
      <text:h text:style-name="Heading_20_2" text:outline-level="2"><text:soft-page-break/>set noverify</text:h>
      <text:p text:style-name="Standard"/>
      <text:p text:style-name="Standard"/>
      <text:p text:style-name="Standard"/>
      <text:p text:style-name="Standard"/>
      <text:p text:style-name="Standard"/>
      <text:p text:style-name="Standard">Avslutar 'set verify'</text:p>
      <text:p text:style-name="Standard"/>
      <text:h text:style-name="Heading_20_1" text:outline-level="1">setup</text:h>
      <text:p text:style-name="Standard">Parameterar för uppsättning av rtt.</text:p>
      <table:table table:name="Table6" table:style-name="Table6">
        <table:table-column table:style-name="Table6.A"/>
        <table:table-column table:style-name="Table6.B"/>
        <table:table-row table:style-name="Table6.1">
          <table:table-cell table:style-name="Table6.A1" office:value-type="string">
            <text:p text:style-name="P38">Parameter</text:p>
          </table:table-cell>
          <table:table-cell table:style-name="Table6.B1" office:value-type="string">
            <text:p text:style-name="P38">Beskrivning</text:p>
          </table:table-cell>
        </table:table-row>
        <table:table-row table:style-name="Table6.1">
          <table:table-cell table:style-name="Table6.A1" office:value-type="string">
            <text:p text:style-name="P37">Platform</text:p>
          </table:table-cell>
          <table:table-cell table:style-name="Table6.B1" office:value-type="string">
            <text:p text:style-name="P37">Visar aktuell platform, ej ändringsbar.</text:p>
          </table:table-cell>
        </table:table-row>
        <table:table-row table:style-name="Table6.1">
          <table:table-cell table:style-name="Table6.A1" office:value-type="string">
            <text:p text:style-name="P37">ConfigureObject</text:p>
          </table:table-cell>
          <table:table-cell table:style-name="Table6.B1" office:value-type="string">
            <text:p text:style-name="P37">Visar aktuellt RttConfig-objekt, ej ändringsbar.</text:p>
          </table:table-cell>
        </table:table-row>
        <table:table-row table:style-name="Table6.1">
          <table:table-cell table:style-name="Table6.A1" office:value-type="string">
            <text:p text:style-name="P37">DefaultVMSNode</text:p>
          </table:table-cell>
          <table:table-cell table:style-name="Table6.B1" office:value-type="string">
            <text:p text:style-name="P37">VMS-nod som ett ELN-system utan lokal disk ska hämta filer ifrån.</text:p>
          </table:table-cell>
        </table:table-row>
        <table:table-row table:style-name="Table6.1">
          <table:table-cell table:style-name="Table6.A1" office:value-type="string">
            <text:p text:style-name="P37">DescriptionOn</text:p>
          </table:table-cell>
          <table:table-cell table:style-name="Table6.B1" office:value-type="string">
            <text:p text:style-name="P37">Description-attributet visas i objektshierarkin.</text:p>
          </table:table-cell>
        </table:table-row>
        <table:table-row table:style-name="Table6.1">
          <table:table-cell table:style-name="Table6.A1" office:value-type="string">
            <text:p text:style-name="P37">DefaulDirectory</text:p>
          </table:table-cell>
          <table:table-cell table:style-name="Table6.B1" office:value-type="string">
            <text:p text:style-name="P37">Default filkatalog för lagrade bilder, kommandofiler mm</text:p>
          </table:table-cell>
        </table:table-row>
        <table:table-row table:style-name="Table6.1">
          <table:table-cell table:style-name="Table6.A1" office:value-type="string">
            <text:p text:style-name="P37">Scantime</text:p>
          </table:table-cell>
          <table:table-cell table:style-name="Table6.B1" office:value-type="string">
            <text:p text:style-name="P37">Skantid, bestämmer bl a uppdateringsfrekvensen i bilder. Minvärde 1000 ms. Tiden anges i ms.</text:p>
          </table:table-cell>
        </table:table-row>
        <table:table-row table:style-name="Table6.1">
          <table:table-cell table:style-name="Table6.A1" office:value-type="string">
            <text:p text:style-name="P37">AlarmMessage</text:p>
          </table:table-cell>
          <table:table-cell table:style-name="Table6.B1" office:value-type="string">
            <text:p text:style-name="P37">Senaste okvitterade larm visas på rtt’s meddelanderad (näst nedersta raden).</text:p>
          </table:table-cell>
        </table:table-row>
        <table:table-row table:style-name="Table6.1">
          <table:table-cell table:style-name="Table6.A1" office:value-type="string">
            <text:p text:style-name="P37">AlarmBeep</text:p>
          </table:table-cell>
          <table:table-cell table:style-name="Table6.B1" office:value-type="string">
            <text:p text:style-name="P37">Ljudsignal om det finns okvitterade larm.</text:p>
          </table:table-cell>
        </table:table-row>
        <table:table-row table:style-name="Table6.1">
          <table:table-cell table:style-name="Table6.A1" office:value-type="string">
            <text:p text:style-name="P37">AlarmReturn</text:p>
          </table:table-cell>
          <table:table-cell table:style-name="Table6.B1" office:value-type="string">
            <text:p text:style-name="P37">Retur av larm visas i händelselistan (måste anges innan händelselistan laddas).</text:p>
          </table:table-cell>
        </table:table-row>
        <table:table-row table:style-name="Table6.1">
          <table:table-cell table:style-name="Table6.A1" office:value-type="string">
            <text:p text:style-name="P37">AlarmAck</text:p>
          </table:table-cell>
          <table:table-cell table:style-name="Table6.B1" office:value-type="string">
            <text:p text:style-name="P37">Kvittens av larm visas i händelselistan (måste anges innan händelselistan laddas).</text:p>
          </table:table-cell>
        </table:table-row>
        <table:table-row table:style-name="Table6.1">
          <table:table-cell table:style-name="Table6.A1" office:value-type="string">
            <text:p text:style-name="P37">SymbolFilename</text:p>
          </table:table-cell>
          <table:table-cell table:style-name="Table6.B1" office:value-type="string">
            <text:p text:style-name="P37">Namn på symbolfil som exekveras vis start av rtt.</text:p>
          </table:table-cell>
        </table:table-row>
        <table:table-row table:style-name="Table6.1">
          <table:table-cell table:style-name="Table6.A1" office:value-type="string">
            <text:p text:style-name="P37">Verify</text:p>
          </table:table-cell>
          <table:table-cell table:style-name="Table6.B1" office:value-type="string">
            <text:p text:style-name="P37">Kommandofiler körs med verify, dvs utskrift av exekverade kommandon.</text:p>
          </table:table-cell>
        </table:table-row>
        <table:table-row table:style-name="Table6.1">
          <table:table-cell table:style-name="Table6.A1" office:value-type="string">
            <text:p text:style-name="P37">SignalTestModeOn</text:p>
          </table:table-cell>
          <table:table-cell table:style-name="Table6.B1" office:value-type="string">
            <text:p text:style-name="P37">Sätter ‘SHOW DEVICE’ för Do och Ao-kort i signal-test mod. Det innebär att utsignaler kan tvångsstyras från bilden.</text:p>
          </table:table-cell>
        </table:table-row>
      </table:table>
      <text:p text:style-name="Standard"/>
      <text:p text:style-name="Standard"/>
      <text:h text:style-name="Heading_20_1" text:outline-level="1">show</text:h>
      <text:p text:style-name="Standard"/>
      <text:p text:style-name="Standard"/>
      <text:p text:style-name="Standard"/>
      <text:p text:style-name="Standard"/>
      <text:p text:style-name="Standard"/>
      <text:p text:style-name="Standard"/>
      <text:p text:style-name="Standard"/>
      <text:p text:style-name="Standard">Visar information om objekt i databasen.</text:p>
      <text:p text:style-name="Standard"/>
      <text:p text:style-name="Standard"/>
      <text:p text:style-name="Standard"/>
      <text:h text:style-name="Heading_20_2" text:outline-level="2">show conversion</text:h>
      <text:p text:style-name="Standard">Visar conversion av en kanal.</text:p>
      <text:p text:style-name="Standard"/>
      <text:p text:style-name="P7">pwr_rtt&gt; show conversion /name=</text:p>
      <text:p text:style-name="P7"/>
      <text:p text:style-name="Standard">Kanalen som ska visas kan anges med /name kvalifieraren eller genom att välja ut kanalobjektet eller tillhörande signalobjekt.</text:p>
      <text:h text:style-name="Heading_20_4" text:outline-level="4">/name</text:h>
      <text:p text:style-name="Standard"/>
      <text:p text:style-name="Standard">Namn på kanalobjektet <text:s/>eller på tillhörande signalobjekt.</text:p>
      <text:h text:style-name="Heading_20_2" text:outline-level="2">show file</text:h>
      <text:p text:style-name="Standard">Visar filer. </text:p>
      <text:p text:style-name="Standard">Som parameter kan en filspecifikation anges. Om filspecifikationen utelämnas visas rtt-kommandofiler på default-directoryt.</text:p>
      <text:p text:style-name="Standard">De filer som matchar filspecifikationen visas upp i en bild där man kan välja ut filerna med piltangenterna. Om filen är av typen .rtt_com (rtt-kommandofil) kan denna exekveras genom att man väljer ut den och trycker på RETURN. Om filen är av typen .txt visas innehållet i filen mha view.</text:p>
      <text:p text:style-name="Standard"/>
      <text:p text:style-name="P7">pwr_rtt&gt; show file</text:p>
      <text:p text:style-name="P7">pwr_rtt&gt; show file pwrp_exe:*.rtt_com</text:p>
      <text:h text:style-name="Heading_20_4" text:outline-level="4">parameter</text:h>
      <text:p text:style-name="Standard">Filspecifikation. Kan innehålla wildcard.</text:p>
      <text:p text:style-name="Standard">Om ett utropstecken läggs omedelbart före filspecifikationen visas enbart filnamnet, utan disk och filtyp.</text:p>
      <text:p text:style-name="Standard">Exempel <text:span text:style-name="T3">pwr_rtt&gt; show file !*.rtt_com</text:span></text:p>
      <text:p text:style-name="Standard"/>
      <text:h text:style-name="Heading_20_2" text:outline-level="2">show invert</text:h>
      <text:p text:style-name="Standard"/>
      <text:p text:style-name="Standard">Visar invertering av en kanal.</text:p>
      <text:p text:style-name="Standard"/>
      <text:p text:style-name="P7">pwr_rtt&gt; show invert /name=</text:p>
      <text:p text:style-name="P7"/>
      <text:p text:style-name="Standard">Kanalen som ska vis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text:soft-page-break/></text:p>
      <text:p text:style-name="Standard"/>
      <text:p text:style-name="Standard"/>
      <text:h text:style-name="Heading_20_2" text:outline-level="2">show object</text:h>
      <text:list xml:id="list1181042365595183466" text:style-name="L10">
        <text:list-item>
          <text:p text:style-name="P43">Visar objektet för ett givet objdid.</text:p>
          <text:p text:style-name="P8"/>
          <text:p text:style-name="P8"><text:tab/>pwr_rtt&gt; show object /objdid=</text:p>
          <text:p text:style-name="P8"/>
        </text:list-item>
        <text:list-item>
          <text:p text:style-name="P43">Visar ett objekt med givet namn, eller alla objekt som passar in på en objektsbeskrivning. Objektsbeskrivningen görs med kvalifierarna /class, /hierarchy och /name, vilket gör att objekt som tillhör en viss klass, ligger under ett viss hierarkinivå eller har ett namn som matchar en wildcard beskrivning.<text:span text:style-name="T3"> <text:tab/></text:span></text:p>
          <text:p text:style-name="P15"/>
          <text:p text:style-name="P8"><text:tab/>pwr_rtt&gt; show object /name= /class= /hierarchy=</text:p>
          <text:p text:style-name="P15"/>
        </text:list-item>
        <text:list-item>
          <text:p text:style-name="P15">Visar en transbuffer tolkad som en c-struct.</text:p>
        </text:list-item>
      </text:list>
      <text:p text:style-name="Standard"/>
      <text:p text:style-name="P7"><text:tab/>pwr_rtt&gt; show object /type= /file= /name=</text:p>
      <text:p text:style-name="Standard"/>
      <text:p text:style-name="Standard"/>
      <text:p text:style-name="Standard"/>
      <text:p text:style-name="Standard"/>
      <text:h text:style-name="Heading_20_4" text:outline-level="4">/global</text:h>
      <text:p text:style-name="Standard"/>
      <text:p text:style-name="Standard">Även objekt i monterade volymer på andra noder visas.</text:p>
      <text:h text:style-name="Heading_20_4" text:outline-level="4">/name</text:h>
      <text:p text:style-name="Standard"/>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h text:style-name="Heading_20_4" text:outline-level="4">/objdid</text:h>
      <text:p text:style-name="Standard">Visar objektet med specificerat objdid.</text:p>
      <text:p text:style-name="Standard"/>
      <text:p text:style-name="P1">Exempel</text:p>
      <text:p text:style-name="Standard"/>
      <text:p text:style-name="P7">pwr_rtt&gt; sho obj /class=di</text:p>
      <text:p text:style-name="P7"/>
      <text:p text:style-name="Standard">Visar alla objekt i systemet av klassen di.</text:p>
      <text:p text:style-name="Standard"/>
      <text:p text:style-name="P7">pwr_rtt&gt; sho obj /class=ai <text:s/>*temp*</text:p>
      <text:p text:style-name="P7"/>
      <text:p text:style-name="Standard">Visar alla objekt av klassen ai där strängen "temp" ingår i namnet.</text:p>
      <text:p text:style-name="Standard"/>
      <text:p text:style-name="P7">pwr_rtt&gt; sho obj/hier /class=step</text:p>
      <text:p text:style-name="P7"/>
      <text:p text:style-name="Standard"><text:soft-page-break/>Visar alla step-objekt på aktuell hierarkinivå.</text:p>
      <text:p text:style-name="Standard"/>
      <text:p text:style-name="P7">pwr_rtt&gt; sho obj temp_pid</text:p>
      <text:p text:style-name="P7"/>
      <text:p text:style-name="Standard">Visar objektsbild på objektet 'aktuell hierarinivå'-temp_pid</text:p>
      <text:p text:style-name="Standard"/>
      <text:p text:style-name="P7">pwr_rtt&gt; sho obj/class=select/ hier=ugn-zon1 *gas</text:p>
      <text:p text:style-name="P7"/>
      <text:p text:style-name="Standard">Visar alla objekt av klassen select under hierarkinivån ugn-zon1 vars namn slutar på "gas".</text:p>
      <text:h text:style-name="Heading_20_4" text:outline-level="4">/type</text:h>
      <text:p text:style-name="Standard">Visar ett transbuffer-objekt i form av en c-struct. Namn på den c-struct som ska användas.</text:p>
      <text:p text:style-name="Standard">Rtt öppnar den include-fil (som anges med /file) och letar efter structen. För att rtt ska kunna tolka c-structen krävs följande begränsningar i syntaxen:</text:p>
      <text:list xml:id="list7158224608527653338" text:style-name="L11">
        <text:list-item>
          <text:p text:style-name="P50">structen ska vara definierad med en typedef i den includefil som anges.</text:p>
        </text:list-item>
        <text:list-item>
          <text:p text:style-name="P50">elementen i structen ska vara av följande typer:</text:p>
          <text:list>
            <text:list-item>
              <text:p text:style-name="P51">vanliga c-typer: (unsigned/signed) int, long, short, char, float, double eller struct.</text:p>
            </text:list-item>
            <text:list-item>
              <text:p text:style-name="P51">proview-typer (pwr_tInt32, osv).</text:p>
            </text:list-item>
            <text:list-item>
              <text:p text:style-name="P51">typedef'ade structar. Structarna kan finnas definierade i andra includefiler. Dessa filer måste <text:s/>vara includerade i den include-fil som anges i /file=.</text:p>
            </text:list-item>
          </text:list>
        </text:list-item>
        <text:list-item>
          <text:p text:style-name="P50">arrayer får ha högst två dimensioner.</text:p>
        </text:list-item>
        <text:list-item>
          <text:p text:style-name="P50">en array av struct får ha en dimension.</text:p>
        </text:list-item>
        <text:list-item>
          <text:p text:style-name="P50">tomma rader får ej finnas mellan elementen i structen.</text:p>
        </text:list-item>
        <text:list-item>
          <text:p text:style-name="P50">kommentarsrader måste inledas med /* på varje rad.</text:p>
        </text:list-item>
        <text:list-item>
          <text:p text:style-name="P50">storlek på arrayer måste anges explicit (ej mha #define)</text:p>
        </text:list-item>
        <text:list-item>
          <text:p text:style-name="P39">logiska namn på filkataloger för filer includerade med #include måste vara kända i realtidsmiljön om dessa innehåller typdefinitioner som refereras i den ursprungliga structen. För eln-noder förutsätts att include-filerna ligger på disk$sys:&lt;sys0.sysexe&gt;</text:p>
        </text:list-item>
      </text:list>
      <text:p text:style-name="Standard"/>
      <text:p text:style-name="Standard"/>
      <text:p text:style-name="P52"/>
      <text:p text:style-name="P52"/>
      <text:h text:style-name="Heading_20_4" text:outline-level="4">/file</text:h>
      <text:p text:style-name="Standard">Filnamn på den includefile som innehåller definitionen c-structen som anges i /type.</text:p>
      <text:p text:style-name="Standard"/>
      <text:h text:style-name="Heading_20_2" text:outline-level="2">show parameter</text:h>
      <text:p text:style-name="Standard">Visar innehållet i en parameter för ett eller flera objekt. Objekt som passar in på klass, namn och hierarki beskrivningen visas på skärmen.</text:p>
      <text:p text:style-name="Standard"/>
      <text:p text:style-name="P7">pwr_rtt&gt; show parameter /parameter= /name= /class= /hierarchy=</text:p>
      <text:p text:style-name="P7"/>
      <text:h text:style-name="Heading_20_4" text:outline-level="4">/local</text:h>
      <text:p text:style-name="Standard">Endast objekt på den egna noden visas.</text:p>
      <text:p text:style-name="Standard"/>
      <text:h text:style-name="Heading_20_4" text:outline-level="4">/parameter</text:h>
      <text:p text:style-name="Standard">Namn på parametern som ska visas.</text:p>
      <text:p text:style-name="Standard"/>
      <text:h text:style-name="Heading_20_4" text:outline-level="4">/name</text:h>
      <text:p text:style-name="Standard">Namn på ett objekt. Wildcard är tillåtet.</text:p>
      <text:p text:style-name="Standard">Namnet kan skrivas utan '/name='.</text:p>
      <text:p text:style-name="Standard">Om /parameter utelämnas kan namnet även innehålla parameter namnet.</text:p>
      <text:p text:style-name="Standard"/>
      <text:h text:style-name="Heading_20_4" text:outline-level="4"><text:soft-page-break/>/class</text:h>
      <text:p text:style-name="Standard"/>
      <text:p text:style-name="Standard">Visar objekt som tillhör given klass.</text:p>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P1">Exempel</text:p>
      <text:p text:style-name="P7">pwr_rtt&gt; sho par /par=valueindex /class=ao</text:p>
      <text:p text:style-name="P7"/>
      <text:p text:style-name="Standard">Visar parametern valueindex för alla ao-objekt i systemet.</text:p>
      <text:p text:style-name="Standard"/>
      <text:p text:style-name="P7">pwr_rtt&gt; sho par /name=sh-fsdn-auto.actualvalue</text:p>
      <text:p text:style-name="P7"/>
      <text:p text:style-name="Standard"/>
      <text:p text:style-name="Standard"/>
      <text:h text:style-name="Heading_20_2" text:outline-level="2">show class</text:h>
      <text:p text:style-name="Standard">Visar klasser. Klasser som passar in på namn och hierarkibeskrivningen visas.</text:p>
      <text:p text:style-name="Standard"/>
      <text:p text:style-name="P7">pwr_rtt&gt; show class /name= /hierarchy=</text:p>
      <text:p text:style-name="P7"/>
      <text:h text:style-name="Heading_20_4" text:outline-level="4">/name</text:h>
      <text:p text:style-name="Standard"/>
      <text:p text:style-name="Standard">Namn på classen. Wildcard är tillåtet.</text:p>
      <text:p text:style-name="Standard">Namnet kan skrivas utan '/name='. </text:p>
      <text:p text:style-name="Standard"/>
      <text:h text:style-name="Heading_20_4" text:outline-level="4">/hierarchy</text:h>
      <text:p text:style-name="Standard"/>
      <text:p text:style-name="Standard">Visar klasser i en klasshierarki (t ex MpsClasses).</text:p>
      <text:p text:style-name="Standard"/>
      <text:p text:style-name="P1">Exempel</text:p>
      <text:p text:style-name="P7">pwr_rtt&gt; sho class *di*</text:p>
      <text:p text:style-name="P7"/>
      <text:p text:style-name="Standard">Visar alla klasser under BaseClasses där "di" ingår i namnet.</text:p>
      <text:p text:style-name="Standard"/>
      <text:p text:style-name="P7">pwr_rtt&gt; sho class /hier=MpsClasses</text:p>
      <text:p text:style-name="P7"/>
      <text:p text:style-name="Standard">Visar alla klasser under MpsClasses.</text:p>
      <text:p text:style-name="Standard"/>
      <text:p text:style-name="Standard"/>
      <text:h text:style-name="Heading_20_2" text:outline-level="2">show clock</text:h>
      <text:p text:style-name="Standard"/>
      <text:p text:style-name="Standard">Visar tiden på hårdvaruklockan om sådan finns installerad (endast på VAXELN).</text:p>
      <text:p text:style-name="Standard"/>
      <text:p text:style-name="Standard"/>
      <text:h text:style-name="Heading_20_2" text:outline-level="2">show hierarchy</text:h>
      <text:p text:style-name="Standard"/>
      <text:p text:style-name="Standard">Visar rot-objekten i objekts hierarkin.</text:p>
      <text:p text:style-name="Standard"/>
      <text:p text:style-name="Standard"/>
      <text:h text:style-name="Heading_20_2" text:outline-level="2"><text:soft-page-break/>show signals</text:h>
      <text:p text:style-name="Standard"/>
      <text:p text:style-name="Standard">Show signals visar signaler (do, di, do, ai, ao, av och pi) som refereras i ett plcpgm eller ett plc fönster. Informationen om vilka signaler som refereras finns ej i runtime databasen, därför hämtas signalerna från den</text:p>
      <text:p text:style-name="Standard">listfil som genereras på kommandot 'list plcpgm' i pwr_plc. För att kunna fungera krävs att det finns en</text:p>
      <text:p text:style-name="Standard">aktuell listfil med namnet pwrp_lis:pwrp_plcmodulelist.plis. Om en annan listfil ska användas, eller en listfil på en annan node, kan detta anges med kvalifieraren /file. I ELN-versionen måste denna kvalifieraren användaseftersom nodenummer ska ingå i filnamnet.</text:p>
      <text:p text:style-name="Standard"/>
      <text:p text:style-name="Standard"/>
      <text:p text:style-name="Standard"/>
      <text:p text:style-name="Standard">Om man i rtt befinner sig i ett plc fönster visas refererade signaler i aktuellt fönster om /name utelämnas. Om man har valt ut ett plcpgm visas refererade signaler i samtliga fönster i plcprogrammet.</text:p>
      <text:h text:style-name="Heading_20_4" text:outline-level="4">/file</text:h>
      <text:p text:style-name="Standard"/>
      <text:p text:style-name="Standard">Filnamn på listfilen.</text:p>
      <text:p text:style-name="Standard">Default pwrp_lis:pwrp_plcmodulelist.plis.</text:p>
      <text:p text:style-name="Standard"/>
      <text:h text:style-name="Heading_20_4" text:outline-level="4">/name</text:h>
      <text:p text:style-name="Standard">Window objekt under vilket refererade signaler ska visas.</text:p>
      <text:p text:style-name="Standard">Wildcard är tillåtet.</text:p>
      <text:p text:style-name="Standard">Default det window objekt som är utvalt.</text:p>
      <text:p text:style-name="Standard"/>
      <text:p text:style-name="P1">Exempel</text:p>
      <text:p text:style-name="P1"/>
      <text:p text:style-name="P7">pwr_rtt&gt; show signals</text:p>
      <text:p text:style-name="P7">pwr_rtt&gt; show signals /file = 3.9::pwrp_lis:pwrp_plcmodulelist.plis</text:p>
      <text:p text:style-name="P7">pwr_rtt&gt; show signals /name=sh-fsdn-plc-sekvens*</text:p>
      <text:p text:style-name="P7"/>
      <text:p text:style-name="Standard"/>
      <text:h text:style-name="Heading_20_2" text:outline-level="2">show symbol</text:h>
      <text:p text:style-name="Standard"/>
      <text:p text:style-name="Standard"/>
      <text:p text:style-name="Standard"/>
      <text:p text:style-name="Standard"/>
      <text:p text:style-name="Standard">Visar värdet av en symbol</text:p>
      <text:p text:style-name="Standard"/>
      <text:p text:style-name="Standard"/>
      <text:p text:style-name="P1">Exempel</text:p>
      <text:p text:style-name="P7">show sym rtt_os</text:p>
      <text:p text:style-name="P7">%RTT-I-MSG, Symbol rtt_os = ELN</text:p>
      <text:p text:style-name="P7"/>
      <text:p text:style-name="Standard"/>
      <text:h text:style-name="Heading_20_2" text:outline-level="2">show time</text:h>
      <text:p text:style-name="Standard"/>
      <text:p text:style-name="Standard">Visar systemtiden.</text:p>
      <text:p text:style-name="Standard"/>
      <text:p text:style-name="Standard"/>
      <text:p text:style-name="Standard"/>
      <text:h text:style-name="Heading_20_2" text:outline-level="2">show version</text:h>
      <text:p text:style-name="Standard"/>
      <text:p text:style-name="Standard"><text:soft-page-break/>Visar rtt version.</text:p>
      <text:p text:style-name="Standard"/>
      <text:h text:style-name="Heading_20_1" text:outline-level="1">store</text:h>
      <text:p text:style-name="Standard"/>
      <text:p text:style-name="Standard"/>
      <text:p text:style-name="Standard"/>
      <text:p text:style-name="Standard"/>
      <text:p text:style-name="Standard"/>
      <text:p text:style-name="Standard"/>
      <text:p text:style-name="Standard">Store lagrar en collection bild eller en debug bild på en fil med rtt kommando format.</text:p>
      <text:p text:style-name="Standard">Bilden kan återskapas genom att exekvera kommandofilen. Om qualifieraren /collect adderas kommer bilden att återskapas i collection bilden, annars återskapas den som en debug bild.</text:p>
      <text:p text:style-name="Standard"/>
      <text:h text:style-name="Heading_20_4" text:outline-level="4">/file</text:h>
      <text:p text:style-name="Standard">Filnamn. /file= kan utelämnas.</text:p>
      <text:p text:style-name="Standard"/>
      <text:h text:style-name="Heading_20_4" text:outline-level="4">/collect</text:h>
      <text:p text:style-name="Standard"/>
      <text:p text:style-name="Standard">Bilden återskapas i collection bilden.</text:p>
      <text:p text:style-name="Standard"/>
      <text:p text:style-name="P1">Exempel</text:p>
      <text:p text:style-name="Standard">Hämta upp lämpliga parametrar i collection bilden och ta upp bilden. Ge kommandot</text:p>
      <text:p text:style-name="Standard"/>
      <text:p text:style-name="P7">pwr_rtt&gt; store testbild</text:p>
      <text:p text:style-name="P7"/>
      <text:p text:style-name="Standard">Bilden kan nu återskapas med</text:p>
      <text:p text:style-name="Standard"/>
      <text:p text:style-name="P7">pwr_rtt&gt; @testbild</text:p>
      <text:p text:style-name="P7"/>
      <text:p text:style-name="Standard">Bilden kan kopplas till en meny genom att men i pwr_rtt_edit skapar en meny item av typ command som exekverar kommandofilen (rtt_edit&gt; create /command=@testbild testbild). På så sätt kan man skapa en dynamisk bild som kan förändras efter olika testbehov.</text:p>
      <text:h text:style-name="Heading_20_4" text:outline-level="4">/symbols</text:h>
      <text:p text:style-name="Standard">Lagrar definierade symboler i en symbolfil. Om /file utelämnas lagras symbolerna i den symbolfil som finns angiven i RttConfig-objektet.</text:p>
      <text:p text:style-name="Standard"/>
      <text:h text:style-name="Heading_20_1" text:outline-level="1">top</text:h>
      <text:p text:style-name="Standard"/>
      <text:p text:style-name="Standard"/>
      <text:p text:style-name="Standard">Gå till början på bilden, dvs visa första sidan och välj ut första objektet.</text:p>
      <text:p text:style-name="Standard"/>
      <text:p text:style-name="P7">pwr_rtt&gt; top</text:p>
      <text:p text:style-name="P7"/>
      <text:p text:style-name="Standard"/>
      <text:h text:style-name="Heading_20_1" text:outline-level="1">wait</text:h>
      <text:p text:style-name="Standard"/>
      <text:p text:style-name="Standard"/>
      <text:p text:style-name="Standard"/>
      <text:p text:style-name="Standard"/>
      <text:p text:style-name="Standard"/>
      <text:p text:style-name="Standard"/>
      <text:p text:style-name="Standard">Wait är avsett att användas i rtt kommandofiler där man vill utföra kommandon med en viss fördröjning</text:p>
      <text:p text:style-name="Standard"/>
      <text:p text:style-name="P7">pwr_rtt&gt; wait /time=</text:p>
      <text:p text:style-name="P7"/>
      <text:h text:style-name="Heading_20_4" text:outline-level="4">/time</text:h>
      <text:p text:style-name="Standard">Tid i sekunder (endast heltal).</text:p>
      <text:p text:style-name="Standard"/>
      <text:p text:style-name="P1">Exempel</text:p>
      <text:p text:style-name="P1"/>
      <text:p text:style-name="P7">pwr_rtt&gt; wait /time=20</text:p>
      <text:p text:style-name="P7"/>
      <text:h text:style-name="Heading_20_4" text:outline-level="4">/plcpgm</text:h>
      <text:p text:style-name="Standard">Väntar tills plcprogrammet är laddat och initierat.</text:p>
      <text:p text:style-name="Standard">Används för att ändra värden på parameterar i rtdb vid systemstart mha rtt kommandofil, när dessa parameterar initieras av plcprogrammet.</text:p>
      <text:p text:style-name="Standard"/>
      <text:p text:style-name="P1">Exempel</text:p>
      <text:p text:style-name="P1"/>
      <text:p text:style-name="P7">!</text:p>
      <text:p text:style-name="P7">! Kommandofil som startas vid systemstart</text:p>
      <text:p text:style-name="P7">! och initierar parameter som tidigare blivit initierade</text:p>
      <text:p text:style-name="P7">! av plcprogrammet</text:p>
      <text:p text:style-name="P7">!</text:p>
      <text:p text:style-name="P7">wait /plcpgm</text:p>
      <text:p text:style-name="P7">set</text:p>
      <text:p text:style-name="P7">parameter/parameter=sh-fsdn-börv_varvtal.actualvalue/value=</text:p>
      <text:p text:style-name="P7">exit</text:p>
      <text:p text:style-name="P7">!</text:p>
      <text:p text:style-name="P7">! slut</text:p>
      <text:p text:style-name="P7">!</text:p>
      <text:p text:style-name="P7"/>
      <text:p text:style-name="Standard">Se även appendix C exempel 4.</text:p>
      <text:p text:style-name="Standard"/>
      <text:h text:style-name="Heading_20_1" text:outline-level="1">Script</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1">Exempel</text:p>
      <text:p text:style-name="Standard"/>
      <text:p text:style-name="P7">pwr_rtt&gt; @my_script</text:p>
      <text:p text:style-name="P7"/>
      <text:h text:style-name="Heading_20_2" text:outline-level="2">Programsatser</text:h>
      <text:p text:style-name="Standard">Programsatserna han innehålla nyckelord, operatorer, variabler och uttryck. Varje programstats tillhör någon av följande kategorier:</text:p>
      <text:list xml:id="list5641448518676809900" text:style-name="L12">
        <text:list-item>
          <text:p text:style-name="P44">Deklarationssatser, som namnger variabler och funktioner.</text:p>
        </text:list-item>
        <text:list-item>
          <text:p text:style-name="P44">Uttryck, som utför beräkningar, funktionsanrop och tilldelningar.</text:p>
        </text:list-item>
        <text:list-item>
          <text:p text:style-name="P44">Villkors- loop- och hopp-satser, som utför villkorlig exekvering eller hopp i programkoden.</text:p>
        </text:list-item>
        <text:list-item>
          <text:p text:style-name="P16">Rtt-kommandon, skickas vidare till rtt´s kommandotolk efter eventuell substitution av variabler.</text:p>
        </text:list-item>
      </text:list>
      <text:p text:style-name="Standard"/>
      <text:p text:style-name="Standard">Kommentarsrader skrivs med ett utrops-tecken i första positionen.</text:p>
      <text:p text:style-name="Standard">Om en sats behöver delas upp på flera rader markeras radbrytningen med backslash som den brutna raden sista tecken. Det får inte finnas några tecken till höger om backslash-tecknet. Maximalt antal tecken i en sats är 159.</text:p>
      <text:p text:style-name="Standard">Deklarationssatser för variabler, samt uttryckssatser ska alltid avslutas med semikolon.</text:p>
      <text:h text:style-name="Heading_20_2" text:outline-level="2">Include</text:h>
      <text:p text:style-name="Standard">En script-fil innehållande funktioner kan inkluderas med #include satsen. </text:p>
      <text:p text:style-name="Standard">Default filtyp är '.rtt_com', och default filkatalog är samma som övriga rtt-filer och anges i RttConfig-objektet.</text:p>
      <text:p text:style-name="Standard"/>
      <text:p text:style-name="P1">Exempel</text:p>
      <text:p text:style-name="Standard"/>
      <text:p text:style-name="P7">#include &lt;my_functions&gt;</text:p>
      <text:h text:style-name="Heading_20_2" text:outline-level="2">Datatyper</text:h>
      <text:p text:style-name="Standard">Datatyper för variabler, konstanter och funktioner är int, float och string:</text:p>
      <text:p text:style-name="Standard"/>
      <text:list xml:id="list914995061360336642" text:style-name="L13">
        <text:list-item>
          <text:p text:style-name="P45">int<text:tab/><text:tab/>heltalsvärde.</text:p>
        </text:list-item>
        <text:list-item>
          <text:p text:style-name="P45">float<text:tab/><text:tab/>32-bitars flyttalsvärde.</text:p>
        </text:list-item>
        <text:list-item>
          <text:p text:style-name="P17">string<text:tab/>sträng med 80 tecken (null-terminerad).</text:p>
        </text:list-item>
      </text:list>
      <text:p text:style-name="Standard"/>
      <text:p text:style-name="Standard">En variabel kan deklareras i tre olika namn-tabeller:</text:p>
      <text:p text:style-name="Standard"/>
      <text:list xml:id="list6031058476030660988" text:style-name="L14">
        <text:list-item>
          <text:p text:style-name="P46">local<text:tab/><text:tab/>variabeln är känd inom en funktion.</text:p>
        </text:list-item>
        <text:list-item>
          <text:p text:style-name="P46">global<text:tab/>variabeln är känd av alla funktioner inom ett script (med includefiler).</text:p>
        </text:list-item>
        <text:list-item>
          <text:p text:style-name="P18">extern<text:tab/>variabeln är känd inom alla script-filer som exekveras i en rtt-session.</text:p>
        </text:list-item>
      </text:list>
      <text:h text:style-name="Heading_20_2" text:outline-level="2"><text:soft-page-break/>Deklaration av variabler</text:h>
      <text:p text:style-name="Standard">Alla variabler som används i ett script måste vara deklarerade. En variabel deklaration måste ligga inom en funktion eller inom main. Övriga deklarationer kommer att ignoreras.</text:p>
      <text:p text:style-name="Standard"/>
      <text:p text:style-name="Standard">Den variabeldeklaration består av</text:p>
      <text:list xml:id="list3421584196941101432" text:style-name="L15">
        <text:list-item>
          <text:p text:style-name="P47">namn-tabell (global eller extern, om namntabellen är local anges inte detta).</text:p>
        </text:list-item>
        <text:list-item>
          <text:p text:style-name="P47">datatyp (int, float eller string).</text:p>
        </text:list-item>
        <text:list-item>
          <text:p text:style-name="P47">variabelnamn.</text:p>
        </text:list-item>
        <text:list-item>
          <text:p text:style-name="P47">Likamed-tecken följt av initialvärde, om detta ej anges sätts värdet till 0 eller null-string.</text:p>
        </text:list-item>
        <text:list-item>
          <text:p text:style-name="P19">semikolon.</text:p>
        </text:list-item>
      </text:list>
      <text:p text:style-name="Standard"/>
      <text:p text:style-name="Standard">Variabelnamnet ska inledas av ett alfabetiskt tecken eller och kan följas av alfabetiska eller alfanumeriska tecken eller understreck ‘_’. Max 32 tecken.</text:p>
      <text:p text:style-name="Standard"/>
      <text:p text:style-name="P1">Exempel</text:p>
      <text:p text:style-name="Standard"/>
      <text:p text:style-name="P7">int <text:s text:c="12"/>i;</text:p>
      <text:p text:style-name="P7">float <text:s text:c="10"/>flow = 33.4;</text:p>
      <text:p text:style-name="P7">string <text:s text:c="9"/>str = "Hello";</text:p>
      <text:p text:style-name="P7">extern <text:s/>int <text:s text:c="4"/>jakob;</text:p>
      <text:p text:style-name="P7">global <text:s/>float <text:s text:c="2"/>ferdinand = 1234;</text:p>
      <text:h text:style-name="Heading_20_2" text:outline-level="2">Datatypkonvertering</text:h>
      <text:p text:style-name="Standard">Om ett uttryck består av variabler, konstanter och funktioner av olika datatyper kommer variablerna att konverteras med företrädesordningen string, float, int, dvs om två operander är av typen float och string, eller int och string, kommer resultatet att bli string. Vid en tilldelning kommer värdet av ett uttryck som en variabel ska tilldelas att konverteras till variabelns datatyp. Detta gäller även konvertering från string till int och från string till float om detta är möjligt.</text:p>
      <text:p text:style-name="Standard"/>
      <text:p text:style-name="P1">Exemel</text:p>
      <text:p text:style-name="P1"/>
      <text:p text:style-name="P7">string <text:s/>str;</text:p>
      <text:p text:style-name="P7">int <text:s text:c="4"/>i = 35;</text:p>
      <text:p text:style-name="P7">str = "Luthor" + i;</text:p>
      <text:p text:style-name="P7"/>
      <text:p text:style-name="Standard">Värdet i str kommer att bli "Luthor35".</text:p>
      <text:p text:style-name="Standard"/>
      <text:p text:style-name="P7">float <text:s text:c="2"/>f;</text:p>
      <text:p text:style-name="P7">string <text:s/>str = "3.14";</text:p>
      <text:p text:style-name="P7">int <text:s text:c="4"/>i = 159;</text:p>
      <text:p text:style-name="P7">f = str + i;</text:p>
      <text:p text:style-name="P7"/>
      <text:p text:style-name="Standard">Värdet i f kommer att bli 3.14159</text:p>
      <text:h text:style-name="Heading_20_2" text:outline-level="2">Konstanter</text:h>
      <text:p text:style-name="Standard">Konstanter är värden som förekommer i uttryck och variabeldeklarationer. Konstanter är av typen int, float eller string.</text:p>
      <text:h text:style-name="Heading_20_4" text:outline-level="4">int</text:h>
      <text:p text:style-name="Standard">En int-konstant består av alfanumeriska tecken samt ev inledande minustecken.</text:p>
      <text:p text:style-name="P1">Exempel</text:p>
      <text:p text:style-name="Standard">0, 123, -32.</text:p>
      <text:h text:style-name="Heading_20_4" text:outline-level="4">float</text:h>
      <text:p text:style-name="Standard">En float-konstant består av alfanumeriska tecken, en punkt, samt ev inledande minustecken.</text:p>
      <text:p text:style-name="Standard">Exponent är ej ännu implementerat.</text:p>
      <text:p text:style-name="P1">Exempel</text:p>
      <text:p text:style-name="Standard"><text:soft-page-break/>1.2, -12.98.</text:p>
      <text:p text:style-name="Standard"/>
      <text:h text:style-name="Heading_20_4" text:outline-level="4">string</text:h>
      <text:p text:style-name="Standard">En string-konstant består av en teckensträng omgiven av dubbelapostrof.</text:p>
      <text:p text:style-name="Standard">Max längd är 80 tecken.</text:p>
      <text:p text:style-name="P1">Exempel</text:p>
      <text:p text:style-name="Standard">”Motorn har startat”</text:p>
      <text:h text:style-name="Heading_20_2" text:outline-level="2">Uttryck</text:h>
      <text:p text:style-name="Standard">Ett uttryck består av operander och operatorer. När det står som en enskild sats avslutas det med semikolon. Uttryck förekommer även i if-, for- och while-statser.</text:p>
      <text:h text:style-name="Heading_20_4" text:outline-level="4">Operander</text:h>
      <text:p text:style-name="Standard">Operander är variabler, konstanter eller funktionsanrop. Variabler och funktioner måste vara deklarerade innan de används i ett uttryck.</text:p>
      <text:h text:style-name="Heading_20_4" text:outline-level="4">Operatorer</text:h>
      <text:p text:style-name="Standard">Operatorerna har samma funktion som i c, med vissa begränsningar. Alla c-operatorer är inte implementerade. Vissa operatorer kan till skillnad från c även operera på strängar (+,=,==,!=).</text:p>
      <text:p text:style-name="Standard">Prioriteten är samma som i c.</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8">Operator</text:p>
          </table:table-cell>
          <table:table-cell table:style-name="Table7.A1" office:value-type="string">
            <text:p text:style-name="P38">Beskrivning</text:p>
          </table:table-cell>
          <table:table-cell table:style-name="Table7.C1" office:value-type="string">
            <text:p text:style-name="P38">Datatyper</text:p>
          </table:table-cell>
        </table:table-row>
        <table:table-row table:style-name="Table7.1">
          <table:table-cell table:style-name="Table7.A1" office:value-type="string">
            <text:p text:style-name="P37">+</text:p>
          </table:table-cell>
          <table:table-cell table:style-name="Table7.A1" office:value-type="string">
            <text:p text:style-name="P37">addition</text:p>
          </table:table-cell>
          <table:table-cell table:style-name="Table7.C1" office:value-type="string">
            <text:p text:style-name="P37">int, float, string</text:p>
          </table:table-cell>
        </table:table-row>
        <table:table-row table:style-name="Table7.1">
          <table:table-cell table:style-name="Table7.A1" office:value-type="string">
            <text:p text:style-name="P37">-</text:p>
          </table:table-cell>
          <table:table-cell table:style-name="Table7.A1" office:value-type="string">
            <text:p text:style-name="P37">subtraktion</text:p>
          </table:table-cell>
          <table:table-cell table:style-name="Table7.C1" office:value-type="string">
            <text:p text:style-name="P37">int, float</text:p>
          </table:table-cell>
        </table:table-row>
        <table:table-row table:style-name="Table7.1">
          <table:table-cell table:style-name="Table7.A1" office:value-type="string">
            <text:p text:style-name="P37">*</text:p>
          </table:table-cell>
          <table:table-cell table:style-name="Table7.A1" office:value-type="string">
            <text:p text:style-name="P37">multiplikation</text:p>
          </table:table-cell>
          <table:table-cell table:style-name="Table7.C1" office:value-type="string">
            <text:p text:style-name="P37">int, float</text:p>
          </table:table-cell>
        </table:table-row>
        <table:table-row table:style-name="Table7.1">
          <table:table-cell table:style-name="Table7.A1" office:value-type="string">
            <text:p text:style-name="P37">/</text:p>
          </table:table-cell>
          <table:table-cell table:style-name="Table7.A1" office:value-type="string">
            <text:p text:style-name="P37">division</text:p>
          </table:table-cell>
          <table:table-cell table:style-name="Table7.C1" office:value-type="string">
            <text:p text:style-name="P37">int, float</text:p>
          </table:table-cell>
        </table:table-row>
        <table:table-row table:style-name="Table7.1">
          <table:table-cell table:style-name="Table7.A1" office:value-type="string">
            <text:p text:style-name="P37">++</text:p>
          </table:table-cell>
          <table:table-cell table:style-name="Table7.A1" office:value-type="string">
            <text:p text:style-name="P37">inkrement, endast postfix</text:p>
          </table:table-cell>
          <table:table-cell table:style-name="Table7.C1" office:value-type="string">
            <text:p text:style-name="P37">int, float</text:p>
          </table:table-cell>
        </table:table-row>
        <table:table-row table:style-name="Table7.1">
          <table:table-cell table:style-name="Table7.A1" office:value-type="string">
            <text:p text:style-name="P37">--</text:p>
          </table:table-cell>
          <table:table-cell table:style-name="Table7.A1" office:value-type="string">
            <text:p text:style-name="P37">dekrement, endast postfix</text:p>
          </table:table-cell>
          <table:table-cell table:style-name="Table7.C1" office:value-type="string">
            <text:p text:style-name="P37">int, float</text:p>
          </table:table-cell>
        </table:table-row>
        <table:table-row table:style-name="Table7.1">
          <table:table-cell table:style-name="Table7.A1" office:value-type="string">
            <text:p text:style-name="P37">&gt;&gt;</text:p>
          </table:table-cell>
          <table:table-cell table:style-name="Table7.A1" office:value-type="string">
            <text:p text:style-name="P37">högerskift</text:p>
          </table:table-cell>
          <table:table-cell table:style-name="Table7.C1" office:value-type="string">
            <text:p text:style-name="P37">int</text:p>
          </table:table-cell>
        </table:table-row>
        <table:table-row table:style-name="Table7.1">
          <table:table-cell table:style-name="Table7.A1" office:value-type="string">
            <text:p text:style-name="P37">&lt;&lt;</text:p>
          </table:table-cell>
          <table:table-cell table:style-name="Table7.A1" office:value-type="string">
            <text:p text:style-name="P37">vänsterskift</text:p>
          </table:table-cell>
          <table:table-cell table:style-name="Table7.C1" office:value-type="string">
            <text:p text:style-name="P37">int</text:p>
          </table:table-cell>
        </table:table-row>
        <table:table-row table:style-name="Table7.1">
          <table:table-cell table:style-name="Table7.A1" office:value-type="string">
            <text:p text:style-name="P37">&lt;</text:p>
          </table:table-cell>
          <table:table-cell table:style-name="Table7.A1" office:value-type="string">
            <text:p text:style-name="P37">mindre än</text:p>
          </table:table-cell>
          <table:table-cell table:style-name="Table7.C1" office:value-type="string">
            <text:p text:style-name="P37">int, float</text:p>
          </table:table-cell>
        </table:table-row>
        <table:table-row table:style-name="Table7.1">
          <table:table-cell table:style-name="Table7.A1" office:value-type="string">
            <text:p text:style-name="P37">&gt;</text:p>
          </table:table-cell>
          <table:table-cell table:style-name="Table7.A1" office:value-type="string">
            <text:p text:style-name="P37">större än</text:p>
          </table:table-cell>
          <table:table-cell table:style-name="Table7.C1" office:value-type="string">
            <text:p text:style-name="P37">int, float</text:p>
          </table:table-cell>
        </table:table-row>
        <table:table-row table:style-name="Table7.1">
          <table:table-cell table:style-name="Table7.A1" office:value-type="string">
            <text:p text:style-name="P37">&lt;=</text:p>
          </table:table-cell>
          <table:table-cell table:style-name="Table7.A1" office:value-type="string">
            <text:p text:style-name="P37">mindre eller lika med</text:p>
          </table:table-cell>
          <table:table-cell table:style-name="Table7.C1" office:value-type="string">
            <text:p text:style-name="P37">int, float</text:p>
          </table:table-cell>
        </table:table-row>
        <table:table-row table:style-name="Table7.1">
          <table:table-cell table:style-name="Table7.A1" office:value-type="string">
            <text:p text:style-name="P37">&gt;=</text:p>
          </table:table-cell>
          <table:table-cell table:style-name="Table7.A1" office:value-type="string">
            <text:p text:style-name="P37">större eller lika med</text:p>
          </table:table-cell>
          <table:table-cell table:style-name="Table7.C1" office:value-type="string">
            <text:p text:style-name="P37">int, float</text:p>
          </table:table-cell>
        </table:table-row>
        <table:table-row table:style-name="Table7.1">
          <table:table-cell table:style-name="Table7.A1" office:value-type="string">
            <text:p text:style-name="P37">==</text:p>
          </table:table-cell>
          <table:table-cell table:style-name="Table7.A1" office:value-type="string">
            <text:p text:style-name="P37">lika med</text:p>
          </table:table-cell>
          <table:table-cell table:style-name="Table7.C1" office:value-type="string">
            <text:p text:style-name="P37">int, float, string</text:p>
          </table:table-cell>
        </table:table-row>
        <table:table-row table:style-name="Table7.1">
          <table:table-cell table:style-name="Table7.A1" office:value-type="string">
            <text:p text:style-name="P37">!=</text:p>
          </table:table-cell>
          <table:table-cell table:style-name="Table7.A1" office:value-type="string">
            <text:p text:style-name="P37">ej lika med</text:p>
          </table:table-cell>
          <table:table-cell table:style-name="Table7.C1" office:value-type="string">
            <text:p text:style-name="P37">int, float, string</text:p>
          </table:table-cell>
        </table:table-row>
        <table:table-row table:style-name="Table7.1">
          <table:table-cell table:style-name="Table7.A1" office:value-type="string">
            <text:p text:style-name="P37">&amp;</text:p>
          </table:table-cell>
          <table:table-cell table:style-name="Table7.A1" office:value-type="string">
            <text:p text:style-name="P37">bitvis och</text:p>
          </table:table-cell>
          <table:table-cell table:style-name="Table7.C1" office:value-type="string">
            <text:p text:style-name="P37">int</text:p>
          </table:table-cell>
        </table:table-row>
        <table:table-row table:style-name="Table7.1">
          <table:table-cell table:style-name="Table7.A1" office:value-type="string">
            <text:p text:style-name="P37">|</text:p>
          </table:table-cell>
          <table:table-cell table:style-name="Table7.A1" office:value-type="string">
            <text:p text:style-name="P37">bitvis eller</text:p>
          </table:table-cell>
          <table:table-cell table:style-name="Table7.C1" office:value-type="string">
            <text:p text:style-name="P37">int</text:p>
          </table:table-cell>
        </table:table-row>
        <table:table-row table:style-name="Table7.1">
          <table:table-cell table:style-name="Table7.A1" office:value-type="string">
            <text:p text:style-name="P37">&amp;&amp;</text:p>
          </table:table-cell>
          <table:table-cell table:style-name="Table7.A1" office:value-type="string">
            <text:p text:style-name="P37">logisk och</text:p>
          </table:table-cell>
          <table:table-cell table:style-name="Table7.C1" office:value-type="string">
            <text:p text:style-name="P37">int</text:p>
          </table:table-cell>
        </table:table-row>
        <table:table-row table:style-name="Table7.1">
          <table:table-cell table:style-name="Table7.A1" office:value-type="string">
            <text:p text:style-name="P37">||</text:p>
          </table:table-cell>
          <table:table-cell table:style-name="Table7.A1" office:value-type="string">
            <text:p text:style-name="P37">logisk eller</text:p>
          </table:table-cell>
          <table:table-cell table:style-name="Table7.C1" office:value-type="string">
            <text:p text:style-name="P37">int</text:p>
          </table:table-cell>
        </table:table-row>
        <table:table-row table:style-name="Table7.1">
          <table:table-cell table:style-name="Table7.A1" office:value-type="string">
            <text:p text:style-name="P37">!</text:p>
          </table:table-cell>
          <table:table-cell table:style-name="Table7.A1" office:value-type="string">
            <text:p text:style-name="P37">logisk ej</text:p>
          </table:table-cell>
          <table:table-cell table:style-name="Table7.C1" office:value-type="string">
            <text:p text:style-name="P37">int</text:p>
          </table:table-cell>
        </table:table-row>
        <table:table-row table:style-name="Table7.1">
          <table:table-cell table:style-name="Table7.A1" office:value-type="string">
            <text:p text:style-name="P37">=</text:p>
          </table:table-cell>
          <table:table-cell table:style-name="Table7.A1" office:value-type="string">
            <text:p text:style-name="P37">tilldelning</text:p>
          </table:table-cell>
          <table:table-cell table:style-name="Table7.C1" office:value-type="string">
            <text:p text:style-name="P37">int, float, string</text:p>
          </table:table-cell>
        </table:table-row>
        <table:table-row table:style-name="Table7.1">
          <table:table-cell table:style-name="Table7.A1" office:value-type="string">
            <text:p text:style-name="P37">+=</text:p>
          </table:table-cell>
          <table:table-cell table:style-name="Table7.A1" office:value-type="string">
            <text:p text:style-name="P37">addition och tilldelning</text:p>
          </table:table-cell>
          <table:table-cell table:style-name="Table7.C1" office:value-type="string">
            <text:p text:style-name="P37">int, float</text:p>
          </table:table-cell>
        </table:table-row>
        <table:table-row table:style-name="Table7.1">
          <table:table-cell table:style-name="Table7.A1" office:value-type="string">
            <text:p text:style-name="P37">-=</text:p>
          </table:table-cell>
          <table:table-cell table:style-name="Table7.A1" office:value-type="string">
            <text:p text:style-name="P37">subtraktion och tilldelning</text:p>
          </table:table-cell>
          <table:table-cell table:style-name="Table7.C1" office:value-type="string">
            <text:p text:style-name="P37">int, float</text:p>
          </table:table-cell>
        </table:table-row>
        <table:table-row table:style-name="Table7.1">
          <table:table-cell table:style-name="Table7.A1" office:value-type="string">
            <text:p text:style-name="P37">&amp;=</text:p>
          </table:table-cell>
          <table:table-cell table:style-name="Table7.A1" office:value-type="string">
            <text:p text:style-name="P37">logisk och och tilldelning</text:p>
          </table:table-cell>
          <table:table-cell table:style-name="Table7.C1" office:value-type="string">
            <text:p text:style-name="P37">int</text:p>
          </table:table-cell>
        </table:table-row>
        <table:table-row table:style-name="Table7.1">
          <table:table-cell table:style-name="Table7.A1" office:value-type="string">
            <text:p text:style-name="P37">|=</text:p>
          </table:table-cell>
          <table:table-cell table:style-name="Table7.A1" office:value-type="string">
            <text:p text:style-name="P37">logisk eller och tilldelning</text:p>
          </table:table-cell>
          <table:table-cell table:style-name="Table7.C1" office:value-type="string">
            <text:p text:style-name="P37">int</text:p>
          </table:table-cell>
        </table:table-row>
      </table:table>
      <text:p text:style-name="Standard"/>
      <text:h text:style-name="Heading_20_2" text:outline-level="2">Funktioner</text:h>
      <text:h text:style-name="Heading_20_4" text:outline-level="4">Deklaration</text:h>
      <text:p text:style-name="Standard">Funktioner kan vara av datatyperna int, float eller string.</text:p>
      <text:p text:style-name="Standard">Funktioner består av en deklaration, följt av diverse satser avslutningsvis nyckelorder ‘endfunction’. En speciell sats för funktioner är return, som tilldelar funktionen ett värde och överlämnar exekveringen till anroparen</text:p>
      <text:p text:style-name="Standard"><text:soft-page-break/></text:p>
      <text:p text:style-name="Standard">En funktionsdeklaration består av följande:</text:p>
      <text:list xml:id="list4556725780602061934" text:style-name="L16">
        <text:list-item>
          <text:p text:style-name="P48">Nyckelorder ‘function’.</text:p>
        </text:list-item>
        <text:list-item>
          <text:p text:style-name="P48">Funktionens datatyp.</text:p>
        </text:list-item>
        <text:list-item>
          <text:p text:style-name="P48">Namn på funktionen.</text:p>
        </text:list-item>
        <text:list-item>
          <text:p text:style-name="P20">En argumentlista, omgiven av parenteser, med argumenten separerade med kommatecken. Varje argument i argumentlistan innehåller datatyp och variabelnamn.</text:p>
        </text:list-item>
      </text:list>
      <text:p text:style-name="P1"/>
      <text:p text:style-name="P1">Exempel</text:p>
      <text:p text:style-name="P1"/>
      <text:p text:style-name="P7">function string create_message( string name1, string name2)</text:p>
      <text:p text:style-name="P7"><text:s text:c="2"/>string msg;</text:p>
      <text:p text:style-name="P7"><text:s text:c="2"/>msg = ”Some message to ” + name1 ” and ” + name2;</text:p>
      <text:p text:style-name="P7"><text:s text:c="2"/>return msg;</text:p>
      <text:p text:style-name="P7">endfunction</text:p>
      <text:p text:style-name="P7"/>
      <text:p text:style-name="Standard">Variablerna i argumentlistan läggs i den lokala variabel-tabellen. Argumenten kan fungera både som in- och ut-data till funktionen. Vid returnering från funktionen kommer aktuella värden på argument-variablerna att överföras till motsvarande variabler hos anroparen.</text:p>
      <text:p text:style-name="Standard"/>
      <text:h text:style-name="Heading_20_4" text:outline-level="4">Anrop</text:h>
      <text:p text:style-name="Standard">Anrop av funktionen sker i ett uttryck. </text:p>
      <text:p text:style-name="Standard">Argumenten i anropet kan vara variabler eller konstanter, däremot ej uttryck.</text:p>
      <text:p text:style-name="Standard"/>
      <text:p text:style-name="P1">Exempel</text:p>
      <text:p text:style-name="P7">string name;</text:p>
      <text:p text:style-name="P7">string<text:tab/> msg;</text:p>
      <text:p text:style-name="P7"/>
      <text:p text:style-name="P7">name = ”Erik”;</text:p>
      <text:p text:style-name="P7">msg = create_message( name, ”Kalle”);</text:p>
      <text:h text:style-name="Heading_20_2" text:outline-level="2">main</text:h>
      <text:p text:style-name="Standard">Exekveringen av ett script startar alltid i huvud-funktionen ‘main’.</text:p>
      <text:p text:style-name="Standard">Huvudfunktionen inleds med satsen ‘main()’ och avslutas med satsen ‘endmain’. Om main-endmain satserna inte finns i sciptet startas exekveringen vid början på filen och avslutas vid slutet på filen. I detta fallet får inte filen innehålla några funktionsdeklarationer.</text:p>
      <text:p text:style-name="Standard">main och endmain satserna ska <text:span text:style-name="T4">inte</text:span> avslutas med semikolon.</text:p>
      <text:p text:style-name="Standard"/>
      <text:p text:style-name="Standard"/>
      <text:p text:style-name="P1">Exempel</text:p>
      <text:p text:style-name="P1"/>
      <text:p text:style-name="P7">main()</text:p>
      <text:p text:style-name="P7"><text:s text:c="2"/>int i;</text:p>
      <text:p text:style-name="P7"><text:s text:c="2"/>string name;</text:p>
      <text:p text:style-name="P7"/>
      <text:p text:style-name="P7"><text:s text:c="2"/>for ( i = 0; i &lt; 10; i++)</text:p>
      <text:p text:style-name="P7"><text:s text:c="4"/>name = ”motor-obj” + i;</text:p>
      <text:p text:style-name="P7"><text:s text:c="4"/>create object/name=’name’</text:p>
      <text:p text:style-name="P7"><text:s text:c="2"/>endfor</text:p>
      <text:p text:style-name="Standard"><text:span text:style-name="T3">endmain</text:span> </text:p>
      <text:h text:style-name="Heading_20_2" text:outline-level="2">Argument</text:h>
      <text:p text:style-name="Standard">Argument som skickas till med vid exekvering av scriptfilen läggs i de globala variablerna p1-p8.</text:p>
      <text:h text:style-name="Heading_20_2" text:outline-level="2"><text:soft-page-break/>Villkors-satser</text:h>
      <text:h text:style-name="Heading_20_4" text:outline-level="4">if-else-endif</text:h>
      <text:p text:style-name="Standard">if-satsen innehåller ett uttryck som är sant eller falskt. Om uttrycket är sant kommer satserna mellan if och endif att exekveras annars sker ett hopp till endif-satsen. Om det finns en else-sats mellan if och endif sker hoppet till else-satsen istället.</text:p>
      <text:p text:style-name="Standard"/>
      <text:p text:style-name="Standard">Uttrycket i if-satsen ska omgärdas av parenteser.</text:p>
      <text:p text:style-name="Standard">if, else och endif satserna ska <text:span text:style-name="T4">inte</text:span> avslutas med semikolon.</text:p>
      <text:p text:style-name="Standard">Flera nivåer av if-else-endif är tillåtet.</text:p>
      <text:p text:style-name="Standard"/>
      <text:p text:style-name="P1">Exempel</text:p>
      <text:p text:style-name="P7">if ( i &lt; 10 &amp;&amp; i &gt; 5)</text:p>
      <text:p text:style-name="P7"><text:s text:c="2"/>a = b + c;</text:p>
      <text:p text:style-name="P7">endif</text:p>
      <text:p text:style-name="P7"/>
      <text:p text:style-name="P7">if ( i &lt; 10)</text:p>
      <text:p text:style-name="P7"><text:s text:c="2"/>a = b + c;</text:p>
      <text:p text:style-name="P7">else</text:p>
      <text:p text:style-name="P7"><text:s text:c="2"/>a = b - c;</text:p>
      <text:p text:style-name="Standard"><text:span text:style-name="T3">endif</text:span> </text:p>
      <text:h text:style-name="Heading_20_2" text:outline-level="2">Loop-satser</text:h>
      <text:p text:style-name="Standard">Loopsatserna är av typen for eller while.</text:p>
      <text:h text:style-name="Heading_20_4" text:outline-level="4">for-endfor</text:h>
      <text:p text:style-name="Standard">for-loopen inleds med en for-sats och avslutas med en endfor-sats.</text:p>
      <text:p text:style-name="Standard">for-satsen innehåller tre uttryck. Det första exekveras före första loopen, det tredje exekveras före de efterföljande looparna, och mitten-uttrycket evalueras före varje loop. Om uttrycket är sant sker ytterligare en loop annars fortsätter exekveringen efter endfor-satsen.</text:p>
      <text:p text:style-name="Standard">Flera nivåer av end-enfor är tillåtna. Med continue- eller break-satserna kan man hoppa till nästa loop eller hoppa ur loopen.</text:p>
      <text:p text:style-name="Standard"/>
      <text:p text:style-name="P1">Exempel</text:p>
      <text:p text:style-name="P1"/>
      <text:p text:style-name="P7">for ( i = 0; i &lt; 10; i++)</text:p>
      <text:p text:style-name="P7"><text:s text:c="2"/>a += b;</text:p>
      <text:p text:style-name="P7">endfor</text:p>
      <text:h text:style-name="Heading_20_4" text:outline-level="4">while-endwhile</text:h>
      <text:p text:style-name="Standard">while-loopen inleds med en while-sats och avslutas med en endwhile-sats.</text:p>
      <text:p text:style-name="Standard">while-satsen innehåller ett uttryck som evalueras före varje loop, <text:s/>så länge uttrycket är sant pågår loopningen.</text:p>
      <text:p text:style-name="Standard">Flera nivåer av while-endwhile är tillåtna. Med continue aller break-satserna kan men hoppa till nästa loop eller hoppa ur loopen.</text:p>
      <text:p text:style-name="Standard"/>
      <text:p text:style-name="P1">Exempel</text:p>
      <text:p text:style-name="P1"/>
      <text:p text:style-name="P7">while ( i &lt; 10)</text:p>
      <text:p text:style-name="P7"><text:s text:c="2"/>i++;</text:p>
      <text:p text:style-name="P7">endwhile</text:p>
      <text:h text:style-name="Heading_20_4" text:outline-level="4">break</text:h>
      <text:p text:style-name="Standard">En break-sats kommer att orsaka att exekveringen forsätter efter närmaste efterföljand endfor eller endwhile-stats. break-satsen ska avslutas med semikolon.</text:p>
      <text:p text:style-name="Standard"/>
      <text:p text:style-name="P1">Exempel</text:p>
      <text:p text:style-name="P7">for ( i = 0; i &lt; 10; i++)</text:p>
      <text:p text:style-name="P7"><text:soft-page-break/><text:s text:c="2"/>a += b;</text:p>
      <text:p text:style-name="P7"><text:s text:c="2"/>if ( a &gt; 100)</text:p>
      <text:p text:style-name="P7"><text:s text:c="4"/>break;</text:p>
      <text:p text:style-name="P7">endfor</text:p>
      <text:h text:style-name="Heading_20_4" text:outline-level="4">continue</text:h>
      <text:p text:style-name="Standard">En continue-sats kommer att orsaka att exekveringen av en loop forsätter vid närmast föregående for- eller while-sats.</text:p>
      <text:p text:style-name="P1"/>
      <text:p text:style-name="P1">Exempel</text:p>
      <text:p text:style-name="P7">for ( i = 0; i &lt; 10; i++)</text:p>
      <text:p text:style-name="P7"><text:s text:c="2"/>b = my_function(i);</text:p>
      <text:p text:style-name="P7"><text:s text:c="2"/>if ( b &gt; 100)</text:p>
      <text:p text:style-name="P7"><text:s text:c="4"/>continue;</text:p>
      <text:p text:style-name="P7"><text:s text:c="2"/>a += b;</text:p>
      <text:p text:style-name="P7">endfor</text:p>
      <text:h text:style-name="Heading_20_2" text:outline-level="2">Hoppsatser</text:h>
      <text:h text:style-name="Heading_20_4" text:outline-level="4">goto</text:h>
      <text:p text:style-name="Standard">goto-satsen kommer att orsaka ett hopp till en rad definierad av en label.</text:p>
      <text:p text:style-name="Standard">En label-sats är ett namn avslutat med kolon.</text:p>
      <text:p text:style-name="Standard"/>
      <text:p text:style-name="P1">Exempel</text:p>
      <text:p text:style-name="Standard"/>
      <text:p text:style-name="Standard"><text:span text:style-name="T1"><text:s text:c="5"/></text:span><text:span text:style-name="T3">b = attribute("MOTOR-ON.ActualValue", sts);</text:span></text:p>
      <text:p text:style-name="P7"><text:s text:c="2"/>if (!sts)</text:p>
      <text:p text:style-name="P7"><text:s text:c="4"/>goto some_error;</text:p>
      <text:p text:style-name="P7"><text:s text:c="2"/>...</text:p>
      <text:p text:style-name="P7">some_error:</text:p>
      <text:p text:style-name="P7"><text:s text:c="2"/>say("Something went wrong!");</text:p>
      <text:h text:style-name="Heading_20_2" text:outline-level="2">Rtt-kommandon</text:h>
      <text:p text:style-name="Standard">Samtliga rtt-kommandon är tillgängliga i script-koden. En rtt-kommandorad ska <text:span text:style-name="T4">inte</text:span> avslutas med semikolon.</text:p>
      <text:p text:style-name="Standard">Variabler kommer att substitueras i kommandoraden om de omgärdas av enkel-apostrofer.</text:p>
      <text:p text:style-name="Standard"/>
      <text:p text:style-name="P1">Exempel</text:p>
      <text:p text:style-name="P1"/>
      <text:p text:style-name="P7"><text:s text:c="2"/>string name;</text:p>
      <text:p text:style-name="P7"><text:s text:c="2"/>string parname;</text:p>
      <text:p text:style-name="P7"><text:s text:c="2"/>int j;</text:p>
      <text:p text:style-name="P7"><text:s text:c="2"/>int i;</text:p>
      <text:p text:style-name="P7"><text:s text:c="2"/></text:p>
      <text:p text:style-name="P7"><text:s text:c="2"/>for ( i = 0; i &lt; 3; i++)</text:p>
      <text:p text:style-name="P7"><text:s text:c="4"/>parname = "vkv-test-obj" + (i+1);</text:p>
      <text:p text:style-name="P7"><text:s text:c="4"/>create obj/name='parname'</text:p>
      <text:p text:style-name="P7"><text:s text:c="4"/>for ( j = 0; j &lt; 3; j++)</text:p>
      <text:p text:style-name="P7"><text:s text:c="6"/>name = parname + "-obj" + (j+1);</text:p>
      <text:p text:style-name="P7"><text:s text:c="6"/>create obj/name='name'</text:p>
      <text:p text:style-name="P7"><text:s text:c="4"/>endfor</text:p>
      <text:p text:style-name="P7"><text:s text:c="2"/>endfor</text:p>
      <text:h text:style-name="Heading_20_2" text:outline-level="2">Simulering av tangenttryckningar</text:h>
      <text:p text:style-name="Standard">Det finns ett antal kommandon för att simulera tangent-tryckning i ett script. Dessa måste placeras i första position på kommandoraden. </text:p>
      <text:p text:style-name="Standard"/>
      <text:p text:style-name="Standard"><text:soft-page-break/>Kommandona motsvarar de funktioner knapptryckningar på motsvarande tangent har i aktuell bild. Noquiet är ett hjälpmedel för felsökning och innebär att alla operationer är synliga på skärmen.</text:p>
      <text:p text:style-name="Standard"/>
      <text:p text:style-name="Standard">Efter kommandot PF3 kan ett värde anges och aktuellparameter datasätt med värdet.</text:p>
      <text:p text:style-name="Standard"/>
      <text:p text:style-name="Standard">I normala fall bör man undvika navigerings kommandon eftersom <text:s/>kommandofilen måste modiferas om</text:p>
      <text:p text:style-name="Standard">objekt tas bort eller om nya skapas. Använd i stället kommandot ‘show menu’ för att visa en viss bild, och ‘show children’ för att visa en viss syskonskara.</text:p>
      <text:p text:style-name="Standard"/>
      <text:list xml:id="list4676687111972617047" text:style-name="L17">
        <text:list-item>
          <text:p text:style-name="P30">K_RETURN</text:p>
        </text:list-item>
        <text:list-item>
          <text:p text:style-name="P30">K_PF1</text:p>
        </text:list-item>
        <text:list-item>
          <text:p text:style-name="P30">K_PF2</text:p>
        </text:list-item>
        <text:list-item>
          <text:p text:style-name="P30">K_PF3</text:p>
        </text:list-item>
        <text:list-item>
          <text:p text:style-name="P30">K_PF4</text:p>
        </text:list-item>
        <text:list-item>
          <text:p text:style-name="P30">K_ARROW_UP</text:p>
        </text:list-item>
        <text:list-item>
          <text:p text:style-name="P30">K_ARROW_DOWN</text:p>
        </text:list-item>
        <text:list-item>
          <text:p text:style-name="P30">K_ARROW_RIGHT</text:p>
        </text:list-item>
        <text:list-item>
          <text:p text:style-name="P30">K_ARROW_LEFT</text:p>
        </text:list-item>
        <text:list-item>
          <text:p text:style-name="P30">K_PREVIOUS_PAGE</text:p>
        </text:list-item>
        <text:list-item>
          <text:p text:style-name="P30">K_NEXT_PAGE</text:p>
        </text:list-item>
        <text:list-item>
          <text:p text:style-name="P30">K_CTRLV</text:p>
        </text:list-item>
        <text:list-item>
          <text:p text:style-name="P30">K_DELETE</text:p>
        </text:list-item>
        <text:list-item>
          <text:p text:style-name="P30">K_CTRLN</text:p>
        </text:list-item>
        <text:list-item>
          <text:p text:style-name="P30">K_CTRLZ</text:p>
        </text:list-item>
        <text:list-item>
          <text:p text:style-name="P30">K_CTRLW</text:p>
        </text:list-item>
        <text:list-item>
          <text:p text:style-name="P21">NOQUIET</text:p>
        </text:list-item>
      </text:list>
      <text:p text:style-name="Standard"/>
      <text:p text:style-name="Standard"/>
      <text:h text:style-name="Heading_20_2" text:outline-level="2">Symboler</text:h>
      <text:p text:style-name="Standard"/>
      <text:p text:style-name="Standard">I rtt’s kommandotolk man man skapa symboler som främst används för kortkommandon.</text:p>
      <text:p text:style-name="Standard">Symbolerna lagras i form av strängar. Symboler definieras och tilldelas värden med define kommandot.</text:p>
      <text:p text:style-name="Standard"/>
      <text:p text:style-name="Standard">I samtliga fall när man använder en symbol ska namnet omgärdas med <text:s/>enkelapostrofer, utom i kommandona define och show symbol, och om symbolen används som ett kortkommando. Om en symbol innehåller space måste man dessutom i de flesta fall omgärda den med dubbelapostrofer.</text:p>
      <text:h text:style-name="Heading_20_2" text:outline-level="2">Sammanfattning</text:h>
      <text:p text:style-name="Standard">Syntaxen är ganska lik c.Här följer en lista på några saker som skiljer sig från c.</text:p>
      <text:list xml:id="list8720283671594514012" text:style-name="L18">
        <text:list-item>
          <text:p text:style-name="P53">Måsvinge-parenteser används ej. Villkors-satser, loopar och funktioner avgränsas av nyckelord, tex if-endif, for-endfor, while-endwhile, function-endfunction.</text:p>
        </text:list-item>
        <text:list-item>
          <text:p text:style-name="P53">Om en sats delas upp på flera rader ska radbrytningen <text:s/>med backslash.</text:p>
        </text:list-item>
        <text:list-item>
          <text:p text:style-name="P53">Det finns bara tre datatyper: int, float och string.</text:p>
        </text:list-item>
        <text:list-item>
          <text:p text:style-name="P53">Arrayer kan endast ha en dimension.</text:p>
        </text:list-item>
        <text:list-item>
          <text:p text:style-name="P53">Argument som skickas med en function, kan inte vara ett uttryck, endast en variabel eller in konstans är tillåtet.</text:p>
        </text:list-item>
        <text:list-item>
          <text:p text:style-name="P53">Om ett argument till en funktion, ändras i funktionen, förs ändringen över till anroparen. </text:p>
        </text:list-item>
        <text:list-item>
          <text:p text:style-name="P53">Index i en array kan inte vara ett uttryck, endast en variabel eller en konstant är tillåtet.</text:p>
        </text:list-item>
        <text:list-item>
          <text:p text:style-name="P53">Satser utan nyckelord och utan semikolon tolkas som pwr_cmd-kommandon.</text:p>
        </text:list-item>
        <text:list-item>
          <text:p text:style-name="P53">Eventuella argument som skickas med vid exekvering av filen, lagras i p1-p9.</text:p>
        </text:list-item>
        <text:list-item>
          <text:p text:style-name="P53">Sammanslagning och jämförelse av strängar sker med ‘+’ resp ‘==’ operatorerna.</text:p>
        </text:list-item>
        <text:list-item>
          <text:p text:style-name="P54">Ytterligra några saker som inte finns är pekare, struct, enum, switch, typedef, prekompilatorsatser (förutom #include).</text:p>
        </text:list-item>
      </text:list>
      <text:h text:style-name="Heading_20_1" text:outline-level="1">Inbyggda funktioner</text:h>
      <text:p text:style-name="Standard">Scriptfilen kan anropa ett antal inbyggda funktioner för att hantera utskrifter, inmatning, filer, strängar, hämta attribut och söka efter objekt i databasen mm.</text:p>
      <text:h text:style-name="Heading_20_3" text:outline-level="3">In och utmatning</text:h>
      <table:table table:name="Table8" table:style-name="Table8">
        <table:table-column table:style-name="Table8.A"/>
        <table:table-column table:style-name="Table8.B"/>
        <table:table-row table:style-name="Table8.1">
          <table:table-cell table:style-name="Table8.A1" office:value-type="string">
            <text:p text:style-name="P38">Funktion</text:p>
          </table:table-cell>
          <table:table-cell table:style-name="Table8.B1" office:value-type="string">
            <text:p text:style-name="P38">Beskrivning</text:p>
          </table:table-cell>
        </table:table-row>
        <table:table-row table:style-name="Table8.1">
          <table:table-cell table:style-name="Table8.A1" office:value-type="string">
            <text:p text:style-name="P37">ask</text:p>
          </table:table-cell>
          <table:table-cell table:style-name="Table8.B1" office:value-type="string">
            <text:p text:style-name="P37">Skriver ut en fråga och läser in ett svar</text:p>
          </table:table-cell>
        </table:table-row>
        <table:table-row table:style-name="Table8.1">
          <table:table-cell table:style-name="Table8.A1" office:value-type="string">
            <text:p text:style-name="P37">MessageError</text:p>
          </table:table-cell>
          <table:table-cell table:style-name="Table8.B1" office:value-type="string">
            <text:p text:style-name="P37">Skriver ut ett felmeddelande på rtt’s meddelande-rad</text:p>
          </table:table-cell>
        </table:table-row>
        <table:table-row table:style-name="Table8.1">
          <table:table-cell table:style-name="Table8.A1" office:value-type="string">
            <text:p text:style-name="P37">MessageInfo</text:p>
          </table:table-cell>
          <table:table-cell table:style-name="Table8.B1" office:value-type="string">
            <text:p text:style-name="P37">Skriver ut ett informationsmeddelande på rtt’s meddelande-rad</text:p>
          </table:table-cell>
        </table:table-row>
        <table:table-row table:style-name="Table8.1">
          <table:table-cell table:style-name="Table8.A1" office:value-type="string">
            <text:p text:style-name="P37">printf</text:p>
          </table:table-cell>
          <table:table-cell table:style-name="Table8.B1" office:value-type="string">
            <text:p text:style-name="P37">Formaterad utskrift</text:p>
          </table:table-cell>
        </table:table-row>
        <table:table-row table:style-name="Table8.1">
          <table:table-cell table:style-name="Table8.A1" office:value-type="string">
            <text:p text:style-name="P37">say</text:p>
          </table:table-cell>
          <table:table-cell table:style-name="Table8.B1" office:value-type="string">
            <text:p text:style-name="P37">Skriver ut en sträng</text:p>
          </table:table-cell>
        </table:table-row>
        <table:table-row table:style-name="Table8.1">
          <table:table-cell table:style-name="Table8.A1" office:value-type="string">
            <text:p text:style-name="P37">scanf</text:p>
          </table:table-cell>
          <table:table-cell table:style-name="Table8.B1" office:value-type="string">
            <text:p text:style-name="P37">Formaterad inläsning</text:p>
          </table:table-cell>
        </table:table-row>
      </table:table>
      <text:p text:style-name="Standard"/>
      <text:h text:style-name="Heading_20_3" text:outline-level="3">Filhantering</text:h>
      <table:table table:name="Table9" table:style-name="Table9">
        <table:table-column table:style-name="Table9.A"/>
        <table:table-column table:style-name="Table9.B"/>
        <table:table-row table:style-name="Table9.1">
          <table:table-cell table:style-name="Table9.A1" office:value-type="string">
            <text:p text:style-name="P38">Funktion</text:p>
          </table:table-cell>
          <table:table-cell table:style-name="Table9.B1" office:value-type="string">
            <text:p text:style-name="P38">Beskrivning</text:p>
          </table:table-cell>
        </table:table-row>
        <table:table-row table:style-name="Table9.1">
          <table:table-cell table:style-name="Table9.A1" office:value-type="string">
            <text:p text:style-name="P37">fclose</text:p>
          </table:table-cell>
          <table:table-cell table:style-name="Table9.B1" office:value-type="string">
            <text:p text:style-name="P37">Stäng en fil</text:p>
          </table:table-cell>
        </table:table-row>
        <table:table-row table:style-name="Table9.1">
          <table:table-cell table:style-name="Table9.A1" office:value-type="string">
            <text:p text:style-name="P37">felement</text:p>
          </table:table-cell>
          <table:table-cell table:style-name="Table9.B1" office:value-type="string">
            <text:p text:style-name="P37">Hämta ett element ur den med fgets senaste lästa raden.</text:p>
          </table:table-cell>
        </table:table-row>
        <table:table-row table:style-name="Table9.1">
          <table:table-cell table:style-name="Table9.A1" office:value-type="string">
            <text:p text:style-name="P37">fgets</text:p>
          </table:table-cell>
          <table:table-cell table:style-name="Table9.B1" office:value-type="string">
            <text:p text:style-name="P37">Läsning av en rad från fil</text:p>
          </table:table-cell>
        </table:table-row>
        <table:table-row table:style-name="Table9.1">
          <table:table-cell table:style-name="Table9.A1" office:value-type="string">
            <text:p text:style-name="P37">fopen</text:p>
          </table:table-cell>
          <table:table-cell table:style-name="Table9.B1" office:value-type="string">
            <text:p text:style-name="P37">Öppna en fil</text:p>
          </table:table-cell>
        </table:table-row>
        <table:table-row table:style-name="Table9.1">
          <table:table-cell table:style-name="Table9.A1" office:value-type="string">
            <text:p text:style-name="P37">fprintf</text:p>
          </table:table-cell>
          <table:table-cell table:style-name="Table9.B1" office:value-type="string">
            <text:p text:style-name="P37">Formaterad skrivning på fil</text:p>
          </table:table-cell>
        </table:table-row>
        <table:table-row table:style-name="Table9.1">
          <table:table-cell table:style-name="Table9.A1" office:value-type="string">
            <text:p text:style-name="P37">fscanf</text:p>
          </table:table-cell>
          <table:table-cell table:style-name="Table9.B1" office:value-type="string">
            <text:p text:style-name="P37">Formaterad läsning frän fil</text:p>
          </table:table-cell>
        </table:table-row>
      </table:table>
      <text:h text:style-name="Heading_20_3" text:outline-level="3">Hantering av strängar</text:h>
      <table:table table:name="Table10" table:style-name="Table10">
        <table:table-column table:style-name="Table10.A"/>
        <table:table-column table:style-name="Table10.B"/>
        <table:table-row table:style-name="Table10.1">
          <table:table-cell table:style-name="Table10.A1" office:value-type="string">
            <text:p text:style-name="P38">Funktion</text:p>
          </table:table-cell>
          <table:table-cell table:style-name="Table10.B1" office:value-type="string">
            <text:p text:style-name="P38">Beskrivning</text:p>
          </table:table-cell>
        </table:table-row>
        <table:table-row table:style-name="Table10.1">
          <table:table-cell table:style-name="Table10.A1" office:value-type="string">
            <text:p text:style-name="P37">edit</text:p>
          </table:table-cell>
          <table:table-cell table:style-name="Table10.B1" office:value-type="string">
            <text:p text:style-name="P37">Rensa bort space och tabbar i början och i slutet av en sträng, samt ta bort multipla space och tabbar i strängen</text:p>
          </table:table-cell>
        </table:table-row>
        <table:table-row table:style-name="Table10.1">
          <table:table-cell table:style-name="Table10.A1" office:value-type="string">
            <text:p text:style-name="P37">element</text:p>
          </table:table-cell>
          <table:table-cell table:style-name="Table10.B1" office:value-type="string">
            <text:p text:style-name="P37">Hämta ett element i en sträng</text:p>
          </table:table-cell>
        </table:table-row>
        <table:table-row table:style-name="Table10.1">
          <table:table-cell table:style-name="Table10.A1" office:value-type="string">
            <text:p text:style-name="P37">extract</text:p>
          </table:table-cell>
          <table:table-cell table:style-name="Table10.B1" office:value-type="string">
            <text:p text:style-name="P37">Hämta ett antal tecken i en sträng</text:p>
          </table:table-cell>
        </table:table-row>
        <table:table-row table:style-name="Table10.1">
          <table:table-cell table:style-name="Table10.A1" office:value-type="string">
            <text:p text:style-name="P37">sprintf</text:p>
          </table:table-cell>
          <table:table-cell table:style-name="Table10.B1" office:value-type="string">
            <text:p text:style-name="P37">Formaterat skrivning i en sträng-variabel.</text:p>
          </table:table-cell>
        </table:table-row>
        <table:table-row table:style-name="Table10.1">
          <table:table-cell table:style-name="Table10.A1" office:value-type="string">
            <text:p text:style-name="P37">strchr</text:p>
          </table:table-cell>
          <table:table-cell table:style-name="Table10.B1" office:value-type="string">
            <text:p text:style-name="P37">Leta efter första förekomsten av ett tecken i en sträng</text:p>
          </table:table-cell>
        </table:table-row>
        <table:table-row table:style-name="Table10.1">
          <table:table-cell table:style-name="Table10.A1" office:value-type="string">
            <text:p text:style-name="P37">strlen</text:p>
          </table:table-cell>
          <table:table-cell table:style-name="Table10.B1" office:value-type="string">
            <text:p text:style-name="P37">Längden av en sträng</text:p>
          </table:table-cell>
        </table:table-row>
        <table:table-row table:style-name="Table10.1">
          <table:table-cell table:style-name="Table10.A1" office:value-type="string">
            <text:p text:style-name="P37">strrchr</text:p>
          </table:table-cell>
          <table:table-cell table:style-name="Table10.B1" office:value-type="string">
            <text:p text:style-name="P37">Leta efter sista förekomsten av ett tecken i en sträng</text:p>
          </table:table-cell>
        </table:table-row>
        <table:table-row table:style-name="Table10.1">
          <table:table-cell table:style-name="Table10.A1" office:value-type="string">
            <text:p text:style-name="P37">strstr</text:p>
          </table:table-cell>
          <table:table-cell table:style-name="Table10.B1" office:value-type="string">
            <text:p text:style-name="P37">Leta efter första förekomsten av en teckensekvens i en sträng</text:p>
          </table:table-cell>
        </table:table-row>
        <table:table-row table:style-name="Table10.1">
          <table:table-cell table:style-name="Table10.A1" office:value-type="string">
            <text:p text:style-name="P37">toupper</text:p>
          </table:table-cell>
          <table:table-cell table:style-name="Table10.B1" office:value-type="string">
            <text:p text:style-name="P37">Konvertera till versaler</text:p>
          </table:table-cell>
        </table:table-row>
      </table:table>
      <text:p text:style-name="Standard"/>
      <text:h text:style-name="Heading_20_3" text:outline-level="3">Databas funktioner</text:h>
      <table:table table:name="Table11" table:style-name="Table11">
        <table:table-column table:style-name="Table11.A"/>
        <table:table-column table:style-name="Table11.B"/>
        <table:table-row table:style-name="Table11.1">
          <table:table-cell table:style-name="Table11.A1" office:value-type="string">
            <text:p text:style-name="P38">Funktion</text:p>
          </table:table-cell>
          <table:table-cell table:style-name="Table11.B1" office:value-type="string">
            <text:p text:style-name="P38">Beskrivning</text:p>
          </table:table-cell>
        </table:table-row>
        <table:table-row table:style-name="Table11.1">
          <table:table-cell table:style-name="Table11.A1" office:value-type="string">
            <text:p text:style-name="P37">CutObjectName</text:p>
          </table:table-cell>
          <table:table-cell table:style-name="Table11.B1" office:value-type="string">
            <text:p text:style-name="P37">Hämta de sista segmenten i ett objektsnamn</text:p>
          </table:table-cell>
        </table:table-row>
        <table:table-row table:style-name="Table11.1">
          <table:table-cell table:style-name="Table11.A1" office:value-type="string">
            <text:p text:style-name="P37">GetAttribute</text:p>
          </table:table-cell>
          <table:table-cell table:style-name="Table11.B1" office:value-type="string">
            <text:p text:style-name="P37">Hämta ett attribut</text:p>
          </table:table-cell>
        </table:table-row>
        <table:table-row table:style-name="Table11.1">
          <table:table-cell table:style-name="Table11.A1" office:value-type="string">
            <text:p text:style-name="P37">GetChild</text:p>
          </table:table-cell>
          <table:table-cell table:style-name="Table11.B1" office:value-type="string">
            <text:p text:style-name="P37">Hämta första barnet till ett objekt</text:p>
          </table:table-cell>
        </table:table-row>
        <table:table-row table:style-name="Table11.1">
          <table:table-cell table:style-name="Table11.A1" office:value-type="string">
            <text:p text:style-name="P37">GetClassList</text:p>
          </table:table-cell>
          <table:table-cell table:style-name="Table11.B1" office:value-type="string">
            <text:p text:style-name="P37">Hämta första objektet av en klass</text:p>
          </table:table-cell>
        </table:table-row>
        <table:table-row table:style-name="Table11.1">
          <table:table-cell table:style-name="Table11.A1" office:value-type="string">
            <text:p text:style-name="P37">GetNextObject</text:p>
          </table:table-cell>
          <table:table-cell table:style-name="Table11.B1" office:value-type="string">
            <text:p text:style-name="P37">Hämta nästa objekt av en klass</text:p>
          </table:table-cell>
        </table:table-row>
        <table:table-row table:style-name="Table11.1">
          <table:table-cell table:style-name="Table11.A1" office:value-type="string">
            <text:p text:style-name="P37">GetNextSibling</text:p>
          </table:table-cell>
          <table:table-cell table:style-name="Table11.B1" office:value-type="string">
            <text:p text:style-name="P37">Hämta nästa syskon till ett objekt</text:p>
          </table:table-cell>
        </table:table-row>
        <table:table-row table:style-name="Table11.1">
          <table:table-cell table:style-name="Table11.A1" office:value-type="string">
            <text:p text:style-name="P37">GetNodeObject</text:p>
          </table:table-cell>
          <table:table-cell table:style-name="Table11.B1" office:value-type="string">
            <text:p text:style-name="P37">Hämta $Node-objektet</text:p>
          </table:table-cell>
        </table:table-row>
        <table:table-row table:style-name="Table11.1">
          <table:table-cell table:style-name="Table11.A1" office:value-type="string">
            <text:p text:style-name="P37">GetParent</text:p>
          </table:table-cell>
          <table:table-cell table:style-name="Table11.B1" office:value-type="string">
            <text:p text:style-name="P37">Hämta förälder till ett objekt</text:p>
          </table:table-cell>
        </table:table-row>
        <table:table-row table:style-name="Table11.1">
          <table:table-cell table:style-name="Table11.A1" office:value-type="string">
            <text:p text:style-name="P37">GetObjectClass</text:p>
          </table:table-cell>
          <table:table-cell table:style-name="Table11.B1" office:value-type="string">
            <text:p text:style-name="P37">Hämta klassen till ett objekt</text:p>
          </table:table-cell>
        </table:table-row>
        <table:table-row table:style-name="Table11.1">
          <table:table-cell table:style-name="Table11.A1" office:value-type="string">
            <text:p text:style-name="P37">GetRootList</text:p>
          </table:table-cell>
          <table:table-cell table:style-name="Table11.B1" office:value-type="string">
            <text:p text:style-name="P37">Hämta första objekt i rot-listan</text:p>
          </table:table-cell>
        </table:table-row>
      </table:table>
      <text:h text:style-name="Heading_20_3" text:outline-level="3">Bildhanterings funktioner</text:h>
      <table:table table:name="Table12" table:style-name="Table12">
        <table:table-column table:style-name="Table12.A"/>
        <table:table-column table:style-name="Table12.B"/>
        <table:table-row table:style-name="Table12.1">
          <table:table-cell table:style-name="Table12.A1" office:value-type="string">
            <text:p text:style-name="P38">Funktion</text:p>
          </table:table-cell>
          <table:table-cell table:style-name="Table12.B1" office:value-type="string">
            <text:p text:style-name="P38">Beskrivning</text:p>
          </table:table-cell>
        </table:table-row>
        <table:table-row table:style-name="Table12.1">
          <table:table-cell table:style-name="Table12.A1" office:value-type="string">
            <text:p text:style-name="P37">GetCurrentObject</text:p>
          </table:table-cell>
          <table:table-cell table:style-name="Table12.B1" office:value-type="string">
            <text:p text:style-name="P37">Hämta namn på objekt förknippat med utvalt menyentry.</text:p>
          </table:table-cell>
        </table:table-row>
        <table:table-row table:style-name="Table12.1">
          <table:table-cell table:style-name="Table12.A1" office:value-type="string">
            <text:p text:style-name="P37">GetCurrentText</text:p>
          </table:table-cell>
          <table:table-cell table:style-name="Table12.B1" office:value-type="string">
            <text:p text:style-name="P37">Hämta text på utvalt menyentry eller fält</text:p>
          </table:table-cell>
        </table:table-row>
        <text:soft-page-break/>
        <table:table-row table:style-name="Table12.1">
          <table:table-cell table:style-name="Table12.A1" office:value-type="string">
            <text:p text:style-name="P37">GetCurrentTitle</text:p>
          </table:table-cell>
          <table:table-cell table:style-name="Table12.B1" office:value-type="string">
            <text:p text:style-name="P37">Hämta titel på aktuell bild eller meny</text:p>
          </table:table-cell>
        </table:table-row>
        <table:table-row table:style-name="Table12.1">
          <table:table-cell table:style-name="Table12.A1" office:value-type="string">
            <text:p text:style-name="P37">GetInput</text:p>
          </table:table-cell>
          <table:table-cell table:style-name="Table12.B1" office:value-type="string">
            <text:p text:style-name="P37">Hämta inmatning med bibehållen uppdatering av fält och larm.</text:p>
          </table:table-cell>
        </table:table-row>
        <table:table-row table:style-name="Table12.1">
          <table:table-cell table:style-name="Table12.A1" office:value-type="string">
            <text:p text:style-name="P37">LineErase</text:p>
          </table:table-cell>
          <table:table-cell table:style-name="Table12.B1" office:value-type="string">
            <text:p text:style-name="P37">Radera en rad från cursor positionen</text:p>
          </table:table-cell>
        </table:table-row>
        <table:table-row table:style-name="Table12.1">
          <table:table-cell table:style-name="Table12.A1" office:value-type="string">
            <text:p text:style-name="P37">PlaceCursor</text:p>
          </table:table-cell>
          <table:table-cell table:style-name="Table12.B1" office:value-type="string">
            <text:p text:style-name="P37">Hämta nästa objekt av en klass</text:p>
          </table:table-cell>
        </table:table-row>
      </table:table>
      <text:p text:style-name="Standard"/>
      <text:h text:style-name="Heading_20_3" text:outline-level="3">System funktioner</text:h>
      <table:table table:name="Table13" table:style-name="Table13">
        <table:table-column table:style-name="Table13.A"/>
        <table:table-column table:style-name="Table13.B"/>
        <table:table-row table:style-name="Table13.1">
          <table:table-cell table:style-name="Table13.A1" office:value-type="string">
            <text:p text:style-name="P38">Funktion</text:p>
          </table:table-cell>
          <table:table-cell table:style-name="Table13.B1" office:value-type="string">
            <text:p text:style-name="P38">Beskrivning</text:p>
          </table:table-cell>
        </table:table-row>
        <table:table-row table:style-name="Table13.1">
          <table:table-cell table:style-name="Table13.A1" office:value-type="string">
            <text:p text:style-name="P37">exit</text:p>
          </table:table-cell>
          <table:table-cell table:style-name="Table13.B1" office:value-type="string">
            <text:p text:style-name="P37">Avsluta exekveringen av ett skript</text:p>
          </table:table-cell>
        </table:table-row>
        <table:table-row table:style-name="Table13.1">
          <table:table-cell table:style-name="Table13.A1" office:value-type="string">
            <text:p text:style-name="P37">time</text:p>
          </table:table-cell>
          <table:table-cell table:style-name="Table13.B1" office:value-type="string">
            <text:p text:style-name="P37">Hämta systemtiden</text:p>
          </table:table-cell>
        </table:table-row>
        <table:table-row table:style-name="Table13.1">
          <table:table-cell table:style-name="Table13.A1" office:value-type="string">
            <text:p text:style-name="P37">system</text:p>
          </table:table-cell>
          <table:table-cell table:style-name="Table13.B1" office:value-type="string">
            <text:p text:style-name="P37">Exekvera ett DCL-kommando</text:p>
          </table:table-cell>
        </table:table-row>
        <table:table-row table:style-name="Table13.1">
          <table:table-cell table:style-name="Table13.A1" office:value-type="string">
            <text:p text:style-name="P37">verify</text:p>
          </table:table-cell>
          <table:table-cell table:style-name="Table13.B1" office:value-type="string">
            <text:p text:style-name="P37">Sätt verify på eller av</text:p>
          </table:table-cell>
        </table:table-row>
      </table:table>
      <text:p text:style-name="Standard"/>
      <text:p text:style-name="Standard"/>
      <text:p text:style-name="Standard"/>
      <text:h text:style-name="Heading_20_1" text:outline-level="1">CutObjectName()</text:h>
      <text:h text:style-name="Heading_20_4" text:outline-level="4">string CutObjectName( string name, int segments)</text:h>
      <text:p text:style-name="Standard"/>
      <text:p text:style-name="P1">Beskrivning</text:p>
      <text:p text:style-name="P1"/>
      <text:p text:style-name="Standard">Ta bort de första segmenten i ett objektsnamn.</text:p>
      <text:p text:style-name="Standard">Returnerar de sista segmenten. Antalet segment anges av argumentet ‘segments’.</text:p>
      <text:p text:style-name="Standard"/>
      <text:p text:style-name="P1">Argument</text:p>
      <text:p text:style-name="P1"/>
      <text:p text:style-name="Standard">string <text:s text:c="7"/>name <text:s text:c="13"/>Objektsnamn (path-name).</text:p>
      <text:p text:style-name="Standard">int <text:s text:c="12"/>segments <text:s text:c="7"/>Antal segment som ska returneras.</text:p>
      <text:p text:style-name="Standard"/>
      <text:p text:style-name="P1">Exempel</text:p>
      <text:p text:style-name="Standard"/>
      <text:p text:style-name="P7"><text:s text:c="2"/>string path_name;</text:p>
      <text:p text:style-name="P7"><text:s text:c="2"/>string object_name;</text:p>
      <text:p text:style-name="P7"/>
      <text:p text:style-name="P7"><text:s text:c="2"/>path_name = GetChild("Rt-Motor");</text:p>
      <text:p text:style-name="P7"><text:s text:c="2"/>object_name = CutObjectName( path_name, 1);</text:p>
      <text:h text:style-name="Heading_20_1" text:outline-level="1">GetAttribute()</text:h>
      <text:h text:style-name="Heading_20_4" text:outline-level="4">(variable type) GetAttribute( string name [, int status])</text:h>
      <text:p text:style-name="Standard"/>
      <text:p text:style-name="P1">Description</text:p>
      <text:p text:style-name="P1"/>
      <text:p text:style-name="Standard">Returnerar värde i det angivna attributet. Typen på det returnerade värde är beroende på attributets datatyp. Värdet kommer att konverteras till int, float eller string.</text:p>
      <text:p text:style-name="Standard"/>
      <text:p text:style-name="P1">Argument</text:p>
      <text:p text:style-name="Standard"/>
      <text:p text:style-name="Standard">string <text:s text:c="8"/>name <text:s text:c="9"/>namn på attribut som ska hämtas.</text:p>
      <text:p text:style-name="Standard">int <text:s text:c="13"/>status <text:s text:c="9"/>status på operation. Återlämnat. Om 0 kunde inte attributet hämtas. Optional.</text:p>
      <text:p text:style-name="Standard"/>
      <text:p text:style-name="P1">Exempel</text:p>
      <text:p text:style-name="P7"><text:s text:c="2"/>int alarm;</text:p>
      <text:p text:style-name="P7"><text:s text:c="2"/>int sts;</text:p>
      <text:p text:style-name="P7"/>
      <text:p text:style-name="P7"><text:s text:c="2"/>alarm = GetAttribute("Roller-Motor-Alarm.ActualValue");</text:p>
      <text:p text:style-name="P7"><text:s text:c="2"/>on = GetAttribute("Roller-Motor-On.ActualValue", sts);</text:p>
      <text:p text:style-name="P7"><text:s text:c="2"/>if ( !sts)</text:p>
      <text:p text:style-name="P7"><text:s text:c="4"/>say("Could not find motor on attribute!");</text:p>
      <text:h text:style-name="Heading_20_1" text:outline-level="1">GetChild()</text:h>
      <text:h text:style-name="Heading_20_4" text:outline-level="4">string GetChild( string name)</text:h>
      <text:p text:style-name="Standard"/>
      <text:p text:style-name="P1">Beskrivning</text:p>
      <text:p text:style-name="Standard"/>
      <text:p text:style-name="Standard">Hämtar första barnet till ett objekt. De övriga barnen kan hämtas med GetNextSibling().</text:p>
      <text:p text:style-name="Standard">Returnerar namnet på barnet. Om det inte finns något barn returneras en <text:s/>null-sträng.</text:p>
      <text:p text:style-name="Standard"/>
      <text:p text:style-name="P1">Argument</text:p>
      <text:p text:style-name="Standard"/>
      <text:p text:style-name="Standard">string <text:s text:c="9"/>name <text:s text:c="11"/>name på objektet.</text:p>
      <text:p text:style-name="Standard"/>
      <text:p text:style-name="P1">Exempel</text:p>
      <text:p text:style-name="P1"/>
      <text:p text:style-name="P7"><text:s text:c="2"/>string child;</text:p>
      <text:p text:style-name="P7"/>
      <text:p text:style-name="P7"><text:s text:c="2"/>child = GetChild("Roller-Motor");</text:p>
      <text:h text:style-name="Heading_20_1" text:outline-level="1">GetClassList()</text:h>
      <text:h text:style-name="Heading_20_4" text:outline-level="4">string GetClassList( string class)</text:h>
      <text:p text:style-name="Standard"/>
      <text:p text:style-name="P1">Beskrivning</text:p>
      <text:p text:style-name="Standard"/>
      <text:p text:style-name="Standard">Hämta det första objektet av en specificerad klass. Nästföljande objekt kan hämtas med GetNextObject().</text:p>
      <text:p text:style-name="Standard">Returnerar namnet på objektet. Om det inte finns några instanser av klassen, returneras en null-sträng.</text:p>
      <text:p text:style-name="Standard"/>
      <text:p text:style-name="P1">Argument</text:p>
      <text:p text:style-name="Standard"/>
      <text:p text:style-name="Standard">string <text:s text:c="9"/>name <text:s text:c="11"/>namn på klassen.</text:p>
      <text:p text:style-name="Standard"/>
      <text:p text:style-name="P1">Exempel</text:p>
      <text:p text:style-name="P1"/>
      <text:p text:style-name="Standard"><text:s text:c="5"/><text:span text:style-name="T3">string name;</text:span></text:p>
      <text:p text:style-name="P7"/>
      <text:p text:style-name="P7"><text:s text:c="2"/>name = GetClassList("Dv");</text:p>
      <text:h text:style-name="Heading_20_1" text:outline-level="1">GetCurrentObject()</text:h>
      <text:h text:style-name="Heading_20_4" text:outline-level="4">string GetCurrentObject( )</text:h>
      <text:p text:style-name="Standard"/>
      <text:p text:style-name="P1">Beskrivning</text:p>
      <text:p text:style-name="Standard"/>
      <text:p text:style-name="Standard">Returnerar name på objekt som är förknippat med aktuellt menyentry.</text:p>
      <text:p text:style-name="Standard">Om det inte finns något förknippat objekt returneras en Null-stäng.</text:p>
      <text:p text:style-name="Standard"/>
      <text:p text:style-name="P1">Exempel</text:p>
      <text:p text:style-name="Standard"/>
      <text:p text:style-name="P7"><text:s text:c="2"/>string name;</text:p>
      <text:p text:style-name="P7"/>
      <text:p text:style-name="P7"><text:s text:c="2"/>name = GetCurrentObject();</text:p>
      <text:p text:style-name="P7"/>
      <text:h text:style-name="Heading_20_1" text:outline-level="1">GetCurrentText()</text:h>
      <text:h text:style-name="Heading_20_4" text:outline-level="4">string GetCurrentText( )</text:h>
      <text:p text:style-name="Standard"/>
      <text:p text:style-name="P1">Beskrivning</text:p>
      <text:p text:style-name="Standard"/>
      <text:p text:style-name="Standard">Returnerar texten på aktuellt menyentry eller fält.</text:p>
      <text:p text:style-name="Standard"/>
      <text:p text:style-name="P1">Exempel</text:p>
      <text:p text:style-name="Standard"/>
      <text:p text:style-name="P7"><text:s text:c="2"/>string text;</text:p>
      <text:p text:style-name="P7"/>
      <text:p text:style-name="P7"><text:s text:c="2"/>text = GetCurrentText();</text:p>
      <text:h text:style-name="Heading_20_1" text:outline-level="1">GetCurrentTitle()</text:h>
      <text:h text:style-name="Heading_20_4" text:outline-level="4">string GetCurrentTitle( )</text:h>
      <text:p text:style-name="Standard"/>
      <text:p text:style-name="P1">Beskrivning</text:p>
      <text:p text:style-name="Standard"/>
      <text:p text:style-name="Standard">Returnerar titel på aktuell bild eller meny.</text:p>
      <text:p text:style-name="Standard"/>
      <text:p text:style-name="P1">Exempel</text:p>
      <text:p text:style-name="Standard"/>
      <text:p text:style-name="P7"><text:s text:c="2"/>string title;</text:p>
      <text:p text:style-name="P7"/>
      <text:p text:style-name="P7"><text:s text:c="2"/>title = GetCurrentTitle();</text:p>
      <text:h text:style-name="Heading_20_1" text:outline-level="1">GetInput()</text:h>
      <text:h text:style-name="Heading_20_4" text:outline-level="4">int GetInput( string format, (arbitrary type) input_variable [,string prompt] [,int terminator])</text:h>
      <text:p text:style-name="Standard"/>
      <text:p text:style-name="P1">Beskrivning</text:p>
      <text:p text:style-name="Standard"/>
      <text:p text:style-name="Standard">Formaterad inmatning av en variabel av typen float, int eller string. GetInput uppdaterar bilder och larmtexter under inmatning-sekvensen (till skillnad från scanf och ask). Genom att undersöka terminator-tecknet kan man detektera tangentryckning av PF-tangenter mm.</text:p>
      <text:p text:style-name="Standard">Returnerar antal inmatade element.</text:p>
      <text:p text:style-name="Standard"/>
      <text:p text:style-name="P1">Argument</text:p>
      <text:p text:style-name="Standard"/>
      <text:p text:style-name="Standard">string<text:tab/><text:tab/>format <text:s text:c="11"/><text:tab/>format, c-syntax.</text:p>
      <text:p text:style-name="Standard">arbitrary type<text:tab/>input_variable<text:tab/>variabel som inmatat värde läggs i. Kan vara int, float eller </text:p>
      <text:p text:style-name="P55">string.</text:p>
      <text:p text:style-name="Standard">string<text:tab/><text:tab/>prompt<text:tab/>optional. Specificerar den prompt som ska visas.</text:p>
      <text:p text:style-name="Standard">int<text:tab/><text:tab/>terminator<text:tab/>optional. Returnerar ascii-koden för terminerings-tecknet.</text:p>
      <text:p text:style-name="P56">För tangenter med utan ascii-kod, dvs PF-, pil-, funktions-tangeter mf, finns den returnerade koden definierad i filen</text:p>
      <text:p text:style-name="P56">pwr_inc:rt_rtt.h (RTT_K_…). T ex PF1-PF4 har koden</text:p>
      <text:p text:style-name="Standard"><text:tab/><text:tab/><text:tab/>278-281.</text:p>
      <text:p text:style-name="Standard"/>
      <text:p text:style-name="P1">Exempel</text:p>
      <text:p text:style-name="P1"/>
      <text:p text:style-name="Standard"><text:s text:c="5"/><text:span text:style-name="T3">int value;</text:span></text:p>
      <text:p text:style-name="P7"><text:s text:c="2"/>string text;</text:p>
      <text:p text:style-name="P7"/>
      <text:p text:style-name="P7"><text:s text:c="2"/>PlaceCursor( 1, 23);</text:p>
      <text:p text:style-name="P7"><text:s text:c="2"/>LineErase();</text:p>
      <text:p text:style-name="P7"><text:s text:c="2"/>PlaceCursor( 1, 23);</text:p>
      <text:p text:style-name="P7"><text:s text:c="2"/>GetInput( "%d", value, "Select coolingbed: ");</text:p>
      <text:p text:style-name="P7"><text:s text:c="2"/>PlaceCursor( 1, 23);</text:p>
      <text:p text:style-name="P7"><text:s text:c="2"/>LineErase();</text:p>
      <text:p text:style-name="P7"/>
      <text:p text:style-name="P7"><text:s text:c="2"/>sprintf( text, "You have selected coolingbed %d...", value);</text:p>
      <text:p text:style-name="P7"><text:s text:c="2"/>MessageInfo( text);</text:p>
      <text:p text:style-name="Standard"><text:s text:c="4"/></text:p>
      <text:h text:style-name="Heading_20_1" text:outline-level="1">GetNextObject()</text:h>
      <text:h text:style-name="Heading_20_4" text:outline-level="4">string GetNextObject( string name)</text:h>
      <text:p text:style-name="Standard"/>
      <text:p text:style-name="P1">Beskrivning</text:p>
      <text:p text:style-name="Standard"/>
      <text:p text:style-name="Standard">Hämta nästa objekt i klasslistan.</text:p>
      <text:p text:style-name="Standard">Returnerar namnet på objektet. Om det inte finns något nästa objekt returneras en null-sträng.</text:p>
      <text:p text:style-name="Standard"/>
      <text:p text:style-name="P1">Argument</text:p>
      <text:p text:style-name="Standard"/>
      <text:p text:style-name="Standard">string <text:s text:c="9"/>name <text:s text:c="11"/>name på objektet.</text:p>
      <text:p text:style-name="Standard"/>
      <text:p text:style-name="P1">Exempel</text:p>
      <text:p text:style-name="Standard"/>
      <text:p text:style-name="P7"><text:s text:c="2"/>string name;</text:p>
      <text:p text:style-name="P7"/>
      <text:p text:style-name="P7"><text:s text:c="2"/>name = GetClassList("Di");</text:p>
      <text:p text:style-name="P7"><text:s text:c="2"/>while ( name != )</text:p>
      <text:p text:style-name="P7"><text:s text:c="4"/>printf("Di object found: %s", name);</text:p>
      <text:p text:style-name="P7"><text:s text:c="4"/>name = GetNextObject(name);</text:p>
      <text:p text:style-name="P7"><text:s text:c="2"/>endwhile</text:p>
      <text:h text:style-name="Heading_20_1" text:outline-level="1">GetNextSibling()</text:h>
      <text:h text:style-name="Heading_20_4" text:outline-level="4">string GetNextSibling( string name)</text:h>
      <text:p text:style-name="Standard"/>
      <text:p text:style-name="P1">Beskrivning</text:p>
      <text:p text:style-name="Standard"/>
      <text:p text:style-name="Standard">Hämtar nästa syskon till ett objekt.</text:p>
      <text:p text:style-name="Standard">Returnerar namnet på syskonet. Om inget nästa syskon finns, returneras en null-sträng.</text:p>
      <text:p text:style-name="Standard"/>
      <text:p text:style-name="P1">Argument</text:p>
      <text:p text:style-name="Standard"/>
      <text:p text:style-name="Standard">string <text:s text:c="9"/>name <text:s text:c="11"/>namn på objekt.</text:p>
      <text:p text:style-name="Standard"/>
      <text:p text:style-name="P1">Exempel</text:p>
      <text:p text:style-name="Standard"/>
      <text:p text:style-name="P7"><text:s/>string nname;</text:p>
      <text:p text:style-name="P7"><text:s/>int not_first;</text:p>
      <text:p text:style-name="P7"/>
      <text:p text:style-name="P7"><text:s/>name = GetChild("Rt");</text:p>
      <text:p text:style-name="P7"><text:s/>not_first = 0;</text:p>
      <text:p text:style-name="P7"><text:s/>while ( name != "")</text:p>
      <text:p text:style-name="P7"><text:s text:c="3"/>if ( !not_first)</text:p>
      <text:p text:style-name="P7"><text:s text:c="5"/>create menu/title="The Rt objects"/text="'name'"/object="'name'"</text:p>
      <text:p text:style-name="P7"><text:s text:c="3"/>else</text:p>
      <text:p text:style-name="P7"><text:s text:c="5"/>add menu/text="'name'"/object="'name'"</text:p>
      <text:p text:style-name="P7"><text:s text:c="3"/>endif</text:p>
      <text:p text:style-name="P7"><text:s text:c="3"/>not_first = 1;</text:p>
      <text:p text:style-name="P7"><text:s text:c="3"/>nname = GetNextSibling(nname);</text:p>
      <text:p text:style-name="P7"><text:s/>endwhile</text:p>
      <text:p text:style-name="P7"><text:s/>if ( !not_first )</text:p>
      <text:p text:style-name="P7"><text:s text:c="3"/>MessageError("No objects found");</text:p>
      <text:h text:style-name="Heading_20_1" text:outline-level="1">GetNodeObject()</text:h>
      <text:h text:style-name="Heading_20_4" text:outline-level="4">string GetNodeObject()</text:h>
      <text:p text:style-name="Standard"/>
      <text:p text:style-name="P1">Beskrivning</text:p>
      <text:p text:style-name="Standard"/>
      <text:p text:style-name="Standard">Hämta nod-objeketet.</text:p>
      <text:p text:style-name="Standard">Returnerar namnet på nodobjektet.</text:p>
      <text:p text:style-name="Standard"/>
      <text:p text:style-name="P1">Exempel</text:p>
      <text:p text:style-name="Standard"/>
      <text:p text:style-name="P7"><text:s text:c="2"/>string node;</text:p>
      <text:p text:style-name="P7"><text:s text:c="2"/>node = GetNodeObject();</text:p>
      <text:h text:style-name="Heading_20_1" text:outline-level="1">GetObjectClass()</text:h>
      <text:h text:style-name="Heading_20_4" text:outline-level="4">string GetObjectClass( string name)</text:h>
      <text:p text:style-name="Standard"/>
      <text:p text:style-name="P1">Beskrivning</text:p>
      <text:p text:style-name="Standard"/>
      <text:p text:style-name="Standard">Hämtar klassen för ett objekt.</text:p>
      <text:p text:style-name="Standard">Returnerar namnet på klassen.</text:p>
      <text:p text:style-name="Standard"/>
      <text:p text:style-name="P1">Argument</text:p>
      <text:p text:style-name="Standard"/>
      <text:p text:style-name="Standard">string <text:s text:c="9"/>name <text:s text:c="11"/>namn på objektet.</text:p>
      <text:p text:style-name="Standard"/>
      <text:p text:style-name="P1">Exempel</text:p>
      <text:p text:style-name="P1"/>
      <text:p text:style-name="P7"><text:s text:c="2"/>string class;</text:p>
      <text:p text:style-name="P7"/>
      <text:p text:style-name="P7"><text:s text:c="2"/>class = GetObjectClass("Roller-Motor");</text:p>
      <text:p text:style-name="P7"/>
      <text:h text:style-name="Heading_20_1" text:outline-level="1">GetParent()</text:h>
      <text:h text:style-name="Heading_20_4" text:outline-level="4">string GetParent( string name)</text:h>
      <text:p text:style-name="Standard"/>
      <text:p text:style-name="P1">Beskrivning</text:p>
      <text:p text:style-name="Standard"/>
      <text:p text:style-name="Standard">Hämta föräldern till ett objekt.</text:p>
      <text:p text:style-name="Standard">Returnerar namnet på föräldern. Om det inte finns någon förälder returneras en null-sträng.</text:p>
      <text:p text:style-name="Standard"/>
      <text:p text:style-name="P1">Argument</text:p>
      <text:p text:style-name="Standard"/>
      <text:p text:style-name="Standard">string <text:s text:c="9"/>name <text:s text:c="11"/>name på objektet.</text:p>
      <text:p text:style-name="Standard"/>
      <text:p text:style-name="P1">Exempel</text:p>
      <text:p text:style-name="Standard"/>
      <text:p text:style-name="P7"><text:s text:c="2"/>string parent;</text:p>
      <text:p text:style-name="P7"/>
      <text:p text:style-name="P7"><text:s text:c="2"/>parent = GetChild("Roller-Motor");</text:p>
      <text:h text:style-name="Heading_20_1" text:outline-level="1">GetRootList()</text:h>
      <text:h text:style-name="Heading_20_4" text:outline-level="4">string GetRootList()</text:h>
      <text:p text:style-name="Standard"/>
      <text:p text:style-name="P1">Beskrivning</text:p>
      <text:p text:style-name="Standard"/>
      <text:p text:style-name="Standard">Hämta första objektet i rot-listan.</text:p>
      <text:p text:style-name="Standard">Returnerar namnet på rot-objektet. Nästföljande objekt i rot-listan kan hämtas med GetNextSibling().</text:p>
      <text:p text:style-name="Standard"/>
      <text:p text:style-name="P1">Exempel</text:p>
      <text:p text:style-name="Standard"/>
      <text:p text:style-name="P7"><text:s text:c="2"/>string name;</text:p>
      <text:p text:style-name="P7"/>
      <text:p text:style-name="P7"><text:s text:c="2"/>name = GetRootList();</text:p>
      <text:p text:style-name="P7"><text:s text:c="2"/>while( name != "")</text:p>
      <text:p text:style-name="P7"><text:s text:c="4"/>printf( "Root object found: %s", name);</text:p>
      <text:p text:style-name="P7"><text:s text:c="4"/>name = GetNextSibling(name);</text:p>
      <text:p text:style-name="P7"><text:s text:c="2"/>endwhile</text:p>
      <text:h text:style-name="Heading_20_1" text:outline-level="1">LineErase()</text:h>
      <text:h text:style-name="Heading_20_4" text:outline-level="4">int LineErase( )</text:h>
      <text:p text:style-name="Standard"/>
      <text:p text:style-name="P1">Beskrivning</text:p>
      <text:p text:style-name="Standard"/>
      <text:p text:style-name="Standard">Radera rad på bildskärment fr o m aktuell cursor-position.</text:p>
      <text:p text:style-name="Standard"/>
      <text:p text:style-name="P1">Exempel</text:p>
      <text:p text:style-name="Standard"/>
      <text:p text:style-name="P7"><text:s text:c="2"/>PlaceCursor( 1, 23);</text:p>
      <text:p text:style-name="P7"><text:s text:c="2"/>LineErase();</text:p>
      <text:p text:style-name="P7"><text:s/></text:p>
      <text:p text:style-name="P7"/>
      <text:h text:style-name="Heading_20_1" text:outline-level="1">MessageError()</text:h>
      <text:h text:style-name="Heading_20_4" text:outline-level="4">string MessageError( string message)</text:h>
      <text:p text:style-name="Standard"/>
      <text:p text:style-name="P1">Beskrivning</text:p>
      <text:p text:style-name="Standard"/>
      <text:p text:style-name="Standard">Skriv ett felmeddelande på skärmen.</text:p>
      <text:p text:style-name="Standard"/>
      <text:p text:style-name="P1">Exempel</text:p>
      <text:p text:style-name="Standard"/>
      <text:p text:style-name="Standard"><text:s/><text:span text:style-name="T3"><text:s/>MessageError("Something went wrong");</text:span></text:p>
      <text:h text:style-name="Heading_20_1" text:outline-level="1">MessageInfo()</text:h>
      <text:h text:style-name="Heading_20_4" text:outline-level="4">string MessageInfo( string message)</text:h>
      <text:p text:style-name="Standard"/>
      <text:p text:style-name="P1">Beskrivning</text:p>
      <text:p text:style-name="Standard"/>
      <text:p text:style-name="Standard">Skriv ett informations-meddelande på skärmen.</text:p>
      <text:p text:style-name="Standard"/>
      <text:p text:style-name="P1">Exempel</text:p>
      <text:p text:style-name="Standard"/>
      <text:p text:style-name="P7"><text:s text:c="2"/>MessageInfo("Everything is all right so far");</text:p>
      <text:p text:style-name="P7"/>
      <text:h text:style-name="Heading_20_1" text:outline-level="1">PlaceCursor()</text:h>
      <text:h text:style-name="Heading_20_4" text:outline-level="4">int PlaceCursor( int column, int row)</text:h>
      <text:p text:style-name="Standard"/>
      <text:p text:style-name="P1">Beskrivning</text:p>
      <text:p text:style-name="Standard"/>
      <text:p text:style-name="Standard">Flytta cursorn till specificerad rad och kolumn.</text:p>
      <text:p text:style-name="Standard">Bildskärmens övre vänstra hörn har positionen (1, 1).</text:p>
      <text:p text:style-name="Standard"/>
      <text:p text:style-name="P1">Argument</text:p>
      <text:p text:style-name="Standard"/>
      <text:p text:style-name="Standard">int <text:s text:c="9"/>column<text:tab/>kolumn (1-80).</text:p>
      <text:p text:style-name="Standard">Int<text:tab/>row<text:tab/>rad (1-24).</text:p>
      <text:p text:style-name="Standard"/>
      <text:p text:style-name="P1">Exempel</text:p>
      <text:p text:style-name="Standard"/>
      <text:p text:style-name="P7"><text:s text:c="2"/>PlaceCursor( 1, 23);</text:p>
      <text:p text:style-name="P7"/>
      <text:p text:style-name="P7"/>
      <text:h text:style-name="Heading_20_1" text:outline-level="1">edit()</text:h>
      <text:h text:style-name="Heading_20_4" text:outline-level="4">string edit( string str)</text:h>
      <text:p text:style-name="Standard"/>
      <text:p text:style-name="P1">Beskrivning</text:p>
      <text:p text:style-name="Standard"/>
      <text:p text:style-name="Standard">Tar bort inledande och avslutande tabbar och space, och ersätter multipla tabbar och space med enstaka space.</text:p>
      <text:p text:style-name="Standard">Returnerar den editerade strängen.</text:p>
      <text:p text:style-name="Standard"/>
      <text:p text:style-name="P1">Argument</text:p>
      <text:p text:style-name="Standard"/>
      <text:p text:style-name="Standard">string <text:s text:c="9"/>str <text:s text:c="12"/>sträng som ska editeras.</text:p>
      <text:p text:style-name="Standard"/>
      <text:p text:style-name="P1">Exempel</text:p>
      <text:p text:style-name="Standard"/>
      <text:p text:style-name="Standard"><text:s text:c="2"/><text:span text:style-name="T3">collapsed_str = edit(str);</text:span></text:p>
      <text:h text:style-name="Heading_20_1" text:outline-level="1">element()</text:h>
      <text:h text:style-name="Heading_20_4" text:outline-level="4">string element( int number, string delimiter, string str)</text:h>
      <text:p text:style-name="Standard"/>
      <text:p text:style-name="P1">Beskrivning</text:p>
      <text:p text:style-name="Standard"/>
      <text:p text:style-name="Standard">Extraherar ett element från en sträng av element.</text:p>
      <text:p text:style-name="Standard">Returnerar det extraherade elementet.</text:p>
      <text:p text:style-name="Standard"/>
      <text:p text:style-name="P1">Argument</text:p>
      <text:p text:style-name="Standard"/>
      <text:p text:style-name="Standard">int <text:s text:c="13"/>number <text:s text:c="9"/>nummer på element som ska extraheras.</text:p>
      <text:p text:style-name="Standard">string <text:s text:c="8"/>delimiter <text:s text:c="7"/>avgränsnings-tecken.</text:p>
      <text:p text:style-name="Standard">string <text:s text:c="8"/>str <text:s text:c="18"/>sträng med element.</text:p>
      <text:p text:style-name="Standard"/>
      <text:p text:style-name="P1">Exempel</text:p>
      <text:p text:style-name="Standard"/>
      <text:p text:style-name="P7"><text:s text:c="2"/>string str = "mary, lisa, anna, john";</text:p>
      <text:p text:style-name="P7"><text:s text:c="2"/>string elem1;</text:p>
      <text:p text:style-name="P7"><text:s text:c="2"/>elem1 = elment( 1, ",", str);</text:p>
      <text:h text:style-name="Heading_20_1" text:outline-level="1">exit()</text:h>
      <text:h text:style-name="Heading_20_4" text:outline-level="4">int exit()</text:h>
      <text:p text:style-name="Standard"/>
      <text:p text:style-name="P1">Beskrivning</text:p>
      <text:p text:style-name="Standard"/>
      <text:p text:style-name="Standard">Avslutar exekveringen av ett script.</text:p>
      <text:p text:style-name="Standard"/>
      <text:p text:style-name="P1">Exempel</text:p>
      <text:p text:style-name="P1"/>
      <text:p text:style-name="Standard"><text:s text:c="2"/><text:span text:style-name="T3">exit();</text:span></text:p>
      <text:h text:style-name="Heading_20_1" text:outline-level="1">extract()</text:h>
      <text:h text:style-name="Heading_20_4" text:outline-level="4">string extract( int start, int length, string str)</text:h>
      <text:p text:style-name="Standard"/>
      <text:p text:style-name="P1">Beskrivning</text:p>
      <text:p text:style-name="Standard"/>
      <text:p text:style-name="Standard">Extraherar ett antal tecken ur en sträng.</text:p>
      <text:p text:style-name="Standard">Returnerar de extraherade tecknen som en sträng.</text:p>
      <text:p text:style-name="Standard"/>
      <text:p text:style-name="P1">Argument</text:p>
      <text:p text:style-name="Standard"/>
      <text:p text:style-name="Standard">int <text:s text:c="12"/>start <text:s text:c="10"/>start position för det första tecknet.</text:p>
      <text:p text:style-name="Standard">int <text:s text:c="12"/>length <text:s text:c="7"/>antal tecken som ska extraheras.</text:p>
      <text:p text:style-name="Standard">string <text:s text:c="7"/>str <text:s text:c="14"/>sträng från vilken tecken ska extraheras.</text:p>
      <text:p text:style-name="Standard"/>
      <text:p text:style-name="P1">Exempel</text:p>
      <text:p text:style-name="Standard"><text:s text:c="2"/><text:span text:style-name="T3">extracted_str = extract( 5, 7, str);</text:span></text:p>
      <text:h text:style-name="Heading_20_1" text:outline-level="1">fclose()</text:h>
      <text:h text:style-name="Heading_20_4" text:outline-level="4">int fclose( int file)</text:h>
      <text:p text:style-name="Standard"/>
      <text:p text:style-name="P1">Beskrivning</text:p>
      <text:p text:style-name="Standard"/>
      <text:p text:style-name="Standard">Stänger en öppnad fil.</text:p>
      <text:p text:style-name="Standard"/>
      <text:p text:style-name="P1">Argument</text:p>
      <text:p text:style-name="Standard"/>
      <text:p text:style-name="Standard">int <text:s text:c="12"/>file <text:s text:c="11"/>fil-id returnerad av fopen.</text:p>
      <text:p text:style-name="Standard"/>
      <text:p text:style-name="P1">Exempel</text:p>
      <text:p text:style-name="Standard"/>
      <text:p text:style-name="P7"><text:s text:c="2"/>int infile;</text:p>
      <text:p text:style-name="P7"><text:s text:c="2"/>infile = fopen("some_file.txt","r");</text:p>
      <text:p text:style-name="P7"><text:s text:c="2"/>...</text:p>
      <text:p text:style-name="P7"><text:s text:c="2"/>fclose( infile);</text:p>
      <text:h text:style-name="Heading_20_1" text:outline-level="1">felement()</text:h>
      <text:h text:style-name="Heading_20_4" text:outline-level="4">string felement( int number, string delimiter)</text:h>
      <text:p text:style-name="Standard"/>
      <text:p text:style-name="P1">Beskrivning</text:p>
      <text:p text:style-name="Standard"/>
      <text:p text:style-name="Standard">Extraherar ett element från den med fgets senast lästa raden. felement gör det möjligt att hangera fil-rader längre än 80 tecken.</text:p>
      <text:p text:style-name="Standard">Returnerar det extraherade elementet.</text:p>
      <text:p text:style-name="Standard"/>
      <text:p text:style-name="P1">Argument</text:p>
      <text:p text:style-name="Standard"/>
      <text:p text:style-name="Standard">int <text:s text:c="13"/>number <text:s text:c="9"/>nummer på element som ska extraheras.</text:p>
      <text:p text:style-name="Standard">string <text:s text:c="8"/>delimiter <text:s text:c="7"/>avgränsnings-tecken.</text:p>
      <text:p text:style-name="Standard"/>
      <text:p text:style-name="P1">Exempel</text:p>
      <text:p text:style-name="Standard"/>
      <text:p text:style-name="P7">while ( fgets( str, file))</text:p>
      <text:p text:style-name="P7"><text:s text:c="2"/>str1 = felement(2, ”/”);</text:p>
      <text:p text:style-name="P7"><text:s text:c="2"/>str2 = felement(3, ”/”);</text:p>
      <text:p text:style-name="P7"><text:s text:c="2"/>printf( ”str1: %s\nstr2: %s\n”, str1, str2);</text:p>
      <text:p text:style-name="P7">endwhile</text:p>
      <text:p text:style-name="P7"/>
      <text:h text:style-name="Heading_20_1" text:outline-level="1">fgets()</text:h>
      <text:h text:style-name="Heading_20_4" text:outline-level="4">int fgets( string str, int file)</text:h>
      <text:p text:style-name="Standard"/>
      <text:p text:style-name="P1">Beskrivning</text:p>
      <text:p text:style-name="Standard"/>
      <text:p text:style-name="Standard">Läser en rad från en specificera fil.</text:p>
      <text:p text:style-name="Standard">Returnerar 0 om filslut.</text:p>
      <text:p text:style-name="Standard"/>
      <text:p text:style-name="P1">Argument</text:p>
      <text:p text:style-name="Standard"/>
      <text:p text:style-name="Standard">string <text:s text:c="8"/>str <text:s text:c="12"/>Läst rad. Returnerad.</text:p>
      <text:p text:style-name="Standard">int <text:s text:c="12"/>file <text:s text:c="11"/>fil-id returnerad av fopen().</text:p>
      <text:p text:style-name="Standard"/>
      <text:p text:style-name="P1">Exempel</text:p>
      <text:p text:style-name="Standard"/>
      <text:p text:style-name="P7"><text:s text:c="2"/>file = fopen("some_file.txt","r");</text:p>
      <text:p text:style-name="P7"><text:s text:c="2"/>while( fgets( str, file))</text:p>
      <text:p text:style-name="P7"><text:s text:c="4"/>say( str);</text:p>
      <text:p text:style-name="P7"><text:s text:c="2"/>endwhile</text:p>
      <text:p text:style-name="P7"><text:s text:c="2"/>fclose( file);</text:p>
      <text:h text:style-name="Heading_20_1" text:outline-level="1">fopen()</text:h>
      <text:h text:style-name="Heading_20_4" text:outline-level="4">int fopen( string filespec, string mode)</text:h>
      <text:p text:style-name="Standard"/>
      <text:p text:style-name="P1">Beskrivning</text:p>
      <text:p text:style-name="Standard"/>
      <text:p text:style-name="Standard">Öppnar en fil för läsning eller skrivning.</text:p>
      <text:p text:style-name="Standard">Returnerar en fil-identitet. Om filen inte kan öppnas, returneras 0.</text:p>
      <text:p text:style-name="Standard"/>
      <text:p text:style-name="P1">Argument</text:p>
      <text:p text:style-name="Standard"/>
      <text:p text:style-name="Standard">string <text:s text:c="9"/>filespec <text:s text:c="7"/>Namn på fil.</text:p>
      <text:p text:style-name="Standard">string <text:s text:c="9"/>mode <text:s text:c="11"/>Access mod.</text:p>
      <text:p text:style-name="Standard"/>
      <text:p text:style-name="P1">Exempel</text:p>
      <text:p text:style-name="Standard"/>
      <text:p text:style-name="P7"><text:s text:c="2"/>int infile;</text:p>
      <text:p text:style-name="P7"><text:s text:c="2"/>int outfile;</text:p>
      <text:p text:style-name="P7"/>
      <text:p text:style-name="P7"><text:s text:c="2"/>infile = fopen("some_file.txt","r");</text:p>
      <text:p text:style-name="P7"><text:s text:c="2"/>outfile = fopen("another_file.txt","w");</text:p>
      <text:p text:style-name="P7"><text:s text:c="2"/>if ( !infile || !outfile)</text:p>
      <text:p text:style-name="P7"><text:s text:c="4"/>say(”Kan ej öppna fil”);</text:p>
      <text:p text:style-name="P7"><text:s text:c="4"/>exit();</text:p>
      <text:p text:style-name="P7"><text:s text:c="2"/>endif</text:p>
      <text:p text:style-name="P7"><text:s text:c="2"/>…</text:p>
      <text:p text:style-name="P7"><text:s text:c="2"/>fclose( infile);</text:p>
      <text:p text:style-name="P7"><text:s text:c="2"/>fclose( outfile);</text:p>
      <text:h text:style-name="Heading_20_1" text:outline-level="1">fprintf()</text:h>
      <text:h text:style-name="Heading_20_4" text:outline-level="4">int fprintf( int file, string format [, (arbitrary type) arg1…)</text:h>
      <text:p text:style-name="Standard"/>
      <text:p text:style-name="P1">Beskrivning</text:p>
      <text:p text:style-name="Standard"/>
      <text:p text:style-name="Standard">Formaterad utskrift på fil. C-syntax. Fil samt format argument samt ytterligare argument av godtyckligt antal och av godtycklig typ.</text:p>
      <text:p text:style-name="Standard">Returnerar antal utskrivna tecken.</text:p>
      <text:p text:style-name="Standard"/>
      <text:p text:style-name="P1">Argument</text:p>
      <text:p text:style-name="Standard"/>
      <text:p text:style-name="Standard">int <text:s text:c="22"/>file <text:s text:c="11"/>Fil-id returnerat av fopen.</text:p>
      <text:p text:style-name="Standard">string <text:s text:c="17"/>format <text:s text:c="6"/>Uttskifts format.</text:p>
      <text:p text:style-name="Standard">arbitrary type <text:s text:c="5"/>arg <text:s text:c="11"/>Värde argument. Optional. Godtyckling antal. Kan vara int, float eller string.</text:p>
      <text:p text:style-name="Standard"/>
      <text:p text:style-name="P1">Exempel</text:p>
      <text:p text:style-name="Standard"/>
      <text:p text:style-name="Standard"><text:s/><text:span text:style-name="T3"><text:s/>int outfile;</text:span></text:p>
      <text:p text:style-name="P7"><text:s text:c="2"/>outfile = fopen( "my_file.txt", "w");</text:p>
      <text:p text:style-name="P7"><text:s text:c="2"/>if (!outfile)</text:p>
      <text:p text:style-name="P7"><text:s text:c="4"/>exit();</text:p>
      <text:p text:style-name="P7"><text:s text:c="2"/>fprintf( outfile, "Some text\n");</text:p>
      <text:p text:style-name="P7"><text:s text:c="2"/>fprintf( outfile, "a = %d\n", a);</text:p>
      <text:p text:style-name="P7"><text:s text:c="2"/>fclose( outfile);</text:p>
      <text:h text:style-name="Heading_20_1" text:outline-level="1">printf()</text:h>
      <text:h text:style-name="Heading_20_4" text:outline-level="4">int printf( string format [, (arbitrary type) arg…)</text:h>
      <text:p text:style-name="Standard"/>
      <text:p text:style-name="P1">Beskrivning</text:p>
      <text:p text:style-name="Standard"/>
      <text:p text:style-name="Standard">Formaterad utskrift. C-syntax. Format argument samt ytterligare argument av godtyckligt antal och av godtycklig typ.</text:p>
      <text:p text:style-name="Standard"/>
      <text:p text:style-name="Standard">Returnerar antal utskrivna tecken.</text:p>
      <text:p text:style-name="Standard"/>
      <text:p text:style-name="P1">Argument</text:p>
      <text:p text:style-name="Standard"/>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1">Exempel</text:p>
      <text:p text:style-name="P7"/>
      <text:p text:style-name="P7"><text:s text:c="2"/>printf( "Watch out!\n");</text:p>
      <text:p text:style-name="P7"><text:s text:c="2"/>printf( "a = %d", a);</text:p>
      <text:p text:style-name="P7"><text:s text:c="2"/>printf( "a = %d och str = %s\n", a, str);</text:p>
      <text:p text:style-name="P7"/>
      <text:h text:style-name="Heading_20_1" text:outline-level="1">scanf()</text:h>
      <text:h text:style-name="Heading_20_4" text:outline-level="4">int scanf( string format , (arbitrary type) arg1)</text:h>
      <text:p text:style-name="Standard"/>
      <text:p text:style-name="P1">Beskrivning</text:p>
      <text:p text:style-name="Standard"/>
      <text:p text:style-name="Standard">Formaterad läsning. C-syntax</text:p>
      <text:p text:style-name="Standard">Returnerar antal lästa tecken.</text:p>
      <text:p text:style-name="Standard"/>
      <text:p text:style-name="P1">Argument</text:p>
      <text:p text:style-name="Standard"/>
      <text:p text:style-name="Standard">string <text:s text:c="21"/>format <text:s text:c="9"/>Format.</text:p>
      <text:p text:style-name="Standard">arbitrary type <text:s text:c="9"/>arg1 <text:s text:c="11"/>Värde argument. Returnerad. Kan vara int, float eller string.</text:p>
      <text:p text:style-name="Standard"/>
      <text:p text:style-name="P1">Exempel</text:p>
      <text:p text:style-name="Standard"/>
      <text:p text:style-name="Standard"><text:s text:c="2"/><text:span text:style-name="T3">scanf( "%d", i);</text:span></text:p>
      <text:h text:style-name="Heading_20_1" text:outline-level="1">sprintf()</text:h>
      <text:h text:style-name="Heading_20_4" text:outline-level="4">int sprintf( string str, string format [, (arbitrary type) arg1…)</text:h>
      <text:p text:style-name="Standard"/>
      <text:p text:style-name="P1">Beskrivning</text:p>
      <text:p text:style-name="Standard"/>
      <text:p text:style-name="Standard">Formaterad utskrift till en sträng-variabel. C-syntax. Sträng argumant, format argument samt ytterligare argument av godtyckligt antal och av godtycklig typ.</text:p>
      <text:p text:style-name="Standard">.</text:p>
      <text:p text:style-name="Standard">Returnerar antal utskrivna tecken.</text:p>
      <text:p text:style-name="Standard"/>
      <text:p text:style-name="P1">Argument</text:p>
      <text:p text:style-name="Standard"/>
      <text:p text:style-name="Standard">string<text:tab/> <text:s text:c="13"/>str <text:s text:c="13"/>Sträng som ska skrivas i.</text:p>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1">Exempel</text:p>
      <text:p text:style-name="P7"/>
      <text:p text:style-name="P7"><text:s text:c="2"/>sprintf( str, "Object%02.2d", nr);</text:p>
      <text:p text:style-name="P7"/>
      <text:p text:style-name="P7"/>
      <text:p text:style-name="P7"/>
      <text:h text:style-name="Heading_20_1" text:outline-level="1">strchr()</text:h>
      <text:h text:style-name="Heading_20_4" text:outline-level="4">int strchr( string str, str character)</text:h>
      <text:p text:style-name="Standard"/>
      <text:p text:style-name="P1">Beskrivning</text:p>
      <text:p text:style-name="Standard"/>
      <text:p text:style-name="Standard">Letar efter första förekomsten av ett tecken i en sträng.</text:p>
      <text:p text:style-name="Standard">Returnerar positionen för tecknet. Om tecknet ej hittas returneras 0.</text:p>
      <text:p text:style-name="Standard"/>
      <text:p text:style-name="P1">Argument</text:p>
      <text:p text:style-name="Standard"/>
      <text:p text:style-name="Standard">string <text:s text:c="17"/>str <text:s text:c="10"/>Sträng i vilken man söker efter ett tecken.</text:p>
      <text:p text:style-name="Standard">string <text:s text:c="17"/>character Tecken som ska sökas efter.</text:p>
      <text:p text:style-name="Standard"/>
      <text:p text:style-name="P1">Exempel</text:p>
      <text:p text:style-name="Standard"/>
      <text:p text:style-name="P7"><text:s text:c="2"/>int <text:s text:c="3"/>pos;</text:p>
      <text:p text:style-name="P7"><text:s text:c="2"/>string str;</text:p>
      <text:p text:style-name="P7"><text:s text:c="2"/>string name;</text:p>
      <text:p text:style-name="P7"/>
      <text:p text:style-name="P7"><text:s text:c="2"/>pos = strchr( str, ”-”);</text:p>
      <text:p text:style-name="P7"><text:s text:c="2"/>pos--;</text:p>
      <text:p text:style-name="P7"><text:s text:c="2"/>name = extract( 1, pos, str);</text:p>
      <text:p text:style-name="P7"/>
      <text:h text:style-name="Heading_20_1" text:outline-level="1">strlen()</text:h>
      <text:h text:style-name="Heading_20_4" text:outline-level="4">int strlen( string str)</text:h>
      <text:p text:style-name="Standard"/>
      <text:p text:style-name="P1">Beskrivning</text:p>
      <text:p text:style-name="Standard"/>
      <text:p text:style-name="Standard">Returnerar längden på angiven sträng.</text:p>
      <text:p text:style-name="Standard"/>
      <text:p text:style-name="P1">Argument</text:p>
      <text:p text:style-name="Standard"/>
      <text:p text:style-name="Standard">string <text:s text:c="21"/>str <text:s text:c="9"/>Sträng för vilken längden returneras.</text:p>
      <text:p text:style-name="Standard"/>
      <text:p text:style-name="P1">Exempel</text:p>
      <text:p text:style-name="Standard"/>
      <text:p text:style-name="P7"><text:s text:c="2"/>int <text:s text:c="3"/>len;</text:p>
      <text:p text:style-name="P7"><text:s text:c="2"/>string str;</text:p>
      <text:p text:style-name="P7"/>
      <text:p text:style-name="P7"><text:s text:c="2"/>len = strlen( str);</text:p>
      <text:h text:style-name="Heading_20_1" text:outline-level="1">strrchr()</text:h>
      <text:h text:style-name="Heading_20_4" text:outline-level="4">int strchr( string str, str character)</text:h>
      <text:p text:style-name="Standard"/>
      <text:p text:style-name="P1">Beskrivning</text:p>
      <text:p text:style-name="Standard"/>
      <text:p text:style-name="Standard">Letar efter sista förekomsten av ett tecken i en sträng.</text:p>
      <text:p text:style-name="Standard">Returnerar positionen för tecknet. Om tecknet ej hittas returneras 0.</text:p>
      <text:p text:style-name="Standard"/>
      <text:p text:style-name="P1">Argument</text:p>
      <text:p text:style-name="Standard"/>
      <text:p text:style-name="Standard">string <text:s text:c="21"/>str <text:s text:c="10"/>Sträng i vilken man söker efter ett tecken.</text:p>
      <text:p text:style-name="Standard">string<text:tab/> <text:s text:c="17"/>character Tecken som ska sökas efter.</text:p>
      <text:p text:style-name="P1"/>
      <text:p text:style-name="P1">Exempel</text:p>
      <text:p text:style-name="Standard"/>
      <text:p text:style-name="P7"><text:s text:c="2"/>int <text:s text:c="3"/>pos;</text:p>
      <text:p text:style-name="P7"><text:s text:c="2"/>string str;</text:p>
      <text:p text:style-name="P7"><text:s text:c="2"/>string name;</text:p>
      <text:p text:style-name="P7"/>
      <text:p text:style-name="P7"><text:s text:c="2"/>pos = strrchr( str, ”-”);</text:p>
      <text:p text:style-name="P7"><text:s text:c="2"/>pos++;</text:p>
      <text:p text:style-name="P7"><text:s text:c="2"/>name = extract( pos, 30, str);</text:p>
      <text:h text:style-name="Heading_20_1" text:outline-level="1">strstr()</text:h>
      <text:h text:style-name="Heading_20_4" text:outline-level="4">int strstr( string s1, str s2)</text:h>
      <text:p text:style-name="Standard"/>
      <text:p text:style-name="P1">Beskrivning</text:p>
      <text:p text:style-name="Standard"/>
      <text:p text:style-name="Standard">Letar efter första förekomsten av en sekvens av tecken (s2) i en sträng (s1).</text:p>
      <text:p text:style-name="Standard">Returnerar positionen för tecknet. Om tecknet ej hittas returneras 0.</text:p>
      <text:p text:style-name="Standard"/>
      <text:p text:style-name="P1">Argument</text:p>
      <text:p text:style-name="Standard"/>
      <text:p text:style-name="Standard">string <text:s text:c="18"/>s1 <text:s text:c="4"/>Sträng i vilken man söker efter teckensekvensen.</text:p>
      <text:p text:style-name="Standard">string<text:tab/> <text:s text:c="15"/>s2 <text:s text:c="3"/>Teckensekkvens som ska sökas efter.</text:p>
      <text:p text:style-name="Standard"/>
      <text:p text:style-name="P1">Exempel</text:p>
      <text:p text:style-name="Standard"/>
      <text:p text:style-name="P7"><text:s text:c="2"/>int <text:s text:c="3"/>pos;</text:p>
      <text:p text:style-name="P7"><text:s text:c="2"/>string str;</text:p>
      <text:p text:style-name="P7"><text:s text:c="2"/>string name;</text:p>
      <text:p text:style-name="P7"/>
      <text:p text:style-name="P7"><text:s text:c="2"/>pos = strstr( str, ”Allan”);</text:p>
      <text:p text:style-name="P7"><text:s text:c="2"/>name = element( pos, 10, str);</text:p>
      <text:p text:style-name="P7"/>
      <text:p text:style-name="P7"/>
      <text:p text:style-name="P7"/>
      <text:h text:style-name="Heading_20_1" text:outline-level="1">say()</text:h>
      <text:h text:style-name="Heading_20_4" text:outline-level="4">int say(string text)</text:h>
      <text:p text:style-name="Standard"/>
      <text:p text:style-name="P1">Beskrivning</text:p>
      <text:p text:style-name="Standard"/>
      <text:p text:style-name="Standard">Utmating av en sträng.</text:p>
      <text:p text:style-name="Standard">Returnerar antalet utskrivna tecken.</text:p>
      <text:p text:style-name="Standard"/>
      <text:p text:style-name="P1">Exempel</text:p>
      <text:p text:style-name="Standard"><text:s/><text:span text:style-name="T3"><text:s/></text:span></text:p>
      <text:p text:style-name="P7"><text:s text:c="2"/>say(”—- Evaluating the data…” );</text:p>
      <text:p text:style-name="P7"/>
      <text:h text:style-name="Heading_20_1" text:outline-level="1">system()</text:h>
      <text:h text:style-name="Heading_20_4" text:outline-level="4">int system( string command)</text:h>
      <text:p text:style-name="Standard"/>
      <text:p text:style-name="P1">Beskrivning</text:p>
      <text:p text:style-name="Standard"/>
      <text:p text:style-name="Standard">Skickar en given sträng till operativsystemets kommandotolk.</text:p>
      <text:p text:style-name="Standard">Returnerar returstatus.</text:p>
      <text:p text:style-name="Standard"/>
      <text:p text:style-name="P1">Exempel</text:p>
      <text:p text:style-name="P7"><text:s text:c="2"/>system(”purge sys$login:*.dat”);</text:p>
      <text:h text:style-name="Heading_20_1" text:outline-level="1">time()</text:h>
      <text:h text:style-name="Heading_20_4" text:outline-level="4">string time()</text:h>
      <text:p text:style-name="Standard"/>
      <text:p text:style-name="P1">Beskrivning</text:p>
      <text:p text:style-name="Standard"/>
      <text:p text:style-name="Standard">Returnerar aktuell tid i strängformat.</text:p>
      <text:p text:style-name="Standard"/>
      <text:p text:style-name="P1">Exempel</text:p>
      <text:p text:style-name="Standard"><text:s/><text:span text:style-name="T3"><text:s/>string t;</text:span></text:p>
      <text:p text:style-name="P7"><text:s text:c="2"/>t = time();</text:p>
      <text:h text:style-name="Heading_20_1" text:outline-level="1">toupper()</text:h>
      <text:h text:style-name="Heading_20_4" text:outline-level="4">string toupper( string str)</text:h>
      <text:p text:style-name="Standard"/>
      <text:p text:style-name="P1">Beskrivning</text:p>
      <text:p text:style-name="Standard"/>
      <text:p text:style-name="Standard">Konverterar en sträng till versaler.</text:p>
      <text:p text:style-name="Standard">Returnerar den konverterade strängen.</text:p>
      <text:p text:style-name="Standard"/>
      <text:p text:style-name="P1">Argument</text:p>
      <text:p text:style-name="Standard"/>
      <text:p text:style-name="Standard">string <text:s text:c="21"/>str<text:tab/>Sträng som ska konverteras till versaler.</text:p>
      <text:p text:style-name="Standard"/>
      <text:p text:style-name="P1">Exempel</text:p>
      <text:p text:style-name="P1"/>
      <text:p text:style-name="Standard"><text:s text:c="2"/><text:span text:style-name="T3">upstr = toupper( str);</text:span></text:p>
      <text:p text:style-name="P7"/>
      <text:p text:style-name="P7"/>
      <text:p text:style-name="P7"/>
      <text:h text:style-name="Heading_20_1" text:outline-level="1">Kända fel</text:h>
      <text:p text:style-name="Standard">Här presenteras en lista på kända fel i rtt.</text:p>
      <text:p text:style-name="Standard"/>
      <text:h text:style-name="Heading_20_3" text:outline-level="3">Start av rtt från ECL med kommandofil utan /wait</text:h>
      <text:p text:style-name="Standard">Vid start av loggning kan man starta rtt <text:s/>från ECL med en kommandofil som argument utan /wait. Rtt blir då hängande till nästa till nästa ECL-kommando. Dvs logga omedelbart ut <text:s/>(Log är ett kommando som släpper loss rtt) eller skriv t ex kommando ECL&gt; !</text:p>
      <text:p text:style-name="Standard"/>
      <text:p text:style-name="Standard">Ex </text:p>
      <text:p text:style-name="Standard"><text:tab/>ECL&gt; ex rs_rtt/arg=(sys, 3.98::test)</text:p>
      <text:p text:style-name="Standard"><text:tab/>ECL&gt; !</text:p>
      <text:p text:style-name="Standard"/>
      <text:h text:style-name="Heading_20_3" text:outline-level="3">Pil vänster i rtt-bild på position rad 1 kolumn 2</text:h>
      <text:p text:style-name="Standard">Om cursorn i en rtt-bild befinner sig på rad 1 kolumn 2, om man mha pil vänster vill flytta pilen till rad 1 kolumn 1, flyttas cursorn istället till fältet längst med till höger.</text:p>
      <text:p text:style-name="Standard"/>
      <text:h text:style-name="Heading_20_3" text:outline-level="3">Larmhantering ej tidssorterad</text:h>
      <text:p text:style-name="Standard">Larmhanteringen är ej tidssorterad utan ordnas i den följd de inkommer till rtt. Om man har larmhantering från flera noder i system fungerar den ej tillfredställande, eftersom de lagrade larmen i de olika noderna vid uppstart av rtt kommer skurvis till rtt. </text:p>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Användning av DECchart</text:h>
      <text:p text:style-name="Standard"/>
      <text:p text:style-name="Standard">Med DECchart kan man presentera data i grafisk form. Data som loggas med loggningsfunktionen (typ kontinuerlig logging) i pwr_rtt är anpassade för att kunna läsas in i DECchart.</text:p>
      <text:p text:style-name="Standard"/>
      <text:p text:style-name="Standard">Här följer en beskrivning av hur man hur man läser in data från rtt i DECchart.</text:p>
      <text:p text:style-name="Standard"/>
      <text:list xml:id="list1778378491264373030" text:style-name="L19">
        <text:list-item>
          <text:p text:style-name="P31">Kopiera filerna ssab_inc:chart$defaults.dat och ssab_inc:rs_rtt.chart_style till sys$login.</text:p>
        </text:list-item>
        <text:list-item>
          <text:p text:style-name="P31">Starta DECchart med kommandot<text:tab/><text:tab/><text:tab/><text:tab/><text:tab/>@vue$library:chart$vue</text:p>
        </text:list-item>
        <text:list-item>
          <text:p text:style-name="P31">Ta upp ett worksheet genom att välja 'Worksheet...' under 'File' i menyn.</text:p>
        </text:list-item>
        <text:list-item>
          <text:p text:style-name="P31">Läs in loggfilen genom att välja 'Import...' under 'File' i worksheet menyn. Välj formatet ASCII_TABULAR och välj ut eller mata in loggfilen i Import-fönstret. Observera att filnamnet måste innehålla hakparenteser ([]) om sådana förekommer i filnamnet. Byt ut &lt; och &gt; <text:s text:c="6"/>mot [ och ]!!! Tryck på OK.</text:p>
        </text:list-item>
        <text:list-item>
          <text:p text:style-name="P31">Loggningsdata ska nu dyka upp i worksheet bilden. Välj ut samtliga data genom att klicka på fältet markerat '*'.</text:p>
        </text:list-item>
        <text:list-item>
          <text:p text:style-name="P31">Genom att klicka på 'Draw Chart' ritas ett diagram ut i DECchart fönstret.</text:p>
        </text:list-item>
        <text:list-item>
          <text:p text:style-name="P22">Skriv ut det på lämplig skrivare med 'Print'.</text:p>
        </text:list-item>
      </text:list>
      <text:p text:style-name="Standard"/>
      <text:h text:style-name="Heading_20_1" text:outline-level="1">Appendix B</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loggning</text:h>
      <text:p text:style-name="Standard"/>
      <text:p text:style-name="Standard">Exempel på loggning med pwr_rtt (type=EVENT).</text:p>
      <text:p text:style-name="Standard"/>
      <text:p text:style-name="P7">RTT LOGGING STARTED AT 23-JUL-1992 10:58:40.14</text:p>
      <text:p text:style-name="P7">Parameter: VHX-IL-KRAN-DI_ORDERIN.ActualValue</text:p>
      <text:p text:style-name="P7">Parameter: VHX-IL-KRAN-DI_SVARUT.ActualValue</text:p>
      <text:p text:style-name="P7">Parameter: VHX-IL-KRAN-DO_ORDERUT.ActualValue</text:p>
      <text:p text:style-name="P7">Parameter: VHX-IL-KRAN-DO_SVARIN.ActualValue</text:p>
      <text:p text:style-name="P7">Parameter: VHX-IL-KRAN-SENAST_ORDER.ActualValue</text:p>
      <text:p text:style-name="P7">23-JUL-1992 10:58:40.15 VHX-IL-KRAN-DI_ORDERIN.ActualValue <text:tab/>0</text:p>
      <text:p text:style-name="P7">23-JUL-1992 10:58:40.15 VHX-IL-KRAN-DI_SVARUT.ActualValue<text:tab/>0</text:p>
      <text:p text:style-name="P7">23-JUL-1992 10:58:40.15 VHX-IL-KRAN-DO_ORDERUT.ActualValue<text:tab/>0</text:p>
      <text:p text:style-name="P7">23-JUL-1992 10:58:41.54 VHX-IL-KRAN-DO_ORDERUT.ActualValue<text:tab/>1</text:p>
      <text:p text:style-name="P7">23-JUL-1992 10:58:41.54 VHX-IL-KRAN-DO_SVARIN.ActualValue<text:tab/>0</text:p>
      <text:p text:style-name="P7">23-JUL-1992 10:58:41.94 VHX-IL-KRAN-DI_SVARUT.ActualValue<text:tab/>1</text:p>
      <text:p text:style-name="P7">23-JUL-1992 10:58:44.04 VHX-IL-KRAN-DI_SVARUT.ActualValue<text:tab/>1</text:p>
      <text:p text:style-name="P7">23-JUL-1992 10:58:44.34 VHX-IL-KRAN-DI_ORDERIN.ActualValue<text:tab/>1</text:p>
      <text:p text:style-name="P7">23-JUL-1992 10:58:45.44 VHX-IL-KRAN-DO_ORDERUT.ActualValue<text:tab/>0</text:p>
      <text:p text:style-name="P7">23-JUL-1992 10:58:45.44 VHX-IL-KRAN-DO_SVARIN.ActualValue<text:tab/>1</text:p>
      <text:p text:style-name="P7">23-JUL-1992 10:58:45.94 VHX-IL-KRAN-DI_ORDERIN.ActualValue<text:tab/>0</text:p>
      <text:p text:style-name="P7">23-JUL-1992 10:58:45.94 VHX-IL-KRAN-DI_SVARUT.ActualValue<text:tab/>0</text:p>
      <text:p text:style-name="P7">23-JUL-1992 10:58:54.94 VHX-IL-KRAN-DO_ORDERUT.ActualValue<text:tab/>1</text:p>
      <text:p text:style-name="P7">23-JUL-1992 10:58:54.94 VHX-IL-KRAN-DO_SVARIN.ActualValue<text:tab/>0</text:p>
      <text:p text:style-name="P7">23-JUL-1992 10:58:55.24 VHX-IL-KRAN-DI_SVARUT.ActualValue<text:tab/>1</text:p>
      <text:p text:style-name="P7">23-JUL-1992 10:58:55.74 VHX-IL-KRAN-DI_ORDERIN.ActualValue<text:tab/>1</text:p>
      <text:p text:style-name="P7">23-JUL-1992 10:58:56.74 VHX-IL-KRAN-DO_ORDERUT.ActualValue<text:tab/>0</text:p>
      <text:p text:style-name="P7">23-JUL-1992 10:58:56.74 VHX-IL-KRAN-DO_SVARIN.ActualValue<text:tab/>1</text:p>
      <text:p text:style-name="P7">23-JUL-1992 10:58:57.34 VHX-IL-KRAN-DI_ORDERIN.ActualValue<text:tab/>0</text:p>
      <text:p text:style-name="P7">23-JUL-1992 10:58:57.84 VHX-IL-KRAN-DI_SVARUT.ActualValue<text:tab/>1</text:p>
      <text:p text:style-name="P7"/>
      <text:h text:style-name="Heading_20_1" text:outline-level="1">Appendix C</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kommandofiler</text:h>
      <text:p text:style-name="Standard"/>
      <text:p text:style-name="P1">Exempel 1</text:p>
      <text:p text:style-name="P1"/>
      <text:p text:style-name="P7">!</text:p>
      <text:p text:style-name="P7">! Denna kommandofilen läser in tre parameterar i collection picture</text:p>
      <text:p text:style-name="P7">! och sätter värdet 33.3 på den tredje</text:p>
      <text:p text:style-name="P7">!</text:p>
      <text:p text:style-name="P7">ctrlz</text:p>
      <text:p text:style-name="P7">collect show</text:p>
      <text:p text:style-name="P7">collect clear</text:p>
      <text:p text:style-name="P7">collect/name=sh-fsdn-plc-fdv-auto</text:p>
      <text:p text:style-name="P7">collect/name=sh-fsdn-plc-fdv-manu</text:p>
      <text:p text:style-name="P7">collect/name=sh-fsdn-reserv1904</text:p>
      <text:p text:style-name="P7">show collect</text:p>
      <text:p text:style-name="P7">arrow_down</text:p>
      <text:p text:style-name="P7">arrow_down</text:p>
      <text:p text:style-name="P7">pf3 33.3</text:p>
      <text:p text:style-name="P7"/>
      <text:p text:style-name="P1">Exempel 2</text:p>
      <text:p text:style-name="P1"/>
      <text:p text:style-name="P7">!</text:p>
      <text:p text:style-name="P7">! Denna kommandofil visar alla trigflaggor i transportobjekt</text:p>
      <text:p text:style-name="P7">! under hierarkin sh-fsdn-mps</text:p>
      <text:p text:style-name="P7">! samt en dv</text:p>
      <text:p text:style-name="P7">!</text:p>
      <text:p text:style-name="P7">show</text:p>
      <text:p text:style-name="P7">parameter/parameter=triggflag/class=mpstrp/hier=sh-fsdn-mps</text:p>
      <text:p text:style-name="P7">add debug/name=ds-fsdn-mps-reset</text:p>
      <text:p text:style-name="P7"/>
      <text:p text:style-name="Standard"/>
      <text:p text:style-name="P1">Exempel 3</text:p>
      <text:p text:style-name="P7">!</text:p>
      <text:p text:style-name="P7">! Läs in ett antal parameterar i collection picture</text:p>
      <text:p text:style-name="P7">! och starta loggning på dessa</text:p>
      <text:p text:style-name="P7">!</text:p>
      <text:p text:style-name="P7">ctrlz</text:p>
      <text:p text:style-name="P7">collect show</text:p>
      <text:p text:style-name="P7">collect clear</text:p>
      <text:p text:style-name="P7">collect/name=sh-fsdn-plc-ai33</text:p>
      <text:p text:style-name="P7">collect/name=sh-fsdn-plc-fdv-manual</text:p>
      <text:p text:style-name="P7">collect/name=sh-fsdn-reset_motor</text:p>
      <text:p text:style-name="P7">collect show</text:p>
      <text:p text:style-name="P7">!</text:p>
      <text:p text:style-name="P7">! Starta loggning</text:p>
      <text:p text:style-name="P7">logging create/insert/file=3.9::log.dat/type=event</text:p>
      <text:p text:style-name="P7">logging start/entry=1</text:p>
      <text:p text:style-name="P7"><text:soft-page-break/>!</text:p>
      <text:p text:style-name="P7">! slut</text:p>
      <text:p text:style-name="P7">!</text:p>
      <text:p text:style-name="P7"/>
      <text:p text:style-name="Standard"/>
      <text:p text:style-name="Standard"/>
      <text:p text:style-name="Standard"/>
      <text:p text:style-name="P1">Exempel 4</text:p>
      <text:p text:style-name="P7">!</text:p>
      <text:p text:style-name="P7">!temp_loggning.rtt_com</text:p>
      <text:p text:style-name="P7">!</text:p>
      <text:p text:style-name="P7">! Denna kommandofil startar logging av två avobjekt och stoppar</text:p>
      <text:p text:style-name="P7">! loggningen efter 60 minuter</text:p>
      <text:p text:style-name="P7">! Rtt jobbet startas med kommandot</text:p>
      <text:p text:style-name="P7">!</text:p>
      <text:p text:style-name="P7">!ECL&gt; ex rs_rtt/arg=(sys, 3.9::temp_loggning)</text:p>
      <text:p text:style-name="P7">!</text:p>
      <text:p text:style-name="P7">! Efter att ha startat jobbet kan man logga ur ECL och låta rtt sköta</text:p>
      <text:p text:style-name="P7">! sig själv.</text:p>
      <text:p text:style-name="P7">!</text:p>
      <text:p text:style-name="P7">logg create /file=3.9::temperatur.log /time=60000</text:p>
      <text:p text:style-name="P7">logg set /entry=1 /parameter=sh-fsdn-plc-temp1.actualvalue</text:p>
      <text:p text:style-name="P7">logg set /entry=1 /parameter=sh-fsdn-plc-temp2.actualvalue</text:p>
      <text:p text:style-name="P7">logg start /entry=1</text:p>
      <text:p text:style-name="P7">!</text:p>
      <text:p text:style-name="P7">! Vänta i 60 min och stoppa loggingen</text:p>
      <text:p text:style-name="P7">!</text:p>
      <text:p text:style-name="P7">wait /time=3600</text:p>
      <text:p text:style-name="P7">logg stop /entry=1</text:p>
      <text:p text:style-name="P7">!</text:p>
      <text:p text:style-name="P7">! stoppa rtt</text:p>
      <text:p text:style-name="P7">!</text:p>
      <text:p text:style-name="P7">exit</text:p>
      <text:p text:style-name="P7">!</text:p>
      <text:p text:style-name="P7">! slut</text:p>
      <text:p text:style-name="P7"/>
      <text:p text:style-name="P1">Exempel 5</text:p>
      <text:p text:style-name="P7">!</text:p>
      <text:p text:style-name="P7">! Skapa ett objekt med löpnummer som namn, fyll det med data</text:p>
      <text:p text:style-name="P7">! och lägg in objektet i en NMpsCell</text:p>
      <text:p text:style-name="P7">!</text:p>
      <text:p text:style-name="P7">! Hämta upp nästa löpnummer</text:p>
      <text:p text:style-name="P7">!</text:p>
      <text:p text:style-name="P7">if defined lopnum</text:p>
      <text:p text:style-name="P7"><text:s text:c="2"/>define lopnum ++</text:p>
      <text:p text:style-name="P7">else</text:p>
      <text:p text:style-name="P7"><text:s text:c="2"/>define lopnum '#SIM-END-PF-LöpnrRäknare.ActualValue'</text:p>
      <text:p text:style-name="P7"><text:s text:c="2"/>define lopnum ++</text:p>
      <text:p text:style-name="P7">endif</text:p>
      <text:p text:style-name="P7">!</text:p>
      <text:p text:style-name="P7">set par/name=SIM-END-PF-LöpnrRäknare.ActualValue/value='lopnum'</text:p>
      <text:p text:style-name="P7">!</text:p>
      <text:p text:style-name="P7">! Skapa objeket</text:p>
      <text:p text:style-name="P7">!</text:p>
      <text:p text:style-name="P7">create object/class=vkvend_plat/name=vkv-end-pf-plåtar-'lopnum'</text:p>
      <text:p text:style-name="P7">!</text:p>
      <text:p text:style-name="P7">! Datasätt objektet</text:p>
      <text:p text:style-name="P7">!</text:p>
      <text:p text:style-name="P7">set par/name=vkv-end-pf-plåtar-'lopnum'.Lopnr/val='lopnum'</text:p>
      <text:p text:style-name="P7">set par/name=vkv-end-pf-plåtar-'lopnum'.Langd/val=12</text:p>
      <text:p text:style-name="P7">set par/name=vkv-end-pf-plåtar-'lopnum'.Bredd/val=2.2</text:p>
      <text:p text:style-name="P7">set par/name=vkv-end-pf-plåtar-'lopnum'.Tjocklek/val=5</text:p>
      <text:p text:style-name="P7">define offsetr30 '#VKV-END-R31-OffsetR30.ActualValue' + 2</text:p>
      <text:p text:style-name="P7"><text:soft-page-break/>set par/name=vkv-end-pf-plåtar-'lopnum'.Koord_R30/val='offsetr30'</text:p>
      <text:p text:style-name="P7">set par/name=vkv-end-pf-plåtar-'lopnum'.Koord_xf_Svb/val=13</text:p>
      <text:p text:style-name="P7">set par/name=vkv-end-pf-plåtar-'lopnum'.Koord_xB_Svb/val=1</text:p>
      <text:p text:style-name="P7">set par/name=vkv-end-pf-plåtar-'lopnum'.Koord_f_R31/val=13</text:p>
      <text:p text:style-name="P7">set par/name=vkv-end-pf-plåtar-'lopnum'.Koord_b_R31/val=1</text:p>
      <text:p text:style-name="P7">set par/name=vkv-end-pf-plåtar-'lopnum'.HogNr/val=289</text:p>
      <text:p text:style-name="P7">!</text:p>
      <text:p text:style-name="P7">! Lägg in i en NMpsCell</text:p>
      <text:p text:style-name="P7">!</text:p>
      <text:p text:style-name="P7">set par/name=VKV-END-PF-PlåtFöljning-W-FrånTRP.ExternObjId</text:p>
      <text:p text:style-name="P7"><text:s text:c="12"/>/val=vkv-end-pf-plåtar-'lopnum'</text:p>
      <text:p text:style-name="P7">set par/name=VKV-END-PF-PlåtFöljning-W-FrånTRP.ExternOpType/val=0</text:p>
      <text:p text:style-name="P7">set par/name=VKV-END-PF-PlåtFöljning-W-FrånTRP.ExternFlag/va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7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19"><draw:text-box fo:min-height="0.058cm" fo:min-width="0cm"><text:p text:style-name="Footer"><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WR_RTT_EDIT</dc:title>
    <meta:initial-creator>PC-Anvandare</meta:initial-creator>
    <meta:creation-date>2004-02-13T11:33:00</meta:creation-date>
    <dc:date>2019-03-28T13:32:40.862457908</dc:date>
    <meta:print-date>2004-02-13T13:04:00</meta:print-date>
    <meta:editing-cycles>4</meta:editing-cycles>
    <meta:editing-duration>PT2M24S</meta:editing-duration>
    <meta:document-statistic meta:table-count="13" meta:image-count="1" meta:object-count="0" meta:page-count="120" meta:paragraph-count="2375" meta:word-count="14240" meta:character-count="96617" meta:non-whitespace-character-count="83341"/>
    <meta:generator>LibreOffice/5.2.7.2$Linux_X86_64 LibreOffice_project/20m0$Build-2</meta:generator>
  </office:meta>
</office:document-meta>
</file>